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48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32.76mm"/>
    </style:style>
    <style:style style:name="co7" style:family="table-column">
      <style:table-column-properties fo:break-before="auto" style:column-width="37.11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48.28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15.88mm"/>
    </style:style>
    <style:style style:name="co12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BMS_WebView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Execução Estática</text:p>
          </table:table-cell>
          <table:table-cell table:style-name="ce1" office:value-type="string" calcext:value-type="string">
            <text:p>Execução Estática – Média</text:p>
          </table:table-cell>
          <table:table-cell table:number-columns-repeated="2"/>
          <table:table-cell table:style-name="ce4" office:value-type="string" calcext:value-type="string" table:number-columns-spanned="5" table:number-rows-spanned="1">
            <text:p>10 Janelas</text:p>
          </table:table-cell>
          <table:covered-table-cell table:number-columns-repeated="4" table:style-name="ce1"/>
          <table:table-cell/>
          <table:table-cell table:style-name="ce4" office:value-type="string" calcext:value-type="string" table:number-columns-spanned="5" table:number-rows-spanned="1">
            <text:p>30 Janelas</text:p>
          </table:table-cell>
          <table:covered-table-cell table:number-columns-repeated="4" table:style-name="ce1"/>
          <table:table-cell table:number-columns-repeated="2"/>
          <table:table-cell table:style-name="ce4" office:value-type="string" calcext:value-type="string" table:number-columns-spanned="5" table:number-rows-spanned="1">
            <text:p>50 Janelas</text:p>
          </table:table-cell>
          <table:covered-table-cell table:number-columns-repeated="4" table:style-name="ce1"/>
        </table:table-row>
        <table:table-row table:style-name="ro1">
          <table:table-cell office:value-type="float" office:value="80.6446113586426" calcext:value-type="float">
            <text:p>80,6446113586426</text:p>
          </table:table-cell>
          <table:table-cell table:formula="of:=SUM([.A2:.A35]) / COUNTA([.A2:.A35])" office:value-type="float" office:value="82.5585356249529" calcext:value-type="float">
            <text:p>82,5585356249529</text:p>
          </table:table-cell>
          <table:table-cell table:number-columns-repeated="2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  <table:table-cell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  <table:table-cell table:number-columns-repeated="2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</table:table-row>
        <table:table-row table:style-name="ro1">
          <table:table-cell office:value-type="float" office:value="72.5348703861237" calcext:value-type="float">
            <text:p>72,5348703861237</text:p>
          </table:table-cell>
          <table:table-cell table:number-columns-repeated="3"/>
          <table:table-cell office:value-type="string" calcext:value-type="string">
            <text:p>Janela1</text:p>
          </table:table-cell>
          <table:table-cell office:value-type="float" office:value="5" calcext:value-type="float">
            <text:p>5</text:p>
          </table:table-cell>
          <table:table-cell office:value-type="float" office:value="8.06304097175598" calcext:value-type="float">
            <text:p>8,06304097175598</text:p>
          </table:table-cell>
          <table:table-cell office:value-type="float" office:value="6.91428327560425" calcext:value-type="float">
            <text:p>6,91428327560425</text:p>
          </table:table-cell>
          <table:table-cell office:value-type="float" office:value="7.07994055747986" calcext:value-type="float">
            <text:p>7,0799405574798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5" calcext:value-type="float">
            <text:p>25</text:p>
          </table:table-cell>
          <table:table-cell office:value-type="float" office:value="4.45312428474426" calcext:value-type="float">
            <text:p>4,45312428474426</text:p>
          </table:table-cell>
          <table:table-cell office:value-type="float" office:value="3.8041079044342" calcext:value-type="float">
            <text:p>3,8041079044342</text:p>
          </table:table-cell>
          <table:table-cell office:value-type="float" office:value="3.33315801620483" calcext:value-type="float">
            <text:p>3,33315801620483</text:p>
          </table:table-cell>
          <table:table-cell table:number-columns-repeated="2"/>
          <table:table-cell office:value-type="string" calcext:value-type="string">
            <text:p>Janela1</text:p>
          </table:table-cell>
          <table:table-cell office:value-type="float" office:value="111" calcext:value-type="float">
            <text:p>111</text:p>
          </table:table-cell>
          <table:table-cell office:value-type="float" office:value="2.90149664878845" calcext:value-type="float">
            <text:p>2,90149664878845</text:p>
          </table:table-cell>
          <table:table-cell office:value-type="float" office:value="2.62221579118208" calcext:value-type="float">
            <text:p>2,62221579118208</text:p>
          </table:table-cell>
          <table:table-cell office:value-type="float" office:value="2.44166421890259" calcext:value-type="float">
            <text:p>2,44166421890259</text:p>
          </table:table-cell>
        </table:table-row>
        <table:table-row table:style-name="ro1">
          <table:table-cell office:value-type="float" office:value="70.731264591217" calcext:value-type="float">
            <text:p>70,731264591217</text:p>
          </table:table-cell>
          <table:table-cell table:number-columns-repeated="3"/>
          <table:table-cell office:value-type="string" calcext:value-type="string">
            <text:p>Janela2</text:p>
          </table:table-cell>
          <table:table-cell office:value-type="float" office:value="0" calcext:value-type="float">
            <text:p>0</text:p>
          </table:table-cell>
          <table:table-cell office:value-type="float" office:value="9.24974846839905" calcext:value-type="float">
            <text:p>9,24974846839905</text:p>
          </table:table-cell>
          <table:table-cell office:value-type="float" office:value="8.13225239515305" calcext:value-type="float">
            <text:p>8,13225239515305</text:p>
          </table:table-cell>
          <table:table-cell office:value-type="float" office:value="8.2969536781311" calcext:value-type="float">
            <text:p>8,296953678131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75" calcext:value-type="float">
            <text:p>75</text:p>
          </table:table-cell>
          <table:table-cell office:value-type="float" office:value="5.28856754302979" calcext:value-type="float">
            <text:p>5,28856754302979</text:p>
          </table:table-cell>
          <table:table-cell office:value-type="float" office:value="3.90315623716875" calcext:value-type="float">
            <text:p>3,90315623716875</text:p>
          </table:table-cell>
          <table:table-cell office:value-type="float" office:value="3.28294086456299" calcext:value-type="float">
            <text:p>3,28294086456299</text:p>
          </table:table-cell>
          <table:table-cell table:number-columns-repeated="2"/>
          <table:table-cell office:value-type="string" calcext:value-type="string">
            <text:p>Janela2</text:p>
          </table:table-cell>
          <table:table-cell office:value-type="float" office:value="37" calcext:value-type="float">
            <text:p>37</text:p>
          </table:table-cell>
          <table:table-cell office:value-type="float" office:value="3.27400255203247" calcext:value-type="float">
            <text:p>3,27400255203247</text:p>
          </table:table-cell>
          <table:table-cell office:value-type="float" office:value="2.63711599870162" calcext:value-type="float">
            <text:p>2,63711599870162</text:p>
          </table:table-cell>
          <table:table-cell office:value-type="float" office:value="2.33781695365906" calcext:value-type="float">
            <text:p>2,33781695365906</text:p>
          </table:table-cell>
        </table:table-row>
        <table:table-row table:style-name="ro1">
          <table:table-cell office:value-type="float" office:value="68.754145860672" calcext:value-type="float">
            <text:p>68,754145860672</text:p>
          </table:table-cell>
          <table:table-cell table:number-columns-repeated="3"/>
          <table:table-cell office:value-type="string" calcext:value-type="string">
            <text:p>Janela3</text:p>
          </table:table-cell>
          <table:table-cell office:value-type="float" office:value="2120" calcext:value-type="float">
            <text:p>2120</text:p>
          </table:table-cell>
          <table:table-cell office:value-type="float" office:value="12.8044080734253" calcext:value-type="float">
            <text:p>12,8044080734253</text:p>
          </table:table-cell>
          <table:table-cell office:value-type="float" office:value="11.4838177164396" calcext:value-type="float">
            <text:p>11,4838177164396</text:p>
          </table:table-cell>
          <table:table-cell office:value-type="float" office:value="12.0371940135956" calcext:value-type="float">
            <text:p>12,037194013595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5" calcext:value-type="float">
            <text:p>5</text:p>
          </table:table-cell>
          <table:table-cell office:value-type="float" office:value="4.42712640762329" calcext:value-type="float">
            <text:p>4,42712640762329</text:p>
          </table:table-cell>
          <table:table-cell office:value-type="float" office:value="3.20579305562106" calcext:value-type="float">
            <text:p>3,20579305562106</text:p>
          </table:table-cell>
          <table:table-cell office:value-type="float" office:value="2.82137894630432" calcext:value-type="float">
            <text:p>2,82137894630432</text:p>
          </table:table-cell>
          <table:table-cell table:number-columns-repeated="2"/>
          <table:table-cell office:value-type="string" calcext:value-type="string">
            <text:p>Janela3</text:p>
          </table:table-cell>
          <table:table-cell office:value-type="float" office:value="277" calcext:value-type="float">
            <text:p>277</text:p>
          </table:table-cell>
          <table:table-cell office:value-type="float" office:value="2.79009604454041" calcext:value-type="float">
            <text:p>2,79009604454041</text:p>
          </table:table-cell>
          <table:table-cell office:value-type="float" office:value="2.45180277390913" calcext:value-type="float">
            <text:p>2,45180277390913</text:p>
          </table:table-cell>
          <table:table-cell office:value-type="float" office:value="2.22320437431335" calcext:value-type="float">
            <text:p>2,22320437431335</text:p>
          </table:table-cell>
        </table:table-row>
        <table:table-row table:style-name="ro1">
          <table:table-cell office:value-type="float" office:value="70.3331410884857" calcext:value-type="float">
            <text:p>70,3331410884857</text:p>
          </table:table-cell>
          <table:table-cell table:number-columns-repeated="3"/>
          <table:table-cell office:value-type="string" calcext:value-type="string">
            <text:p>Janela4</text:p>
          </table:table-cell>
          <table:table-cell office:value-type="float" office:value="1034" calcext:value-type="float">
            <text:p>1034</text:p>
          </table:table-cell>
          <table:table-cell office:value-type="float" office:value="12.3280439376831" calcext:value-type="float">
            <text:p>12,3280439376831</text:p>
          </table:table-cell>
          <table:table-cell office:value-type="float" office:value="11.1449821392695" calcext:value-type="float">
            <text:p>11,1449821392695</text:p>
          </table:table-cell>
          <table:table-cell office:value-type="float" office:value="11.6066493988037" calcext:value-type="float">
            <text:p>11,606649398803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4.75368666648865" calcext:value-type="float">
            <text:p>4,75368666648865</text:p>
          </table:table-cell>
          <table:table-cell office:value-type="float" office:value="3.52911608869379" calcext:value-type="float">
            <text:p>3,52911608869379</text:p>
          </table:table-cell>
          <table:table-cell office:value-type="float" office:value="3.07996678352356" calcext:value-type="float">
            <text:p>3,07996678352356</text:p>
          </table:table-cell>
          <table:table-cell table:number-columns-repeated="2"/>
          <table:table-cell office:value-type="string" calcext:value-type="string">
            <text:p>Janela4</text:p>
          </table:table-cell>
          <table:table-cell office:value-type="float" office:value="5" calcext:value-type="float">
            <text:p>5</text:p>
          </table:table-cell>
          <table:table-cell office:value-type="float" office:value="2.49143099784851" calcext:value-type="float">
            <text:p>2,49143099784851</text:p>
          </table:table-cell>
          <table:table-cell office:value-type="float" office:value="2.22329629551281" calcext:value-type="float">
            <text:p>2,22329629551281</text:p>
          </table:table-cell>
          <table:table-cell office:value-type="float" office:value="1.99280381202698" calcext:value-type="float">
            <text:p>1,99280381202698</text:p>
          </table:table-cell>
        </table:table-row>
        <table:table-row table:style-name="ro1">
          <table:table-cell office:value-type="float" office:value="71.1049654483795" calcext:value-type="float">
            <text:p>71,1049654483795</text:p>
          </table:table-cell>
          <table:table-cell table:number-columns-repeated="3"/>
          <table:table-cell office:value-type="string" calcext:value-type="string">
            <text:p>Janela5</text:p>
          </table:table-cell>
          <table:table-cell office:value-type="float" office:value="1425" calcext:value-type="float">
            <text:p>1425</text:p>
          </table:table-cell>
          <table:table-cell office:value-type="float" office:value="11.1351413726807" calcext:value-type="float">
            <text:p>11,1351413726807</text:p>
          </table:table-cell>
          <table:table-cell office:value-type="float" office:value="9.66943677266438" calcext:value-type="float">
            <text:p>9,66943677266438</text:p>
          </table:table-cell>
          <table:table-cell office:value-type="float" office:value="9.90039157867432" calcext:value-type="float">
            <text:p>9,9003915786743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0" calcext:value-type="float">
            <text:p>0</text:p>
          </table:table-cell>
          <table:table-cell office:value-type="float" office:value="4.93772482872009" calcext:value-type="float">
            <text:p>4,93772482872009</text:p>
          </table:table-cell>
          <table:table-cell office:value-type="float" office:value="3.40615968270735" calcext:value-type="float">
            <text:p>3,40615968270735</text:p>
          </table:table-cell>
          <table:table-cell office:value-type="float" office:value="3.0026261806488" calcext:value-type="float">
            <text:p>3,0026261806488</text:p>
          </table:table-cell>
          <table:table-cell table:number-columns-repeated="2"/>
          <table:table-cell office:value-type="string" calcext:value-type="string">
            <text:p>Janela5</text:p>
          </table:table-cell>
          <table:table-cell office:value-type="float" office:value="43" calcext:value-type="float">
            <text:p>43</text:p>
          </table:table-cell>
          <table:table-cell office:value-type="float" office:value="2.43653345108032" calcext:value-type="float">
            <text:p>2,43653345108032</text:p>
          </table:table-cell>
          <table:table-cell office:value-type="float" office:value="2.20952038331465" calcext:value-type="float">
            <text:p>2,20952038331465</text:p>
          </table:table-cell>
          <table:table-cell office:value-type="float" office:value="2.06900143623352" calcext:value-type="float">
            <text:p>2,06900143623352</text:p>
          </table:table-cell>
        </table:table-row>
        <table:table-row table:style-name="ro1">
          <table:table-cell office:value-type="float" office:value="70.9801061153412" calcext:value-type="float">
            <text:p>70,9801061153412</text:p>
          </table:table-cell>
          <table:table-cell table:number-columns-repeated="3"/>
          <table:table-cell office:value-type="string" calcext:value-type="string">
            <text:p>Janela6</text:p>
          </table:table-cell>
          <table:table-cell office:value-type="float" office:value="131" calcext:value-type="float">
            <text:p>131</text:p>
          </table:table-cell>
          <table:table-cell office:value-type="float" office:value="8.89637279510498" calcext:value-type="float">
            <text:p>8,89637279510498</text:p>
          </table:table-cell>
          <table:table-cell office:value-type="float" office:value="8.05926106373469" calcext:value-type="float">
            <text:p>8,05926106373469</text:p>
          </table:table-cell>
          <table:table-cell office:value-type="float" office:value="8.31880307197571" calcext:value-type="float">
            <text:p>8,31880307197571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88" calcext:value-type="float">
            <text:p>12788</text:p>
          </table:table-cell>
          <table:table-cell office:value-type="float" office:value="10.2368183135986" calcext:value-type="float">
            <text:p>10,2368183135986</text:p>
          </table:table-cell>
          <table:table-cell office:value-type="float" office:value="8.14704350991682" calcext:value-type="float">
            <text:p>8,14704350991682</text:p>
          </table:table-cell>
          <table:table-cell office:value-type="float" office:value="7.55273342132568" calcext:value-type="float">
            <text:p>7,55273342132568</text:p>
          </table:table-cell>
          <table:table-cell table:number-columns-repeated="2"/>
          <table:table-cell office:value-type="string" calcext:value-type="string">
            <text:p>Janela6</text:p>
          </table:table-cell>
          <table:table-cell office:value-type="float" office:value="54" calcext:value-type="float">
            <text:p>54</text:p>
          </table:table-cell>
          <table:table-cell office:value-type="float" office:value="3.74850225448608" calcext:value-type="float">
            <text:p>3,74850225448608</text:p>
          </table:table-cell>
          <table:table-cell office:value-type="float" office:value="2.53058106249029" calcext:value-type="float">
            <text:p>2,53058106249029</text:p>
          </table:table-cell>
          <table:table-cell office:value-type="float" office:value="2.26049518585205" calcext:value-type="float">
            <text:p>2,26049518585205</text:p>
          </table:table-cell>
        </table:table-row>
        <table:table-row table:style-name="ro1">
          <table:table-cell office:value-type="float" office:value="70.5292716026306" calcext:value-type="float">
            <text:p>70,5292716026306</text:p>
          </table:table-cell>
          <table:table-cell table:number-columns-repeated="3"/>
          <table:table-cell office:value-type="string" calcext:value-type="string">
            <text:p>Janela7</text:p>
          </table:table-cell>
          <table:table-cell office:value-type="float" office:value="0" calcext:value-type="float">
            <text:p>0</text:p>
          </table:table-cell>
          <table:table-cell office:value-type="float" office:value="9.48964357376099" calcext:value-type="float">
            <text:p>9,48964357376099</text:p>
          </table:table-cell>
          <table:table-cell office:value-type="float" office:value="8.34415924549103" calcext:value-type="float">
            <text:p>8,34415924549103</text:p>
          </table:table-cell>
          <table:table-cell office:value-type="float" office:value="8.57038283348084" calcext:value-type="float">
            <text:p>8,5703828334808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204" calcext:value-type="float">
            <text:p>8204</text:p>
          </table:table-cell>
          <table:table-cell office:value-type="float" office:value="6.60030794143677" calcext:value-type="float">
            <text:p>6,60030794143677</text:p>
          </table:table-cell>
          <table:table-cell office:value-type="float" office:value="5.25856564261697" calcext:value-type="float">
            <text:p>5,25856564261697</text:p>
          </table:table-cell>
          <table:table-cell office:value-type="float" office:value="4.58251976966858" calcext:value-type="float">
            <text:p>4,58251976966858</text:p>
          </table:table-cell>
          <table:table-cell table:number-columns-repeated="2"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2.40502905845642" calcext:value-type="float">
            <text:p>2,40502905845642</text:p>
          </table:table-cell>
          <table:table-cell office:value-type="float" office:value="2.05730691823092" calcext:value-type="float">
            <text:p>2,05730691823092</text:p>
          </table:table-cell>
          <table:table-cell office:value-type="float" office:value="1.84322071075439" calcext:value-type="float">
            <text:p>1,84322071075439</text:p>
          </table:table-cell>
        </table:table-row>
        <table:table-row table:style-name="ro1">
          <table:table-cell office:value-type="float" office:value="71.9398365020752" calcext:value-type="float">
            <text:p>71,9398365020752</text:p>
          </table:table-cell>
          <table:table-cell table:number-columns-repeated="3"/>
          <table:table-cell office:value-type="string" calcext:value-type="string">
            <text:p>Janela8</text:p>
          </table:table-cell>
          <table:table-cell office:value-type="float" office:value="56" calcext:value-type="float">
            <text:p>56</text:p>
          </table:table-cell>
          <table:table-cell office:value-type="float" office:value="13.6759519577026" calcext:value-type="float">
            <text:p>13,6759519577026</text:p>
          </table:table-cell>
          <table:table-cell office:value-type="float" office:value="11.5451961159706" calcext:value-type="float">
            <text:p>11,5451961159706</text:p>
          </table:table-cell>
          <table:table-cell office:value-type="float" office:value="11.847047328949" calcext:value-type="float">
            <text:p>11,84704732894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1714" calcext:value-type="float">
            <text:p>21714</text:p>
          </table:table-cell>
          <table:table-cell office:value-type="float" office:value="7.43171167373657" calcext:value-type="float">
            <text:p>7,43171167373657</text:p>
          </table:table-cell>
          <table:table-cell office:value-type="float" office:value="5.69613992084156" calcext:value-type="float">
            <text:p>5,69613992084156</text:p>
          </table:table-cell>
          <table:table-cell office:value-type="float" office:value="4.90528178215027" calcext:value-type="float">
            <text:p>4,90528178215027</text:p>
          </table:table-cell>
          <table:table-cell table:number-columns-repeated="2"/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office:value-type="float" office:value="2.30590534210205" calcext:value-type="float">
            <text:p>2,30590534210205</text:p>
          </table:table-cell>
          <table:table-cell office:value-type="float" office:value="2.16366505622864" calcext:value-type="float">
            <text:p>2,16366505622864</text:p>
          </table:table-cell>
          <table:table-cell office:value-type="float" office:value="1.96474742889404" calcext:value-type="float">
            <text:p>1,96474742889404</text:p>
          </table:table-cell>
        </table:table-row>
        <table:table-row table:style-name="ro1">
          <table:table-cell office:value-type="float" office:value="74.0589299201965" calcext:value-type="float">
            <text:p>74,0589299201965</text:p>
          </table:table-cell>
          <table:table-cell table:number-columns-repeated="3"/>
          <table:table-cell office:value-type="string" calcext:value-type="string">
            <text:p>Janela9</text:p>
          </table:table-cell>
          <table:table-cell office:value-type="float" office:value="5" calcext:value-type="float">
            <text:p>5</text:p>
          </table:table-cell>
          <table:table-cell office:value-type="float" office:value="11.2164573669434" calcext:value-type="float">
            <text:p>11,2164573669434</text:p>
          </table:table-cell>
          <table:table-cell office:value-type="float" office:value="9.83741480112077" calcext:value-type="float">
            <text:p>9,83741480112077</text:p>
          </table:table-cell>
          <table:table-cell office:value-type="float" office:value="10.1919152736664" calcext:value-type="float">
            <text:p>10,191915273666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36149" calcext:value-type="float">
            <text:p>136149</text:p>
          </table:table-cell>
          <table:table-cell office:value-type="float" office:value="10.9451315402985" calcext:value-type="float">
            <text:p>10,9451315402985</text:p>
          </table:table-cell>
          <table:table-cell office:value-type="float" office:value="8.63837933540345" calcext:value-type="float">
            <text:p>8,63837933540345</text:p>
          </table:table-cell>
          <table:table-cell office:value-type="float" office:value="7.47635769844055" calcext:value-type="float">
            <text:p>7,47635769844055</text:p>
          </table:table-cell>
          <table:table-cell table:number-columns-repeated="2"/>
          <table:table-cell office:value-type="string" calcext:value-type="string">
            <text:p>Janela9</text:p>
          </table:table-cell>
          <table:table-cell office:value-type="float" office:value="3170" calcext:value-type="float">
            <text:p>3170</text:p>
          </table:table-cell>
          <table:table-cell office:value-type="float" office:value="4.59365677833557" calcext:value-type="float">
            <text:p>4,59365677833557</text:p>
          </table:table-cell>
          <table:table-cell office:value-type="float" office:value="4.01547078652815" calcext:value-type="float">
            <text:p>4,01547078652815</text:p>
          </table:table-cell>
          <table:table-cell office:value-type="float" office:value="3.79960703849792" calcext:value-type="float">
            <text:p>3,79960703849792</text:p>
          </table:table-cell>
        </table:table-row>
        <table:table-row table:style-name="ro1">
          <table:table-cell office:value-type="float" office:value="74.1357607841492" calcext:value-type="float">
            <text:p>74,1357607841492</text:p>
          </table:table-cell>
          <table:table-cell table:number-columns-repeated="3"/>
          <table:table-cell office:value-type="string" calcext:value-type="string">
            <text:p>Janela10</text:p>
          </table:table-cell>
          <table:table-cell office:value-type="float" office:value="72" calcext:value-type="float">
            <text:p>72</text:p>
          </table:table-cell>
          <table:table-cell office:value-type="float" office:value="12.8978593349457" calcext:value-type="float">
            <text:p>12,8978593349457</text:p>
          </table:table-cell>
          <table:table-cell office:value-type="float" office:value="11.5401229858398" calcext:value-type="float">
            <text:p>11,5401229858398</text:p>
          </table:table-cell>
          <table:table-cell office:value-type="float" office:value="11.8400361537933" calcext:value-type="float">
            <text:p>11,840036153793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515" calcext:value-type="float">
            <text:p>9515</text:p>
          </table:table-cell>
          <table:table-cell office:value-type="float" office:value="10.3521909713745" calcext:value-type="float">
            <text:p>10,3521909713745</text:p>
          </table:table-cell>
          <table:table-cell office:value-type="float" office:value="7.95419417728077" calcext:value-type="float">
            <text:p>7,95419417728077</text:p>
          </table:table-cell>
          <table:table-cell office:value-type="float" office:value="6.80697393417358" calcext:value-type="float">
            <text:p>6,80697393417358</text:p>
          </table:table-cell>
          <table:table-cell table:number-columns-repeated="2"/>
          <table:table-cell office:value-type="string" calcext:value-type="string">
            <text:p>Janela10</text:p>
          </table:table-cell>
          <table:table-cell office:value-type="float" office:value="80746" calcext:value-type="float">
            <text:p>80746</text:p>
          </table:table-cell>
          <table:table-cell office:value-type="float" office:value="6.44513940811157" calcext:value-type="float">
            <text:p>6,44513940811157</text:p>
          </table:table-cell>
          <table:table-cell office:value-type="float" office:value="5.80883968960155" calcext:value-type="float">
            <text:p>5,80883968960155</text:p>
          </table:table-cell>
          <table:table-cell office:value-type="float" office:value="5.28338217735291" calcext:value-type="float">
            <text:p>5,28338217735291</text:p>
          </table:table-cell>
        </table:table-row>
        <table:table-row table:style-name="ro1">
          <table:table-cell office:value-type="float" office:value="73.1183960437775" calcext:value-type="float">
            <text:p>73,1183960437775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/>
          <table:table-cell table:formula="of:=SUM([.G3:.G12])" office:value-type="float" office:value="109.756667852402" calcext:value-type="float">
            <text:p>109,756667852402</text:p>
          </table:table-cell>
          <table:table-cell table:formula="of:=SUM([.H3:.H12])" office:value-type="float" office:value="96.6709265112877" calcext:value-type="float">
            <text:p>96,6709265112877</text:p>
          </table:table-cell>
          <table:table-cell table:formula="of:=SUM([.I3:.I12])" office:value-type="float" office:value="99.6893138885498" calcext:value-type="float">
            <text:p>99,6893138885498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4095" calcext:value-type="float">
            <text:p>4095</text:p>
          </table:table-cell>
          <table:table-cell office:value-type="float" office:value="7.09547019004822" calcext:value-type="float">
            <text:p>7,09547019004822</text:p>
          </table:table-cell>
          <table:table-cell office:value-type="float" office:value="5.30371720140631" calcext:value-type="float">
            <text:p>5,30371720140631</text:p>
          </table:table-cell>
          <table:table-cell office:value-type="float" office:value="4.45059132575989" calcext:value-type="float">
            <text:p>4,45059132575989</text:p>
          </table:table-cell>
          <table:table-cell table:number-columns-repeated="2"/>
          <table:table-cell office:value-type="string" calcext:value-type="string">
            <text:p>Janela11</text:p>
          </table:table-cell>
          <table:table-cell office:value-type="float" office:value="10163" calcext:value-type="float">
            <text:p>10163</text:p>
          </table:table-cell>
          <table:table-cell office:value-type="float" office:value="3.83038473129272" calcext:value-type="float">
            <text:p>3,83038473129272</text:p>
          </table:table-cell>
          <table:table-cell office:value-type="float" office:value="3.41369520534169" calcext:value-type="float">
            <text:p>3,41369520534169</text:p>
          </table:table-cell>
          <table:table-cell office:value-type="float" office:value="3.11355209350586" calcext:value-type="float">
            <text:p>3,11355209350586</text:p>
          </table:table-cell>
        </table:table-row>
        <table:table-row table:style-name="ro1">
          <table:table-cell office:value-type="float" office:value="80.5568888187409" calcext:value-type="float">
            <text:p>80,5568888187409</text:p>
          </table:table-cell>
          <table:table-cell table:number-columns-repeated="9"/>
          <table:table-cell office:value-type="string" calcext:value-type="string">
            <text:p>Janela12</text:p>
          </table:table-cell>
          <table:table-cell office:value-type="float" office:value="2006" calcext:value-type="float">
            <text:p>2006</text:p>
          </table:table-cell>
          <table:table-cell office:value-type="float" office:value="7.80941796302795" calcext:value-type="float">
            <text:p>7,80941796302795</text:p>
          </table:table-cell>
          <table:table-cell office:value-type="float" office:value="6.4955632686615" calcext:value-type="float">
            <text:p>6,4955632686615</text:p>
          </table:table-cell>
          <table:table-cell office:value-type="float" office:value="5.58727598190308" calcext:value-type="float">
            <text:p>5,58727598190308</text:p>
          </table:table-cell>
          <table:table-cell table:number-columns-repeated="2"/>
          <table:table-cell office:value-type="string" calcext:value-type="string">
            <text:p>Janela12</text:p>
          </table:table-cell>
          <table:table-cell office:value-type="float" office:value="6983" calcext:value-type="float">
            <text:p>6983</text:p>
          </table:table-cell>
          <table:table-cell office:value-type="float" office:value="4.77370429039001" calcext:value-type="float">
            <text:p>4,77370429039001</text:p>
          </table:table-cell>
          <table:table-cell office:value-type="float" office:value="4.19608150828968" calcext:value-type="float">
            <text:p>4,19608150828968</text:p>
          </table:table-cell>
          <table:table-cell office:value-type="float" office:value="3.9432578086853" calcext:value-type="float">
            <text:p>3,9432578086853</text:p>
          </table:table-cell>
        </table:table-row>
        <table:table-row table:style-name="ro1">
          <table:table-cell office:value-type="float" office:value="97.5873041152954" calcext:value-type="float">
            <text:p>97,5873041152954</text:p>
          </table:table-cell>
          <table:table-cell table:number-columns-repeated="9"/>
          <table:table-cell office:value-type="string" calcext:value-type="string">
            <text:p>Janela13</text:p>
          </table:table-cell>
          <table:table-cell office:value-type="float" office:value="3027" calcext:value-type="float">
            <text:p>3027</text:p>
          </table:table-cell>
          <table:table-cell office:value-type="float" office:value="6.38205337524414" calcext:value-type="float">
            <text:p>6,38205337524414</text:p>
          </table:table-cell>
          <table:table-cell office:value-type="float" office:value="5.09306279095737" calcext:value-type="float">
            <text:p>5,09306279095737</text:p>
          </table:table-cell>
          <table:table-cell office:value-type="float" office:value="4.44935584068298" calcext:value-type="float">
            <text:p>4,44935584068298</text:p>
          </table:table-cell>
          <table:table-cell table:number-columns-repeated="2"/>
          <table:table-cell office:value-type="string" calcext:value-type="string">
            <text:p>Janela13</text:p>
          </table:table-cell>
          <table:table-cell office:value-type="float" office:value="30703" calcext:value-type="float">
            <text:p>30703</text:p>
          </table:table-cell>
          <table:table-cell office:value-type="float" office:value="4.57312774658203" calcext:value-type="float">
            <text:p>4,57312774658203</text:p>
          </table:table-cell>
          <table:table-cell office:value-type="float" office:value="3.58876005086032" calcext:value-type="float">
            <text:p>3,58876005086032</text:p>
          </table:table-cell>
          <table:table-cell office:value-type="float" office:value="3.04425835609436" calcext:value-type="float">
            <text:p>3,04425835609436</text:p>
          </table:table-cell>
        </table:table-row>
        <table:table-row table:style-name="ro1">
          <table:table-cell office:value-type="float" office:value="90.9092991352081" calcext:value-type="float">
            <text:p>90,9092991352081</text:p>
          </table:table-cell>
          <table:table-cell table:number-columns-repeated="9"/>
          <table:table-cell office:value-type="string" calcext:value-type="string">
            <text:p>Janela14</text:p>
          </table:table-cell>
          <table:table-cell office:value-type="float" office:value="9693" calcext:value-type="float">
            <text:p>9693</text:p>
          </table:table-cell>
          <table:table-cell office:value-type="float" office:value="5.9657473564148" calcext:value-type="float">
            <text:p>5,9657473564148</text:p>
          </table:table-cell>
          <table:table-cell office:value-type="float" office:value="4.98372344537215" calcext:value-type="float">
            <text:p>4,98372344537215</text:p>
          </table:table-cell>
          <table:table-cell office:value-type="float" office:value="4.64217853546143" calcext:value-type="float">
            <text:p>4,64217853546143</text:p>
          </table:table-cell>
          <table:table-cell table:number-columns-repeated="2"/>
          <table:table-cell office:value-type="string" calcext:value-type="string">
            <text:p>Janela14</text:p>
          </table:table-cell>
          <table:table-cell office:value-type="float" office:value="142893" calcext:value-type="float">
            <text:p>142893</text:p>
          </table:table-cell>
          <table:table-cell office:value-type="float" office:value="7.05340051651001" calcext:value-type="float">
            <text:p>7,05340051651001</text:p>
          </table:table-cell>
          <table:table-cell office:value-type="float" office:value="5.7864604213021" calcext:value-type="float">
            <text:p>5,7864604213021</text:p>
          </table:table-cell>
          <table:table-cell office:value-type="float" office:value="5.27116394042969" calcext:value-type="float">
            <text:p>5,27116394042969</text:p>
          </table:table-cell>
        </table:table-row>
        <table:table-row table:style-name="ro1">
          <table:table-cell office:value-type="float" office:value="86.1451590061188" calcext:value-type="float">
            <text:p>86,1451590061188</text:p>
          </table:table-cell>
          <table:table-cell table:number-columns-repeated="9"/>
          <table:table-cell office:value-type="string" calcext:value-type="string">
            <text:p>Janela15</text:p>
          </table:table-cell>
          <table:table-cell office:value-type="float" office:value="1350" calcext:value-type="float">
            <text:p>1350</text:p>
          </table:table-cell>
          <table:table-cell office:value-type="float" office:value="5.51861214637756" calcext:value-type="float">
            <text:p>5,51861214637756</text:p>
          </table:table-cell>
          <table:table-cell office:value-type="float" office:value="4.80797889015892" calcext:value-type="float">
            <text:p>4,80797889015892</text:p>
          </table:table-cell>
          <table:table-cell office:value-type="float" office:value="4.20848631858826" calcext:value-type="float">
            <text:p>4,20848631858826</text:p>
          </table:table-cell>
          <table:table-cell table:number-columns-repeated="2"/>
          <table:table-cell office:value-type="string" calcext:value-type="string">
            <text:p>Janela15</text:p>
          </table:table-cell>
          <table:table-cell office:value-type="float" office:value="282734" calcext:value-type="float">
            <text:p>282734</text:p>
          </table:table-cell>
          <table:table-cell office:value-type="float" office:value="7.55399703979492" calcext:value-type="float">
            <text:p>7,55399703979492</text:p>
          </table:table-cell>
          <table:table-cell office:value-type="float" office:value="6.71760968728499" calcext:value-type="float">
            <text:p>6,71760968728499</text:p>
          </table:table-cell>
          <table:table-cell office:value-type="float" office:value="6.16795372962952" calcext:value-type="float">
            <text:p>6,16795372962952</text:p>
          </table:table-cell>
        </table:table-row>
        <table:table-row table:style-name="ro1">
          <table:table-cell office:value-type="float" office:value="92.2102675437927" calcext:value-type="float">
            <text:p>92,2102675437927</text:p>
          </table:table-cell>
          <table:table-cell table:number-columns-repeated="9"/>
          <table:table-cell office:value-type="string" calcext:value-type="string">
            <text:p>Janela16</text:p>
          </table:table-cell>
          <table:table-cell office:value-type="float" office:value="14288" calcext:value-type="float">
            <text:p>14288</text:p>
          </table:table-cell>
          <table:table-cell office:value-type="float" office:value="5.00359773635864" calcext:value-type="float">
            <text:p>5,00359773635864</text:p>
          </table:table-cell>
          <table:table-cell office:value-type="float" office:value="3.97894900495356" calcext:value-type="float">
            <text:p>3,97894900495356</text:p>
          </table:table-cell>
          <table:table-cell office:value-type="float" office:value="3.59583640098572" calcext:value-type="float">
            <text:p>3,59583640098572</text:p>
          </table:table-cell>
          <table:table-cell table:number-columns-repeated="2"/>
          <table:table-cell office:value-type="string" calcext:value-type="string">
            <text:p>Janela16</text:p>
          </table:table-cell>
          <table:table-cell office:value-type="float" office:value="6737" calcext:value-type="float">
            <text:p>6737</text:p>
          </table:table-cell>
          <table:table-cell office:value-type="float" office:value="5.70512247085571" calcext:value-type="float">
            <text:p>5,70512247085571</text:p>
          </table:table-cell>
          <table:table-cell office:value-type="float" office:value="5.0308377309279" calcext:value-type="float">
            <text:p>5,0308377309279</text:p>
          </table:table-cell>
          <table:table-cell office:value-type="float" office:value="4.53492784500122" calcext:value-type="float">
            <text:p>4,53492784500122</text:p>
          </table:table-cell>
        </table:table-row>
        <table:table-row table:style-name="ro1">
          <table:table-cell office:value-type="float" office:value="88.9216539859772" calcext:value-type="float">
            <text:p>88,9216539859772</text:p>
          </table:table-cell>
          <table:table-cell table:number-columns-repeated="9"/>
          <table:table-cell office:value-type="string" calcext:value-type="string">
            <text:p>Janela17</text:p>
          </table:table-cell>
          <table:table-cell office:value-type="float" office:value="69" calcext:value-type="float">
            <text:p>69</text:p>
          </table:table-cell>
          <table:table-cell office:value-type="float" office:value="6.1771821975708" calcext:value-type="float">
            <text:p>6,1771821975708</text:p>
          </table:table-cell>
          <table:table-cell office:value-type="float" office:value="4.8360345363617" calcext:value-type="float">
            <text:p>4,8360345363617</text:p>
          </table:table-cell>
          <table:table-cell office:value-type="float" office:value="4.27754878997803" calcext:value-type="float">
            <text:p>4,27754878997803</text:p>
          </table:table-cell>
          <table:table-cell table:number-columns-repeated="2"/>
          <table:table-cell office:value-type="string" calcext:value-type="string">
            <text:p>Janela17</text:p>
          </table:table-cell>
          <table:table-cell office:value-type="float" office:value="40260" calcext:value-type="float">
            <text:p>40260</text:p>
          </table:table-cell>
          <table:table-cell office:value-type="float" office:value="4.41403532028198" calcext:value-type="float">
            <text:p>4,41403532028198</text:p>
          </table:table-cell>
          <table:table-cell office:value-type="float" office:value="4.25625341588801" calcext:value-type="float">
            <text:p>4,25625341588801</text:p>
          </table:table-cell>
          <table:table-cell office:value-type="float" office:value="4.0172221660614" calcext:value-type="float">
            <text:p>4,0172221660614</text:p>
          </table:table-cell>
        </table:table-row>
        <table:table-row table:style-name="ro1">
          <table:table-cell office:value-type="float" office:value="97.2930052280426" calcext:value-type="float">
            <text:p>97,2930052280426</text:p>
          </table:table-cell>
          <table:table-cell table:number-columns-repeated="9"/>
          <table:table-cell office:value-type="string" calcext:value-type="string">
            <text:p>Janela18</text:p>
          </table:table-cell>
          <table:table-cell office:value-type="float" office:value="309" calcext:value-type="float">
            <text:p>309</text:p>
          </table:table-cell>
          <table:table-cell office:value-type="float" office:value="7.0018572807312" calcext:value-type="float">
            <text:p>7,0018572807312</text:p>
          </table:table-cell>
          <table:table-cell office:value-type="float" office:value="5.4821533723311" calcext:value-type="float">
            <text:p>5,4821533723311</text:p>
          </table:table-cell>
          <table:table-cell office:value-type="float" office:value="4.70737457275391" calcext:value-type="float">
            <text:p>4,70737457275391</text:p>
          </table:table-cell>
          <table:table-cell table:number-columns-repeated="2"/>
          <table:table-cell office:value-type="string" calcext:value-type="string">
            <text:p>Janela18</text:p>
          </table:table-cell>
          <table:table-cell office:value-type="float" office:value="17263" calcext:value-type="float">
            <text:p>17263</text:p>
          </table:table-cell>
          <table:table-cell office:value-type="float" office:value="3.61480903625488" calcext:value-type="float">
            <text:p>3,61480903625488</text:p>
          </table:table-cell>
          <table:table-cell office:value-type="float" office:value="3.22994834726507" calcext:value-type="float">
            <text:p>3,22994834726507</text:p>
          </table:table-cell>
          <table:table-cell office:value-type="float" office:value="3.04553294181824" calcext:value-type="float">
            <text:p>3,04553294181824</text:p>
          </table:table-cell>
        </table:table-row>
        <table:table-row table:style-name="ro1">
          <table:table-cell office:value-type="float" office:value="88.5034883022308" calcext:value-type="float">
            <text:p>88,5034883022308</text:p>
          </table:table-cell>
          <table:table-cell table:number-columns-repeated="9"/>
          <table:table-cell office:value-type="string" calcext:value-type="string">
            <text:p>Janela19</text:p>
          </table:table-cell>
          <table:table-cell office:value-type="float" office:value="16" calcext:value-type="float">
            <text:p>16</text:p>
          </table:table-cell>
          <table:table-cell office:value-type="float" office:value="3.91542601585388" calcext:value-type="float">
            <text:p>3,91542601585388</text:p>
          </table:table-cell>
          <table:table-cell office:value-type="float" office:value="3.36733443086798" calcext:value-type="float">
            <text:p>3,36733443086798</text:p>
          </table:table-cell>
          <table:table-cell office:value-type="float" office:value="2.98302268981934" calcext:value-type="float">
            <text:p>2,98302268981934</text:p>
          </table:table-cell>
          <table:table-cell table:number-columns-repeated="2"/>
          <table:table-cell office:value-type="string" calcext:value-type="string">
            <text:p>Janela19</text:p>
          </table:table-cell>
          <table:table-cell office:value-type="float" office:value="1706" calcext:value-type="float">
            <text:p>1706</text:p>
          </table:table-cell>
          <table:table-cell office:value-type="float" office:value="4.13776254653931" calcext:value-type="float">
            <text:p>4,13776254653931</text:p>
          </table:table-cell>
          <table:table-cell office:value-type="float" office:value="3.66357868367975" calcext:value-type="float">
            <text:p>3,66357868367975</text:p>
          </table:table-cell>
          <table:table-cell office:value-type="float" office:value="3.40692734718323" calcext:value-type="float">
            <text:p>3,40692734718323</text:p>
          </table:table-cell>
        </table:table-row>
        <table:table-row table:style-name="ro1">
          <table:table-cell office:value-type="float" office:value="100.490571022034" calcext:value-type="float">
            <text:p>100,490571022034</text:p>
          </table:table-cell>
          <table:table-cell table:number-columns-repeated="9"/>
          <table:table-cell office:value-type="string" calcext:value-type="string">
            <text:p>Janela20</text:p>
          </table:table-cell>
          <table:table-cell office:value-type="float" office:value="41" calcext:value-type="float">
            <text:p>41</text:p>
          </table:table-cell>
          <table:table-cell office:value-type="float" office:value="7.46260809898376" calcext:value-type="float">
            <text:p>7,46260809898376</text:p>
          </table:table-cell>
          <table:table-cell office:value-type="float" office:value="6.15687196904963" calcext:value-type="float">
            <text:p>6,15687196904963</text:p>
          </table:table-cell>
          <table:table-cell office:value-type="float" office:value="5.22896194458008" calcext:value-type="float">
            <text:p>5,22896194458008</text:p>
          </table:table-cell>
          <table:table-cell table:number-columns-repeated="2"/>
          <table:table-cell office:value-type="string" calcext:value-type="string">
            <text:p>Janela20</text:p>
          </table:table-cell>
          <table:table-cell office:value-type="float" office:value="79134" calcext:value-type="float">
            <text:p>79134</text:p>
          </table:table-cell>
          <table:table-cell office:value-type="float" office:value="5.50109195709229" calcext:value-type="float">
            <text:p>5,50109195709229</text:p>
          </table:table-cell>
          <table:table-cell office:value-type="float" office:value="4.76745520938527" calcext:value-type="float">
            <text:p>4,76745520938527</text:p>
          </table:table-cell>
          <table:table-cell office:value-type="float" office:value="4.46284866333008" calcext:value-type="float">
            <text:p>4,46284866333008</text:p>
          </table:table-cell>
        </table:table-row>
        <table:table-row table:style-name="ro1">
          <table:table-cell office:value-type="float" office:value="85.463859796524" calcext:value-type="float">
            <text:p>85,463859796524</text:p>
          </table:table-cell>
          <table:table-cell table:number-columns-repeated="9"/>
          <table:table-cell office:value-type="string" calcext:value-type="string">
            <text:p>Janela21</text:p>
          </table:table-cell>
          <table:table-cell office:value-type="float" office:value="93" calcext:value-type="float">
            <text:p>93</text:p>
          </table:table-cell>
          <table:table-cell office:value-type="float" office:value="5.77092695236206" calcext:value-type="float">
            <text:p>5,77092695236206</text:p>
          </table:table-cell>
          <table:table-cell office:value-type="float" office:value="4.35732730952176" calcext:value-type="float">
            <text:p>4,35732730952176</text:p>
          </table:table-cell>
          <table:table-cell office:value-type="float" office:value="3.6564040184021" calcext:value-type="float">
            <text:p>3,6564040184021</text:p>
          </table:table-cell>
          <table:table-cell table:number-columns-repeated="2"/>
          <table:table-cell office:value-type="string" calcext:value-type="string">
            <text:p>Janela21</text:p>
          </table:table-cell>
          <table:table-cell office:value-type="float" office:value="4898" calcext:value-type="float">
            <text:p>4898</text:p>
          </table:table-cell>
          <table:table-cell office:value-type="float" office:value="3.11813545227051" calcext:value-type="float">
            <text:p>3,11813545227051</text:p>
          </table:table-cell>
          <table:table-cell office:value-type="float" office:value="2.7657824863087" calcext:value-type="float">
            <text:p>2,7657824863087</text:p>
          </table:table-cell>
          <table:table-cell office:value-type="float" office:value="2.59741759300232" calcext:value-type="float">
            <text:p>2,59741759300232</text:p>
          </table:table-cell>
        </table:table-row>
        <table:table-row table:style-name="ro1">
          <table:table-cell office:value-type="float" office:value="86.0873167514801" calcext:value-type="float">
            <text:p>86,0873167514801</text:p>
          </table:table-cell>
          <table:table-cell table:number-columns-repeated="9"/>
          <table:table-cell office:value-type="string" calcext:value-type="string">
            <text:p>Janela22</text:p>
          </table:table-cell>
          <table:table-cell office:value-type="float" office:value="117" calcext:value-type="float">
            <text:p>117</text:p>
          </table:table-cell>
          <table:table-cell office:value-type="float" office:value="7.41912293434143" calcext:value-type="float">
            <text:p>7,41912293434143</text:p>
          </table:table-cell>
          <table:table-cell office:value-type="float" office:value="6.0449472990903" calcext:value-type="float">
            <text:p>6,0449472990903</text:p>
          </table:table-cell>
          <table:table-cell office:value-type="float" office:value="5.43031144142151" calcext:value-type="float">
            <text:p>5,43031144142151</text:p>
          </table:table-cell>
          <table:table-cell table:number-columns-repeated="2"/>
          <table:table-cell office:value-type="string" calcext:value-type="string">
            <text:p>Janela22</text:p>
          </table:table-cell>
          <table:table-cell office:value-type="float" office:value="4915" calcext:value-type="float">
            <text:p>4915</text:p>
          </table:table-cell>
          <table:table-cell office:value-type="float" office:value="4.57799482345581" calcext:value-type="float">
            <text:p>4,57799482345581</text:p>
          </table:table-cell>
          <table:table-cell office:value-type="float" office:value="3.60358424620195" calcext:value-type="float">
            <text:p>3,60358424620195</text:p>
          </table:table-cell>
          <table:table-cell office:value-type="float" office:value="3.42068099975586" calcext:value-type="float">
            <text:p>3,42068099975586</text:p>
          </table:table-cell>
        </table:table-row>
        <table:table-row table:style-name="ro1">
          <table:table-cell office:value-type="float" office:value="80.4422059059143" calcext:value-type="float">
            <text:p>80,4422059059143</text:p>
          </table:table-cell>
          <table:table-cell table:number-columns-repeated="9"/>
          <table:table-cell office:value-type="string" calcext:value-type="string">
            <text:p>Janela23</text:p>
          </table:table-cell>
          <table:table-cell office:value-type="float" office:value="344" calcext:value-type="float">
            <text:p>344</text:p>
          </table:table-cell>
          <table:table-cell office:value-type="float" office:value="4.38817620277405" calcext:value-type="float">
            <text:p>4,38817620277405</text:p>
          </table:table-cell>
          <table:table-cell office:value-type="float" office:value="3.9675304889679" calcext:value-type="float">
            <text:p>3,9675304889679</text:p>
          </table:table-cell>
          <table:table-cell office:value-type="float" office:value="3.48230886459351" calcext:value-type="float">
            <text:p>3,48230886459351</text:p>
          </table:table-cell>
          <table:table-cell table:number-columns-repeated="2"/>
          <table:table-cell office:value-type="string" calcext:value-type="string">
            <text:p>Janela23</text:p>
          </table:table-cell>
          <table:table-cell office:value-type="float" office:value="67721" calcext:value-type="float">
            <text:p>67721</text:p>
          </table:table-cell>
          <table:table-cell office:value-type="float" office:value="3.99225282669067" calcext:value-type="float">
            <text:p>3,99225282669067</text:p>
          </table:table-cell>
          <table:table-cell office:value-type="float" office:value="3.57007425481623" calcext:value-type="float">
            <text:p>3,57007425481623</text:p>
          </table:table-cell>
          <table:table-cell office:value-type="float" office:value="3.41409158706665" calcext:value-type="float">
            <text:p>3,41409158706665</text:p>
          </table:table-cell>
        </table:table-row>
        <table:table-row table:style-name="ro1">
          <table:table-cell office:value-type="float" office:value="85.0674827098846" calcext:value-type="float">
            <text:p>85,0674827098846</text:p>
          </table:table-cell>
          <table:table-cell table:number-columns-repeated="9"/>
          <table:table-cell office:value-type="string" calcext:value-type="string">
            <text:p>Janela24</text:p>
          </table:table-cell>
          <table:table-cell office:value-type="float" office:value="1060" calcext:value-type="float">
            <text:p>1060</text:p>
          </table:table-cell>
          <table:table-cell office:value-type="float" office:value="8.05224800109863" calcext:value-type="float">
            <text:p>8,05224800109863</text:p>
          </table:table-cell>
          <table:table-cell office:value-type="float" office:value="7.17022947831587" calcext:value-type="float">
            <text:p>7,17022947831587</text:p>
          </table:table-cell>
          <table:table-cell office:value-type="float" office:value="6.59274935722351" calcext:value-type="float">
            <text:p>6,59274935722351</text:p>
          </table:table-cell>
          <table:table-cell table:number-columns-repeated="2"/>
          <table:table-cell office:value-type="string" calcext:value-type="string">
            <text:p>Janela24</text:p>
          </table:table-cell>
          <table:table-cell office:value-type="float" office:value="3807" calcext:value-type="float">
            <text:p>3807</text:p>
          </table:table-cell>
          <table:table-cell office:value-type="float" office:value="3.45264959335327" calcext:value-type="float">
            <text:p>3,45264959335327</text:p>
          </table:table-cell>
          <table:table-cell office:value-type="float" office:value="2.94955435666171" calcext:value-type="float">
            <text:p>2,94955435666171</text:p>
          </table:table-cell>
          <table:table-cell office:value-type="float" office:value="2.65904378890991" calcext:value-type="float">
            <text:p>2,65904378890991</text:p>
          </table:table-cell>
        </table:table-row>
        <table:table-row table:style-name="ro1">
          <table:table-cell office:value-type="float" office:value="94.699914932251" calcext:value-type="float">
            <text:p>94,699914932251</text:p>
          </table:table-cell>
          <table:table-cell table:number-columns-repeated="9"/>
          <table:table-cell office:value-type="string" calcext:value-type="string">
            <text:p>Janela25</text:p>
          </table:table-cell>
          <table:table-cell office:value-type="float" office:value="57" calcext:value-type="float">
            <text:p>57</text:p>
          </table:table-cell>
          <table:table-cell office:value-type="float" office:value="8.26170134544373" calcext:value-type="float">
            <text:p>8,26170134544373</text:p>
          </table:table-cell>
          <table:table-cell office:value-type="float" office:value="6.46813769774004" calcext:value-type="float">
            <text:p>6,46813769774004</text:p>
          </table:table-cell>
          <table:table-cell office:value-type="float" office:value="5.83961725234985" calcext:value-type="float">
            <text:p>5,83961725234985</text:p>
          </table:table-cell>
          <table:table-cell table:number-columns-repeated="2"/>
          <table:table-cell office:value-type="string" calcext:value-type="string">
            <text:p>Janela25</text:p>
          </table:table-cell>
          <table:table-cell office:value-type="float" office:value="2505" calcext:value-type="float">
            <text:p>2505</text:p>
          </table:table-cell>
          <table:table-cell office:value-type="float" office:value="3.06707739830017" calcext:value-type="float">
            <text:p>3,06707739830017</text:p>
          </table:table-cell>
          <table:table-cell office:value-type="float" office:value="2.61269075220281" calcext:value-type="float">
            <text:p>2,61269075220281</text:p>
          </table:table-cell>
          <table:table-cell office:value-type="float" office:value="2.42875361442566" calcext:value-type="float">
            <text:p>2,42875361442566</text:p>
          </table:table-cell>
        </table:table-row>
        <table:table-row table:style-name="ro1">
          <table:table-cell office:value-type="float" office:value="86.5883991718292" calcext:value-type="float">
            <text:p>86,5883991718292</text:p>
          </table:table-cell>
          <table:table-cell table:number-columns-repeated="9"/>
          <table:table-cell office:value-type="string" calcext:value-type="string">
            <text:p>Janela26</text:p>
          </table:table-cell>
          <table:table-cell office:value-type="float" office:value="2" calcext:value-type="float">
            <text:p>2</text:p>
          </table:table-cell>
          <table:table-cell office:value-type="float" office:value="4.62570357322693" calcext:value-type="float">
            <text:p>4,62570357322693</text:p>
          </table:table-cell>
          <table:table-cell office:value-type="float" office:value="3.25681976838545" calcext:value-type="float">
            <text:p>3,25681976838545</text:p>
          </table:table-cell>
          <table:table-cell office:value-type="float" office:value="2.6586332321167" calcext:value-type="float">
            <text:p>2,6586332321167</text:p>
          </table:table-cell>
          <table:table-cell table:number-columns-repeated="2"/>
          <table:table-cell office:value-type="string" calcext:value-type="string">
            <text:p>Janela26</text:p>
          </table:table-cell>
          <table:table-cell office:value-type="float" office:value="29348" calcext:value-type="float">
            <text:p>29348</text:p>
          </table:table-cell>
          <table:table-cell office:value-type="float" office:value="2.97966814041138" calcext:value-type="float">
            <text:p>2,97966814041138</text:p>
          </table:table-cell>
          <table:table-cell office:value-type="float" office:value="2.47251196341081" calcext:value-type="float">
            <text:p>2,47251196341081</text:p>
          </table:table-cell>
          <table:table-cell office:value-type="float" office:value="2.15029954910278" calcext:value-type="float">
            <text:p>2,15029954910278</text:p>
          </table:table-cell>
        </table:table-row>
        <table:table-row table:style-name="ro1">
          <table:table-cell office:value-type="float" office:value="85.0736856460571" calcext:value-type="float">
            <text:p>85,0736856460571</text:p>
          </table:table-cell>
          <table:table-cell table:number-columns-repeated="9"/>
          <table:table-cell office:value-type="string" calcext:value-type="string">
            <text:p>Janela27</text:p>
          </table:table-cell>
          <table:table-cell office:value-type="float" office:value="33" calcext:value-type="float">
            <text:p>33</text:p>
          </table:table-cell>
          <table:table-cell office:value-type="float" office:value="8.44733858108521" calcext:value-type="float">
            <text:p>8,44733858108521</text:p>
          </table:table-cell>
          <table:table-cell office:value-type="float" office:value="6.09974083033475" calcext:value-type="float">
            <text:p>6,09974083033475</text:p>
          </table:table-cell>
          <table:table-cell office:value-type="float" office:value="5.32087731361389" calcext:value-type="float">
            <text:p>5,32087731361389</text:p>
          </table:table-cell>
          <table:table-cell table:number-columns-repeated="2"/>
          <table:table-cell office:value-type="string" calcext:value-type="string">
            <text:p>Janela27</text:p>
          </table:table-cell>
          <table:table-cell office:value-type="float" office:value="14814" calcext:value-type="float">
            <text:p>14814</text:p>
          </table:table-cell>
          <table:table-cell office:value-type="float" office:value="3.6719536781311" calcext:value-type="float">
            <text:p>3,6719536781311</text:p>
          </table:table-cell>
          <table:table-cell office:value-type="float" office:value="3.15726356072859" calcext:value-type="float">
            <text:p>3,15726356072859</text:p>
          </table:table-cell>
          <table:table-cell office:value-type="float" office:value="3.00093603134155" calcext:value-type="float">
            <text:p>3,00093603134155</text:p>
          </table:table-cell>
        </table:table-row>
        <table:table-row table:style-name="ro1">
          <table:table-cell office:value-type="float" office:value="83.7961254119873" calcext:value-type="float">
            <text:p>83,7961254119873</text:p>
          </table:table-cell>
          <table:table-cell table:number-columns-repeated="9"/>
          <table:table-cell office:value-type="string" calcext:value-type="string">
            <text:p>Janela28</text:p>
          </table:table-cell>
          <table:table-cell office:value-type="float" office:value="102" calcext:value-type="float">
            <text:p>102</text:p>
          </table:table-cell>
          <table:table-cell office:value-type="float" office:value="7.0668032169342" calcext:value-type="float">
            <text:p>7,0668032169342</text:p>
          </table:table-cell>
          <table:table-cell office:value-type="float" office:value="5.87846925041892" calcext:value-type="float">
            <text:p>5,87846925041892</text:p>
          </table:table-cell>
          <table:table-cell office:value-type="float" office:value="5.14158940315247" calcext:value-type="float">
            <text:p>5,14158940315247</text:p>
          </table:table-cell>
          <table:table-cell table:number-columns-repeated="2"/>
          <table:table-cell office:value-type="string" calcext:value-type="string">
            <text:p>Janela28</text:p>
          </table:table-cell>
          <table:table-cell office:value-type="float" office:value="137" calcext:value-type="float">
            <text:p>137</text:p>
          </table:table-cell>
          <table:table-cell office:value-type="float" office:value="3.42821884155273" calcext:value-type="float">
            <text:p>3,42821884155273</text:p>
          </table:table-cell>
          <table:table-cell office:value-type="float" office:value="2.980942921205" calcext:value-type="float">
            <text:p>2,980942921205</text:p>
          </table:table-cell>
          <table:table-cell office:value-type="float" office:value="2.74567747116089" calcext:value-type="float">
            <text:p>2,74567747116089</text:p>
          </table:table-cell>
        </table:table-row>
        <table:table-row table:style-name="ro1">
          <table:table-cell office:value-type="float" office:value="86.655770778656" calcext:value-type="float">
            <text:p>86,655770778656</text:p>
          </table:table-cell>
          <table:table-cell table:number-columns-repeated="9"/>
          <table:table-cell office:value-type="string" calcext:value-type="string">
            <text:p>Janela29</text:p>
          </table:table-cell>
          <table:table-cell office:value-type="float" office:value="736" calcext:value-type="float">
            <text:p>736</text:p>
          </table:table-cell>
          <table:table-cell office:value-type="float" office:value="7.53112435340881" calcext:value-type="float">
            <text:p>7,53112435340881</text:p>
          </table:table-cell>
          <table:table-cell office:value-type="float" office:value="6.42435206066478" calcext:value-type="float">
            <text:p>6,42435206066478</text:p>
          </table:table-cell>
          <table:table-cell office:value-type="float" office:value="5.52500677108765" calcext:value-type="float">
            <text:p>5,52500677108765</text:p>
          </table:table-cell>
          <table:table-cell table:number-columns-repeated="2"/>
          <table:table-cell office:value-type="string" calcext:value-type="string">
            <text:p>Janela29</text:p>
          </table:table-cell>
          <table:table-cell office:value-type="float" office:value="177" calcext:value-type="float">
            <text:p>177</text:p>
          </table:table-cell>
          <table:table-cell office:value-type="float" office:value="4.44794487953186" calcext:value-type="float">
            <text:p>4,44794487953186</text:p>
          </table:table-cell>
          <table:table-cell office:value-type="float" office:value="3.5967869758606" calcext:value-type="float">
            <text:p>3,5967869758606</text:p>
          </table:table-cell>
          <table:table-cell office:value-type="float" office:value="3.38350510597229" calcext:value-type="float">
            <text:p>3,38350510597229</text:p>
          </table:table-cell>
        </table:table-row>
        <table:table-row table:style-name="ro1">
          <table:table-cell office:value-type="float" office:value="83.726847410202" calcext:value-type="float">
            <text:p>83,726847410202</text:p>
          </table:table-cell>
          <table:table-cell table:number-columns-repeated="9"/>
          <table:table-cell office:value-type="string" calcext:value-type="string">
            <text:p>Janela30</text:p>
          </table:table-cell>
          <table:table-cell office:value-type="float" office:value="293" calcext:value-type="float">
            <text:p>293</text:p>
          </table:table-cell>
          <table:table-cell office:value-type="float" office:value="7.1368203163147" calcext:value-type="float">
            <text:p>7,1368203163147</text:p>
          </table:table-cell>
          <table:table-cell office:value-type="float" office:value="5.71318899501454" calcext:value-type="float">
            <text:p>5,71318899501454</text:p>
          </table:table-cell>
          <table:table-cell office:value-type="float" office:value="4.57004141807556" calcext:value-type="float">
            <text:p>4,57004141807556</text:p>
          </table:table-cell>
          <table:table-cell table:number-columns-repeated="2"/>
          <table:table-cell office:value-type="string" calcext:value-type="string">
            <text:p>Janela30</text:p>
          </table:table-cell>
          <table:table-cell office:value-type="float" office:value="600" calcext:value-type="float">
            <text:p>600</text:p>
          </table:table-cell>
          <table:table-cell office:value-type="float" office:value="5.82734990119934" calcext:value-type="float">
            <text:p>5,82734990119934</text:p>
          </table:table-cell>
          <table:table-cell office:value-type="float" office:value="3.61208323998885" calcext:value-type="float">
            <text:p>3,61208323998885</text:p>
          </table:table-cell>
          <table:table-cell office:value-type="float" office:value="3.22545409202576" calcext:value-type="float">
            <text:p>3,22545409202576</text:p>
          </table:table-cell>
        </table:table-row>
        <table:table-row table:style-name="ro1">
          <table:table-cell office:value-type="float" office:value="83.9154086112976" calcext:value-type="float">
            <text:p>83,9154086112976</text:p>
          </table:table-cell>
          <table:table-cell table:number-columns-repeated="9"/>
          <table:table-cell office:value-type="string" calcext:value-type="string">
            <text:p>Total</text:p>
          </table:table-cell>
          <table:table-cell/>
          <table:table-cell table:formula="of:=SUM([.M3:.M32])" office:value-type="float" office:value="200.458328008652" calcext:value-type="float">
            <text:p>200,458328008652</text:p>
          </table:table-cell>
          <table:table-cell table:formula="of:=SUM([.N3:.N32])" office:value-type="float" office:value="159.428787643259" calcext:value-type="float">
            <text:p>159,428787643259</text:p>
          </table:table-cell>
          <table:table-cell table:formula="of:=SUM([.O3:.O32])" office:value-type="float" office:value="139.192108869553" calcext:value-type="float">
            <text:p>139,192108869553</text:p>
          </table:table-cell>
          <table:table-cell table:number-columns-repeated="2"/>
          <table:table-cell office:value-type="string" calcext:value-type="string">
            <text:p>Janela31</text:p>
          </table:table-cell>
          <table:table-cell office:value-type="float" office:value="83" calcext:value-type="float">
            <text:p>83</text:p>
          </table:table-cell>
          <table:table-cell office:value-type="float" office:value="3.08972573280334" calcext:value-type="float">
            <text:p>3,08972573280334</text:p>
          </table:table-cell>
          <table:table-cell office:value-type="float" office:value="2.40799557078968" calcext:value-type="float">
            <text:p>2,40799557078968</text:p>
          </table:table-cell>
          <table:table-cell office:value-type="float" office:value="2.10609436035156" calcext:value-type="float">
            <text:p>2,10609436035156</text:p>
          </table:table-cell>
        </table:table-row>
        <table:table-row table:style-name="ro1">
          <table:table-cell office:value-type="float" office:value="87.8316977024078" calcext:value-type="float">
            <text:p>87,8316977024078</text:p>
          </table:table-cell>
          <table:table-cell table:number-columns-repeated="16"/>
          <table:table-cell office:value-type="string" calcext:value-type="string">
            <text:p>Janela32</text:p>
          </table:table-cell>
          <table:table-cell office:value-type="float" office:value="21" calcext:value-type="float">
            <text:p>21</text:p>
          </table:table-cell>
          <table:table-cell office:value-type="float" office:value="2.44287252426147" calcext:value-type="float">
            <text:p>2,44287252426147</text:p>
          </table:table-cell>
          <table:table-cell office:value-type="float" office:value="2.24700327353044" calcext:value-type="float">
            <text:p>2,24700327353044</text:p>
          </table:table-cell>
          <table:table-cell office:value-type="float" office:value="2.15333032608032" calcext:value-type="float">
            <text:p>2,15333032608032</text:p>
          </table:table-cell>
        </table:table-row>
        <table:table-row table:style-name="ro1">
          <table:table-cell office:value-type="float" office:value="86.1585595607758" calcext:value-type="float">
            <text:p>86,1585595607758</text:p>
          </table:table-cell>
          <table:table-cell table:number-columns-repeated="16"/>
          <table:table-cell office:value-type="string" calcext:value-type="string">
            <text:p>Janela33</text:p>
          </table:table-cell>
          <table:table-cell office:value-type="float" office:value="242" calcext:value-type="float">
            <text:p>242</text:p>
          </table:table-cell>
          <table:table-cell office:value-type="float" office:value="4.55359363555908" calcext:value-type="float">
            <text:p>4,55359363555908</text:p>
          </table:table-cell>
          <table:table-cell office:value-type="float" office:value="3.76529398831454" calcext:value-type="float">
            <text:p>3,76529398831454</text:p>
          </table:table-cell>
          <table:table-cell office:value-type="float" office:value="3.38259553909302" calcext:value-type="float">
            <text:p>3,3825955390930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4</text:p>
          </table:table-cell>
          <table:table-cell office:value-type="float" office:value="1148" calcext:value-type="float">
            <text:p>1148</text:p>
          </table:table-cell>
          <table:table-cell office:value-type="float" office:value="5.08433938026428" calcext:value-type="float">
            <text:p>5,08433938026428</text:p>
          </table:table-cell>
          <table:table-cell office:value-type="float" office:value="3.9812263358723" calcext:value-type="float">
            <text:p>3,9812263358723</text:p>
          </table:table-cell>
          <table:table-cell office:value-type="float" office:value="3.70486688613892" calcext:value-type="float">
            <text:p>3,7048668861389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5</text:p>
          </table:table-cell>
          <table:table-cell office:value-type="float" office:value="243" calcext:value-type="float">
            <text:p>243</text:p>
          </table:table-cell>
          <table:table-cell office:value-type="float" office:value="2.74554371833801" calcext:value-type="float">
            <text:p>2,74554371833801</text:p>
          </table:table-cell>
          <table:table-cell office:value-type="float" office:value="2.52006036585027" calcext:value-type="float">
            <text:p>2,52006036585027</text:p>
          </table:table-cell>
          <table:table-cell office:value-type="float" office:value="2.35640406608582" calcext:value-type="float">
            <text:p>2,3564040660858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6</text:p>
          </table:table-cell>
          <table:table-cell office:value-type="float" office:value="72" calcext:value-type="float">
            <text:p>72</text:p>
          </table:table-cell>
          <table:table-cell office:value-type="float" office:value="4.12443494796753" calcext:value-type="float">
            <text:p>4,12443494796753</text:p>
          </table:table-cell>
          <table:table-cell office:value-type="float" office:value="3.74538859454068" calcext:value-type="float">
            <text:p>3,74538859454068</text:p>
          </table:table-cell>
          <table:table-cell office:value-type="float" office:value="3.54404163360596" calcext:value-type="float">
            <text:p>3,5440416336059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7</text:p>
          </table:table-cell>
          <table:table-cell office:value-type="float" office:value="823" calcext:value-type="float">
            <text:p>823</text:p>
          </table:table-cell>
          <table:table-cell office:value-type="float" office:value="3.83503913879395" calcext:value-type="float">
            <text:p>3,83503913879395</text:p>
          </table:table-cell>
          <table:table-cell office:value-type="float" office:value="3.32998845793984" calcext:value-type="float">
            <text:p>3,32998845793984</text:p>
          </table:table-cell>
          <table:table-cell office:value-type="float" office:value="3.07389497756958" calcext:value-type="float">
            <text:p>3,07389497756958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8</text:p>
          </table:table-cell>
          <table:table-cell office:value-type="float" office:value="441" calcext:value-type="float">
            <text:p>441</text:p>
          </table:table-cell>
          <table:table-cell office:value-type="float" office:value="2.95374250411987" calcext:value-type="float">
            <text:p>2,95374250411987</text:p>
          </table:table-cell>
          <table:table-cell office:value-type="float" office:value="2.44946265220642" calcext:value-type="float">
            <text:p>2,44946265220642</text:p>
          </table:table-cell>
          <table:table-cell office:value-type="float" office:value="2.20792055130005" calcext:value-type="float">
            <text:p>2,2079205513000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9</text:p>
          </table:table-cell>
          <table:table-cell office:value-type="float" office:value="808" calcext:value-type="float">
            <text:p>808</text:p>
          </table:table-cell>
          <table:table-cell office:value-type="float" office:value="5.25970005989075" calcext:value-type="float">
            <text:p>5,25970005989075</text:p>
          </table:table-cell>
          <table:table-cell office:value-type="float" office:value="4.72685428099199" calcext:value-type="float">
            <text:p>4,72685428099199</text:p>
          </table:table-cell>
          <table:table-cell office:value-type="float" office:value="4.45578265190125" calcext:value-type="float">
            <text:p>4,4557826519012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0</text:p>
          </table:table-cell>
          <table:table-cell office:value-type="float" office:value="5250" calcext:value-type="float">
            <text:p>5250</text:p>
          </table:table-cell>
          <table:table-cell office:value-type="float" office:value="4.78059196472168" calcext:value-type="float">
            <text:p>4,78059196472168</text:p>
          </table:table-cell>
          <table:table-cell office:value-type="float" office:value="4.43152564222163" calcext:value-type="float">
            <text:p>4,43152564222163</text:p>
          </table:table-cell>
          <table:table-cell office:value-type="float" office:value="4.09285593032837" calcext:value-type="float">
            <text:p>4,09285593032837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1</text:p>
          </table:table-cell>
          <table:table-cell office:value-type="float" office:value="70" calcext:value-type="float">
            <text:p>70</text:p>
          </table:table-cell>
          <table:table-cell office:value-type="float" office:value="4.21584916114807" calcext:value-type="float">
            <text:p>4,21584916114807</text:p>
          </table:table-cell>
          <table:table-cell office:value-type="float" office:value="3.82905008576133" calcext:value-type="float">
            <text:p>3,82905008576133</text:p>
          </table:table-cell>
          <table:table-cell office:value-type="float" office:value="3.60406041145325" calcext:value-type="float">
            <text:p>3,6040604114532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2</text:p>
          </table:table-cell>
          <table:table-cell office:value-type="float" office:value="218" calcext:value-type="float">
            <text:p>218</text:p>
          </table:table-cell>
          <table:table-cell office:value-type="float" office:value="4.52730226516724" calcext:value-type="float">
            <text:p>4,52730226516724</text:p>
          </table:table-cell>
          <table:table-cell office:value-type="float" office:value="4.10233170335943" calcext:value-type="float">
            <text:p>4,10233170335943</text:p>
          </table:table-cell>
          <table:table-cell office:value-type="float" office:value="3.86726999282837" calcext:value-type="float">
            <text:p>3,86726999282837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3</text:p>
          </table:table-cell>
          <table:table-cell office:value-type="float" office:value="49" calcext:value-type="float">
            <text:p>49</text:p>
          </table:table-cell>
          <table:table-cell office:value-type="float" office:value="1.73384475708008" calcext:value-type="float">
            <text:p>1,73384475708008</text:p>
          </table:table-cell>
          <table:table-cell office:value-type="float" office:value="1.45147718082775" calcext:value-type="float">
            <text:p>1,45147718082775</text:p>
          </table:table-cell>
          <table:table-cell office:value-type="float" office:value="1.3379282951355" calcext:value-type="float">
            <text:p>1,337928295135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4</text:p>
          </table:table-cell>
          <table:table-cell office:value-type="float" office:value="58" calcext:value-type="float">
            <text:p>58</text:p>
          </table:table-cell>
          <table:table-cell office:value-type="float" office:value="3.1581768989563" calcext:value-type="float">
            <text:p>3,1581768989563</text:p>
          </table:table-cell>
          <table:table-cell office:value-type="float" office:value="2.91981443491849" calcext:value-type="float">
            <text:p>2,91981443491849</text:p>
          </table:table-cell>
          <table:table-cell office:value-type="float" office:value="2.72843098640442" calcext:value-type="float">
            <text:p>2,7284309864044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5</text:p>
          </table:table-cell>
          <table:table-cell office:value-type="float" office:value="31" calcext:value-type="float">
            <text:p>31</text:p>
          </table:table-cell>
          <table:table-cell office:value-type="float" office:value="4.34876441955566" calcext:value-type="float">
            <text:p>4,34876441955566</text:p>
          </table:table-cell>
          <table:table-cell office:value-type="float" office:value="4.08717073093761" calcext:value-type="float">
            <text:p>4,08717073093761</text:p>
          </table:table-cell>
          <table:table-cell office:value-type="float" office:value="3.8790545463562" calcext:value-type="float">
            <text:p>3,879054546356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6</text:p>
          </table:table-cell>
          <table:table-cell office:value-type="float" office:value="359" calcext:value-type="float">
            <text:p>359</text:p>
          </table:table-cell>
          <table:table-cell office:value-type="float" office:value="3.95797228813171" calcext:value-type="float">
            <text:p>3,95797228813171</text:p>
          </table:table-cell>
          <table:table-cell office:value-type="float" office:value="3.74108626625755" calcext:value-type="float">
            <text:p>3,74108626625755</text:p>
          </table:table-cell>
          <table:table-cell office:value-type="float" office:value="3.54092741012573" calcext:value-type="float">
            <text:p>3,5409274101257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7</text:p>
          </table:table-cell>
          <table:table-cell office:value-type="float" office:value="590" calcext:value-type="float">
            <text:p>590</text:p>
          </table:table-cell>
          <table:table-cell office:value-type="float" office:value="3.28567957878113" calcext:value-type="float">
            <text:p>3,28567957878113</text:p>
          </table:table-cell>
          <table:table-cell office:value-type="float" office:value="3.13802079720931" calcext:value-type="float">
            <text:p>3,13802079720931</text:p>
          </table:table-cell>
          <table:table-cell office:value-type="float" office:value="2.93758153915405" calcext:value-type="float">
            <text:p>2,9375815391540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8</text:p>
          </table:table-cell>
          <table:table-cell office:value-type="float" office:value="1136" calcext:value-type="float">
            <text:p>1136</text:p>
          </table:table-cell>
          <table:table-cell office:value-type="float" office:value="5.09265232086182" calcext:value-type="float">
            <text:p>5,09265232086182</text:p>
          </table:table-cell>
          <table:table-cell office:value-type="float" office:value="4.49312387813221" calcext:value-type="float">
            <text:p>4,49312387813221</text:p>
          </table:table-cell>
          <table:table-cell office:value-type="float" office:value="4.0958456993103" calcext:value-type="float">
            <text:p>4,095845699310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9</text:p>
          </table:table-cell>
          <table:table-cell office:value-type="float" office:value="1457" calcext:value-type="float">
            <text:p>1457</text:p>
          </table:table-cell>
          <table:table-cell office:value-type="float" office:value="5.77172708511353" calcext:value-type="float">
            <text:p>5,77172708511353</text:p>
          </table:table-cell>
          <table:table-cell office:value-type="float" office:value="4.60062074661255" calcext:value-type="float">
            <text:p>4,60062074661255</text:p>
          </table:table-cell>
          <table:table-cell office:value-type="float" office:value="4.07939887046814" calcext:value-type="float">
            <text:p>4,0793988704681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50</text:p>
          </table:table-cell>
          <table:table-cell office:value-type="float" office:value="664" calcext:value-type="float">
            <text:p>664</text:p>
          </table:table-cell>
          <table:table-cell office:value-type="float" office:value="4.58374762535095" calcext:value-type="float">
            <text:p>4,58374762535095</text:p>
          </table:table-cell>
          <table:table-cell office:value-type="float" office:value="4.19039190899242" calcext:value-type="float">
            <text:p>4,19039190899242</text:p>
          </table:table-cell>
          <table:table-cell office:value-type="float" office:value="3.92635250091553" calcext:value-type="float">
            <text:p>3,9263525009155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Total</text:p>
          </table:table-cell>
          <table:table-cell/>
          <table:table-cell table:formula="of:=SUM([.T3:.T52])" office:value-type="float" office:value="202.657773733139" calcext:value-type="float">
            <text:p>202,657773733139</text:p>
          </table:table-cell>
          <table:table-cell table:formula="of:=SUM([.U3:.U52])" office:value-type="float" office:value="174.849656668576" calcext:value-type="float">
            <text:p>174,849656668576</text:p>
          </table:table-cell>
          <table:table-cell table:formula="of:=SUM([.V3:.V52])" office:value-type="float" office:value="161.324085235596" calcext:value-type="float">
            <text:p>161,324085235596</text:p>
          </table:table-cell>
        </table:table-row>
        <table:table-row table:style-name="ro1" table:number-rows-repeated="35">
          <table:table-cell table:number-columns-repeated="22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</table:table>
      <table:table table:name="10_Janelas sup_0.005&amp;conf_0.9" table:style-name="ta1"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80.6446113586426" calcext:value-type="float">
            <text:p>80,644611358642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72.5348703861237" calcext:value-type="float">
            <text:p>72,534870386123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70.731264591217" calcext:value-type="float">
            <text:p>70,73126459121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68.754145860672" calcext:value-type="float">
            <text:p>68,75414586067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70.3331410884857" calcext:value-type="float">
            <text:p>70,333141088485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71.1049654483795" calcext:value-type="float">
            <text:p>71,104965448379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70.9801061153412" calcext:value-type="float">
            <text:p>70,980106115341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70.5292716026306" calcext:value-type="float">
            <text:p>70,529271602630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71.9398365020752" calcext:value-type="float">
            <text:p>71,939836502075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74.0589299201965" calcext:value-type="float">
            <text:p>74,058929920196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74.1357607841492" calcext:value-type="float">
            <text:p>74,135760784149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73.1183960437775" calcext:value-type="float">
            <text:p>73,118396043777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table:formula="of:=SUM([.C2];[.G2];[.K2];[.O2];[.S2];[.W2];[.AA2];[.AE2];[.AI2];[.AM2];[.AQ2]) / [.BA2]" office:value-type="float" office:value="66.3122419714928" calcext:value-type="float">
            <text:p>66,3122419714928</text:p>
          </table:table-cell>
          <table:table-cell/>
          <table:table-cell table:formula="of:=COUNTA([.C2];[.G2];[.K2];[.O2];[.S2];[.W2];[.AA2];[.AE2];[.AI2];[.AM2];[.AQ2];[.AU2])" office:value-type="float" office:value="12" calcext:value-type="float">
            <text:p>12</text:p>
          </table:table-cell>
          <table:table-cell/>
          <table:table-cell table:formula="of:=MAX([.G2];[.K2];[.O2];[.S2];[.W2];[.AA2];[.AE2];[.AI2];[.AM2];[.AQ2];[.AU2])" office:value-type="float" office:value="74.1357607841492" calcext:value-type="float">
            <text:p>74,1357607841492</text:p>
          </table:table-cell>
          <table:table-cell table:formula="of:=MIN([.G2];[.K2];[.O2];[.S2];[.W2];[.AA2];[.AE2];[.AI2];[.AM2];[.AQ2];[.AU2])" office:value-type="float" office:value="68.754145860672" calcext:value-type="float">
            <text:p>68,7541458606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5" calcext:value-type="float">
            <text:p>5</text:p>
          </table:table-cell>
          <table:table-cell office:value-type="float" office:value="8.59453415870667" calcext:value-type="float">
            <text:p>8,5945341587066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5" calcext:value-type="float">
            <text:p>5</text:p>
          </table:table-cell>
          <table:table-cell office:value-type="float" office:value="7.31212830543518" calcext:value-type="float">
            <text:p>7,3121283054351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5" calcext:value-type="float">
            <text:p>5</text:p>
          </table:table-cell>
          <table:table-cell office:value-type="float" office:value="7.07994055747986" calcext:value-type="float">
            <text:p>7,0799405574798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5" calcext:value-type="float">
            <text:p>5</text:p>
          </table:table-cell>
          <table:table-cell office:value-type="float" office:value="7.15292143821716" calcext:value-type="float">
            <text:p>7,1529214382171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5" calcext:value-type="float">
            <text:p>5</text:p>
          </table:table-cell>
          <table:table-cell office:value-type="float" office:value="8.06304097175598" calcext:value-type="float">
            <text:p>8,0630409717559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5" calcext:value-type="float">
            <text:p>5</text:p>
          </table:table-cell>
          <table:table-cell office:value-type="float" office:value="7.3187747001648" calcext:value-type="float">
            <text:p>7,318774700164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5" calcext:value-type="float">
            <text:p>5</text:p>
          </table:table-cell>
          <table:table-cell office:value-type="float" office:value="7.45077681541443" calcext:value-type="float">
            <text:p>7,4507768154144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5" calcext:value-type="float">
            <text:p>5</text:p>
          </table:table-cell>
          <table:table-cell office:value-type="float" office:value="7.37462687492371" calcext:value-type="float">
            <text:p>7,3746268749237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5" calcext:value-type="float">
            <text:p>5</text:p>
          </table:table-cell>
          <table:table-cell office:value-type="float" office:value="7.13882088661194" calcext:value-type="float">
            <text:p>7,1388208866119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5" calcext:value-type="float">
            <text:p>5</text:p>
          </table:table-cell>
          <table:table-cell office:value-type="float" office:value="8.04547166824341" calcext:value-type="float">
            <text:p>8,0454716682434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5" calcext:value-type="float">
            <text:p>5</text:p>
          </table:table-cell>
          <table:table-cell office:value-type="float" office:value="7.44036293029785" calcext:value-type="float">
            <text:p>7,4403629302978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5" calcext:value-type="float">
            <text:p>5</text:p>
          </table:table-cell>
          <table:table-cell office:value-type="float" office:value="7.48736357688904" calcext:value-type="float">
            <text:p>7,4873635768890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5" calcext:value-type="float">
            <text:p>5</text:p>
          </table:table-cell>
          <table:table-cell table:formula="of:=SUM([.C3];[.G3];[.K3];[.O3];[.S3];[.W3];[.AA3];[.AE3];[.AI3];[.AM3];[.AQ3]) / [.BA2]" office:value-type="float" office:value="6.91428327560425" calcext:value-type="float">
            <text:p>6,91428327560425</text:p>
          </table:table-cell>
          <table:table-cell table:number-columns-repeated="3"/>
          <table:table-cell table:formula="of:=MAX([.G3];[.K3];[.O3];[.S3];[.W3];[.AA3];[.AE3];[.AI3];[.AM3];[.AQ3];[.AU3])" office:value-type="float" office:value="8.06304097175598" calcext:value-type="float">
            <text:p>8,06304097175598</text:p>
          </table:table-cell>
          <table:table-cell table:formula="of:=MIN([.G3];[.K3];[.O3];[.S3];[.W3];[.AA3];[.AE3];[.AI3];[.AM3];[.AQ3];[.AU3])" office:value-type="float" office:value="7.07994055747986" calcext:value-type="float">
            <text:p>7,079940557479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0" calcext:value-type="float">
            <text:p>0</text:p>
          </table:table-cell>
          <table:table-cell office:value-type="float" office:value="9.99413371086121" calcext:value-type="float">
            <text:p>9,9941337108612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0" calcext:value-type="float">
            <text:p>0</text:p>
          </table:table-cell>
          <table:table-cell office:value-type="float" office:value="8.62471008300781" calcext:value-type="float">
            <text:p>8,6247100830078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0" calcext:value-type="float">
            <text:p>0</text:p>
          </table:table-cell>
          <table:table-cell office:value-type="float" office:value="9.15286612510681" calcext:value-type="float">
            <text:p>9,1528661251068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0" calcext:value-type="float">
            <text:p>0</text:p>
          </table:table-cell>
          <table:table-cell office:value-type="float" office:value="8.47513151168823" calcext:value-type="float">
            <text:p>8,4751315116882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0" calcext:value-type="float">
            <text:p>0</text:p>
          </table:table-cell>
          <table:table-cell office:value-type="float" office:value="9.02280282974243" calcext:value-type="float">
            <text:p>9,0228028297424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0" calcext:value-type="float">
            <text:p>0</text:p>
          </table:table-cell>
          <table:table-cell office:value-type="float" office:value="8.2969536781311" calcext:value-type="float">
            <text:p>8,296953678131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0" calcext:value-type="float">
            <text:p>0</text:p>
          </table:table-cell>
          <table:table-cell office:value-type="float" office:value="8.48395943641663" calcext:value-type="float">
            <text:p>8,4839594364166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0" calcext:value-type="float">
            <text:p>0</text:p>
          </table:table-cell>
          <table:table-cell office:value-type="float" office:value="8.62314558029175" calcext:value-type="float">
            <text:p>8,6231455802917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0" calcext:value-type="float">
            <text:p>0</text:p>
          </table:table-cell>
          <table:table-cell office:value-type="float" office:value="8.43056011199951" calcext:value-type="float">
            <text:p>8,4305601119995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0" calcext:value-type="float">
            <text:p>0</text:p>
          </table:table-cell>
          <table:table-cell office:value-type="float" office:value="9.23301720619202" calcext:value-type="float">
            <text:p>9,2330172061920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0" calcext:value-type="float">
            <text:p>0</text:p>
          </table:table-cell>
          <table:table-cell office:value-type="float" office:value="9.24974846839905" calcext:value-type="float">
            <text:p>9,2497484683990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0" calcext:value-type="float">
            <text:p>0</text:p>
          </table:table-cell>
          <table:table-cell office:value-type="float" office:value="8.76361322402954" calcext:value-type="float">
            <text:p>8,76361322402954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0" calcext:value-type="float">
            <text:p>0</text:p>
          </table:table-cell>
          <table:table-cell table:formula="of:=SUM([.C4];[.G4];[.K4];[.O4];[.S4];[.W4];[.AA4];[.AE4];[.AI4];[.AM4];[.AQ4]) / [.BA2]" office:value-type="float" office:value="8.13225239515305" calcext:value-type="float">
            <text:p>8,13225239515305</text:p>
          </table:table-cell>
          <table:table-cell table:number-columns-repeated="3"/>
          <table:table-cell table:formula="of:=MAX([.G4];[.K4];[.O4];[.S4];[.W4];[.AA4];[.AE4];[.AI4];[.AM4];[.AQ4];[.AU4])" office:value-type="float" office:value="9.24974846839905" calcext:value-type="float">
            <text:p>9,24974846839905</text:p>
          </table:table-cell>
          <table:table-cell table:formula="of:=MIN([.G4];[.K4];[.O4];[.S4];[.W4];[.AA4];[.AE4];[.AI4];[.AM4];[.AQ4];[.AU4])" office:value-type="float" office:value="8.2969536781311" calcext:value-type="float">
            <text:p>8,2969536781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2120" calcext:value-type="float">
            <text:p>2120</text:p>
          </table:table-cell>
          <table:table-cell office:value-type="float" office:value="14.5694932937622" calcext:value-type="float">
            <text:p>14,569493293762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120" calcext:value-type="float">
            <text:p>2120</text:p>
          </table:table-cell>
          <table:table-cell office:value-type="float" office:value="12.2340672016144" calcext:value-type="float">
            <text:p>12,234067201614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120" calcext:value-type="float">
            <text:p>2120</text:p>
          </table:table-cell>
          <table:table-cell office:value-type="float" office:value="12.0804498195648" calcext:value-type="float">
            <text:p>12,080449819564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120" calcext:value-type="float">
            <text:p>2120</text:p>
          </table:table-cell>
          <table:table-cell office:value-type="float" office:value="12.7361755371094" calcext:value-type="float">
            <text:p>12,736175537109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120" calcext:value-type="float">
            <text:p>2120</text:p>
          </table:table-cell>
          <table:table-cell office:value-type="float" office:value="12.3033890724182" calcext:value-type="float">
            <text:p>12,303389072418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120" calcext:value-type="float">
            <text:p>2120</text:p>
          </table:table-cell>
          <table:table-cell office:value-type="float" office:value="12.2063484191895" calcext:value-type="float">
            <text:p>12,206348419189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120" calcext:value-type="float">
            <text:p>2120</text:p>
          </table:table-cell>
          <table:table-cell office:value-type="float" office:value="12.0371940135956" calcext:value-type="float">
            <text:p>12,037194013595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120" calcext:value-type="float">
            <text:p>2120</text:p>
          </table:table-cell>
          <table:table-cell office:value-type="float" office:value="12.1159007549286" calcext:value-type="float">
            <text:p>12,115900754928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120" calcext:value-type="float">
            <text:p>2120</text:p>
          </table:table-cell>
          <table:table-cell office:value-type="float" office:value="12.3845579624176" calcext:value-type="float">
            <text:p>12,384557962417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120" calcext:value-type="float">
            <text:p>2120</text:p>
          </table:table-cell>
          <table:table-cell office:value-type="float" office:value="12.8044080734253" calcext:value-type="float">
            <text:p>12,804408073425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120" calcext:value-type="float">
            <text:p>2120</text:p>
          </table:table-cell>
          <table:table-cell office:value-type="float" office:value="12.3338284492493" calcext:value-type="float">
            <text:p>12,333828449249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120" calcext:value-type="float">
            <text:p>2120</text:p>
          </table:table-cell>
          <table:table-cell office:value-type="float" office:value="12.3915901184082" calcext:value-type="float">
            <text:p>12,391590118408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120" calcext:value-type="float">
            <text:p>2120</text:p>
          </table:table-cell>
          <table:table-cell table:formula="of:=SUM([.C5];[.G5];[.K5];[.O5];[.S5];[.W5];[.AA5];[.AE5];[.AI5];[.AM5];[.AQ5]) / [.BA2]" office:value-type="float" office:value="11.4838177164396" calcext:value-type="float">
            <text:p>11,4838177164396</text:p>
          </table:table-cell>
          <table:table-cell table:number-columns-repeated="3"/>
          <table:table-cell table:formula="of:=MAX([.G5];[.K5];[.O5];[.S5];[.W5];[.AA5];[.AE5];[.AI5];[.AM5];[.AQ5];[.AU5])" office:value-type="float" office:value="12.8044080734253" calcext:value-type="float">
            <text:p>12,8044080734253</text:p>
          </table:table-cell>
          <table:table-cell table:formula="of:=MIN([.G5];[.K5];[.O5];[.S5];[.W5];[.AA5];[.AE5];[.AI5];[.AM5];[.AQ5];[.AU5])" office:value-type="float" office:value="12.0371940135956" calcext:value-type="float">
            <text:p>12,037194013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1034" calcext:value-type="float">
            <text:p>1034</text:p>
          </table:table-cell>
          <table:table-cell office:value-type="float" office:value="14.4079418182373" calcext:value-type="float">
            <text:p>14,407941818237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34" calcext:value-type="float">
            <text:p>1034</text:p>
          </table:table-cell>
          <table:table-cell office:value-type="float" office:value="11.6066493988037" calcext:value-type="float">
            <text:p>11,606649398803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34" calcext:value-type="float">
            <text:p>1034</text:p>
          </table:table-cell>
          <table:table-cell office:value-type="float" office:value="11.7853028774261" calcext:value-type="float">
            <text:p>11,785302877426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34" calcext:value-type="float">
            <text:p>1034</text:p>
          </table:table-cell>
          <table:table-cell office:value-type="float" office:value="11.7586224079132" calcext:value-type="float">
            <text:p>11,758622407913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34" calcext:value-type="float">
            <text:p>1034</text:p>
          </table:table-cell>
          <table:table-cell office:value-type="float" office:value="11.8030281066895" calcext:value-type="float">
            <text:p>11,803028106689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34" calcext:value-type="float">
            <text:p>1034</text:p>
          </table:table-cell>
          <table:table-cell office:value-type="float" office:value="12.2428030967712" calcext:value-type="float">
            <text:p>12,242803096771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34" calcext:value-type="float">
            <text:p>1034</text:p>
          </table:table-cell>
          <table:table-cell office:value-type="float" office:value="12.059891462326" calcext:value-type="float">
            <text:p>12,05989146232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34" calcext:value-type="float">
            <text:p>1034</text:p>
          </table:table-cell>
          <table:table-cell office:value-type="float" office:value="11.9546294212341" calcext:value-type="float">
            <text:p>11,954629421234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34" calcext:value-type="float">
            <text:p>1034</text:p>
          </table:table-cell>
          <table:table-cell office:value-type="float" office:value="11.6723141670227" calcext:value-type="float">
            <text:p>11,672314167022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34" calcext:value-type="float">
            <text:p>1034</text:p>
          </table:table-cell>
          <table:table-cell office:value-type="float" office:value="12.3280439376831" calcext:value-type="float">
            <text:p>12,328043937683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34" calcext:value-type="float">
            <text:p>1034</text:p>
          </table:table-cell>
          <table:table-cell office:value-type="float" office:value="12.1205589771271" calcext:value-type="float">
            <text:p>12,120558977127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34" calcext:value-type="float">
            <text:p>1034</text:p>
          </table:table-cell>
          <table:table-cell office:value-type="float" office:value="12.1492395401001" calcext:value-type="float">
            <text:p>12,149239540100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34" calcext:value-type="float">
            <text:p>1034</text:p>
          </table:table-cell>
          <table:table-cell table:formula="of:=SUM([.C6];[.G6];[.K6];[.O6];[.S6];[.W6];[.AA6];[.AE6];[.AI6];[.AM6];[.AQ6]) / [.BA2]" office:value-type="float" office:value="11.1449821392695" calcext:value-type="float">
            <text:p>11,1449821392695</text:p>
          </table:table-cell>
          <table:table-cell table:number-columns-repeated="3"/>
          <table:table-cell table:formula="of:=MAX([.G6];[.K6];[.O6];[.S6];[.W6];[.AA6];[.AE6];[.AI6];[.AM6];[.AQ6];[.AU6])" office:value-type="float" office:value="12.3280439376831" calcext:value-type="float">
            <text:p>12,3280439376831</text:p>
          </table:table-cell>
          <table:table-cell table:formula="of:=MIN([.G6];[.K6];[.O6];[.S6];[.W6];[.AA6];[.AE6];[.AI6];[.AM6];[.AQ6];[.AU6])" office:value-type="float" office:value="11.6066493988037" calcext:value-type="float">
            <text:p>11,6066493988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1425" calcext:value-type="float">
            <text:p>1425</text:p>
          </table:table-cell>
          <table:table-cell office:value-type="float" office:value="12.928190946579" calcext:value-type="float">
            <text:p>12,92819094657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25" calcext:value-type="float">
            <text:p>1425</text:p>
          </table:table-cell>
          <table:table-cell office:value-type="float" office:value="9.96019220352173" calcext:value-type="float">
            <text:p>9,9601922035217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25" calcext:value-type="float">
            <text:p>1425</text:p>
          </table:table-cell>
          <table:table-cell office:value-type="float" office:value="9.90039157867432" calcext:value-type="float">
            <text:p>9,9003915786743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25" calcext:value-type="float">
            <text:p>1425</text:p>
          </table:table-cell>
          <table:table-cell office:value-type="float" office:value="9.98630332946777" calcext:value-type="float">
            <text:p>9,9863033294677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25" calcext:value-type="float">
            <text:p>1425</text:p>
          </table:table-cell>
          <table:table-cell office:value-type="float" office:value="9.9311306476593" calcext:value-type="float">
            <text:p>9,931130647659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25" calcext:value-type="float">
            <text:p>1425</text:p>
          </table:table-cell>
          <table:table-cell office:value-type="float" office:value="10.0011975765228" calcext:value-type="float">
            <text:p>10,001197576522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25" calcext:value-type="float">
            <text:p>1425</text:p>
          </table:table-cell>
          <table:table-cell office:value-type="float" office:value="9.94650292396545" calcext:value-type="float">
            <text:p>9,94650292396545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25" calcext:value-type="float">
            <text:p>1425</text:p>
          </table:table-cell>
          <table:table-cell office:value-type="float" office:value="10.7163391113281" calcext:value-type="float">
            <text:p>10,716339111328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25" calcext:value-type="float">
            <text:p>1425</text:p>
          </table:table-cell>
          <table:table-cell office:value-type="float" office:value="10.5356178283691" calcext:value-type="float">
            <text:p>10,535617828369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25" calcext:value-type="float">
            <text:p>1425</text:p>
          </table:table-cell>
          <table:table-cell office:value-type="float" office:value="11.1351413726807" calcext:value-type="float">
            <text:p>11,135141372680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25" calcext:value-type="float">
            <text:p>1425</text:p>
          </table:table-cell>
          <table:table-cell office:value-type="float" office:value="10.9922337532043" calcext:value-type="float">
            <text:p>10,992233753204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25" calcext:value-type="float">
            <text:p>1425</text:p>
          </table:table-cell>
          <table:table-cell office:value-type="float" office:value="10.9333109855652" calcext:value-type="float">
            <text:p>10,933310985565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25" calcext:value-type="float">
            <text:p>1425</text:p>
          </table:table-cell>
          <table:table-cell table:formula="of:=SUM([.C7];[.G7];[.K7];[.O7];[.S7];[.W7];[.AA7];[.AE7];[.AI7];[.AM7];[.AQ7]) / [.BA2]" office:value-type="float" office:value="9.66943677266438" calcext:value-type="float">
            <text:p>9,66943677266438</text:p>
          </table:table-cell>
          <table:table-cell table:number-columns-repeated="3"/>
          <table:table-cell table:formula="of:=MAX([.G7];[.K7];[.O7];[.S7];[.W7];[.AA7];[.AE7];[.AI7];[.AM7];[.AQ7];[.AU7])" office:value-type="float" office:value="11.1351413726807" calcext:value-type="float">
            <text:p>11,1351413726807</text:p>
          </table:table-cell>
          <table:table-cell table:formula="of:=MIN([.G7];[.K7];[.O7];[.S7];[.W7];[.AA7];[.AE7];[.AI7];[.AM7];[.AQ7];[.AU7])" office:value-type="float" office:value="9.90039157867432" calcext:value-type="float">
            <text:p>9,900391578674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131" calcext:value-type="float">
            <text:p>131</text:p>
          </table:table-cell>
          <table:table-cell office:value-type="float" office:value="10.4321570396423" calcext:value-type="float">
            <text:p>10,432157039642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31" calcext:value-type="float">
            <text:p>131</text:p>
          </table:table-cell>
          <table:table-cell office:value-type="float" office:value="8.38111639022827" calcext:value-type="float">
            <text:p>8,3811163902282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31" calcext:value-type="float">
            <text:p>131</text:p>
          </table:table-cell>
          <table:table-cell office:value-type="float" office:value="8.31880307197571" calcext:value-type="float">
            <text:p>8,31880307197571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31" calcext:value-type="float">
            <text:p>131</text:p>
          </table:table-cell>
          <table:table-cell office:value-type="float" office:value="8.6374626159668" calcext:value-type="float">
            <text:p>8,637462615966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31" calcext:value-type="float">
            <text:p>131</text:p>
          </table:table-cell>
          <table:table-cell office:value-type="float" office:value="8.76829314231873" calcext:value-type="float">
            <text:p>8,7682931423187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31" calcext:value-type="float">
            <text:p>131</text:p>
          </table:table-cell>
          <table:table-cell office:value-type="float" office:value="8.79593753814697" calcext:value-type="float">
            <text:p>8,7959375381469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31" calcext:value-type="float">
            <text:p>131</text:p>
          </table:table-cell>
          <table:table-cell office:value-type="float" office:value="8.5017580986023" calcext:value-type="float">
            <text:p>8,501758098602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31" calcext:value-type="float">
            <text:p>131</text:p>
          </table:table-cell>
          <table:table-cell office:value-type="float" office:value="8.3718204498291" calcext:value-type="float">
            <text:p>8,3718204498291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31" calcext:value-type="float">
            <text:p>131</text:p>
          </table:table-cell>
          <table:table-cell office:value-type="float" office:value="8.8398859500885" calcext:value-type="float">
            <text:p>8,839885950088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31" calcext:value-type="float">
            <text:p>131</text:p>
          </table:table-cell>
          <table:table-cell office:value-type="float" office:value="8.89637279510498" calcext:value-type="float">
            <text:p>8,8963727951049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31" calcext:value-type="float">
            <text:p>131</text:p>
          </table:table-cell>
          <table:table-cell office:value-type="float" office:value="8.7675256729126" calcext:value-type="float">
            <text:p>8,767525672912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31" calcext:value-type="float">
            <text:p>131</text:p>
          </table:table-cell>
          <table:table-cell office:value-type="float" office:value="8.57363247871399" calcext:value-type="float">
            <text:p>8,5736324787139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31" calcext:value-type="float">
            <text:p>131</text:p>
          </table:table-cell>
          <table:table-cell table:formula="of:=SUM([.C8];[.G8];[.K8];[.O8];[.S8];[.W8];[.AA8];[.AE8];[.AI8];[.AM8];[.AQ8]) / [.BA2]" office:value-type="float" office:value="8.05926106373469" calcext:value-type="float">
            <text:p>8,05926106373469</text:p>
          </table:table-cell>
          <table:table-cell table:number-columns-repeated="3"/>
          <table:table-cell table:formula="of:=MAX([.G8];[.K8];[.O8];[.S8];[.W8];[.AA8];[.AE8];[.AI8];[.AM8];[.AQ8];[.AU8])" office:value-type="float" office:value="8.89637279510498" calcext:value-type="float">
            <text:p>8,89637279510498</text:p>
          </table:table-cell>
          <table:table-cell table:formula="of:=MIN([.G8];[.K8];[.O8];[.S8];[.W8];[.AA8];[.AE8];[.AI8];[.AM8];[.AQ8];[.AU8])" office:value-type="float" office:value="8.31880307197571" calcext:value-type="float">
            <text:p>8,31880307197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0" calcext:value-type="float">
            <text:p>0</text:p>
          </table:table-cell>
          <table:table-cell office:value-type="float" office:value="10.3239340782166" calcext:value-type="float">
            <text:p>10,323934078216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0" calcext:value-type="float">
            <text:p>0</text:p>
          </table:table-cell>
          <table:table-cell office:value-type="float" office:value="8.744380235672" calcext:value-type="float">
            <text:p>8,74438023567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0" calcext:value-type="float">
            <text:p>0</text:p>
          </table:table-cell>
          <table:table-cell office:value-type="float" office:value="8.69414567947388" calcext:value-type="float">
            <text:p>8,6941456794738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0" calcext:value-type="float">
            <text:p>0</text:p>
          </table:table-cell>
          <table:table-cell office:value-type="float" office:value="9.06083965301514" calcext:value-type="float">
            <text:p>9,0608396530151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0" calcext:value-type="float">
            <text:p>0</text:p>
          </table:table-cell>
          <table:table-cell office:value-type="float" office:value="9.00091028213501" calcext:value-type="float">
            <text:p>9,0009102821350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0" calcext:value-type="float">
            <text:p>0</text:p>
          </table:table-cell>
          <table:table-cell office:value-type="float" office:value="8.82174420356751" calcext:value-type="float">
            <text:p>8,8217442035675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0" calcext:value-type="float">
            <text:p>0</text:p>
          </table:table-cell>
          <table:table-cell office:value-type="float" office:value="9.48964357376099" calcext:value-type="float">
            <text:p>9,4896435737609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0" calcext:value-type="float">
            <text:p>0</text:p>
          </table:table-cell>
          <table:table-cell office:value-type="float" office:value="8.57038283348084" calcext:value-type="float">
            <text:p>8,5703828334808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0" calcext:value-type="float">
            <text:p>0</text:p>
          </table:table-cell>
          <table:table-cell office:value-type="float" office:value="9.01690077781677" calcext:value-type="float">
            <text:p>9,0169007778167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0" calcext:value-type="float">
            <text:p>0</text:p>
          </table:table-cell>
          <table:table-cell office:value-type="float" office:value="9.30901193618774" calcext:value-type="float">
            <text:p>9,3090119361877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0" calcext:value-type="float">
            <text:p>0</text:p>
          </table:table-cell>
          <table:table-cell office:value-type="float" office:value="9.09801769256592" calcext:value-type="float">
            <text:p>9,0980176925659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0" calcext:value-type="float">
            <text:p>0</text:p>
          </table:table-cell>
          <table:table-cell office:value-type="float" office:value="8.88750696182251" calcext:value-type="float">
            <text:p>8,8875069618225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0" calcext:value-type="float">
            <text:p>0</text:p>
          </table:table-cell>
          <table:table-cell table:formula="of:=SUM([.C9];[.G9];[.K9];[.O9];[.S9];[.W9];[.AA9];[.AE9];[.AI9];[.AM9];[.AQ9]) / [.BA2]" office:value-type="float" office:value="8.34415924549103" calcext:value-type="float">
            <text:p>8,34415924549103</text:p>
          </table:table-cell>
          <table:table-cell table:number-columns-repeated="3"/>
          <table:table-cell table:formula="of:=MAX([.G9];[.K9];[.O9];[.S9];[.W9];[.AA9];[.AE9];[.AI9];[.AM9];[.AQ9];[.AU9])" office:value-type="float" office:value="9.48964357376099" calcext:value-type="float">
            <text:p>9,48964357376099</text:p>
          </table:table-cell>
          <table:table-cell table:formula="of:=MIN([.G9];[.K9];[.O9];[.S9];[.W9];[.AA9];[.AE9];[.AI9];[.AM9];[.AQ9];[.AU9])" office:value-type="float" office:value="8.57038283348084" calcext:value-type="float">
            <text:p>8,570382833480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56" calcext:value-type="float">
            <text:p>56</text:p>
          </table:table-cell>
          <table:table-cell office:value-type="float" office:value="13.3905346393585" calcext:value-type="float">
            <text:p>13,390534639358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56" calcext:value-type="float">
            <text:p>56</text:p>
          </table:table-cell>
          <table:table-cell office:value-type="float" office:value="12.56560587883" calcext:value-type="float">
            <text:p>12,5656058788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56" calcext:value-type="float">
            <text:p>56</text:p>
          </table:table-cell>
          <table:table-cell office:value-type="float" office:value="12.5119414329529" calcext:value-type="float">
            <text:p>12,511941432952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56" calcext:value-type="float">
            <text:p>56</text:p>
          </table:table-cell>
          <table:table-cell office:value-type="float" office:value="11.9154543876648" calcext:value-type="float">
            <text:p>11,915454387664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56" calcext:value-type="float">
            <text:p>56</text:p>
          </table:table-cell>
          <table:table-cell office:value-type="float" office:value="12.4213585853577" calcext:value-type="float">
            <text:p>12,421358585357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56" calcext:value-type="float">
            <text:p>56</text:p>
          </table:table-cell>
          <table:table-cell office:value-type="float" office:value="12.5800318717957" calcext:value-type="float">
            <text:p>12,580031871795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56" calcext:value-type="float">
            <text:p>56</text:p>
          </table:table-cell>
          <table:table-cell office:value-type="float" office:value="11.847047328949" calcext:value-type="float">
            <text:p>11,84704732894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56" calcext:value-type="float">
            <text:p>56</text:p>
          </table:table-cell>
          <table:table-cell office:value-type="float" office:value="12.3826320171356" calcext:value-type="float">
            <text:p>12,382632017135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56" calcext:value-type="float">
            <text:p>56</text:p>
          </table:table-cell>
          <table:table-cell office:value-type="float" office:value="12.6979558467865" calcext:value-type="float">
            <text:p>12,697955846786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56" calcext:value-type="float">
            <text:p>56</text:p>
          </table:table-cell>
          <table:table-cell office:value-type="float" office:value="13.6759519577026" calcext:value-type="float">
            <text:p>13,675951957702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56" calcext:value-type="float">
            <text:p>56</text:p>
          </table:table-cell>
          <table:table-cell office:value-type="float" office:value="12.5538394451141" calcext:value-type="float">
            <text:p>12,553839445114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56" calcext:value-type="float">
            <text:p>56</text:p>
          </table:table-cell>
          <table:table-cell office:value-type="float" office:value="12.5536730289459" calcext:value-type="float">
            <text:p>12,553673028945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56" calcext:value-type="float">
            <text:p>56</text:p>
          </table:table-cell>
          <table:table-cell table:formula="of:=SUM([.C10];[.G10];[.K10];[.O10];[.S10];[.W10];[.AA10];[.AE10];[.AI10];[.AM10];[.AQ10]) / [.BA2]" office:value-type="float" office:value="11.5451961159706" calcext:value-type="float">
            <text:p>11,5451961159706</text:p>
          </table:table-cell>
          <table:table-cell table:number-columns-repeated="3"/>
          <table:table-cell table:formula="of:=MAX([.G10];[.K10];[.O10];[.S10];[.W10];[.AA10];[.AE10];[.AI10];[.AM10];[.AQ10];[.AU10])" office:value-type="float" office:value="13.6759519577026" calcext:value-type="float">
            <text:p>13,6759519577026</text:p>
          </table:table-cell>
          <table:table-cell table:formula="of:=MIN([.G10];[.K10];[.O10];[.S10];[.W10];[.AA10];[.AE10];[.AI10];[.AM10];[.AQ10];[.AU10])" office:value-type="float" office:value="11.847047328949" calcext:value-type="float">
            <text:p>11,8470473289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5" calcext:value-type="float">
            <text:p>5</text:p>
          </table:table-cell>
          <table:table-cell office:value-type="float" office:value="12.6482598781586" calcext:value-type="float">
            <text:p>12,648259878158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5" calcext:value-type="float">
            <text:p>5</text:p>
          </table:table-cell>
          <table:table-cell office:value-type="float" office:value="10.4487287998199" calcext:value-type="float">
            <text:p>10,448728799819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5" calcext:value-type="float">
            <text:p>5</text:p>
          </table:table-cell>
          <table:table-cell office:value-type="float" office:value="10.2208728790283" calcext:value-type="float">
            <text:p>10,220872879028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5" calcext:value-type="float">
            <text:p>5</text:p>
          </table:table-cell>
          <table:table-cell office:value-type="float" office:value="11.2164573669434" calcext:value-type="float">
            <text:p>11,216457366943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5" calcext:value-type="float">
            <text:p>5</text:p>
          </table:table-cell>
          <table:table-cell office:value-type="float" office:value="10.642199754715" calcext:value-type="float">
            <text:p>10,64219975471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5" calcext:value-type="float">
            <text:p>5</text:p>
          </table:table-cell>
          <table:table-cell office:value-type="float" office:value="10.1919152736664" calcext:value-type="float">
            <text:p>10,191915273666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5" calcext:value-type="float">
            <text:p>5</text:p>
          </table:table-cell>
          <table:table-cell office:value-type="float" office:value="10.4238293170929" calcext:value-type="float">
            <text:p>10,423829317092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5" calcext:value-type="float">
            <text:p>5</text:p>
          </table:table-cell>
          <table:table-cell office:value-type="float" office:value="10.3088977336884" calcext:value-type="float">
            <text:p>10,308897733688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5" calcext:value-type="float">
            <text:p>5</text:p>
          </table:table-cell>
          <table:table-cell office:value-type="float" office:value="10.8281502723694" calcext:value-type="float">
            <text:p>10,828150272369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5" calcext:value-type="float">
            <text:p>5</text:p>
          </table:table-cell>
          <table:table-cell office:value-type="float" office:value="10.4044647216797" calcext:value-type="float">
            <text:p>10,404464721679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5" calcext:value-type="float">
            <text:p>5</text:p>
          </table:table-cell>
          <table:table-cell office:value-type="float" office:value="10.7152016162872" calcext:value-type="float">
            <text:p>10,715201616287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5" calcext:value-type="float">
            <text:p>5</text:p>
          </table:table-cell>
          <table:table-cell office:value-type="float" office:value="10.5063560009003" calcext:value-type="float">
            <text:p>10,506356000900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5" calcext:value-type="float">
            <text:p>5</text:p>
          </table:table-cell>
          <table:table-cell table:formula="of:=SUM([.C11];[.G11];[.K11];[.O11];[.S11];[.W11];[.AA11];[.AE11];[.AI11];[.AM11];[.AQ11]) / [.BA2]" office:value-type="float" office:value="9.83741480112077" calcext:value-type="float">
            <text:p>9,83741480112077</text:p>
          </table:table-cell>
          <table:table-cell table:number-columns-repeated="3"/>
          <table:table-cell table:formula="of:=MAX([.G11];[.K11];[.O11];[.S11];[.W11];[.AA11];[.AE11];[.AI11];[.AM11];[.AQ11];[.AU11])" office:value-type="float" office:value="11.2164573669434" calcext:value-type="float">
            <text:p>11,2164573669434</text:p>
          </table:table-cell>
          <table:table-cell table:formula="of:=MIN([.G11];[.K11];[.O11];[.S11];[.W11];[.AA11];[.AE11];[.AI11];[.AM11];[.AQ11];[.AU11])" office:value-type="float" office:value="10.1919152736664" calcext:value-type="float">
            <text:p>10,19191527366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72" calcext:value-type="float">
            <text:p>72</text:p>
          </table:table-cell>
          <table:table-cell office:value-type="float" office:value="15.3903455734253" calcext:value-type="float">
            <text:p>15,390345573425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72" calcext:value-type="float">
            <text:p>72</text:p>
          </table:table-cell>
          <table:table-cell office:value-type="float" office:value="11.8712894916534" calcext:value-type="float">
            <text:p>11,871289491653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72" calcext:value-type="float">
            <text:p>72</text:p>
          </table:table-cell>
          <table:table-cell office:value-type="float" office:value="11.8400361537933" calcext:value-type="float">
            <text:p>11,840036153793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72" calcext:value-type="float">
            <text:p>72</text:p>
          </table:table-cell>
          <table:table-cell office:value-type="float" office:value="12.4764020442963" calcext:value-type="float">
            <text:p>12,476402044296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72" calcext:value-type="float">
            <text:p>72</text:p>
          </table:table-cell>
          <table:table-cell office:value-type="float" office:value="12.3423528671265" calcext:value-type="float">
            <text:p>12,342352867126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72" calcext:value-type="float">
            <text:p>72</text:p>
          </table:table-cell>
          <table:table-cell office:value-type="float" office:value="12.8978593349457" calcext:value-type="float">
            <text:p>12,897859334945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72" calcext:value-type="float">
            <text:p>72</text:p>
          </table:table-cell>
          <table:table-cell office:value-type="float" office:value="12.6293864250183" calcext:value-type="float">
            <text:p>12,629386425018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72" calcext:value-type="float">
            <text:p>72</text:p>
          </table:table-cell>
          <table:table-cell office:value-type="float" office:value="11.9892120361328" calcext:value-type="float">
            <text:p>11,989212036132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72" calcext:value-type="float">
            <text:p>72</text:p>
          </table:table-cell>
          <table:table-cell office:value-type="float" office:value="12.2650527954102" calcext:value-type="float">
            <text:p>12,265052795410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72" calcext:value-type="float">
            <text:p>72</text:p>
          </table:table-cell>
          <table:table-cell office:value-type="float" office:value="12.3004214763641" calcext:value-type="float">
            <text:p>12,300421476364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72" calcext:value-type="float">
            <text:p>72</text:p>
          </table:table-cell>
          <table:table-cell office:value-type="float" office:value="12.4791176319122" calcext:value-type="float">
            <text:p>12,479117631912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72" calcext:value-type="float">
            <text:p>72</text:p>
          </table:table-cell>
          <table:table-cell office:value-type="float" office:value="12.7838292121887" calcext:value-type="float">
            <text:p>12,783829212188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72" calcext:value-type="float">
            <text:p>72</text:p>
          </table:table-cell>
          <table:table-cell table:formula="of:=SUM([.C12];[.G12];[.K12];[.O12];[.S12];[.W12];[.AA12];[.AE12];[.AI12];[.AM12];[.AQ12]) / [.BA2]" office:value-type="float" office:value="11.5401229858398" calcext:value-type="float">
            <text:p>11,5401229858398</text:p>
          </table:table-cell>
          <table:table-cell table:number-columns-repeated="3"/>
          <table:table-cell table:formula="of:=MAX([.G12];[.K12];[.O12];[.S12];[.W12];[.AA12];[.AE12];[.AI12];[.AM12];[.AQ12];[.AU12])" office:value-type="float" office:value="12.8978593349457" calcext:value-type="float">
            <text:p>12,8978593349457</text:p>
          </table:table-cell>
          <table:table-cell table:formula="of:=MIN([.G12];[.K12];[.O12];[.S12];[.W12];[.AA12];[.AE12];[.AI12];[.AM12];[.AQ12];[.AU12])" office:value-type="float" office:value="11.8400361537933" calcext:value-type="float">
            <text:p>11,8400361537933</text:p>
          </table:table-cell>
          <table:table-cell table:number-columns-repeated="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12])" office:value-type="float" office:value="122.679525136948" calcext:value-type="float">
            <text:p>122,67952513694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12])" office:value-type="float" office:value="101.748867988586" calcext:value-type="float">
            <text:p>101,74886798858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12])" office:value-type="float" office:value="101.584750175476" calcext:value-type="float">
            <text:p>101,58475017547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12])" office:value-type="float" office:value="103.415770292282" calcext:value-type="float">
            <text:p>103,41577029228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12])" office:value-type="float" office:value="104.298506259918" calcext:value-type="float">
            <text:p>104,29850625991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12])" office:value-type="float" office:value="103.353565692902" calcext:value-type="float">
            <text:p>103,35356569290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12])" office:value-type="float" office:value="102.869989395142" calcext:value-type="float">
            <text:p>102,86998939514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12])" office:value-type="float" office:value="102.407586812973" calcext:value-type="float">
            <text:p>102,40758681297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12])" office:value-type="float" office:value="103.809816598892" calcext:value-type="float">
            <text:p>103,80981659889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12])" office:value-type="float" office:value="108.132305145264" calcext:value-type="float">
            <text:p>108,13230514526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12])" office:value-type="float" office:value="105.75043463707" calcext:value-type="float">
            <text:p>105,7504346370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12])" office:value-type="float" office:value="105.030115127563" calcext:value-type="float">
            <text:p>105,03011512756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Y3:.AY12])" office:value-type="float" office:value="96.6709265112877" calcext:value-type="float">
            <text:p>96,6709265112877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4"/>
          <table:table-cell table:formula="of:=SUM([.BC3:.BC12])" office:value-type="float" office:value="109.756667852402" calcext:value-type="float">
            <text:p>109,756667852402</text:p>
          </table:table-cell>
          <table:table-cell table:formula="of:=SUM([.BD3:.BD12])" office:value-type="float" office:value="99.6893138885498" calcext:value-type="float">
            <text:p>99,6893138885498</text:p>
          </table:table-cell>
          <table:table-cell table:number-columns-repeated="8"/>
        </table:table-row>
      </table:table>
      <table:table table:name="30_Janelas sup_0.005&amp;conf_0.9" table:style-name="ta1"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80.5568888187409" calcext:value-type="float">
            <text:p>80,556888818740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97.5873041152954" calcext:value-type="float">
            <text:p>97,587304115295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90.9092991352081" calcext:value-type="float">
            <text:p>90,909299135208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86.1451590061188" calcext:value-type="float">
            <text:p>86,145159006118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92.2102675437927" calcext:value-type="float">
            <text:p>92,210267543792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88.9216539859772" calcext:value-type="float">
            <text:p>88,921653985977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97.2930052280426" calcext:value-type="float">
            <text:p>97,293005228042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88.5034883022308" calcext:value-type="float">
            <text:p>88,503488302230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100.490571022034" calcext:value-type="float">
            <text:p>100,49057102203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85.463859796524" calcext:value-type="float">
            <text:p>85,46385979652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86.0873167514801" calcext:value-type="float">
            <text:p>86,087316751480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table:formula="of:=SUM([.C2];[.G2];[.K2];[.O2];[.S2];[.W2];[.AA2];[.AE2];[.AI2];[.AM2];[.AQ2]) / [.AW2]" office:value-type="float" office:value="90.3789830641313" calcext:value-type="float">
            <text:p>90,3789830641313</text:p>
          </table:table-cell>
          <table:table-cell/>
          <table:table-cell table:formula="of:=COUNTA([.C2];[.G2];[.K2];[.O2];[.S2];[.W2];[.AA2];[.AE2];[.AI2];[.AM2];[.AQ2])" office:value-type="float" office:value="11" calcext:value-type="float">
            <text:p>11</text:p>
          </table:table-cell>
          <table:table-cell/>
          <table:table-cell table:formula="of:=MAX([.C2];[.G2];[.K2];[.O2];[.S2];[.W2];[.AA2];[.AE2];[.AI2];[.AM2];[.AQ2])" office:value-type="float" office:value="100.490571022034" calcext:value-type="float">
            <text:p>100,490571022034</text:p>
          </table:table-cell>
          <table:table-cell table:formula="of:=MIN([.C2];[.G2];[.K2];[.O2];[.S2];[.W2];[.AA2];[.AE2];[.AI2];[.AM2];[.AQ2])" office:value-type="float" office:value="80.5568888187409" calcext:value-type="float">
            <text:p>80,55688881874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25" calcext:value-type="float">
            <text:p>25</text:p>
          </table:table-cell>
          <table:table-cell office:value-type="float" office:value="3.95311570167542" calcext:value-type="float">
            <text:p>3,9531157016754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5" calcext:value-type="float">
            <text:p>25</text:p>
          </table:table-cell>
          <table:table-cell office:value-type="float" office:value="3.54515790939331" calcext:value-type="float">
            <text:p>3,5451579093933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5" calcext:value-type="float">
            <text:p>25</text:p>
          </table:table-cell>
          <table:table-cell office:value-type="float" office:value="3.63623666763306" calcext:value-type="float">
            <text:p>3,6362366676330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5" calcext:value-type="float">
            <text:p>25</text:p>
          </table:table-cell>
          <table:table-cell office:value-type="float" office:value="4.09855198860168" calcext:value-type="float">
            <text:p>4,0985519886016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5" calcext:value-type="float">
            <text:p>25</text:p>
          </table:table-cell>
          <table:table-cell office:value-type="float" office:value="3.93964719772339" calcext:value-type="float">
            <text:p>3,93964719772339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5" calcext:value-type="float">
            <text:p>25</text:p>
          </table:table-cell>
          <table:table-cell office:value-type="float" office:value="4.29450678825378" calcext:value-type="float">
            <text:p>4,2945067882537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5" calcext:value-type="float">
            <text:p>25</text:p>
          </table:table-cell>
          <table:table-cell office:value-type="float" office:value="3.33315801620483" calcext:value-type="float">
            <text:p>3,3331580162048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5" calcext:value-type="float">
            <text:p>25</text:p>
          </table:table-cell>
          <table:table-cell office:value-type="float" office:value="4.45312428474426" calcext:value-type="float">
            <text:p>4,4531242847442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5" calcext:value-type="float">
            <text:p>25</text:p>
          </table:table-cell>
          <table:table-cell office:value-type="float" office:value="3.4725706577301" calcext:value-type="float">
            <text:p>3,472570657730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5" calcext:value-type="float">
            <text:p>25</text:p>
          </table:table-cell>
          <table:table-cell office:value-type="float" office:value="3.70250582695007" calcext:value-type="float">
            <text:p>3,7025058269500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5" calcext:value-type="float">
            <text:p>25</text:p>
          </table:table-cell>
          <table:table-cell office:value-type="float" office:value="3.41661190986633" calcext:value-type="float">
            <text:p>3,4166119098663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25" calcext:value-type="float">
            <text:p>25</text:p>
          </table:table-cell>
          <table:table-cell table:formula="of:=SUM([.C3];[.G3];[.K3];[.O3];[.S3];[.W3];[.AA3];[.AE3];[.AI3];[.AM3];[.AQ3]) / [.AW2]" office:value-type="float" office:value="3.8041079044342" calcext:value-type="float">
            <text:p>3,8041079044342</text:p>
          </table:table-cell>
          <table:table-cell table:number-columns-repeated="3"/>
          <table:table-cell table:formula="of:=MAX([.C3];[.G3];[.K3];[.O3];[.S3];[.W3];[.AA3];[.AE3];[.AI3];[.AM3];[.AQ3])" office:value-type="float" office:value="4.45312428474426" calcext:value-type="float">
            <text:p>4,45312428474426</text:p>
          </table:table-cell>
          <table:table-cell table:formula="of:=MIN([.C3];[.G3];[.K3];[.O3];[.S3];[.W3];[.AA3];[.AE3];[.AI3];[.AM3];[.AQ3])" office:value-type="float" office:value="3.33315801620483" calcext:value-type="float">
            <text:p>3,33315801620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75" calcext:value-type="float">
            <text:p>75</text:p>
          </table:table-cell>
          <table:table-cell office:value-type="float" office:value="3.35314297676086" calcext:value-type="float">
            <text:p>3,3531429767608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75" calcext:value-type="float">
            <text:p>75</text:p>
          </table:table-cell>
          <table:table-cell office:value-type="float" office:value="3.31522369384766" calcext:value-type="float">
            <text:p>3,3152236938476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75" calcext:value-type="float">
            <text:p>75</text:p>
          </table:table-cell>
          <table:table-cell office:value-type="float" office:value="4.03866028785706" calcext:value-type="float">
            <text:p>4,0386602878570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75" calcext:value-type="float">
            <text:p>75</text:p>
          </table:table-cell>
          <table:table-cell office:value-type="float" office:value="5.17296075820923" calcext:value-type="float">
            <text:p>5,1729607582092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75" calcext:value-type="float">
            <text:p>75</text:p>
          </table:table-cell>
          <table:table-cell office:value-type="float" office:value="3.68344855308533" calcext:value-type="float">
            <text:p>3,6834485530853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75" calcext:value-type="float">
            <text:p>75</text:p>
          </table:table-cell>
          <table:table-cell office:value-type="float" office:value="3.57453370094299" calcext:value-type="float">
            <text:p>3,5745337009429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75" calcext:value-type="float">
            <text:p>75</text:p>
          </table:table-cell>
          <table:table-cell office:value-type="float" office:value="3.28294086456299" calcext:value-type="float">
            <text:p>3,2829408645629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75" calcext:value-type="float">
            <text:p>75</text:p>
          </table:table-cell>
          <table:table-cell office:value-type="float" office:value="5.28856754302979" calcext:value-type="float">
            <text:p>5,2885675430297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75" calcext:value-type="float">
            <text:p>75</text:p>
          </table:table-cell>
          <table:table-cell office:value-type="float" office:value="3.97678327560425" calcext:value-type="float">
            <text:p>3,9767832756042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75" calcext:value-type="float">
            <text:p>75</text:p>
          </table:table-cell>
          <table:table-cell office:value-type="float" office:value="3.87319135665894" calcext:value-type="float">
            <text:p>3,87319135665894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75" calcext:value-type="float">
            <text:p>75</text:p>
          </table:table-cell>
          <table:table-cell office:value-type="float" office:value="3.37526559829712" calcext:value-type="float">
            <text:p>3,3752655982971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75" calcext:value-type="float">
            <text:p>75</text:p>
          </table:table-cell>
          <table:table-cell table:formula="of:=SUM([.C4];[.G4];[.K4];[.O4];[.S4];[.W4];[.AA4];[.AE4];[.AI4];[.AM4];[.AQ4]) / [.AW2]" office:value-type="float" office:value="3.90315623716875" calcext:value-type="float">
            <text:p>3,90315623716875</text:p>
          </table:table-cell>
          <table:table-cell table:number-columns-repeated="3"/>
          <table:table-cell table:formula="of:=MAX([.C4];[.G4];[.K4];[.O4];[.S4];[.W4];[.AA4];[.AE4];[.AI4];[.AM4];[.AQ4])" office:value-type="float" office:value="5.28856754302979" calcext:value-type="float">
            <text:p>5,28856754302979</text:p>
          </table:table-cell>
          <table:table-cell table:formula="of:=MIN([.C4];[.G4];[.K4];[.O4];[.S4];[.W4];[.AA4];[.AE4];[.AI4];[.AM4];[.AQ4])" office:value-type="float" office:value="3.28294086456299" calcext:value-type="float">
            <text:p>3,282940864562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5" calcext:value-type="float">
            <text:p>5</text:p>
          </table:table-cell>
          <table:table-cell office:value-type="float" office:value="3.0095682144165" calcext:value-type="float">
            <text:p>3,009568214416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5" calcext:value-type="float">
            <text:p>5</text:p>
          </table:table-cell>
          <table:table-cell office:value-type="float" office:value="2.82137894630432" calcext:value-type="float">
            <text:p>2,8213789463043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5" calcext:value-type="float">
            <text:p>5</text:p>
          </table:table-cell>
          <table:table-cell office:value-type="float" office:value="3.36994767189026" calcext:value-type="float">
            <text:p>3,3699476718902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5" calcext:value-type="float">
            <text:p>5</text:p>
          </table:table-cell>
          <table:table-cell office:value-type="float" office:value="3.18270802497864" calcext:value-type="float">
            <text:p>3,1827080249786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5" calcext:value-type="float">
            <text:p>5</text:p>
          </table:table-cell>
          <table:table-cell office:value-type="float" office:value="3.24932909011841" calcext:value-type="float">
            <text:p>3,2493290901184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5" calcext:value-type="float">
            <text:p>5</text:p>
          </table:table-cell>
          <table:table-cell office:value-type="float" office:value="3.03464460372925" calcext:value-type="float">
            <text:p>3,0346446037292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5" calcext:value-type="float">
            <text:p>5</text:p>
          </table:table-cell>
          <table:table-cell office:value-type="float" office:value="2.89722990989685" calcext:value-type="float">
            <text:p>2,8972299098968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5" calcext:value-type="float">
            <text:p>5</text:p>
          </table:table-cell>
          <table:table-cell office:value-type="float" office:value="4.42712640762329" calcext:value-type="float">
            <text:p>4,4271264076232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5" calcext:value-type="float">
            <text:p>5</text:p>
          </table:table-cell>
          <table:table-cell office:value-type="float" office:value="3.20349526405334" calcext:value-type="float">
            <text:p>3,2034952640533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5" calcext:value-type="float">
            <text:p>5</text:p>
          </table:table-cell>
          <table:table-cell office:value-type="float" office:value="3.12428069114685" calcext:value-type="float">
            <text:p>3,1242806911468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5" calcext:value-type="float">
            <text:p>5</text:p>
          </table:table-cell>
          <table:table-cell office:value-type="float" office:value="2.94401478767395" calcext:value-type="float">
            <text:p>2,9440147876739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5" calcext:value-type="float">
            <text:p>5</text:p>
          </table:table-cell>
          <table:table-cell table:formula="of:=SUM([.C5];[.G5];[.K5];[.O5];[.S5];[.W5];[.AA5];[.AE5];[.AI5];[.AM5];[.AQ5]) / [.AW2]" office:value-type="float" office:value="3.20579305562106" calcext:value-type="float">
            <text:p>3,20579305562106</text:p>
          </table:table-cell>
          <table:table-cell table:number-columns-repeated="3"/>
          <table:table-cell table:formula="of:=MAX([.C5];[.G5];[.K5];[.O5];[.S5];[.W5];[.AA5];[.AE5];[.AI5];[.AM5];[.AQ5])" office:value-type="float" office:value="4.42712640762329" calcext:value-type="float">
            <text:p>4,42712640762329</text:p>
          </table:table-cell>
          <table:table-cell table:formula="of:=MIN([.C5];[.G5];[.K5];[.O5];[.S5];[.W5];[.AA5];[.AE5];[.AI5];[.AM5];[.AQ5])" office:value-type="float" office:value="2.82137894630432" calcext:value-type="float">
            <text:p>2,821378946304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3.43628334999084" calcext:value-type="float">
            <text:p>3,4362833499908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3.07996678352356" calcext:value-type="float">
            <text:p>3,0799667835235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3.30758786201477" calcext:value-type="float">
            <text:p>3,3075878620147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3.31157875061035" calcext:value-type="float">
            <text:p>3,3115787506103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3.26149106025696" calcext:value-type="float">
            <text:p>3,2614910602569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3.53468203544617" calcext:value-type="float">
            <text:p>3,5346820354461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3.38856840133667" calcext:value-type="float">
            <text:p>3,3885684013366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4.75368666648865" calcext:value-type="float">
            <text:p>4,7536866664886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3.4456307888031" calcext:value-type="float">
            <text:p>3,445630788803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3.82478785514832" calcext:value-type="float">
            <text:p>3,8247878551483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office:value-type="float" office:value="3.47601342201233" calcext:value-type="float">
            <text:p>3,4760134220123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0" calcext:value-type="float">
            <text:p>0</text:p>
          </table:table-cell>
          <table:table-cell table:formula="of:=SUM([.C6];[.G6];[.K6];[.O6];[.S6];[.W6];[.AA6];[.AE6];[.AI6];[.AM6];[.AQ6]) / [.AW2]" office:value-type="float" office:value="3.52911608869379" calcext:value-type="float">
            <text:p>3,52911608869379</text:p>
          </table:table-cell>
          <table:table-cell table:number-columns-repeated="3"/>
          <table:table-cell table:formula="of:=MAX([.C6];[.G6];[.K6];[.O6];[.S6];[.W6];[.AA6];[.AE6];[.AI6];[.AM6];[.AQ6])" office:value-type="float" office:value="4.75368666648865" calcext:value-type="float">
            <text:p>4,75368666648865</text:p>
          </table:table-cell>
          <table:table-cell table:formula="of:=MIN([.C6];[.G6];[.K6];[.O6];[.S6];[.W6];[.AA6];[.AE6];[.AI6];[.AM6];[.AQ6])" office:value-type="float" office:value="3.07996678352356" calcext:value-type="float">
            <text:p>3,079966783523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0" calcext:value-type="float">
            <text:p>0</text:p>
          </table:table-cell>
          <table:table-cell office:value-type="float" office:value="3.16029286384583" calcext:value-type="float">
            <text:p>3,1602928638458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0" calcext:value-type="float">
            <text:p>0</text:p>
          </table:table-cell>
          <table:table-cell office:value-type="float" office:value="3.79493999481201" calcext:value-type="float">
            <text:p>3,7949399948120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0" calcext:value-type="float">
            <text:p>0</text:p>
          </table:table-cell>
          <table:table-cell office:value-type="float" office:value="3.15126991271973" calcext:value-type="float">
            <text:p>3,1512699127197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0" calcext:value-type="float">
            <text:p>0</text:p>
          </table:table-cell>
          <table:table-cell office:value-type="float" office:value="3.04757642745972" calcext:value-type="float">
            <text:p>3,0475764274597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0" calcext:value-type="float">
            <text:p>0</text:p>
          </table:table-cell>
          <table:table-cell office:value-type="float" office:value="3.63762450218201" calcext:value-type="float">
            <text:p>3,6376245021820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0" calcext:value-type="float">
            <text:p>0</text:p>
          </table:table-cell>
          <table:table-cell office:value-type="float" office:value="3.16227006912231" calcext:value-type="float">
            <text:p>3,1622700691223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0" calcext:value-type="float">
            <text:p>0</text:p>
          </table:table-cell>
          <table:table-cell office:value-type="float" office:value="3.0026261806488" calcext:value-type="float">
            <text:p>3,002626180648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0" calcext:value-type="float">
            <text:p>0</text:p>
          </table:table-cell>
          <table:table-cell office:value-type="float" office:value="4.93772482872009" calcext:value-type="float">
            <text:p>4,9377248287200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0" calcext:value-type="float">
            <text:p>0</text:p>
          </table:table-cell>
          <table:table-cell office:value-type="float" office:value="3.08546948432922" calcext:value-type="float">
            <text:p>3,0854694843292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0" calcext:value-type="float">
            <text:p>0</text:p>
          </table:table-cell>
          <table:table-cell office:value-type="float" office:value="3.37947702407837" calcext:value-type="float">
            <text:p>3,3794770240783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0" calcext:value-type="float">
            <text:p>0</text:p>
          </table:table-cell>
          <table:table-cell office:value-type="float" office:value="3.10848522186279" calcext:value-type="float">
            <text:p>3,1084852218627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0" calcext:value-type="float">
            <text:p>0</text:p>
          </table:table-cell>
          <table:table-cell table:formula="of:=SUM([.C7];[.G7];[.K7];[.O7];[.S7];[.W7];[.AA7];[.AE7];[.AI7];[.AM7];[.AQ7]) / [.AW2]" office:value-type="float" office:value="3.40615968270735" calcext:value-type="float">
            <text:p>3,40615968270735</text:p>
          </table:table-cell>
          <table:table-cell table:number-columns-repeated="3"/>
          <table:table-cell table:formula="of:=MAX([.C7];[.G7];[.K7];[.O7];[.S7];[.W7];[.AA7];[.AE7];[.AI7];[.AM7];[.AQ7])" office:value-type="float" office:value="4.93772482872009" calcext:value-type="float">
            <text:p>4,93772482872009</text:p>
          </table:table-cell>
          <table:table-cell table:formula="of:=MIN([.C7];[.G7];[.K7];[.O7];[.S7];[.W7];[.AA7];[.AE7];[.AI7];[.AM7];[.AQ7])" office:value-type="float" office:value="3.0026261806488" calcext:value-type="float">
            <text:p>3,00262618064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12788" calcext:value-type="float">
            <text:p>12788</text:p>
          </table:table-cell>
          <table:table-cell office:value-type="float" office:value="7.86146759986877" calcext:value-type="float">
            <text:p>7,8614675998687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88" calcext:value-type="float">
            <text:p>12788</text:p>
          </table:table-cell>
          <table:table-cell office:value-type="float" office:value="8.05215072631836" calcext:value-type="float">
            <text:p>8,0521507263183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88" calcext:value-type="float">
            <text:p>12788</text:p>
          </table:table-cell>
          <table:table-cell office:value-type="float" office:value="7.94936370849609" calcext:value-type="float">
            <text:p>7,9493637084960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88" calcext:value-type="float">
            <text:p>12788</text:p>
          </table:table-cell>
          <table:table-cell office:value-type="float" office:value="7.76573276519775" calcext:value-type="float">
            <text:p>7,7657327651977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88" calcext:value-type="float">
            <text:p>12788</text:p>
          </table:table-cell>
          <table:table-cell office:value-type="float" office:value="7.81026601791382" calcext:value-type="float">
            <text:p>7,8102660179138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88" calcext:value-type="float">
            <text:p>12788</text:p>
          </table:table-cell>
          <table:table-cell office:value-type="float" office:value="7.91384506225586" calcext:value-type="float">
            <text:p>7,9138450622558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88" calcext:value-type="float">
            <text:p>12788</text:p>
          </table:table-cell>
          <table:table-cell office:value-type="float" office:value="7.55273342132568" calcext:value-type="float">
            <text:p>7,5527334213256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88" calcext:value-type="float">
            <text:p>12788</text:p>
          </table:table-cell>
          <table:table-cell office:value-type="float" office:value="10.2368183135986" calcext:value-type="float">
            <text:p>10,236818313598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88" calcext:value-type="float">
            <text:p>12788</text:p>
          </table:table-cell>
          <table:table-cell office:value-type="float" office:value="7.55570888519287" calcext:value-type="float">
            <text:p>7,5557088851928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88" calcext:value-type="float">
            <text:p>12788</text:p>
          </table:table-cell>
          <table:table-cell office:value-type="float" office:value="8.09319376945496" calcext:value-type="float">
            <text:p>8,0931937694549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88" calcext:value-type="float">
            <text:p>12788</text:p>
          </table:table-cell>
          <table:table-cell office:value-type="float" office:value="8.82619833946228" calcext:value-type="float">
            <text:p>8,8261983394622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2788" calcext:value-type="float">
            <text:p>12788</text:p>
          </table:table-cell>
          <table:table-cell table:formula="of:=SUM([.C8];[.G8];[.K8];[.O8];[.S8];[.W8];[.AA8];[.AE8];[.AI8];[.AM8];[.AQ8]) / [.AW2]" office:value-type="float" office:value="8.14704350991682" calcext:value-type="float">
            <text:p>8,14704350991682</text:p>
          </table:table-cell>
          <table:table-cell table:number-columns-repeated="3"/>
          <table:table-cell table:formula="of:=MAX([.C8];[.G8];[.K8];[.O8];[.S8];[.W8];[.AA8];[.AE8];[.AI8];[.AM8];[.AQ8])" office:value-type="float" office:value="10.2368183135986" calcext:value-type="float">
            <text:p>10,2368183135986</text:p>
          </table:table-cell>
          <table:table-cell table:formula="of:=MIN([.C8];[.G8];[.K8];[.O8];[.S8];[.W8];[.AA8];[.AE8];[.AI8];[.AM8];[.AQ8])" office:value-type="float" office:value="7.55273342132568" calcext:value-type="float">
            <text:p>7,552733421325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8204" calcext:value-type="float">
            <text:p>8204</text:p>
          </table:table-cell>
          <table:table-cell office:value-type="float" office:value="4.83861923217773" calcext:value-type="float">
            <text:p>4,8386192321777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204" calcext:value-type="float">
            <text:p>8204</text:p>
          </table:table-cell>
          <table:table-cell office:value-type="float" office:value="4.58251976966858" calcext:value-type="float">
            <text:p>4,5825197696685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204" calcext:value-type="float">
            <text:p>8204</text:p>
          </table:table-cell>
          <table:table-cell office:value-type="float" office:value="6.14587450027466" calcext:value-type="float">
            <text:p>6,1458745002746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204" calcext:value-type="float">
            <text:p>8204</text:p>
          </table:table-cell>
          <table:table-cell office:value-type="float" office:value="5.02487468719482" calcext:value-type="float">
            <text:p>5,0248746871948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204" calcext:value-type="float">
            <text:p>8204</text:p>
          </table:table-cell>
          <table:table-cell office:value-type="float" office:value="4.73548078536987" calcext:value-type="float">
            <text:p>4,7354807853698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204" calcext:value-type="float">
            <text:p>8204</text:p>
          </table:table-cell>
          <table:table-cell office:value-type="float" office:value="4.88306593894959" calcext:value-type="float">
            <text:p>4,8830659389495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204" calcext:value-type="float">
            <text:p>8204</text:p>
          </table:table-cell>
          <table:table-cell office:value-type="float" office:value="5.26860451698303" calcext:value-type="float">
            <text:p>5,2686045169830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204" calcext:value-type="float">
            <text:p>8204</text:p>
          </table:table-cell>
          <table:table-cell office:value-type="float" office:value="6.60030794143677" calcext:value-type="float">
            <text:p>6,6003079414367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204" calcext:value-type="float">
            <text:p>8204</text:p>
          </table:table-cell>
          <table:table-cell office:value-type="float" office:value="5.23213124275208" calcext:value-type="float">
            <text:p>5,2321312427520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204" calcext:value-type="float">
            <text:p>8204</text:p>
          </table:table-cell>
          <table:table-cell office:value-type="float" office:value="5.37054252624512" calcext:value-type="float">
            <text:p>5,3705425262451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204" calcext:value-type="float">
            <text:p>8204</text:p>
          </table:table-cell>
          <table:table-cell office:value-type="float" office:value="5.16220092773438" calcext:value-type="float">
            <text:p>5,1622009277343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8204" calcext:value-type="float">
            <text:p>8204</text:p>
          </table:table-cell>
          <table:table-cell table:formula="of:=SUM([.C9];[.G9];[.K9];[.O9];[.S9];[.W9];[.AA9];[.AE9];[.AI9];[.AM9];[.AQ9]) / [.AW2]" office:value-type="float" office:value="5.25856564261697" calcext:value-type="float">
            <text:p>5,25856564261697</text:p>
          </table:table-cell>
          <table:table-cell table:number-columns-repeated="3"/>
          <table:table-cell table:formula="of:=MAX([.C9];[.G9];[.K9];[.O9];[.S9];[.W9];[.AA9];[.AE9];[.AI9];[.AM9];[.AQ9])" office:value-type="float" office:value="6.60030794143677" calcext:value-type="float">
            <text:p>6,60030794143677</text:p>
          </table:table-cell>
          <table:table-cell table:formula="of:=MIN([.C9];[.G9];[.K9];[.O9];[.S9];[.W9];[.AA9];[.AE9];[.AI9];[.AM9];[.AQ9])" office:value-type="float" office:value="4.58251976966858" calcext:value-type="float">
            <text:p>4,58251976966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21714" calcext:value-type="float">
            <text:p>21714</text:p>
          </table:table-cell>
          <table:table-cell office:value-type="float" office:value="5.44944047927856" calcext:value-type="float">
            <text:p>5,4494404792785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1714" calcext:value-type="float">
            <text:p>21714</text:p>
          </table:table-cell>
          <table:table-cell office:value-type="float" office:value="4.90528178215027" calcext:value-type="float">
            <text:p>4,9052817821502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1714" calcext:value-type="float">
            <text:p>21714</text:p>
          </table:table-cell>
          <table:table-cell office:value-type="float" office:value="6.29784941673279" calcext:value-type="float">
            <text:p>6,2978494167327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1714" calcext:value-type="float">
            <text:p>21714</text:p>
          </table:table-cell>
          <table:table-cell office:value-type="float" office:value="5.1190824508667" calcext:value-type="float">
            <text:p>5,119082450866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1714" calcext:value-type="float">
            <text:p>21714</text:p>
          </table:table-cell>
          <table:table-cell office:value-type="float" office:value="5.31541919708252" calcext:value-type="float">
            <text:p>5,3154191970825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1714" calcext:value-type="float">
            <text:p>21714</text:p>
          </table:table-cell>
          <table:table-cell office:value-type="float" office:value="5.51845669746399" calcext:value-type="float">
            <text:p>5,5184566974639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1714" calcext:value-type="float">
            <text:p>21714</text:p>
          </table:table-cell>
          <table:table-cell office:value-type="float" office:value="4.98150634765625" calcext:value-type="float">
            <text:p>4,9815063476562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1714" calcext:value-type="float">
            <text:p>21714</text:p>
          </table:table-cell>
          <table:table-cell office:value-type="float" office:value="7.43171167373657" calcext:value-type="float">
            <text:p>7,4317116737365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1714" calcext:value-type="float">
            <text:p>21714</text:p>
          </table:table-cell>
          <table:table-cell office:value-type="float" office:value="5.5823380947113" calcext:value-type="float">
            <text:p>5,582338094711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1714" calcext:value-type="float">
            <text:p>21714</text:p>
          </table:table-cell>
          <table:table-cell office:value-type="float" office:value="6.46549534797668" calcext:value-type="float">
            <text:p>6,4654953479766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1714" calcext:value-type="float">
            <text:p>21714</text:p>
          </table:table-cell>
          <table:table-cell office:value-type="float" office:value="5.59095764160156" calcext:value-type="float">
            <text:p>5,5909576416015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1714" calcext:value-type="float">
            <text:p>21714</text:p>
          </table:table-cell>
          <table:table-cell table:formula="of:=SUM([.C10];[.G10];[.K10];[.O10];[.S10];[.W10];[.AA10];[.AE10];[.AI10];[.AM10];[.AQ10]) / [.AW2]" office:value-type="float" office:value="5.69613992084156" calcext:value-type="float">
            <text:p>5,69613992084156</text:p>
          </table:table-cell>
          <table:table-cell table:number-columns-repeated="3"/>
          <table:table-cell table:formula="of:=MAX([.C10];[.G10];[.K10];[.O10];[.S10];[.W10];[.AA10];[.AE10];[.AI10];[.AM10];[.AQ10])" office:value-type="float" office:value="7.43171167373657" calcext:value-type="float">
            <text:p>7,43171167373657</text:p>
          </table:table-cell>
          <table:table-cell table:formula="of:=MIN([.C10];[.G10];[.K10];[.O10];[.S10];[.W10];[.AA10];[.AE10];[.AI10];[.AM10];[.AQ10])" office:value-type="float" office:value="4.90528178215027" calcext:value-type="float">
            <text:p>4,905281782150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136149" calcext:value-type="float">
            <text:p>136149</text:p>
          </table:table-cell>
          <table:table-cell office:value-type="float" office:value="8.18617916107178" calcext:value-type="float">
            <text:p>8,1861791610717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36149" calcext:value-type="float">
            <text:p>136149</text:p>
          </table:table-cell>
          <table:table-cell office:value-type="float" office:value="8.50350785255432" calcext:value-type="float">
            <text:p>8,5035078525543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36149" calcext:value-type="float">
            <text:p>136149</text:p>
          </table:table-cell>
          <table:table-cell office:value-type="float" office:value="7.47635769844055" calcext:value-type="float">
            <text:p>7,4763576984405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36149" calcext:value-type="float">
            <text:p>136149</text:p>
          </table:table-cell>
          <table:table-cell office:value-type="float" office:value="8.4998950958252" calcext:value-type="float">
            <text:p>8,499895095825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36149" calcext:value-type="float">
            <text:p>136149</text:p>
          </table:table-cell>
          <table:table-cell office:value-type="float" office:value="10.9451315402985" calcext:value-type="float">
            <text:p>10,945131540298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36149" calcext:value-type="float">
            <text:p>136149</text:p>
          </table:table-cell>
          <table:table-cell office:value-type="float" office:value="8.31847596168518" calcext:value-type="float">
            <text:p>8,3184759616851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36149" calcext:value-type="float">
            <text:p>136149</text:p>
          </table:table-cell>
          <table:table-cell office:value-type="float" office:value="7.52527952194214" calcext:value-type="float">
            <text:p>7,5252795219421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36149" calcext:value-type="float">
            <text:p>136149</text:p>
          </table:table-cell>
          <table:table-cell office:value-type="float" office:value="9.55810165405273" calcext:value-type="float">
            <text:p>9,5581016540527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36149" calcext:value-type="float">
            <text:p>136149</text:p>
          </table:table-cell>
          <table:table-cell office:value-type="float" office:value="8.70715713500977" calcext:value-type="float">
            <text:p>8,7071571350097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36149" calcext:value-type="float">
            <text:p>136149</text:p>
          </table:table-cell>
          <table:table-cell office:value-type="float" office:value="9.65651726722717" calcext:value-type="float">
            <text:p>9,6565172672271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36149" calcext:value-type="float">
            <text:p>136149</text:p>
          </table:table-cell>
          <table:table-cell office:value-type="float" office:value="7.64556980133057" calcext:value-type="float">
            <text:p>7,6455698013305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36149" calcext:value-type="float">
            <text:p>136149</text:p>
          </table:table-cell>
          <table:table-cell table:formula="of:=SUM([.C11];[.G11];[.K11];[.O11];[.S11];[.W11];[.AA11];[.AE11];[.AI11];[.AM11];[.AQ11]) / [.AW2]" office:value-type="float" office:value="8.63837933540345" calcext:value-type="float">
            <text:p>8,63837933540345</text:p>
          </table:table-cell>
          <table:table-cell table:number-columns-repeated="3"/>
          <table:table-cell table:formula="of:=MAX([.C11];[.G11];[.K11];[.O11];[.S11];[.W11];[.AA11];[.AE11];[.AI11];[.AM11];[.AQ11])" office:value-type="float" office:value="10.9451315402985" calcext:value-type="float">
            <text:p>10,9451315402985</text:p>
          </table:table-cell>
          <table:table-cell table:formula="of:=MIN([.C11];[.G11];[.K11];[.O11];[.S11];[.W11];[.AA11];[.AE11];[.AI11];[.AM11];[.AQ11])" office:value-type="float" office:value="7.47635769844055" calcext:value-type="float">
            <text:p>7,476357698440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9515" calcext:value-type="float">
            <text:p>9515</text:p>
          </table:table-cell>
          <table:table-cell office:value-type="float" office:value="6.80697393417358" calcext:value-type="float">
            <text:p>6,8069739341735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515" calcext:value-type="float">
            <text:p>9515</text:p>
          </table:table-cell>
          <table:table-cell office:value-type="float" office:value="9.29066514968872" calcext:value-type="float">
            <text:p>9,2906651496887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515" calcext:value-type="float">
            <text:p>9515</text:p>
          </table:table-cell>
          <table:table-cell office:value-type="float" office:value="10.3521909713745" calcext:value-type="float">
            <text:p>10,352190971374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515" calcext:value-type="float">
            <text:p>9515</text:p>
          </table:table-cell>
          <table:table-cell office:value-type="float" office:value="8.63049745559692" calcext:value-type="float">
            <text:p>8,6304974555969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515" calcext:value-type="float">
            <text:p>9515</text:p>
          </table:table-cell>
          <table:table-cell office:value-type="float" office:value="8.74613261222839" calcext:value-type="float">
            <text:p>8,74613261222839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515" calcext:value-type="float">
            <text:p>9515</text:p>
          </table:table-cell>
          <table:table-cell office:value-type="float" office:value="7.29688858985901" calcext:value-type="float">
            <text:p>7,2968885898590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515" calcext:value-type="float">
            <text:p>9515</text:p>
          </table:table-cell>
          <table:table-cell office:value-type="float" office:value="6.89968371391296" calcext:value-type="float">
            <text:p>6,8996837139129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515" calcext:value-type="float">
            <text:p>9515</text:p>
          </table:table-cell>
          <table:table-cell office:value-type="float" office:value="7.44009590148926" calcext:value-type="float">
            <text:p>7,4400959014892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515" calcext:value-type="float">
            <text:p>9515</text:p>
          </table:table-cell>
          <table:table-cell office:value-type="float" office:value="7.72640228271484" calcext:value-type="float">
            <text:p>7,7264022827148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515" calcext:value-type="float">
            <text:p>9515</text:p>
          </table:table-cell>
          <table:table-cell office:value-type="float" office:value="7.3909707069397" calcext:value-type="float">
            <text:p>7,390970706939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515" calcext:value-type="float">
            <text:p>9515</text:p>
          </table:table-cell>
          <table:table-cell office:value-type="float" office:value="6.9156346321106" calcext:value-type="float">
            <text:p>6,915634632110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515" calcext:value-type="float">
            <text:p>9515</text:p>
          </table:table-cell>
          <table:table-cell table:formula="of:=SUM([.C12];[.G12];[.K12];[.O12];[.S12];[.W12];[.AA12];[.AE12];[.AI12];[.AM12];[.AQ12]) / [.AW2]" office:value-type="float" office:value="7.95419417728077" calcext:value-type="float">
            <text:p>7,95419417728077</text:p>
          </table:table-cell>
          <table:table-cell table:number-columns-repeated="3"/>
          <table:table-cell table:formula="of:=MAX([.C12];[.G12];[.K12];[.O12];[.S12];[.W12];[.AA12];[.AE12];[.AI12];[.AM12];[.AQ12])" office:value-type="float" office:value="10.3521909713745" calcext:value-type="float">
            <text:p>10,3521909713745</text:p>
          </table:table-cell>
          <table:table-cell table:formula="of:=MIN([.C12];[.G12];[.K12];[.O12];[.S12];[.W12];[.AA12];[.AE12];[.AI12];[.AM12];[.AQ12])" office:value-type="float" office:value="6.80697393417358" calcext:value-type="float">
            <text:p>6,806973934173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1</text:p>
          </table:table-cell>
          <table:table-cell office:value-type="float" office:value="4095" calcext:value-type="float">
            <text:p>4095</text:p>
          </table:table-cell>
          <table:table-cell office:value-type="float" office:value="4.62425470352173" calcext:value-type="float">
            <text:p>4,62425470352173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4095" calcext:value-type="float">
            <text:p>4095</text:p>
          </table:table-cell>
          <table:table-cell office:value-type="float" office:value="7.05079984664917" calcext:value-type="float">
            <text:p>7,0507998466491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4095" calcext:value-type="float">
            <text:p>4095</text:p>
          </table:table-cell>
          <table:table-cell office:value-type="float" office:value="5.60808968544006" calcext:value-type="float">
            <text:p>5,60808968544006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4095" calcext:value-type="float">
            <text:p>4095</text:p>
          </table:table-cell>
          <table:table-cell office:value-type="float" office:value="7.09547019004822" calcext:value-type="float">
            <text:p>7,0954701900482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4095" calcext:value-type="float">
            <text:p>4095</text:p>
          </table:table-cell>
          <table:table-cell office:value-type="float" office:value="4.79419112205505" calcext:value-type="float">
            <text:p>4,7941911220550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4095" calcext:value-type="float">
            <text:p>4095</text:p>
          </table:table-cell>
          <table:table-cell office:value-type="float" office:value="4.7032904624939" calcext:value-type="float">
            <text:p>4,703290462493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4095" calcext:value-type="float">
            <text:p>4095</text:p>
          </table:table-cell>
          <table:table-cell office:value-type="float" office:value="4.64882707595825" calcext:value-type="float">
            <text:p>4,6488270759582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4095" calcext:value-type="float">
            <text:p>4095</text:p>
          </table:table-cell>
          <table:table-cell office:value-type="float" office:value="4.73797297477722" calcext:value-type="float">
            <text:p>4,7379729747772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4095" calcext:value-type="float">
            <text:p>4095</text:p>
          </table:table-cell>
          <table:table-cell office:value-type="float" office:value="5.00483775138855" calcext:value-type="float">
            <text:p>5,0048377513885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4095" calcext:value-type="float">
            <text:p>4095</text:p>
          </table:table-cell>
          <table:table-cell office:value-type="float" office:value="5.62256407737732" calcext:value-type="float">
            <text:p>5,6225640773773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4095" calcext:value-type="float">
            <text:p>4095</text:p>
          </table:table-cell>
          <table:table-cell office:value-type="float" office:value="4.45059132575989" calcext:value-type="float">
            <text:p>4,4505913257598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4095" calcext:value-type="float">
            <text:p>4095</text:p>
          </table:table-cell>
          <table:table-cell table:formula="of:=SUM([.C13];[.G13];[.K13];[.O13];[.S13];[.W13];[.AA13];[.AE13];[.AI13];[.AM13];[.AQ13]) / [.AW2]" office:value-type="float" office:value="5.30371720140631" calcext:value-type="float">
            <text:p>5,30371720140631</text:p>
          </table:table-cell>
          <table:table-cell table:number-columns-repeated="3"/>
          <table:table-cell table:formula="of:=MAX([.C13];[.G13];[.K13];[.O13];[.S13];[.W13];[.AA13];[.AE13];[.AI13];[.AM13];[.AQ13])" office:value-type="float" office:value="7.09547019004822" calcext:value-type="float">
            <text:p>7,09547019004822</text:p>
          </table:table-cell>
          <table:table-cell table:formula="of:=MIN([.C13];[.G13];[.K13];[.O13];[.S13];[.W13];[.AA13];[.AE13];[.AI13];[.AM13];[.AQ13])" office:value-type="float" office:value="4.45059132575989" calcext:value-type="float">
            <text:p>4,45059132575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2</text:p>
          </table:table-cell>
          <table:table-cell office:value-type="float" office:value="2006" calcext:value-type="float">
            <text:p>2006</text:p>
          </table:table-cell>
          <table:table-cell office:value-type="float" office:value="5.68406963348389" calcext:value-type="float">
            <text:p>5,6840696334838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006" calcext:value-type="float">
            <text:p>2006</text:p>
          </table:table-cell>
          <table:table-cell office:value-type="float" office:value="7.45216870307922" calcext:value-type="float">
            <text:p>7,45216870307922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006" calcext:value-type="float">
            <text:p>2006</text:p>
          </table:table-cell>
          <table:table-cell office:value-type="float" office:value="7.80941796302795" calcext:value-type="float">
            <text:p>7,80941796302795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006" calcext:value-type="float">
            <text:p>2006</text:p>
          </table:table-cell>
          <table:table-cell office:value-type="float" office:value="7.30611681938171" calcext:value-type="float">
            <text:p>7,30611681938171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006" calcext:value-type="float">
            <text:p>2006</text:p>
          </table:table-cell>
          <table:table-cell office:value-type="float" office:value="6.84948468208313" calcext:value-type="float">
            <text:p>6,84948468208313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006" calcext:value-type="float">
            <text:p>2006</text:p>
          </table:table-cell>
          <table:table-cell office:value-type="float" office:value="5.98498129844666" calcext:value-type="float">
            <text:p>5,98498129844666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006" calcext:value-type="float">
            <text:p>2006</text:p>
          </table:table-cell>
          <table:table-cell office:value-type="float" office:value="5.58727598190308" calcext:value-type="float">
            <text:p>5,58727598190308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006" calcext:value-type="float">
            <text:p>2006</text:p>
          </table:table-cell>
          <table:table-cell office:value-type="float" office:value="6.05498576164246" calcext:value-type="float">
            <text:p>6,05498576164246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006" calcext:value-type="float">
            <text:p>2006</text:p>
          </table:table-cell>
          <table:table-cell office:value-type="float" office:value="6.19450569152832" calcext:value-type="float">
            <text:p>6,19450569152832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006" calcext:value-type="float">
            <text:p>2006</text:p>
          </table:table-cell>
          <table:table-cell office:value-type="float" office:value="6.80349588394165" calcext:value-type="float">
            <text:p>6,80349588394165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006" calcext:value-type="float">
            <text:p>2006</text:p>
          </table:table-cell>
          <table:table-cell office:value-type="float" office:value="5.72469353675842" calcext:value-type="float">
            <text:p>5,72469353675842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006" calcext:value-type="float">
            <text:p>2006</text:p>
          </table:table-cell>
          <table:table-cell table:formula="of:=SUM([.C14];[.G14];[.K14];[.O14];[.S14];[.W14];[.AA14];[.AE14];[.AI14];[.AM14];[.AQ14]) / [.AW2]" office:value-type="float" office:value="6.4955632686615" calcext:value-type="float">
            <text:p>6,4955632686615</text:p>
          </table:table-cell>
          <table:table-cell table:number-columns-repeated="3"/>
          <table:table-cell table:formula="of:=MAX([.C14];[.G14];[.K14];[.O14];[.S14];[.W14];[.AA14];[.AE14];[.AI14];[.AM14];[.AQ14])" office:value-type="float" office:value="7.80941796302795" calcext:value-type="float">
            <text:p>7,80941796302795</text:p>
          </table:table-cell>
          <table:table-cell table:formula="of:=MIN([.C14];[.G14];[.K14];[.O14];[.S14];[.W14];[.AA14];[.AE14];[.AI14];[.AM14];[.AQ14])" office:value-type="float" office:value="5.58727598190308" calcext:value-type="float">
            <text:p>5,587275981903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3</text:p>
          </table:table-cell>
          <table:table-cell office:value-type="float" office:value="3027" calcext:value-type="float">
            <text:p>3027</text:p>
          </table:table-cell>
          <table:table-cell office:value-type="float" office:value="4.87010502815247" calcext:value-type="float">
            <text:p>4,8701050281524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027" calcext:value-type="float">
            <text:p>3027</text:p>
          </table:table-cell>
          <table:table-cell office:value-type="float" office:value="5.51925325393677" calcext:value-type="float">
            <text:p>5,5192532539367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027" calcext:value-type="float">
            <text:p>3027</text:p>
          </table:table-cell>
          <table:table-cell office:value-type="float" office:value="6.38205337524414" calcext:value-type="float">
            <text:p>6,38205337524414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027" calcext:value-type="float">
            <text:p>3027</text:p>
          </table:table-cell>
          <table:table-cell office:value-type="float" office:value="4.71002984046936" calcext:value-type="float">
            <text:p>4,7100298404693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027" calcext:value-type="float">
            <text:p>3027</text:p>
          </table:table-cell>
          <table:table-cell office:value-type="float" office:value="5.84572434425354" calcext:value-type="float">
            <text:p>5,84572434425354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027" calcext:value-type="float">
            <text:p>3027</text:p>
          </table:table-cell>
          <table:table-cell office:value-type="float" office:value="4.94876623153687" calcext:value-type="float">
            <text:p>4,9487662315368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027" calcext:value-type="float">
            <text:p>3027</text:p>
          </table:table-cell>
          <table:table-cell office:value-type="float" office:value="4.44935584068298" calcext:value-type="float">
            <text:p>4,4493558406829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027" calcext:value-type="float">
            <text:p>3027</text:p>
          </table:table-cell>
          <table:table-cell office:value-type="float" office:value="4.74478054046631" calcext:value-type="float">
            <text:p>4,74478054046631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027" calcext:value-type="float">
            <text:p>3027</text:p>
          </table:table-cell>
          <table:table-cell office:value-type="float" office:value="5.16200947761536" calcext:value-type="float">
            <text:p>5,1620094776153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027" calcext:value-type="float">
            <text:p>3027</text:p>
          </table:table-cell>
          <table:table-cell office:value-type="float" office:value="4.93824315071106" calcext:value-type="float">
            <text:p>4,9382431507110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027" calcext:value-type="float">
            <text:p>3027</text:p>
          </table:table-cell>
          <table:table-cell office:value-type="float" office:value="4.45336961746216" calcext:value-type="float">
            <text:p>4,4533696174621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027" calcext:value-type="float">
            <text:p>3027</text:p>
          </table:table-cell>
          <table:table-cell table:formula="of:=SUM([.C15];[.G15];[.K15];[.O15];[.S15];[.W15];[.AA15];[.AE15];[.AI15];[.AM15];[.AQ15]) / [.AW2]" office:value-type="float" office:value="5.09306279095737" calcext:value-type="float">
            <text:p>5,09306279095737</text:p>
          </table:table-cell>
          <table:table-cell table:number-columns-repeated="3"/>
          <table:table-cell table:formula="of:=MAX([.C15];[.G15];[.K15];[.O15];[.S15];[.W15];[.AA15];[.AE15];[.AI15];[.AM15];[.AQ15])" office:value-type="float" office:value="6.38205337524414" calcext:value-type="float">
            <text:p>6,38205337524414</text:p>
          </table:table-cell>
          <table:table-cell table:formula="of:=MIN([.C15];[.G15];[.K15];[.O15];[.S15];[.W15];[.AA15];[.AE15];[.AI15];[.AM15];[.AQ15])" office:value-type="float" office:value="4.44935584068298" calcext:value-type="float">
            <text:p>4,44935584068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4</text:p>
          </table:table-cell>
          <table:table-cell office:value-type="float" office:value="9693" calcext:value-type="float">
            <text:p>9693</text:p>
          </table:table-cell>
          <table:table-cell office:value-type="float" office:value="4.68088102340698" calcext:value-type="float">
            <text:p>4,68088102340698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9693" calcext:value-type="float">
            <text:p>9693</text:p>
          </table:table-cell>
          <table:table-cell office:value-type="float" office:value="4.64217853546143" calcext:value-type="float">
            <text:p>4,64217853546143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9693" calcext:value-type="float">
            <text:p>9693</text:p>
          </table:table-cell>
          <table:table-cell office:value-type="float" office:value="5.62314057350159" calcext:value-type="float">
            <text:p>5,62314057350159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9693" calcext:value-type="float">
            <text:p>9693</text:p>
          </table:table-cell>
          <table:table-cell office:value-type="float" office:value="5.9657473564148" calcext:value-type="float">
            <text:p>5,9657473564148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9693" calcext:value-type="float">
            <text:p>9693</text:p>
          </table:table-cell>
          <table:table-cell office:value-type="float" office:value="5.14257431030273" calcext:value-type="float">
            <text:p>5,14257431030273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9693" calcext:value-type="float">
            <text:p>9693</text:p>
          </table:table-cell>
          <table:table-cell office:value-type="float" office:value="4.77862644195557" calcext:value-type="float">
            <text:p>4,7786264419555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9693" calcext:value-type="float">
            <text:p>9693</text:p>
          </table:table-cell>
          <table:table-cell office:value-type="float" office:value="4.876873254776" calcext:value-type="float">
            <text:p>4,876873254776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9693" calcext:value-type="float">
            <text:p>9693</text:p>
          </table:table-cell>
          <table:table-cell office:value-type="float" office:value="4.75596809387207" calcext:value-type="float">
            <text:p>4,7559680938720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9693" calcext:value-type="float">
            <text:p>9693</text:p>
          </table:table-cell>
          <table:table-cell office:value-type="float" office:value="4.86043739318848" calcext:value-type="float">
            <text:p>4,86043739318848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9693" calcext:value-type="float">
            <text:p>9693</text:p>
          </table:table-cell>
          <table:table-cell office:value-type="float" office:value="4.78641319274902" calcext:value-type="float">
            <text:p>4,7864131927490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9693" calcext:value-type="float">
            <text:p>9693</text:p>
          </table:table-cell>
          <table:table-cell office:value-type="float" office:value="4.70811772346497" calcext:value-type="float">
            <text:p>4,7081177234649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9693" calcext:value-type="float">
            <text:p>9693</text:p>
          </table:table-cell>
          <table:table-cell table:style-name="ce2" table:formula="of:=SUM([.C16];[.G16];[.K16];[.O16];[.S16];[.W16];[.AA16];[.AE16];[.AI16];[.AM16];[.AQ16]) / [.AW2]" office:value-type="float" office:value="4.98372344537215" calcext:value-type="float">
            <text:p>4,98372344537215</text:p>
          </table:table-cell>
          <table:table-cell table:number-columns-repeated="3"/>
          <table:table-cell table:formula="of:=MAX([.C16];[.G16];[.K16];[.O16];[.S16];[.W16];[.AA16];[.AE16];[.AI16];[.AM16];[.AQ16])" office:value-type="float" office:value="5.9657473564148" calcext:value-type="float">
            <text:p>5,9657473564148</text:p>
          </table:table-cell>
          <table:table-cell table:formula="of:=MIN([.C16];[.G16];[.K16];[.O16];[.S16];[.W16];[.AA16];[.AE16];[.AI16];[.AM16];[.AQ16])" office:value-type="float" office:value="4.64217853546143" calcext:value-type="float">
            <text:p>4,642178535461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5</text:p>
          </table:table-cell>
          <table:table-cell office:value-type="float" office:value="1350" calcext:value-type="float">
            <text:p>1350</text:p>
          </table:table-cell>
          <table:table-cell office:value-type="float" office:value="4.8646719455719" calcext:value-type="float">
            <text:p>4,8646719455719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50" calcext:value-type="float">
            <text:p>1350</text:p>
          </table:table-cell>
          <table:table-cell office:value-type="float" office:value="4.20848631858826" calcext:value-type="float">
            <text:p>4,2084863185882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50" calcext:value-type="float">
            <text:p>1350</text:p>
          </table:table-cell>
          <table:table-cell office:value-type="float" office:value="4.50894403457642" calcext:value-type="float">
            <text:p>4,5089440345764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50" calcext:value-type="float">
            <text:p>1350</text:p>
          </table:table-cell>
          <table:table-cell office:value-type="float" office:value="4.98335361480713" calcext:value-type="float">
            <text:p>4,98335361480713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50" calcext:value-type="float">
            <text:p>1350</text:p>
          </table:table-cell>
          <table:table-cell office:value-type="float" office:value="4.71340847015381" calcext:value-type="float">
            <text:p>4,7134084701538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50" calcext:value-type="float">
            <text:p>1350</text:p>
          </table:table-cell>
          <table:table-cell office:value-type="float" office:value="4.54499316215515" calcext:value-type="float">
            <text:p>4,54499316215515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50" calcext:value-type="float">
            <text:p>1350</text:p>
          </table:table-cell>
          <table:table-cell office:value-type="float" office:value="5.05280184745789" calcext:value-type="float">
            <text:p>5,05280184745789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50" calcext:value-type="float">
            <text:p>1350</text:p>
          </table:table-cell>
          <table:table-cell office:value-type="float" office:value="4.71319198608398" calcext:value-type="float">
            <text:p>4,71319198608398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50" calcext:value-type="float">
            <text:p>1350</text:p>
          </table:table-cell>
          <table:table-cell office:value-type="float" office:value="4.78891468048096" calcext:value-type="float">
            <text:p>4,7889146804809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50" calcext:value-type="float">
            <text:p>1350</text:p>
          </table:table-cell>
          <table:table-cell office:value-type="float" office:value="4.990389585495" calcext:value-type="float">
            <text:p>4,990389585495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50" calcext:value-type="float">
            <text:p>1350</text:p>
          </table:table-cell>
          <table:table-cell office:value-type="float" office:value="5.51861214637756" calcext:value-type="float">
            <text:p>5,5186121463775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50" calcext:value-type="float">
            <text:p>1350</text:p>
          </table:table-cell>
          <table:table-cell table:formula="of:=SUM([.C17];[.G17];[.K17];[.O17];[.S17];[.W17];[.AA17];[.AE17];[.AI17];[.AM17];[.AQ17]) / [.AW2]" office:value-type="float" office:value="4.80797889015892" calcext:value-type="float">
            <text:p>4,80797889015892</text:p>
          </table:table-cell>
          <table:table-cell table:number-columns-repeated="3"/>
          <table:table-cell table:formula="of:=MAX([.C17];[.G17];[.K17];[.O17];[.S17];[.W17];[.AA17];[.AE17];[.AI17];[.AM17];[.AQ17])" office:value-type="float" office:value="5.51861214637756" calcext:value-type="float">
            <text:p>5,51861214637756</text:p>
          </table:table-cell>
          <table:table-cell table:formula="of:=MIN([.C17];[.G17];[.K17];[.O17];[.S17];[.W17];[.AA17];[.AE17];[.AI17];[.AM17];[.AQ17])" office:value-type="float" office:value="4.20848631858826" calcext:value-type="float">
            <text:p>4,208486318588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6</text:p>
          </table:table-cell>
          <table:table-cell office:value-type="float" office:value="14288" calcext:value-type="float">
            <text:p>14288</text:p>
          </table:table-cell>
          <table:table-cell office:value-type="float" office:value="3.81237530708313" calcext:value-type="float">
            <text:p>3,8123753070831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4288" calcext:value-type="float">
            <text:p>14288</text:p>
          </table:table-cell>
          <table:table-cell office:value-type="float" office:value="3.95231580734253" calcext:value-type="float">
            <text:p>3,9523158073425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4288" calcext:value-type="float">
            <text:p>14288</text:p>
          </table:table-cell>
          <table:table-cell office:value-type="float" office:value="3.6295006275177" calcext:value-type="float">
            <text:p>3,6295006275177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4288" calcext:value-type="float">
            <text:p>14288</text:p>
          </table:table-cell>
          <table:table-cell office:value-type="float" office:value="3.86054182052612" calcext:value-type="float">
            <text:p>3,86054182052612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4288" calcext:value-type="float">
            <text:p>14288</text:p>
          </table:table-cell>
          <table:table-cell office:value-type="float" office:value="3.70978832244873" calcext:value-type="float">
            <text:p>3,7097883224487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4288" calcext:value-type="float">
            <text:p>14288</text:p>
          </table:table-cell>
          <table:table-cell office:value-type="float" office:value="3.73597574234009" calcext:value-type="float">
            <text:p>3,73597574234009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4288" calcext:value-type="float">
            <text:p>14288</text:p>
          </table:table-cell>
          <table:table-cell office:value-type="float" office:value="5.00359773635864" calcext:value-type="float">
            <text:p>5,00359773635864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4288" calcext:value-type="float">
            <text:p>14288</text:p>
          </table:table-cell>
          <table:table-cell office:value-type="float" office:value="3.59583640098572" calcext:value-type="float">
            <text:p>3,59583640098572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4288" calcext:value-type="float">
            <text:p>14288</text:p>
          </table:table-cell>
          <table:table-cell office:value-type="float" office:value="4.78233480453491" calcext:value-type="float">
            <text:p>4,78233480453491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4288" calcext:value-type="float">
            <text:p>14288</text:p>
          </table:table-cell>
          <table:table-cell office:value-type="float" office:value="4.00823187828064" calcext:value-type="float">
            <text:p>4,00823187828064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4288" calcext:value-type="float">
            <text:p>14288</text:p>
          </table:table-cell>
          <table:table-cell office:value-type="float" office:value="3.67794060707092" calcext:value-type="float">
            <text:p>3,67794060707092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4288" calcext:value-type="float">
            <text:p>14288</text:p>
          </table:table-cell>
          <table:table-cell table:formula="of:=SUM([.C18];[.G18];[.K18];[.O18];[.S18];[.W18];[.AA18];[.AE18];[.AI18];[.AM18];[.AQ18]) / [.AW2]" office:value-type="float" office:value="3.97894900495356" calcext:value-type="float">
            <text:p>3,97894900495356</text:p>
          </table:table-cell>
          <table:table-cell table:number-columns-repeated="3"/>
          <table:table-cell table:formula="of:=MAX([.C18];[.G18];[.K18];[.O18];[.S18];[.W18];[.AA18];[.AE18];[.AI18];[.AM18];[.AQ18])" office:value-type="float" office:value="5.00359773635864" calcext:value-type="float">
            <text:p>5,00359773635864</text:p>
          </table:table-cell>
          <table:table-cell table:formula="of:=MIN([.C18];[.G18];[.K18];[.O18];[.S18];[.W18];[.AA18];[.AE18];[.AI18];[.AM18];[.AQ18])" office:value-type="float" office:value="3.59583640098572" calcext:value-type="float">
            <text:p>3,595836400985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7</text:p>
          </table:table-cell>
          <table:table-cell office:value-type="float" office:value="69" calcext:value-type="float">
            <text:p>69</text:p>
          </table:table-cell>
          <table:table-cell office:value-type="float" office:value="4.89420890808106" calcext:value-type="float">
            <text:p>4,89420890808106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69" calcext:value-type="float">
            <text:p>69</text:p>
          </table:table-cell>
          <table:table-cell office:value-type="float" office:value="4.89659905433655" calcext:value-type="float">
            <text:p>4,89659905433655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69" calcext:value-type="float">
            <text:p>69</text:p>
          </table:table-cell>
          <table:table-cell office:value-type="float" office:value="4.85614442825317" calcext:value-type="float">
            <text:p>4,8561444282531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69" calcext:value-type="float">
            <text:p>69</text:p>
          </table:table-cell>
          <table:table-cell office:value-type="float" office:value="4.9868311882019" calcext:value-type="float">
            <text:p>4,986831188201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69" calcext:value-type="float">
            <text:p>69</text:p>
          </table:table-cell>
          <table:table-cell office:value-type="float" office:value="4.49716782569885" calcext:value-type="float">
            <text:p>4,49716782569885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69" calcext:value-type="float">
            <text:p>69</text:p>
          </table:table-cell>
          <table:table-cell office:value-type="float" office:value="4.8177604675293" calcext:value-type="float">
            <text:p>4,8177604675293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69" calcext:value-type="float">
            <text:p>69</text:p>
          </table:table-cell>
          <table:table-cell office:value-type="float" office:value="4.57525539398193" calcext:value-type="float">
            <text:p>4,57525539398193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69" calcext:value-type="float">
            <text:p>69</text:p>
          </table:table-cell>
          <table:table-cell office:value-type="float" office:value="4.27754878997803" calcext:value-type="float">
            <text:p>4,27754878997803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69" calcext:value-type="float">
            <text:p>69</text:p>
          </table:table-cell>
          <table:table-cell office:value-type="float" office:value="6.1771821975708" calcext:value-type="float">
            <text:p>6,1771821975708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69" calcext:value-type="float">
            <text:p>69</text:p>
          </table:table-cell>
          <table:table-cell office:value-type="float" office:value="4.56547617912293" calcext:value-type="float">
            <text:p>4,56547617912293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69" calcext:value-type="float">
            <text:p>69</text:p>
          </table:table-cell>
          <table:table-cell office:value-type="float" office:value="4.65220546722412" calcext:value-type="float">
            <text:p>4,65220546722412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69" calcext:value-type="float">
            <text:p>69</text:p>
          </table:table-cell>
          <table:table-cell table:formula="of:=SUM([.C19];[.G19];[.K19];[.O19];[.S19];[.W19];[.AA19];[.AE19];[.AI19];[.AM19];[.AQ19]) / [.AW2]" office:value-type="float" office:value="4.8360345363617" calcext:value-type="float">
            <text:p>4,8360345363617</text:p>
          </table:table-cell>
          <table:table-cell table:number-columns-repeated="3"/>
          <table:table-cell table:formula="of:=MAX([.C19];[.G19];[.K19];[.O19];[.S19];[.W19];[.AA19];[.AE19];[.AI19];[.AM19];[.AQ19])" office:value-type="float" office:value="6.1771821975708" calcext:value-type="float">
            <text:p>6,1771821975708</text:p>
          </table:table-cell>
          <table:table-cell table:formula="of:=MIN([.C19];[.G19];[.K19];[.O19];[.S19];[.W19];[.AA19];[.AE19];[.AI19];[.AM19];[.AQ19])" office:value-type="float" office:value="4.27754878997803" calcext:value-type="float">
            <text:p>4,27754878997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8</text:p>
          </table:table-cell>
          <table:table-cell office:value-type="float" office:value="309" calcext:value-type="float">
            <text:p>309</text:p>
          </table:table-cell>
          <table:table-cell office:value-type="float" office:value="5.02268576622009" calcext:value-type="float">
            <text:p>5,0226857662200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09" calcext:value-type="float">
            <text:p>309</text:p>
          </table:table-cell>
          <table:table-cell office:value-type="float" office:value="4.70737457275391" calcext:value-type="float">
            <text:p>4,70737457275391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09" calcext:value-type="float">
            <text:p>309</text:p>
          </table:table-cell>
          <table:table-cell office:value-type="float" office:value="5.231858253479" calcext:value-type="float">
            <text:p>5,23185825347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09" calcext:value-type="float">
            <text:p>309</text:p>
          </table:table-cell>
          <table:table-cell office:value-type="float" office:value="5.32418966293335" calcext:value-type="float">
            <text:p>5,32418966293335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09" calcext:value-type="float">
            <text:p>309</text:p>
          </table:table-cell>
          <table:table-cell office:value-type="float" office:value="4.91490483283997" calcext:value-type="float">
            <text:p>4,91490483283997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09" calcext:value-type="float">
            <text:p>309</text:p>
          </table:table-cell>
          <table:table-cell office:value-type="float" office:value="5.01748323440552" calcext:value-type="float">
            <text:p>5,01748323440552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09" calcext:value-type="float">
            <text:p>309</text:p>
          </table:table-cell>
          <table:table-cell office:value-type="float" office:value="6.29784989356995" calcext:value-type="float">
            <text:p>6,29784989356995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09" calcext:value-type="float">
            <text:p>309</text:p>
          </table:table-cell>
          <table:table-cell office:value-type="float" office:value="6.80361819267273" calcext:value-type="float">
            <text:p>6,8036181926727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09" calcext:value-type="float">
            <text:p>309</text:p>
          </table:table-cell>
          <table:table-cell office:value-type="float" office:value="7.0018572807312" calcext:value-type="float">
            <text:p>7,0018572807312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09" calcext:value-type="float">
            <text:p>309</text:p>
          </table:table-cell>
          <table:table-cell office:value-type="float" office:value="5.08411645889282" calcext:value-type="float">
            <text:p>5,08411645889282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09" calcext:value-type="float">
            <text:p>309</text:p>
          </table:table-cell>
          <table:table-cell office:value-type="float" office:value="4.89774894714356" calcext:value-type="float">
            <text:p>4,89774894714356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309" calcext:value-type="float">
            <text:p>309</text:p>
          </table:table-cell>
          <table:table-cell table:formula="of:=SUM([.C20];[.G20];[.K20];[.O20];[.S20];[.W20];[.AA20];[.AE20];[.AI20];[.AM20];[.AQ20]) / [.AW2]" office:value-type="float" office:value="5.4821533723311" calcext:value-type="float">
            <text:p>5,4821533723311</text:p>
          </table:table-cell>
          <table:table-cell table:number-columns-repeated="3"/>
          <table:table-cell table:formula="of:=MAX([.C20];[.G20];[.K20];[.O20];[.S20];[.W20];[.AA20];[.AE20];[.AI20];[.AM20];[.AQ20])" office:value-type="float" office:value="7.0018572807312" calcext:value-type="float">
            <text:p>7,0018572807312</text:p>
          </table:table-cell>
          <table:table-cell table:formula="of:=MIN([.C20];[.G20];[.K20];[.O20];[.S20];[.W20];[.AA20];[.AE20];[.AI20];[.AM20];[.AQ20])" office:value-type="float" office:value="4.70737457275391" calcext:value-type="float">
            <text:p>4,70737457275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9</text:p>
          </table:table-cell>
          <table:table-cell office:value-type="float" office:value="16" calcext:value-type="float">
            <text:p>16</text:p>
          </table:table-cell>
          <table:table-cell office:value-type="float" office:value="3.23061609268188" calcext:value-type="float">
            <text:p>3,2306160926818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6" calcext:value-type="float">
            <text:p>16</text:p>
          </table:table-cell>
          <table:table-cell office:value-type="float" office:value="3.2299313545227" calcext:value-type="float">
            <text:p>3,2299313545227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6" calcext:value-type="float">
            <text:p>16</text:p>
          </table:table-cell>
          <table:table-cell office:value-type="float" office:value="3.12981867790222" calcext:value-type="float">
            <text:p>3,1298186779022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6" calcext:value-type="float">
            <text:p>16</text:p>
          </table:table-cell>
          <table:table-cell office:value-type="float" office:value="2.98755407333374" calcext:value-type="float">
            <text:p>2,9875540733337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6" calcext:value-type="float">
            <text:p>16</text:p>
          </table:table-cell>
          <table:table-cell office:value-type="float" office:value="3.78017854690552" calcext:value-type="float">
            <text:p>3,7801785469055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6" calcext:value-type="float">
            <text:p>16</text:p>
          </table:table-cell>
          <table:table-cell office:value-type="float" office:value="2.98302268981934" calcext:value-type="float">
            <text:p>2,9830226898193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6" calcext:value-type="float">
            <text:p>16</text:p>
          </table:table-cell>
          <table:table-cell office:value-type="float" office:value="3.66454005241394" calcext:value-type="float">
            <text:p>3,6645400524139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6" calcext:value-type="float">
            <text:p>16</text:p>
          </table:table-cell>
          <table:table-cell office:value-type="float" office:value="3.91542601585388" calcext:value-type="float">
            <text:p>3,9154260158538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6" calcext:value-type="float">
            <text:p>16</text:p>
          </table:table-cell>
          <table:table-cell office:value-type="float" office:value="3.39907574653625" calcext:value-type="float">
            <text:p>3,39907574653625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6" calcext:value-type="float">
            <text:p>16</text:p>
          </table:table-cell>
          <table:table-cell office:value-type="float" office:value="3.33010149002075" calcext:value-type="float">
            <text:p>3,33010149002075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6" calcext:value-type="float">
            <text:p>16</text:p>
          </table:table-cell>
          <table:table-cell office:value-type="float" office:value="3.3904139995575" calcext:value-type="float">
            <text:p>3,3904139995575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6" calcext:value-type="float">
            <text:p>16</text:p>
          </table:table-cell>
          <table:table-cell table:formula="of:=SUM([.C21];[.G21];[.K21];[.O21];[.S21];[.W21];[.AA21];[.AE21];[.AI21];[.AM21];[.AQ21]) / [.AW2]" office:value-type="float" office:value="3.36733443086798" calcext:value-type="float">
            <text:p>3,36733443086798</text:p>
          </table:table-cell>
          <table:table-cell table:number-columns-repeated="3"/>
          <table:table-cell table:formula="of:=MAX([.C21];[.G21];[.K21];[.O21];[.S21];[.W21];[.AA21];[.AE21];[.AI21];[.AM21];[.AQ21])" office:value-type="float" office:value="3.91542601585388" calcext:value-type="float">
            <text:p>3,91542601585388</text:p>
          </table:table-cell>
          <table:table-cell table:formula="of:=MIN([.C21];[.G21];[.K21];[.O21];[.S21];[.W21];[.AA21];[.AE21];[.AI21];[.AM21];[.AQ21])" office:value-type="float" office:value="2.98302268981934" calcext:value-type="float">
            <text:p>2,983022689819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0</text:p>
          </table:table-cell>
          <table:table-cell office:value-type="float" office:value="41" calcext:value-type="float">
            <text:p>41</text:p>
          </table:table-cell>
          <table:table-cell office:value-type="float" office:value="6.0729444026947" calcext:value-type="float">
            <text:p>6,072944402694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41" calcext:value-type="float">
            <text:p>41</text:p>
          </table:table-cell>
          <table:table-cell office:value-type="float" office:value="6.71269917488098" calcext:value-type="float">
            <text:p>6,71269917488098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41" calcext:value-type="float">
            <text:p>41</text:p>
          </table:table-cell>
          <table:table-cell office:value-type="float" office:value="5.43793177604675" calcext:value-type="float">
            <text:p>5,43793177604675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41" calcext:value-type="float">
            <text:p>41</text:p>
          </table:table-cell>
          <table:table-cell office:value-type="float" office:value="5.22896194458008" calcext:value-type="float">
            <text:p>5,22896194458008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41" calcext:value-type="float">
            <text:p>41</text:p>
          </table:table-cell>
          <table:table-cell office:value-type="float" office:value="7.46260809898376" calcext:value-type="float">
            <text:p>7,46260809898376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41" calcext:value-type="float">
            <text:p>41</text:p>
          </table:table-cell>
          <table:table-cell office:value-type="float" office:value="6.04315781593323" calcext:value-type="float">
            <text:p>6,04315781593323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41" calcext:value-type="float">
            <text:p>41</text:p>
          </table:table-cell>
          <table:table-cell office:value-type="float" office:value="5.82575535774231" calcext:value-type="float">
            <text:p>5,82575535774231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41" calcext:value-type="float">
            <text:p>41</text:p>
          </table:table-cell>
          <table:table-cell office:value-type="float" office:value="6.65060162544251" calcext:value-type="float">
            <text:p>6,65060162544251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41" calcext:value-type="float">
            <text:p>41</text:p>
          </table:table-cell>
          <table:table-cell office:value-type="float" office:value="6.34623646736145" calcext:value-type="float">
            <text:p>6,34623646736145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41" calcext:value-type="float">
            <text:p>41</text:p>
          </table:table-cell>
          <table:table-cell office:value-type="float" office:value="5.76962471008301" calcext:value-type="float">
            <text:p>5,76962471008301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41" calcext:value-type="float">
            <text:p>41</text:p>
          </table:table-cell>
          <table:table-cell office:value-type="float" office:value="6.17507028579712" calcext:value-type="float">
            <text:p>6,17507028579712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41" calcext:value-type="float">
            <text:p>41</text:p>
          </table:table-cell>
          <table:table-cell table:formula="of:=SUM([.C22];[.G22];[.K22];[.O22];[.S22];[.W22];[.AA22];[.AE22];[.AI22];[.AM22];[.AQ22]) / [.AW2]" office:value-type="float" office:value="6.15687196904963" calcext:value-type="float">
            <text:p>6,15687196904963</text:p>
          </table:table-cell>
          <table:table-cell table:number-columns-repeated="3"/>
          <table:table-cell table:formula="of:=MAX([.C22];[.G22];[.K22];[.O22];[.S22];[.W22];[.AA22];[.AE22];[.AI22];[.AM22];[.AQ22])" office:value-type="float" office:value="7.46260809898376" calcext:value-type="float">
            <text:p>7,46260809898376</text:p>
          </table:table-cell>
          <table:table-cell table:formula="of:=MIN([.C22];[.G22];[.K22];[.O22];[.S22];[.W22];[.AA22];[.AE22];[.AI22];[.AM22];[.AQ22])" office:value-type="float" office:value="5.22896194458008" calcext:value-type="float">
            <text:p>5,22896194458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1</text:p>
          </table:table-cell>
          <table:table-cell office:value-type="float" office:value="93" calcext:value-type="float">
            <text:p>93</text:p>
          </table:table-cell>
          <table:table-cell office:value-type="float" office:value="4.10940957069397" calcext:value-type="float">
            <text:p>4,10940957069397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3" calcext:value-type="float">
            <text:p>93</text:p>
          </table:table-cell>
          <table:table-cell office:value-type="float" office:value="5.01782059669495" calcext:value-type="float">
            <text:p>5,01782059669495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3" calcext:value-type="float">
            <text:p>93</text:p>
          </table:table-cell>
          <table:table-cell office:value-type="float" office:value="3.6564040184021" calcext:value-type="float">
            <text:p>3,6564040184021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3" calcext:value-type="float">
            <text:p>93</text:p>
          </table:table-cell>
          <table:table-cell office:value-type="float" office:value="3.86092615127563" calcext:value-type="float">
            <text:p>3,86092615127563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3" calcext:value-type="float">
            <text:p>93</text:p>
          </table:table-cell>
          <table:table-cell office:value-type="float" office:value="4.27487301826477" calcext:value-type="float">
            <text:p>4,27487301826477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3" calcext:value-type="float">
            <text:p>93</text:p>
          </table:table-cell>
          <table:table-cell office:value-type="float" office:value="4.10580730438232" calcext:value-type="float">
            <text:p>4,1058073043823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3" calcext:value-type="float">
            <text:p>93</text:p>
          </table:table-cell>
          <table:table-cell office:value-type="float" office:value="5.77092695236206" calcext:value-type="float">
            <text:p>5,7709269523620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3" calcext:value-type="float">
            <text:p>93</text:p>
          </table:table-cell>
          <table:table-cell office:value-type="float" office:value="4.74955415725708" calcext:value-type="float">
            <text:p>4,74955415725708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3" calcext:value-type="float">
            <text:p>93</text:p>
          </table:table-cell>
          <table:table-cell office:value-type="float" office:value="4.4816780090332" calcext:value-type="float">
            <text:p>4,481678009033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3" calcext:value-type="float">
            <text:p>93</text:p>
          </table:table-cell>
          <table:table-cell office:value-type="float" office:value="3.92642521858215" calcext:value-type="float">
            <text:p>3,92642521858215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3" calcext:value-type="float">
            <text:p>93</text:p>
          </table:table-cell>
          <table:table-cell office:value-type="float" office:value="3.97677540779114" calcext:value-type="float">
            <text:p>3,97677540779114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3" calcext:value-type="float">
            <text:p>93</text:p>
          </table:table-cell>
          <table:table-cell table:formula="of:=SUM([.C23];[.G23];[.K23];[.O23];[.S23];[.W23];[.AA23];[.AE23];[.AI23];[.AM23];[.AQ23]) / [.AW2]" office:value-type="float" office:value="4.35732730952176" calcext:value-type="float">
            <text:p>4,35732730952176</text:p>
          </table:table-cell>
          <table:table-cell table:number-columns-repeated="3"/>
          <table:table-cell table:formula="of:=MAX([.C23];[.G23];[.K23];[.O23];[.S23];[.W23];[.AA23];[.AE23];[.AI23];[.AM23];[.AQ23])" office:value-type="float" office:value="5.77092695236206" calcext:value-type="float">
            <text:p>5,77092695236206</text:p>
          </table:table-cell>
          <table:table-cell table:formula="of:=MIN([.C23];[.G23];[.K23];[.O23];[.S23];[.W23];[.AA23];[.AE23];[.AI23];[.AM23];[.AQ23])" office:value-type="float" office:value="3.6564040184021" calcext:value-type="float">
            <text:p>3,6564040184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2</text:p>
          </table:table-cell>
          <table:table-cell office:value-type="float" office:value="117" calcext:value-type="float">
            <text:p>117</text:p>
          </table:table-cell>
          <table:table-cell office:value-type="float" office:value="5.88459229469299" calcext:value-type="float">
            <text:p>5,8845922946929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7" calcext:value-type="float">
            <text:p>117</text:p>
          </table:table-cell>
          <table:table-cell office:value-type="float" office:value="7.41912293434143" calcext:value-type="float">
            <text:p>7,41912293434143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7" calcext:value-type="float">
            <text:p>117</text:p>
          </table:table-cell>
          <table:table-cell office:value-type="float" office:value="6.26657629013062" calcext:value-type="float">
            <text:p>6,26657629013062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7" calcext:value-type="float">
            <text:p>117</text:p>
          </table:table-cell>
          <table:table-cell office:value-type="float" office:value="6.59520244598389" calcext:value-type="float">
            <text:p>6,5952024459838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7" calcext:value-type="float">
            <text:p>117</text:p>
          </table:table-cell>
          <table:table-cell office:value-type="float" office:value="6.40519499778748" calcext:value-type="float">
            <text:p>6,40519499778748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7" calcext:value-type="float">
            <text:p>117</text:p>
          </table:table-cell>
          <table:table-cell office:value-type="float" office:value="5.59949636459351" calcext:value-type="float">
            <text:p>5,59949636459351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7" calcext:value-type="float">
            <text:p>117</text:p>
          </table:table-cell>
          <table:table-cell office:value-type="float" office:value="5.61749124526978" calcext:value-type="float">
            <text:p>5,61749124526978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7" calcext:value-type="float">
            <text:p>117</text:p>
          </table:table-cell>
          <table:table-cell office:value-type="float" office:value="5.70600819587708" calcext:value-type="float">
            <text:p>5,70600819587708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7" calcext:value-type="float">
            <text:p>117</text:p>
          </table:table-cell>
          <table:table-cell office:value-type="float" office:value="5.7829065322876" calcext:value-type="float">
            <text:p>5,7829065322876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7" calcext:value-type="float">
            <text:p>117</text:p>
          </table:table-cell>
          <table:table-cell office:value-type="float" office:value="5.78751754760742" calcext:value-type="float">
            <text:p>5,78751754760742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7" calcext:value-type="float">
            <text:p>117</text:p>
          </table:table-cell>
          <table:table-cell office:value-type="float" office:value="5.43031144142151" calcext:value-type="float">
            <text:p>5,43031144142151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7" calcext:value-type="float">
            <text:p>117</text:p>
          </table:table-cell>
          <table:table-cell table:formula="of:=SUM([.C24];[.G24];[.K24];[.O24];[.S24];[.W24];[.AA24];[.AE24];[.AI24];[.AM24];[.AQ24]) / [.AW2]" office:value-type="float" office:value="6.0449472990903" calcext:value-type="float">
            <text:p>6,0449472990903</text:p>
          </table:table-cell>
          <table:table-cell table:number-columns-repeated="3"/>
          <table:table-cell table:formula="of:=MAX([.C24];[.G24];[.K24];[.O24];[.S24];[.W24];[.AA24];[.AE24];[.AI24];[.AM24];[.AQ24])" office:value-type="float" office:value="7.41912293434143" calcext:value-type="float">
            <text:p>7,41912293434143</text:p>
          </table:table-cell>
          <table:table-cell table:formula="of:=MIN([.C24];[.G24];[.K24];[.O24];[.S24];[.W24];[.AA24];[.AE24];[.AI24];[.AM24];[.AQ24])" office:value-type="float" office:value="5.43031144142151" calcext:value-type="float">
            <text:p>5,430311441421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3</text:p>
          </table:table-cell>
          <table:table-cell office:value-type="float" office:value="344" calcext:value-type="float">
            <text:p>344</text:p>
          </table:table-cell>
          <table:table-cell office:value-type="float" office:value="3.79747414588928" calcext:value-type="float">
            <text:p>3,79747414588928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344" calcext:value-type="float">
            <text:p>344</text:p>
          </table:table-cell>
          <table:table-cell office:value-type="float" office:value="4.38817620277405" calcext:value-type="float">
            <text:p>4,38817620277405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344" calcext:value-type="float">
            <text:p>344</text:p>
          </table:table-cell>
          <table:table-cell office:value-type="float" office:value="3.48230886459351" calcext:value-type="float">
            <text:p>3,48230886459351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344" calcext:value-type="float">
            <text:p>344</text:p>
          </table:table-cell>
          <table:table-cell office:value-type="float" office:value="4.31830430030823" calcext:value-type="float">
            <text:p>4,31830430030823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344" calcext:value-type="float">
            <text:p>344</text:p>
          </table:table-cell>
          <table:table-cell office:value-type="float" office:value="3.87730884552002" calcext:value-type="float">
            <text:p>3,8773088455200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344" calcext:value-type="float">
            <text:p>344</text:p>
          </table:table-cell>
          <table:table-cell office:value-type="float" office:value="3.81856036186218" calcext:value-type="float">
            <text:p>3,81856036186218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344" calcext:value-type="float">
            <text:p>344</text:p>
          </table:table-cell>
          <table:table-cell office:value-type="float" office:value="3.92907929420471" calcext:value-type="float">
            <text:p>3,92907929420471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344" calcext:value-type="float">
            <text:p>344</text:p>
          </table:table-cell>
          <table:table-cell office:value-type="float" office:value="4.24503612518311" calcext:value-type="float">
            <text:p>4,24503612518311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344" calcext:value-type="float">
            <text:p>344</text:p>
          </table:table-cell>
          <table:table-cell office:value-type="float" office:value="3.84729599952698" calcext:value-type="float">
            <text:p>3,84729599952698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344" calcext:value-type="float">
            <text:p>344</text:p>
          </table:table-cell>
          <table:table-cell office:value-type="float" office:value="4.22953414916992" calcext:value-type="float">
            <text:p>4,2295341491699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344" calcext:value-type="float">
            <text:p>344</text:p>
          </table:table-cell>
          <table:table-cell office:value-type="float" office:value="3.70975708961487" calcext:value-type="float">
            <text:p>3,70975708961487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344" calcext:value-type="float">
            <text:p>344</text:p>
          </table:table-cell>
          <table:table-cell table:formula="of:=SUM([.C25];[.G25];[.K25];[.O25];[.S25];[.W25];[.AA25];[.AE25];[.AI25];[.AM25];[.AQ25]) / [.AW2]" office:value-type="float" office:value="3.9675304889679" calcext:value-type="float">
            <text:p>3,9675304889679</text:p>
          </table:table-cell>
          <table:table-cell table:number-columns-repeated="3"/>
          <table:table-cell table:formula="of:=MAX([.C25];[.G25];[.K25];[.O25];[.S25];[.W25];[.AA25];[.AE25];[.AI25];[.AM25];[.AQ25])" office:value-type="float" office:value="4.38817620277405" calcext:value-type="float">
            <text:p>4,38817620277405</text:p>
          </table:table-cell>
          <table:table-cell table:formula="of:=MIN([.C25];[.G25];[.K25];[.O25];[.S25];[.W25];[.AA25];[.AE25];[.AI25];[.AM25];[.AQ25])" office:value-type="float" office:value="3.48230886459351" calcext:value-type="float">
            <text:p>3,482308864593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4</text:p>
          </table:table-cell>
          <table:table-cell office:value-type="float" office:value="1060" calcext:value-type="float">
            <text:p>1060</text:p>
          </table:table-cell>
          <table:table-cell office:value-type="float" office:value="6.98290872573853" calcext:value-type="float">
            <text:p>6,98290872573853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60" calcext:value-type="float">
            <text:p>1060</text:p>
          </table:table-cell>
          <table:table-cell office:value-type="float" office:value="6.97560739517212" calcext:value-type="float">
            <text:p>6,97560739517212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60" calcext:value-type="float">
            <text:p>1060</text:p>
          </table:table-cell>
          <table:table-cell office:value-type="float" office:value="6.88900232315064" calcext:value-type="float">
            <text:p>6,88900232315064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60" calcext:value-type="float">
            <text:p>1060</text:p>
          </table:table-cell>
          <table:table-cell office:value-type="float" office:value="7.98280882835388" calcext:value-type="float">
            <text:p>7,98280882835388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60" calcext:value-type="float">
            <text:p>1060</text:p>
          </table:table-cell>
          <table:table-cell office:value-type="float" office:value="6.66540312767029" calcext:value-type="float">
            <text:p>6,66540312767029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60" calcext:value-type="float">
            <text:p>1060</text:p>
          </table:table-cell>
          <table:table-cell office:value-type="float" office:value="6.59274935722351" calcext:value-type="float">
            <text:p>6,5927493572235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60" calcext:value-type="float">
            <text:p>1060</text:p>
          </table:table-cell>
          <table:table-cell office:value-type="float" office:value="8.05224800109863" calcext:value-type="float">
            <text:p>8,05224800109863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60" calcext:value-type="float">
            <text:p>1060</text:p>
          </table:table-cell>
          <table:table-cell office:value-type="float" office:value="7.59098601341248" calcext:value-type="float">
            <text:p>7,59098601341248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60" calcext:value-type="float">
            <text:p>1060</text:p>
          </table:table-cell>
          <table:table-cell office:value-type="float" office:value="7.06083250045776" calcext:value-type="float">
            <text:p>7,0608325004577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60" calcext:value-type="float">
            <text:p>1060</text:p>
          </table:table-cell>
          <table:table-cell office:value-type="float" office:value="7.48483419418335" calcext:value-type="float">
            <text:p>7,48483419418335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60" calcext:value-type="float">
            <text:p>1060</text:p>
          </table:table-cell>
          <table:table-cell office:value-type="float" office:value="6.59514379501343" calcext:value-type="float">
            <text:p>6,59514379501343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60" calcext:value-type="float">
            <text:p>1060</text:p>
          </table:table-cell>
          <table:table-cell table:formula="of:=SUM([.C26];[.G26];[.K26];[.O26];[.S26];[.W26];[.AA26];[.AE26];[.AI26];[.AM26];[.AQ26]) / [.AW2]" office:value-type="float" office:value="7.17022947831587" calcext:value-type="float">
            <text:p>7,17022947831587</text:p>
          </table:table-cell>
          <table:table-cell table:number-columns-repeated="3"/>
          <table:table-cell table:formula="of:=MAX([.C26];[.G26];[.K26];[.O26];[.S26];[.W26];[.AA26];[.AE26];[.AI26];[.AM26];[.AQ26])" office:value-type="float" office:value="8.05224800109863" calcext:value-type="float">
            <text:p>8,05224800109863</text:p>
          </table:table-cell>
          <table:table-cell table:formula="of:=MIN([.C26];[.G26];[.K26];[.O26];[.S26];[.W26];[.AA26];[.AE26];[.AI26];[.AM26];[.AQ26])" office:value-type="float" office:value="6.59274935722351" calcext:value-type="float">
            <text:p>6,592749357223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5</text:p>
          </table:table-cell>
          <table:table-cell office:value-type="float" office:value="57" calcext:value-type="float">
            <text:p>57</text:p>
          </table:table-cell>
          <table:table-cell office:value-type="float" office:value="6.27972531318665" calcext:value-type="float">
            <text:p>6,2797253131866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57" calcext:value-type="float">
            <text:p>57</text:p>
          </table:table-cell>
          <table:table-cell office:value-type="float" office:value="5.95269656181335" calcext:value-type="float">
            <text:p>5,9526965618133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57" calcext:value-type="float">
            <text:p>57</text:p>
          </table:table-cell>
          <table:table-cell office:value-type="float" office:value="6.2017195224762" calcext:value-type="float">
            <text:p>6,2017195224762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57" calcext:value-type="float">
            <text:p>57</text:p>
          </table:table-cell>
          <table:table-cell office:value-type="float" office:value="6.44088530540466" calcext:value-type="float">
            <text:p>6,4408853054046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57" calcext:value-type="float">
            <text:p>57</text:p>
          </table:table-cell>
          <table:table-cell office:value-type="float" office:value="5.93662810325623" calcext:value-type="float">
            <text:p>5,93662810325623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57" calcext:value-type="float">
            <text:p>57</text:p>
          </table:table-cell>
          <table:table-cell office:value-type="float" office:value="5.83961725234985" calcext:value-type="float">
            <text:p>5,8396172523498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57" calcext:value-type="float">
            <text:p>57</text:p>
          </table:table-cell>
          <table:table-cell office:value-type="float" office:value="6.42950510978699" calcext:value-type="float">
            <text:p>6,42950510978699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57" calcext:value-type="float">
            <text:p>57</text:p>
          </table:table-cell>
          <table:table-cell office:value-type="float" office:value="8.26170134544373" calcext:value-type="float">
            <text:p>8,26170134544373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57" calcext:value-type="float">
            <text:p>57</text:p>
          </table:table-cell>
          <table:table-cell office:value-type="float" office:value="6.22605538368225" calcext:value-type="float">
            <text:p>6,2260553836822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57" calcext:value-type="float">
            <text:p>57</text:p>
          </table:table-cell>
          <table:table-cell office:value-type="float" office:value="6.32572960853577" calcext:value-type="float">
            <text:p>6,32572960853577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57" calcext:value-type="float">
            <text:p>57</text:p>
          </table:table-cell>
          <table:table-cell office:value-type="float" office:value="7.25525116920471" calcext:value-type="float">
            <text:p>7,25525116920471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57" calcext:value-type="float">
            <text:p>57</text:p>
          </table:table-cell>
          <table:table-cell table:formula="of:=SUM([.C27];[.G27];[.K27];[.O27];[.S27];[.W27];[.AA27];[.AE27];[.AI27];[.AM27];[.AQ27]) / [.AW2]" office:value-type="float" office:value="6.46813769774004" calcext:value-type="float">
            <text:p>6,46813769774004</text:p>
          </table:table-cell>
          <table:table-cell table:number-columns-repeated="3"/>
          <table:table-cell table:formula="of:=MAX([.C27];[.G27];[.K27];[.O27];[.S27];[.W27];[.AA27];[.AE27];[.AI27];[.AM27];[.AQ27])" office:value-type="float" office:value="8.26170134544373" calcext:value-type="float">
            <text:p>8,26170134544373</text:p>
          </table:table-cell>
          <table:table-cell table:formula="of:=MIN([.C27];[.G27];[.K27];[.O27];[.S27];[.W27];[.AA27];[.AE27];[.AI27];[.AM27];[.AQ27])" office:value-type="float" office:value="5.83961725234985" calcext:value-type="float">
            <text:p>5,839617252349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6</text:p>
          </table:table-cell>
          <table:table-cell office:value-type="float" office:value="2" calcext:value-type="float">
            <text:p>2</text:p>
          </table:table-cell>
          <table:table-cell office:value-type="float" office:value="2.95046520233154" calcext:value-type="float">
            <text:p>2,95046520233154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" calcext:value-type="float">
            <text:p>2</text:p>
          </table:table-cell>
          <table:table-cell office:value-type="float" office:value="3.66195750236511" calcext:value-type="float">
            <text:p>3,66195750236511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" calcext:value-type="float">
            <text:p>2</text:p>
          </table:table-cell>
          <table:table-cell office:value-type="float" office:value="2.6586332321167" calcext:value-type="float">
            <text:p>2,6586332321167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" calcext:value-type="float">
            <text:p>2</text:p>
          </table:table-cell>
          <table:table-cell office:value-type="float" office:value="3.0381236076355" calcext:value-type="float">
            <text:p>3,038123607635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" calcext:value-type="float">
            <text:p>2</text:p>
          </table:table-cell>
          <table:table-cell office:value-type="float" office:value="4.62570357322693" calcext:value-type="float">
            <text:p>4,6257035732269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" calcext:value-type="float">
            <text:p>2</text:p>
          </table:table-cell>
          <table:table-cell office:value-type="float" office:value="3.06204867362976" calcext:value-type="float">
            <text:p>3,0620486736297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" calcext:value-type="float">
            <text:p>2</text:p>
          </table:table-cell>
          <table:table-cell office:value-type="float" office:value="2.82609891891479" calcext:value-type="float">
            <text:p>2,82609891891479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" calcext:value-type="float">
            <text:p>2</text:p>
          </table:table-cell>
          <table:table-cell office:value-type="float" office:value="3.91256093978882" calcext:value-type="float">
            <text:p>3,91256093978882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" calcext:value-type="float">
            <text:p>2</text:p>
          </table:table-cell>
          <table:table-cell office:value-type="float" office:value="3.08566761016846" calcext:value-type="float">
            <text:p>3,0856676101684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" calcext:value-type="float">
            <text:p>2</text:p>
          </table:table-cell>
          <table:table-cell office:value-type="float" office:value="3.07883048057556" calcext:value-type="float">
            <text:p>3,0788304805755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" calcext:value-type="float">
            <text:p>2</text:p>
          </table:table-cell>
          <table:table-cell office:value-type="float" office:value="2.92492771148682" calcext:value-type="float">
            <text:p>2,92492771148682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" calcext:value-type="float">
            <text:p>2</text:p>
          </table:table-cell>
          <table:table-cell table:formula="of:=SUM([.C28];[.G28];[.K28];[.O28];[.S28];[.W28];[.AA28];[.AE28];[.AI28];[.AM28];[.AQ28]) / [.AW2]" office:value-type="float" office:value="3.25681976838545" calcext:value-type="float">
            <text:p>3,25681976838545</text:p>
          </table:table-cell>
          <table:table-cell table:number-columns-repeated="3"/>
          <table:table-cell table:formula="of:=MAX([.C28];[.G28];[.K28];[.O28];[.S28];[.W28];[.AA28];[.AE28];[.AI28];[.AM28];[.AQ28])" office:value-type="float" office:value="4.62570357322693" calcext:value-type="float">
            <text:p>4,62570357322693</text:p>
          </table:table-cell>
          <table:table-cell table:formula="of:=MIN([.C28];[.G28];[.K28];[.O28];[.S28];[.W28];[.AA28];[.AE28];[.AI28];[.AM28];[.AQ28])" office:value-type="float" office:value="2.6586332321167" calcext:value-type="float">
            <text:p>2,65863323211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7</text:p>
          </table:table-cell>
          <table:table-cell office:value-type="float" office:value="33" calcext:value-type="float">
            <text:p>33</text:p>
          </table:table-cell>
          <table:table-cell office:value-type="float" office:value="5.48471570014954" calcext:value-type="float">
            <text:p>5,48471570014954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33" calcext:value-type="float">
            <text:p>33</text:p>
          </table:table-cell>
          <table:table-cell office:value-type="float" office:value="8.44733858108521" calcext:value-type="float">
            <text:p>8,4473385810852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33" calcext:value-type="float">
            <text:p>33</text:p>
          </table:table-cell>
          <table:table-cell office:value-type="float" office:value="5.50324845314026" calcext:value-type="float">
            <text:p>5,50324845314026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33" calcext:value-type="float">
            <text:p>33</text:p>
          </table:table-cell>
          <table:table-cell office:value-type="float" office:value="5.3436005115509" calcext:value-type="float">
            <text:p>5,3436005115509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33" calcext:value-type="float">
            <text:p>33</text:p>
          </table:table-cell>
          <table:table-cell office:value-type="float" office:value="7.37499451637268" calcext:value-type="float">
            <text:p>7,37499451637268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33" calcext:value-type="float">
            <text:p>33</text:p>
          </table:table-cell>
          <table:table-cell office:value-type="float" office:value="5.32198262214661" calcext:value-type="float">
            <text:p>5,3219826221466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33" calcext:value-type="float">
            <text:p>33</text:p>
          </table:table-cell>
          <table:table-cell office:value-type="float" office:value="6.10825085639954" calcext:value-type="float">
            <text:p>6,10825085639954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33" calcext:value-type="float">
            <text:p>33</text:p>
          </table:table-cell>
          <table:table-cell office:value-type="float" office:value="6.42226409912109" calcext:value-type="float">
            <text:p>6,42226409912109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33" calcext:value-type="float">
            <text:p>33</text:p>
          </table:table-cell>
          <table:table-cell office:value-type="float" office:value="5.32087731361389" calcext:value-type="float">
            <text:p>5,32087731361389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33" calcext:value-type="float">
            <text:p>33</text:p>
          </table:table-cell>
          <table:table-cell office:value-type="float" office:value="5.34537553787231" calcext:value-type="float">
            <text:p>5,3453755378723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33" calcext:value-type="float">
            <text:p>33</text:p>
          </table:table-cell>
          <table:table-cell office:value-type="float" office:value="6.42450094223022" calcext:value-type="float">
            <text:p>6,42450094223022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33" calcext:value-type="float">
            <text:p>33</text:p>
          </table:table-cell>
          <table:table-cell table:formula="of:=SUM([.C29];[.G29];[.K29];[.O29];[.S29];[.W29];[.AA29];[.AE29];[.AI29];[.AM29];[.AQ29]) / [.AW2]" office:value-type="float" office:value="6.09974083033475" calcext:value-type="float">
            <text:p>6,09974083033475</text:p>
          </table:table-cell>
          <table:table-cell table:number-columns-repeated="3"/>
          <table:table-cell table:formula="of:=MAX([.C29];[.G29];[.K29];[.O29];[.S29];[.W29];[.AA29];[.AE29];[.AI29];[.AM29];[.AQ29])" office:value-type="float" office:value="8.44733858108521" calcext:value-type="float">
            <text:p>8,44733858108521</text:p>
          </table:table-cell>
          <table:table-cell table:formula="of:=MIN([.C29];[.G29];[.K29];[.O29];[.S29];[.W29];[.AA29];[.AE29];[.AI29];[.AM29];[.AQ29])" office:value-type="float" office:value="5.32087731361389" calcext:value-type="float">
            <text:p>5,320877313613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8</text:p>
          </table:table-cell>
          <table:table-cell office:value-type="float" office:value="102" calcext:value-type="float">
            <text:p>102</text:p>
          </table:table-cell>
          <table:table-cell office:value-type="float" office:value="5.57951378822327" calcext:value-type="float">
            <text:p>5,57951378822327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02" calcext:value-type="float">
            <text:p>102</text:p>
          </table:table-cell>
          <table:table-cell office:value-type="float" office:value="5.66185688972473" calcext:value-type="float">
            <text:p>5,66185688972473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02" calcext:value-type="float">
            <text:p>102</text:p>
          </table:table-cell>
          <table:table-cell office:value-type="float" office:value="5.14158940315247" calcext:value-type="float">
            <text:p>5,14158940315247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02" calcext:value-type="float">
            <text:p>102</text:p>
          </table:table-cell>
          <table:table-cell office:value-type="float" office:value="5.46062612533569" calcext:value-type="float">
            <text:p>5,46062612533569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02" calcext:value-type="float">
            <text:p>102</text:p>
          </table:table-cell>
          <table:table-cell office:value-type="float" office:value="7.0668032169342" calcext:value-type="float">
            <text:p>7,0668032169342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02" calcext:value-type="float">
            <text:p>102</text:p>
          </table:table-cell>
          <table:table-cell office:value-type="float" office:value="6.5333309173584" calcext:value-type="float">
            <text:p>6,533330917358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02" calcext:value-type="float">
            <text:p>102</text:p>
          </table:table-cell>
          <table:table-cell office:value-type="float" office:value="5.498943567276" calcext:value-type="float">
            <text:p>5,498943567276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02" calcext:value-type="float">
            <text:p>102</text:p>
          </table:table-cell>
          <table:table-cell office:value-type="float" office:value="6.48776054382324" calcext:value-type="float">
            <text:p>6,4877605438232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02" calcext:value-type="float">
            <text:p>102</text:p>
          </table:table-cell>
          <table:table-cell office:value-type="float" office:value="5.75040912628174" calcext:value-type="float">
            <text:p>5,7504091262817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02" calcext:value-type="float">
            <text:p>102</text:p>
          </table:table-cell>
          <table:table-cell office:value-type="float" office:value="5.8220009803772" calcext:value-type="float">
            <text:p>5,8220009803772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02" calcext:value-type="float">
            <text:p>102</text:p>
          </table:table-cell>
          <table:table-cell office:value-type="float" office:value="5.66032719612122" calcext:value-type="float">
            <text:p>5,66032719612122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02" calcext:value-type="float">
            <text:p>102</text:p>
          </table:table-cell>
          <table:table-cell table:formula="of:=SUM([.C30];[.G30];[.K30];[.O30];[.S30];[.W30];[.AA30];[.AE30];[.AI30];[.AM30];[.AQ30]) / [.AW2]" office:value-type="float" office:value="5.87846925041892" calcext:value-type="float">
            <text:p>5,87846925041892</text:p>
          </table:table-cell>
          <table:table-cell table:number-columns-repeated="3"/>
          <table:table-cell table:formula="of:=MAX([.C30];[.G30];[.K30];[.O30];[.S30];[.W30];[.AA30];[.AE30];[.AI30];[.AM30];[.AQ30])" office:value-type="float" office:value="7.0668032169342" calcext:value-type="float">
            <text:p>7,0668032169342</text:p>
          </table:table-cell>
          <table:table-cell table:formula="of:=MIN([.C30];[.G30];[.K30];[.O30];[.S30];[.W30];[.AA30];[.AE30];[.AI30];[.AM30];[.AQ30])" office:value-type="float" office:value="5.14158940315247" calcext:value-type="float">
            <text:p>5,141589403152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9</text:p>
          </table:table-cell>
          <table:table-cell office:value-type="float" office:value="736" calcext:value-type="float">
            <text:p>736</text:p>
          </table:table-cell>
          <table:table-cell office:value-type="float" office:value="6.12270355224609" calcext:value-type="float">
            <text:p>6,1227035522460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736" calcext:value-type="float">
            <text:p>736</text:p>
          </table:table-cell>
          <table:table-cell office:value-type="float" office:value="5.64523386955261" calcext:value-type="float">
            <text:p>5,64523386955261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736" calcext:value-type="float">
            <text:p>736</text:p>
          </table:table-cell>
          <table:table-cell office:value-type="float" office:value="5.52500677108765" calcext:value-type="float">
            <text:p>5,52500677108765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736" calcext:value-type="float">
            <text:p>736</text:p>
          </table:table-cell>
          <table:table-cell office:value-type="float" office:value="6.14245271682739" calcext:value-type="float">
            <text:p>6,1424527168273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736" calcext:value-type="float">
            <text:p>736</text:p>
          </table:table-cell>
          <table:table-cell office:value-type="float" office:value="7.53112435340881" calcext:value-type="float">
            <text:p>7,53112435340881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736" calcext:value-type="float">
            <text:p>736</text:p>
          </table:table-cell>
          <table:table-cell office:value-type="float" office:value="7.15635657310486" calcext:value-type="float">
            <text:p>7,15635657310486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736" calcext:value-type="float">
            <text:p>736</text:p>
          </table:table-cell>
          <table:table-cell office:value-type="float" office:value="6.56626129150391" calcext:value-type="float">
            <text:p>6,56626129150391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736" calcext:value-type="float">
            <text:p>736</text:p>
          </table:table-cell>
          <table:table-cell office:value-type="float" office:value="6.0736780166626" calcext:value-type="float">
            <text:p>6,0736780166626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736" calcext:value-type="float">
            <text:p>736</text:p>
          </table:table-cell>
          <table:table-cell office:value-type="float" office:value="7.47211170196533" calcext:value-type="float">
            <text:p>7,47211170196533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736" calcext:value-type="float">
            <text:p>736</text:p>
          </table:table-cell>
          <table:table-cell office:value-type="float" office:value="6.17341780662537" calcext:value-type="float">
            <text:p>6,1734178066253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736" calcext:value-type="float">
            <text:p>736</text:p>
          </table:table-cell>
          <table:table-cell office:value-type="float" office:value="6.259526014328" calcext:value-type="float">
            <text:p>6,259526014328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736" calcext:value-type="float">
            <text:p>736</text:p>
          </table:table-cell>
          <table:table-cell table:formula="of:=SUM([.C31];[.G31];[.K31];[.O31];[.S31];[.W31];[.AA31];[.AE31];[.AI31];[.AM31];[.AQ31]) / [.AW2]" office:value-type="float" office:value="6.42435206066478" calcext:value-type="float">
            <text:p>6,42435206066478</text:p>
          </table:table-cell>
          <table:table-cell table:number-columns-repeated="3"/>
          <table:table-cell table:formula="of:=MAX([.C31];[.G31];[.K31];[.O31];[.S31];[.W31];[.AA31];[.AE31];[.AI31];[.AM31];[.AQ31])" office:value-type="float" office:value="7.53112435340881" calcext:value-type="float">
            <text:p>7,53112435340881</text:p>
          </table:table-cell>
          <table:table-cell table:formula="of:=MIN([.C31];[.G31];[.K31];[.O31];[.S31];[.W31];[.AA31];[.AE31];[.AI31];[.AM31];[.AQ31])" office:value-type="float" office:value="5.52500677108765" calcext:value-type="float">
            <text:p>5,52500677108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0</text:p>
          </table:table-cell>
          <table:table-cell office:value-type="float" office:value="293" calcext:value-type="float">
            <text:p>293</text:p>
          </table:table-cell>
          <table:table-cell office:value-type="float" office:value="5.26660943031311" calcext:value-type="float">
            <text:p>5,26660943031311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293" calcext:value-type="float">
            <text:p>293</text:p>
          </table:table-cell>
          <table:table-cell office:value-type="float" office:value="5.13172745704651" calcext:value-type="float">
            <text:p>5,13172745704651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293" calcext:value-type="float">
            <text:p>293</text:p>
          </table:table-cell>
          <table:table-cell office:value-type="float" office:value="4.57004141807556" calcext:value-type="float">
            <text:p>4,57004141807556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293" calcext:value-type="float">
            <text:p>293</text:p>
          </table:table-cell>
          <table:table-cell office:value-type="float" office:value="5.16033864021301" calcext:value-type="float">
            <text:p>5,16033864021301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293" calcext:value-type="float">
            <text:p>293</text:p>
          </table:table-cell>
          <table:table-cell office:value-type="float" office:value="6.89565539360046" calcext:value-type="float">
            <text:p>6,89565539360046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293" calcext:value-type="float">
            <text:p>293</text:p>
          </table:table-cell>
          <table:table-cell office:value-type="float" office:value="6.54530954360962" calcext:value-type="float">
            <text:p>6,54530954360962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293" calcext:value-type="float">
            <text:p>293</text:p>
          </table:table-cell>
          <table:table-cell office:value-type="float" office:value="5.3167986869812" calcext:value-type="float">
            <text:p>5,3167986869812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293" calcext:value-type="float">
            <text:p>293</text:p>
          </table:table-cell>
          <table:table-cell office:value-type="float" office:value="7.1368203163147" calcext:value-type="float">
            <text:p>7,1368203163147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293" calcext:value-type="float">
            <text:p>293</text:p>
          </table:table-cell>
          <table:table-cell office:value-type="float" office:value="5.92534685134888" calcext:value-type="float">
            <text:p>5,92534685134888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293" calcext:value-type="float">
            <text:p>293</text:p>
          </table:table-cell>
          <table:table-cell office:value-type="float" office:value="5.68880867958069" calcext:value-type="float">
            <text:p>5,6888086795806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293" calcext:value-type="float">
            <text:p>293</text:p>
          </table:table-cell>
          <table:table-cell office:value-type="float" office:value="5.20762252807617" calcext:value-type="float">
            <text:p>5,20762252807617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293" calcext:value-type="float">
            <text:p>293</text:p>
          </table:table-cell>
          <table:table-cell table:formula="of:=SUM([.C32];[.G32];[.K32];[.O32];[.S32];[.W32];[.AA32];[.AE32];[.AI32];[.AM32];[.AQ32]) / [.AW2]" office:value-type="float" office:value="5.71318899501454" calcext:value-type="float">
            <text:p>5,71318899501454</text:p>
          </table:table-cell>
          <table:table-cell table:number-columns-repeated="3"/>
          <table:table-cell table:formula="of:=MAX([.C32];[.G32];[.K32];[.O32];[.S32];[.W32];[.AA32];[.AE32];[.AI32];[.AM32];[.AQ32])" office:value-type="float" office:value="7.1368203163147" calcext:value-type="float">
            <text:p>7,1368203163147</text:p>
          </table:table-cell>
          <table:table-cell table:formula="of:=MIN([.C32];[.G32];[.K32];[.O32];[.S32];[.W32];[.AA32];[.AE32];[.AI32];[.AM32];[.AQ32])" office:value-type="float" office:value="4.57004141807556" calcext:value-type="float">
            <text:p>4,57004141807556</text:p>
          </table:table-cell>
          <table:table-cell table:number-columns-repeated="8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32])" office:value-type="float" office:value="150.270014047623" calcext:value-type="float">
            <text:p>150,27001404762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32])" office:value-type="float" office:value="162.564137220383" calcext:value-type="float">
            <text:p>162,56413722038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32])" office:value-type="float" office:value="157.836768388748" calcext:value-type="float">
            <text:p>157,83676838874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32])" office:value-type="float" office:value="160.645523548126" calcext:value-type="float">
            <text:p>160,64552354812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32])" office:value-type="float" office:value="167.687690258026" calcext:value-type="float">
            <text:p>167,68769025802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32])" office:value-type="float" office:value="153.664685964584" calcext:value-type="float">
            <text:p>153,66468596458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32])" office:value-type="float" office:value="154.230067253113" calcext:value-type="float">
            <text:p>154,23006725311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32])" office:value-type="float" office:value="175.963565349579" calcext:value-type="float">
            <text:p>175,963565349579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32])" office:value-type="float" office:value="160.658259630203" calcext:value-type="float">
            <text:p>160,65825963020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32])" office:value-type="float" office:value="158.64209318161" calcext:value-type="float">
            <text:p>158,6420931816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32])" office:value-type="float" office:value="151.553859233856" calcext:value-type="float">
            <text:p>151,55385923385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32])" office:value-type="float" office:value="159.428787643259" calcext:value-type="float">
            <text:p>159,428787643259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0"/>
          <table:table-cell table:formula="of:=SUM([.AY3:.AY32])" office:value-type="float" office:value="200.458328008652" calcext:value-type="float">
            <text:p>200,458328008652</text:p>
          </table:table-cell>
          <table:table-cell table:formula="of:=SUM([.AZ3:.AZ32])" office:value-type="float" office:value="139.192108869553" calcext:value-type="float">
            <text:p>139,192108869553</text:p>
          </table:table-cell>
          <table:table-cell table:number-columns-repeated="8"/>
        </table:table-row>
      </table:table>
      <table:table table:name="50_Janelas sup_0.005&amp;conf_0.9" table:style-name="ta1"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2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80.4422059059143" calcext:value-type="float">
            <text:p>80,442205905914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85.0674827098846" calcext:value-type="float">
            <text:p>85,067482709884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94.699914932251" calcext:value-type="float">
            <text:p>94,69991493225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86.5883991718292" calcext:value-type="float">
            <text:p>86,588399171829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85.0736856460571" calcext:value-type="float">
            <text:p>85,073685646057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83.7961254119873" calcext:value-type="float">
            <text:p>83,796125411987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86.655770778656" calcext:value-type="float">
            <text:p>86,65577077865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83.726847410202" calcext:value-type="float">
            <text:p>83,72684741020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83.9154086112976" calcext:value-type="float">
            <text:p>83,915408611297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87.8316977024078" calcext:value-type="float">
            <text:p>87,831697702407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office:value-type="float" office:value="86.1585595607758" calcext:value-type="float">
            <text:p>86,158559560775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3" calcext:value-type="float">
            <text:p>3</text:p>
          </table:table-cell>
          <table:table-cell table:formula="of:=SUM([.C2];[.G2];[.K2];[.O2];[.S2];[.W2];[.AA2];[.AE2];[.AI2];[.AM2];[.AQ2]) / [.AW2]" office:value-type="float" office:value="85.8141907128421" calcext:value-type="float">
            <text:p>85,8141907128421</text:p>
          </table:table-cell>
          <table:table-cell/>
          <table:table-cell table:formula="of:=COUNTA([.C2];[.G2];[.K2];[.O2];[.S2];[.W2];[.AA2];[.AE2];[.AI2];[.AM2];[.AQ2])" office:value-type="float" office:value="11" calcext:value-type="float">
            <text:p>11</text:p>
          </table:table-cell>
          <table:table-cell/>
          <table:table-cell table:formula="of:=MAX([.C2];[.G2];[.K2];[.O2];[.S2];[.W2];[.AA2];[.AE2];[.AI2];[.AM2];[.AQ2])" office:value-type="float" office:value="94.699914932251" calcext:value-type="float">
            <text:p>94,699914932251</text:p>
          </table:table-cell>
          <table:table-cell table:formula="of:=MIN([.C2];[.G2];[.K2];[.O2];[.S2];[.W2];[.AA2];[.AE2];[.AI2];[.AM2];[.AQ2])" office:value-type="float" office:value="80.4422059059143" calcext:value-type="float">
            <text:p>80,44220590591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111" calcext:value-type="float">
            <text:p>111</text:p>
          </table:table-cell>
          <table:table-cell office:value-type="float" office:value="2.5898334980011" calcext:value-type="float">
            <text:p>2,589833498001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1" calcext:value-type="float">
            <text:p>111</text:p>
          </table:table-cell>
          <table:table-cell office:value-type="float" office:value="2.46402430534363" calcext:value-type="float">
            <text:p>2,4640243053436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1" calcext:value-type="float">
            <text:p>111</text:p>
          </table:table-cell>
          <table:table-cell office:value-type="float" office:value="2.90149664878845" calcext:value-type="float">
            <text:p>2,9014966487884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1" calcext:value-type="float">
            <text:p>111</text:p>
          </table:table-cell>
          <table:table-cell office:value-type="float" office:value="2.66964745521545" calcext:value-type="float">
            <text:p>2,6696474552154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1" calcext:value-type="float">
            <text:p>111</text:p>
          </table:table-cell>
          <table:table-cell office:value-type="float" office:value="2.60310983657837" calcext:value-type="float">
            <text:p>2,6031098365783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1" calcext:value-type="float">
            <text:p>111</text:p>
          </table:table-cell>
          <table:table-cell office:value-type="float" office:value="2.64930367469788" calcext:value-type="float">
            <text:p>2,6493036746978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1" calcext:value-type="float">
            <text:p>111</text:p>
          </table:table-cell>
          <table:table-cell office:value-type="float" office:value="2.77242636680603" calcext:value-type="float">
            <text:p>2,7724263668060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1" calcext:value-type="float">
            <text:p>111</text:p>
          </table:table-cell>
          <table:table-cell office:value-type="float" office:value="2.49073600769043" calcext:value-type="float">
            <text:p>2,4907360076904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1" calcext:value-type="float">
            <text:p>111</text:p>
          </table:table-cell>
          <table:table-cell office:value-type="float" office:value="2.65905904769897" calcext:value-type="float">
            <text:p>2,6590590476989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1" calcext:value-type="float">
            <text:p>111</text:p>
          </table:table-cell>
          <table:table-cell office:value-type="float" office:value="2.44166421890259" calcext:value-type="float">
            <text:p>2,44166421890259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1" calcext:value-type="float">
            <text:p>111</text:p>
          </table:table-cell>
          <table:table-cell office:value-type="float" office:value="2.60307264328003" calcext:value-type="float">
            <text:p>2,6030726432800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1" calcext:value-type="float">
            <text:p>111</text:p>
          </table:table-cell>
          <table:table-cell table:formula="of:=SUM([.C3];[.G3];[.K3];[.O3];[.S3];[.W3];[.AA3];[.AE3];[.AI3];[.AM3];[.AQ3]) / [.AW2]" office:value-type="float" office:value="2.62221579118208" calcext:value-type="float">
            <text:p>2,62221579118208</text:p>
          </table:table-cell>
          <table:table-cell table:number-columns-repeated="3"/>
          <table:table-cell table:formula="of:=MAX([.C3];[.G3];[.K3];[.O3];[.S3];[.W3];[.AA3];[.AE3];[.AI3];[.AM3];[.AQ3])" office:value-type="float" office:value="2.90149664878845" calcext:value-type="float">
            <text:p>2,90149664878845</text:p>
          </table:table-cell>
          <table:table-cell table:formula="of:=MIN([.C3];[.G3];[.K3];[.O3];[.S3];[.W3];[.AA3];[.AE3];[.AI3];[.AM3];[.AQ3])" office:value-type="float" office:value="2.44166421890259" calcext:value-type="float">
            <text:p>2,44166421890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37" calcext:value-type="float">
            <text:p>37</text:p>
          </table:table-cell>
          <table:table-cell office:value-type="float" office:value="2.4097580909729" calcext:value-type="float">
            <text:p>2,409758090972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7" calcext:value-type="float">
            <text:p>37</text:p>
          </table:table-cell>
          <table:table-cell office:value-type="float" office:value="2.94412684440613" calcext:value-type="float">
            <text:p>2,9441268444061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7" calcext:value-type="float">
            <text:p>37</text:p>
          </table:table-cell>
          <table:table-cell office:value-type="float" office:value="3.27400255203247" calcext:value-type="float">
            <text:p>3,2740025520324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7" calcext:value-type="float">
            <text:p>37</text:p>
          </table:table-cell>
          <table:table-cell office:value-type="float" office:value="2.51597332954407" calcext:value-type="float">
            <text:p>2,5159733295440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7" calcext:value-type="float">
            <text:p>37</text:p>
          </table:table-cell>
          <table:table-cell office:value-type="float" office:value="2.56095552444458" calcext:value-type="float">
            <text:p>2,5609555244445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7" calcext:value-type="float">
            <text:p>37</text:p>
          </table:table-cell>
          <table:table-cell office:value-type="float" office:value="2.52243590354919" calcext:value-type="float">
            <text:p>2,5224359035491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7" calcext:value-type="float">
            <text:p>37</text:p>
          </table:table-cell>
          <table:table-cell office:value-type="float" office:value="2.62424921989441" calcext:value-type="float">
            <text:p>2,6242492198944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7" calcext:value-type="float">
            <text:p>37</text:p>
          </table:table-cell>
          <table:table-cell office:value-type="float" office:value="2.4626317024231" calcext:value-type="float">
            <text:p>2,462631702423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7" calcext:value-type="float">
            <text:p>37</text:p>
          </table:table-cell>
          <table:table-cell office:value-type="float" office:value="2.48119163513184" calcext:value-type="float">
            <text:p>2,48119163513184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7" calcext:value-type="float">
            <text:p>37</text:p>
          </table:table-cell>
          <table:table-cell office:value-type="float" office:value="2.33781695365906" calcext:value-type="float">
            <text:p>2,3378169536590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7" calcext:value-type="float">
            <text:p>37</text:p>
          </table:table-cell>
          <table:table-cell office:value-type="float" office:value="2.87513422966003" calcext:value-type="float">
            <text:p>2,8751342296600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7" calcext:value-type="float">
            <text:p>37</text:p>
          </table:table-cell>
          <table:table-cell table:formula="of:=SUM([.C4];[.G4];[.K4];[.O4];[.S4];[.W4];[.AA4];[.AE4];[.AI4];[.AM4];[.AQ4]) / [.AW2]" office:value-type="float" office:value="2.63711599870162" calcext:value-type="float">
            <text:p>2,63711599870162</text:p>
          </table:table-cell>
          <table:table-cell table:number-columns-repeated="3"/>
          <table:table-cell table:formula="of:=MAX([.C4];[.G4];[.K4];[.O4];[.S4];[.W4];[.AA4];[.AE4];[.AI4];[.AM4];[.AQ4])" office:value-type="float" office:value="3.27400255203247" calcext:value-type="float">
            <text:p>3,27400255203247</text:p>
          </table:table-cell>
          <table:table-cell table:formula="of:=MIN([.C4];[.G4];[.K4];[.O4];[.S4];[.W4];[.AA4];[.AE4];[.AI4];[.AM4];[.AQ4])" office:value-type="float" office:value="2.33781695365906" calcext:value-type="float">
            <text:p>2,33781695365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277" calcext:value-type="float">
            <text:p>277</text:p>
          </table:table-cell>
          <table:table-cell office:value-type="float" office:value="2.76199889183044" calcext:value-type="float">
            <text:p>2,7619988918304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77" calcext:value-type="float">
            <text:p>277</text:p>
          </table:table-cell>
          <table:table-cell office:value-type="float" office:value="2.22320437431335" calcext:value-type="float">
            <text:p>2,2232043743133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77" calcext:value-type="float">
            <text:p>277</text:p>
          </table:table-cell>
          <table:table-cell office:value-type="float" office:value="2.39698028564453" calcext:value-type="float">
            <text:p>2,3969802856445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77" calcext:value-type="float">
            <text:p>277</text:p>
          </table:table-cell>
          <table:table-cell office:value-type="float" office:value="2.28017425537109" calcext:value-type="float">
            <text:p>2,2801742553710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77" calcext:value-type="float">
            <text:p>277</text:p>
          </table:table-cell>
          <table:table-cell office:value-type="float" office:value="2.47986149787903" calcext:value-type="float">
            <text:p>2,4798614978790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77" calcext:value-type="float">
            <text:p>277</text:p>
          </table:table-cell>
          <table:table-cell office:value-type="float" office:value="2.79009604454041" calcext:value-type="float">
            <text:p>2,7900960445404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77" calcext:value-type="float">
            <text:p>277</text:p>
          </table:table-cell>
          <table:table-cell office:value-type="float" office:value="2.28022742271423" calcext:value-type="float">
            <text:p>2,2802274227142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77" calcext:value-type="float">
            <text:p>277</text:p>
          </table:table-cell>
          <table:table-cell office:value-type="float" office:value="2.27246022224426" calcext:value-type="float">
            <text:p>2,2724602222442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77" calcext:value-type="float">
            <text:p>277</text:p>
          </table:table-cell>
          <table:table-cell office:value-type="float" office:value="2.34244179725647" calcext:value-type="float">
            <text:p>2,34244179725647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77" calcext:value-type="float">
            <text:p>277</text:p>
          </table:table-cell>
          <table:table-cell office:value-type="float" office:value="2.51235890388489" calcext:value-type="float">
            <text:p>2,5123589038848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77" calcext:value-type="float">
            <text:p>277</text:p>
          </table:table-cell>
          <table:table-cell office:value-type="float" office:value="2.63002681732178" calcext:value-type="float">
            <text:p>2,6300268173217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277" calcext:value-type="float">
            <text:p>277</text:p>
          </table:table-cell>
          <table:table-cell table:formula="of:=SUM([.C5];[.G5];[.K5];[.O5];[.S5];[.W5];[.AA5];[.AE5];[.AI5];[.AM5];[.AQ5]) / [.AW2]" office:value-type="float" office:value="2.45180277390913" calcext:value-type="float">
            <text:p>2,45180277390913</text:p>
          </table:table-cell>
          <table:table-cell table:number-columns-repeated="3"/>
          <table:table-cell table:formula="of:=MAX([.C5];[.G5];[.K5];[.O5];[.S5];[.W5];[.AA5];[.AE5];[.AI5];[.AM5];[.AQ5])" office:value-type="float" office:value="2.79009604454041" calcext:value-type="float">
            <text:p>2,79009604454041</text:p>
          </table:table-cell>
          <table:table-cell table:formula="of:=MIN([.C5];[.G5];[.K5];[.O5];[.S5];[.W5];[.AA5];[.AE5];[.AI5];[.AM5];[.AQ5])" office:value-type="float" office:value="2.22320437431335" calcext:value-type="float">
            <text:p>2,223204374313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5" calcext:value-type="float">
            <text:p>5</text:p>
          </table:table-cell>
          <table:table-cell office:value-type="float" office:value="2.2929539680481" calcext:value-type="float">
            <text:p>2,292953968048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5" calcext:value-type="float">
            <text:p>5</text:p>
          </table:table-cell>
          <table:table-cell office:value-type="float" office:value="2.32520985603333" calcext:value-type="float">
            <text:p>2,3252098560333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5" calcext:value-type="float">
            <text:p>5</text:p>
          </table:table-cell>
          <table:table-cell office:value-type="float" office:value="2.15672492980957" calcext:value-type="float">
            <text:p>2,1567249298095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5" calcext:value-type="float">
            <text:p>5</text:p>
          </table:table-cell>
          <table:table-cell office:value-type="float" office:value="2.23061752319336" calcext:value-type="float">
            <text:p>2,2306175231933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5" calcext:value-type="float">
            <text:p>5</text:p>
          </table:table-cell>
          <table:table-cell office:value-type="float" office:value="2.21682333946228" calcext:value-type="float">
            <text:p>2,2168233394622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5" calcext:value-type="float">
            <text:p>5</text:p>
          </table:table-cell>
          <table:table-cell office:value-type="float" office:value="2.26583313941956" calcext:value-type="float">
            <text:p>2,2658331394195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5" calcext:value-type="float">
            <text:p>5</text:p>
          </table:table-cell>
          <table:table-cell office:value-type="float" office:value="2.11741375923157" calcext:value-type="float">
            <text:p>2,1174137592315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5" calcext:value-type="float">
            <text:p>5</text:p>
          </table:table-cell>
          <table:table-cell office:value-type="float" office:value="2.13922357559204" calcext:value-type="float">
            <text:p>2,1392235755920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5" calcext:value-type="float">
            <text:p>5</text:p>
          </table:table-cell>
          <table:table-cell office:value-type="float" office:value="2.49143099784851" calcext:value-type="float">
            <text:p>2,4914309978485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5" calcext:value-type="float">
            <text:p>5</text:p>
          </table:table-cell>
          <table:table-cell office:value-type="float" office:value="1.99280381202698" calcext:value-type="float">
            <text:p>1,9928038120269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5" calcext:value-type="float">
            <text:p>5</text:p>
          </table:table-cell>
          <table:table-cell office:value-type="float" office:value="2.22722434997559" calcext:value-type="float">
            <text:p>2,2272243499755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5" calcext:value-type="float">
            <text:p>5</text:p>
          </table:table-cell>
          <table:table-cell table:formula="of:=SUM([.C6];[.G6];[.K6];[.O6];[.S6];[.W6];[.AA6];[.AE6];[.AI6];[.AM6];[.AQ6]) / [.AW2]" office:value-type="float" office:value="2.22329629551281" calcext:value-type="float">
            <text:p>2,22329629551281</text:p>
          </table:table-cell>
          <table:table-cell table:number-columns-repeated="3"/>
          <table:table-cell table:formula="of:=MAX([.C6];[.G6];[.K6];[.O6];[.S6];[.W6];[.AA6];[.AE6];[.AI6];[.AM6];[.AQ6])" office:value-type="float" office:value="2.49143099784851" calcext:value-type="float">
            <text:p>2,49143099784851</text:p>
          </table:table-cell>
          <table:table-cell table:formula="of:=MIN([.C6];[.G6];[.K6];[.O6];[.S6];[.W6];[.AA6];[.AE6];[.AI6];[.AM6];[.AQ6])" office:value-type="float" office:value="1.99280381202698" calcext:value-type="float">
            <text:p>1,99280381202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43" calcext:value-type="float">
            <text:p>43</text:p>
          </table:table-cell>
          <table:table-cell office:value-type="float" office:value="2.16651225090027" calcext:value-type="float">
            <text:p>2,1665122509002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43" calcext:value-type="float">
            <text:p>43</text:p>
          </table:table-cell>
          <table:table-cell office:value-type="float" office:value="2.25482201576233" calcext:value-type="float">
            <text:p>2,2548220157623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43" calcext:value-type="float">
            <text:p>43</text:p>
          </table:table-cell>
          <table:table-cell office:value-type="float" office:value="2.18957257270813" calcext:value-type="float">
            <text:p>2,1895725727081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43" calcext:value-type="float">
            <text:p>43</text:p>
          </table:table-cell>
          <table:table-cell office:value-type="float" office:value="2.06900143623352" calcext:value-type="float">
            <text:p>2,0690014362335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43" calcext:value-type="float">
            <text:p>43</text:p>
          </table:table-cell>
          <table:table-cell office:value-type="float" office:value="2.25896096229553" calcext:value-type="float">
            <text:p>2,2589609622955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43" calcext:value-type="float">
            <text:p>43</text:p>
          </table:table-cell>
          <table:table-cell office:value-type="float" office:value="2.1464352607727" calcext:value-type="float">
            <text:p>2,146435260772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43" calcext:value-type="float">
            <text:p>43</text:p>
          </table:table-cell>
          <table:table-cell office:value-type="float" office:value="2.19668936729431" calcext:value-type="float">
            <text:p>2,1966893672943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43" calcext:value-type="float">
            <text:p>43</text:p>
          </table:table-cell>
          <table:table-cell office:value-type="float" office:value="2.13635945320129" calcext:value-type="float">
            <text:p>2,1363594532012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43" calcext:value-type="float">
            <text:p>43</text:p>
          </table:table-cell>
          <table:table-cell office:value-type="float" office:value="2.25506806373596" calcext:value-type="float">
            <text:p>2,25506806373596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43" calcext:value-type="float">
            <text:p>43</text:p>
          </table:table-cell>
          <table:table-cell office:value-type="float" office:value="2.19476938247681" calcext:value-type="float">
            <text:p>2,1947693824768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43" calcext:value-type="float">
            <text:p>43</text:p>
          </table:table-cell>
          <table:table-cell office:value-type="float" office:value="2.43653345108032" calcext:value-type="float">
            <text:p>2,4365334510803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43" calcext:value-type="float">
            <text:p>43</text:p>
          </table:table-cell>
          <table:table-cell table:formula="of:=SUM([.C7];[.G7];[.K7];[.O7];[.S7];[.W7];[.AA7];[.AE7];[.AI7];[.AM7];[.AQ7]) / [.AW2]" office:value-type="float" office:value="2.20952038331465" calcext:value-type="float">
            <text:p>2,20952038331465</text:p>
          </table:table-cell>
          <table:table-cell table:number-columns-repeated="3"/>
          <table:table-cell table:formula="of:=MAX([.C7];[.G7];[.K7];[.O7];[.S7];[.W7];[.AA7];[.AE7];[.AI7];[.AM7];[.AQ7])" office:value-type="float" office:value="2.43653345108032" calcext:value-type="float">
            <text:p>2,43653345108032</text:p>
          </table:table-cell>
          <table:table-cell table:formula="of:=MIN([.C7];[.G7];[.K7];[.O7];[.S7];[.W7];[.AA7];[.AE7];[.AI7];[.AM7];[.AQ7])" office:value-type="float" office:value="2.06900143623352" calcext:value-type="float">
            <text:p>2,069001436233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54" calcext:value-type="float">
            <text:p>54</text:p>
          </table:table-cell>
          <table:table-cell office:value-type="float" office:value="2.49545359611511" calcext:value-type="float">
            <text:p>2,49545359611511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54" calcext:value-type="float">
            <text:p>54</text:p>
          </table:table-cell>
          <table:table-cell office:value-type="float" office:value="2.44487524032593" calcext:value-type="float">
            <text:p>2,4448752403259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54" calcext:value-type="float">
            <text:p>54</text:p>
          </table:table-cell>
          <table:table-cell office:value-type="float" office:value="2.6067328453064" calcext:value-type="float">
            <text:p>2,606732845306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54" calcext:value-type="float">
            <text:p>54</text:p>
          </table:table-cell>
          <table:table-cell office:value-type="float" office:value="2.40960478782654" calcext:value-type="float">
            <text:p>2,4096047878265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54" calcext:value-type="float">
            <text:p>54</text:p>
          </table:table-cell>
          <table:table-cell office:value-type="float" office:value="2.26049518585205" calcext:value-type="float">
            <text:p>2,2604951858520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54" calcext:value-type="float">
            <text:p>54</text:p>
          </table:table-cell>
          <table:table-cell office:value-type="float" office:value="2.39291334152222" calcext:value-type="float">
            <text:p>2,3929133415222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54" calcext:value-type="float">
            <text:p>54</text:p>
          </table:table-cell>
          <table:table-cell office:value-type="float" office:value="2.30152606964111" calcext:value-type="float">
            <text:p>2,30152606964111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54" calcext:value-type="float">
            <text:p>54</text:p>
          </table:table-cell>
          <table:table-cell office:value-type="float" office:value="2.27276229858398" calcext:value-type="float">
            <text:p>2,2727622985839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54" calcext:value-type="float">
            <text:p>54</text:p>
          </table:table-cell>
          <table:table-cell office:value-type="float" office:value="2.29683423042297" calcext:value-type="float">
            <text:p>2,2968342304229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54" calcext:value-type="float">
            <text:p>54</text:p>
          </table:table-cell>
          <table:table-cell office:value-type="float" office:value="3.74850225448608" calcext:value-type="float">
            <text:p>3,7485022544860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54" calcext:value-type="float">
            <text:p>54</text:p>
          </table:table-cell>
          <table:table-cell office:value-type="float" office:value="2.60669183731079" calcext:value-type="float">
            <text:p>2,6066918373107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54" calcext:value-type="float">
            <text:p>54</text:p>
          </table:table-cell>
          <table:table-cell table:formula="of:=SUM([.C8];[.G8];[.K8];[.O8];[.S8];[.W8];[.AA8];[.AE8];[.AI8];[.AM8];[.AQ8]) / [.AW2]" office:value-type="float" office:value="2.53058106249029" calcext:value-type="float">
            <text:p>2,53058106249029</text:p>
          </table:table-cell>
          <table:table-cell table:number-columns-repeated="3"/>
          <table:table-cell table:formula="of:=MAX([.C8];[.G8];[.K8];[.O8];[.S8];[.W8];[.AA8];[.AE8];[.AI8];[.AM8];[.AQ8])" office:value-type="float" office:value="3.74850225448608" calcext:value-type="float">
            <text:p>3,74850225448608</text:p>
          </table:table-cell>
          <table:table-cell table:formula="of:=MIN([.C8];[.G8];[.K8];[.O8];[.S8];[.W8];[.AA8];[.AE8];[.AI8];[.AM8];[.AQ8])" office:value-type="float" office:value="2.26049518585205" calcext:value-type="float">
            <text:p>2,26049518585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1.97431468963623" calcext:value-type="float">
            <text:p>1,9743146896362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1.84322071075439" calcext:value-type="float">
            <text:p>1,8432207107543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2.40502905845642" calcext:value-type="float">
            <text:p>2,4050290584564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1.95044803619385" calcext:value-type="float">
            <text:p>1,9504480361938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1.94505953788757" calcext:value-type="float">
            <text:p>1,9450595378875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2.00964093208313" calcext:value-type="float">
            <text:p>2,0096409320831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1.89396786689758" calcext:value-type="float">
            <text:p>1,8939678668975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1.96276092529297" calcext:value-type="float">
            <text:p>1,9627609252929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1.96256685256958" calcext:value-type="float">
            <text:p>1,9625668525695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2.35213136672974" calcext:value-type="float">
            <text:p>2,3521313667297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office:value-type="float" office:value="2.3312361240387" calcext:value-type="float">
            <text:p>2,331236124038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" calcext:value-type="float">
            <text:p>2</text:p>
          </table:table-cell>
          <table:table-cell table:formula="of:=SUM([.C9];[.G9];[.K9];[.O9];[.S9];[.W9];[.AA9];[.AE9];[.AI9];[.AM9];[.AQ9]) / [.AW2]" office:value-type="float" office:value="2.05730691823092" calcext:value-type="float">
            <text:p>2,05730691823092</text:p>
          </table:table-cell>
          <table:table-cell table:number-columns-repeated="3"/>
          <table:table-cell table:formula="of:=MAX([.C9];[.G9];[.K9];[.O9];[.S9];[.W9];[.AA9];[.AE9];[.AI9];[.AM9];[.AQ9])" office:value-type="float" office:value="2.40502905845642" calcext:value-type="float">
            <text:p>2,40502905845642</text:p>
          </table:table-cell>
          <table:table-cell table:formula="of:=MIN([.C9];[.G9];[.K9];[.O9];[.S9];[.W9];[.AA9];[.AE9];[.AI9];[.AM9];[.AQ9])" office:value-type="float" office:value="1.84322071075439" calcext:value-type="float">
            <text:p>1,843220710754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office:value-type="float" office:value="2.20465779304504" calcext:value-type="float">
            <text:p>2,2046577930450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office:value-type="float" office:value="1.96474742889404" calcext:value-type="float">
            <text:p>1,9647474288940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office:value-type="float" office:value="2.16606187820435" calcext:value-type="float">
            <text:p>2,1660618782043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office:value-type="float" office:value="2.11282515525818" calcext:value-type="float">
            <text:p>2,1128251552581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office:value-type="float" office:value="2.14274787902832" calcext:value-type="float">
            <text:p>2,1427478790283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office:value-type="float" office:value="2.25802898406982" calcext:value-type="float">
            <text:p>2,2580289840698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office:value-type="float" office:value="2.09261584281921" calcext:value-type="float">
            <text:p>2,0926158428192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office:value-type="float" office:value="2.22560024261475" calcext:value-type="float">
            <text:p>2,2256002426147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office:value-type="float" office:value="2.09246587753296" calcext:value-type="float">
            <text:p>2,0924658775329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office:value-type="float" office:value="2.23465919494629" calcext:value-type="float">
            <text:p>2,2346591949462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office:value-type="float" office:value="2.30590534210205" calcext:value-type="float">
            <text:p>2,3059053421020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table:formula="of:=SUM([.C10];[.G10];[.K10];[.O10];[.S10];[.W10];[.AA10];[.AE10];[.AI10];[.AM10];[.AQ10]) / [.AW2]" office:value-type="float" office:value="2.16366505622864" calcext:value-type="float">
            <text:p>2,16366505622864</text:p>
          </table:table-cell>
          <table:table-cell table:number-columns-repeated="3"/>
          <table:table-cell table:formula="of:=MAX([.C10];[.G10];[.K10];[.O10];[.S10];[.W10];[.AA10];[.AE10];[.AI10];[.AM10];[.AQ10])" office:value-type="float" office:value="2.30590534210205" calcext:value-type="float">
            <text:p>2,30590534210205</text:p>
          </table:table-cell>
          <table:table-cell table:formula="of:=MIN([.C10];[.G10];[.K10];[.O10];[.S10];[.W10];[.AA10];[.AE10];[.AI10];[.AM10];[.AQ10])" office:value-type="float" office:value="1.96474742889404" calcext:value-type="float">
            <text:p>1,964747428894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3170" calcext:value-type="float">
            <text:p>3170</text:p>
          </table:table-cell>
          <table:table-cell office:value-type="float" office:value="4.065838098526" calcext:value-type="float">
            <text:p>4,06583809852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3170" calcext:value-type="float">
            <text:p>3170</text:p>
          </table:table-cell>
          <table:table-cell office:value-type="float" office:value="3.79960703849792" calcext:value-type="float">
            <text:p>3,7996070384979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3170" calcext:value-type="float">
            <text:p>3170</text:p>
          </table:table-cell>
          <table:table-cell office:value-type="float" office:value="3.90419721603394" calcext:value-type="float">
            <text:p>3,9041972160339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3170" calcext:value-type="float">
            <text:p>3170</text:p>
          </table:table-cell>
          <table:table-cell office:value-type="float" office:value="4.00605201721191" calcext:value-type="float">
            <text:p>4,0060520172119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3170" calcext:value-type="float">
            <text:p>3170</text:p>
          </table:table-cell>
          <table:table-cell office:value-type="float" office:value="3.87560963630676" calcext:value-type="float">
            <text:p>3,8756096363067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3170" calcext:value-type="float">
            <text:p>3170</text:p>
          </table:table-cell>
          <table:table-cell office:value-type="float" office:value="4.15116000175476" calcext:value-type="float">
            <text:p>4,1511600017547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3170" calcext:value-type="float">
            <text:p>3170</text:p>
          </table:table-cell>
          <table:table-cell office:value-type="float" office:value="3.98619198799133" calcext:value-type="float">
            <text:p>3,9861919879913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3170" calcext:value-type="float">
            <text:p>3170</text:p>
          </table:table-cell>
          <table:table-cell office:value-type="float" office:value="4.01111221313477" calcext:value-type="float">
            <text:p>4,0111122131347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3170" calcext:value-type="float">
            <text:p>3170</text:p>
          </table:table-cell>
          <table:table-cell office:value-type="float" office:value="3.89652729034424" calcext:value-type="float">
            <text:p>3,8965272903442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3170" calcext:value-type="float">
            <text:p>3170</text:p>
          </table:table-cell>
          <table:table-cell office:value-type="float" office:value="3.88022637367249" calcext:value-type="float">
            <text:p>3,8802263736724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3170" calcext:value-type="float">
            <text:p>3170</text:p>
          </table:table-cell>
          <table:table-cell office:value-type="float" office:value="4.59365677833557" calcext:value-type="float">
            <text:p>4,5936567783355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3170" calcext:value-type="float">
            <text:p>3170</text:p>
          </table:table-cell>
          <table:table-cell table:formula="of:=SUM([.C11];[.G11];[.K11];[.O11];[.S11];[.W11];[.AA11];[.AE11];[.AI11];[.AM11];[.AQ11]) / [.AW2]" office:value-type="float" office:value="4.01547078652815" calcext:value-type="float">
            <text:p>4,01547078652815</text:p>
          </table:table-cell>
          <table:table-cell table:number-columns-repeated="3"/>
          <table:table-cell table:formula="of:=MAX([.C11];[.G11];[.K11];[.O11];[.S11];[.W11];[.AA11];[.AE11];[.AI11];[.AM11];[.AQ11])" office:value-type="float" office:value="4.59365677833557" calcext:value-type="float">
            <text:p>4,59365677833557</text:p>
          </table:table-cell>
          <table:table-cell table:formula="of:=MIN([.C11];[.G11];[.K11];[.O11];[.S11];[.W11];[.AA11];[.AE11];[.AI11];[.AM11];[.AQ11])" office:value-type="float" office:value="3.79960703849792" calcext:value-type="float">
            <text:p>3,79960703849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80746" calcext:value-type="float">
            <text:p>80746</text:p>
          </table:table-cell>
          <table:table-cell office:value-type="float" office:value="5.53095531463623" calcext:value-type="float">
            <text:p>5,5309553146362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0746" calcext:value-type="float">
            <text:p>80746</text:p>
          </table:table-cell>
          <table:table-cell office:value-type="float" office:value="6.22036361694336" calcext:value-type="float">
            <text:p>6,2203636169433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0746" calcext:value-type="float">
            <text:p>80746</text:p>
          </table:table-cell>
          <table:table-cell office:value-type="float" office:value="6.44513940811157" calcext:value-type="float">
            <text:p>6,4451394081115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0746" calcext:value-type="float">
            <text:p>80746</text:p>
          </table:table-cell>
          <table:table-cell office:value-type="float" office:value="5.56573271751404" calcext:value-type="float">
            <text:p>5,5657327175140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0746" calcext:value-type="float">
            <text:p>80746</text:p>
          </table:table-cell>
          <table:table-cell office:value-type="float" office:value="5.6865119934082" calcext:value-type="float">
            <text:p>5,686511993408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0746" calcext:value-type="float">
            <text:p>80746</text:p>
          </table:table-cell>
          <table:table-cell office:value-type="float" office:value="5.83128499984741" calcext:value-type="float">
            <text:p>5,8312849998474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0746" calcext:value-type="float">
            <text:p>80746</text:p>
          </table:table-cell>
          <table:table-cell office:value-type="float" office:value="5.28338217735291" calcext:value-type="float">
            <text:p>5,2833821773529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0746" calcext:value-type="float">
            <text:p>80746</text:p>
          </table:table-cell>
          <table:table-cell office:value-type="float" office:value="5.65124845504761" calcext:value-type="float">
            <text:p>5,6512484550476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0746" calcext:value-type="float">
            <text:p>80746</text:p>
          </table:table-cell>
          <table:table-cell office:value-type="float" office:value="5.83703064918518" calcext:value-type="float">
            <text:p>5,8370306491851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0746" calcext:value-type="float">
            <text:p>80746</text:p>
          </table:table-cell>
          <table:table-cell office:value-type="float" office:value="6.07747292518616" calcext:value-type="float">
            <text:p>6,0774729251861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0746" calcext:value-type="float">
            <text:p>80746</text:p>
          </table:table-cell>
          <table:table-cell office:value-type="float" office:value="5.7681143283844" calcext:value-type="float">
            <text:p>5,768114328384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80746" calcext:value-type="float">
            <text:p>80746</text:p>
          </table:table-cell>
          <table:table-cell table:formula="of:=SUM([.C12];[.G12];[.K12];[.O12];[.S12];[.W12];[.AA12];[.AE12];[.AI12];[.AM12];[.AQ12]) / [.AW2]" office:value-type="float" office:value="5.80883968960155" calcext:value-type="float">
            <text:p>5,80883968960155</text:p>
          </table:table-cell>
          <table:table-cell table:number-columns-repeated="3"/>
          <table:table-cell table:formula="of:=MAX([.C12];[.G12];[.K12];[.O12];[.S12];[.W12];[.AA12];[.AE12];[.AI12];[.AM12];[.AQ12])" office:value-type="float" office:value="6.44513940811157" calcext:value-type="float">
            <text:p>6,44513940811157</text:p>
          </table:table-cell>
          <table:table-cell table:formula="of:=MIN([.C12];[.G12];[.K12];[.O12];[.S12];[.W12];[.AA12];[.AE12];[.AI12];[.AM12];[.AQ12])" office:value-type="float" office:value="5.28338217735291" calcext:value-type="float">
            <text:p>5,283382177352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1</text:p>
          </table:table-cell>
          <table:table-cell office:value-type="float" office:value="10163" calcext:value-type="float">
            <text:p>10163</text:p>
          </table:table-cell>
          <table:table-cell office:value-type="float" office:value="3.29049825668335" calcext:value-type="float">
            <text:p>3,2904982566833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0163" calcext:value-type="float">
            <text:p>10163</text:p>
          </table:table-cell>
          <table:table-cell office:value-type="float" office:value="3.22253227233887" calcext:value-type="float">
            <text:p>3,2225322723388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0163" calcext:value-type="float">
            <text:p>10163</text:p>
          </table:table-cell>
          <table:table-cell office:value-type="float" office:value="3.76034283638" calcext:value-type="float">
            <text:p>3,76034283638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0163" calcext:value-type="float">
            <text:p>10163</text:p>
          </table:table-cell>
          <table:table-cell office:value-type="float" office:value="3.31363439559937" calcext:value-type="float">
            <text:p>3,3136343955993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0163" calcext:value-type="float">
            <text:p>10163</text:p>
          </table:table-cell>
          <table:table-cell office:value-type="float" office:value="3.28175926208496" calcext:value-type="float">
            <text:p>3,28175926208496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0163" calcext:value-type="float">
            <text:p>10163</text:p>
          </table:table-cell>
          <table:table-cell office:value-type="float" office:value="3.40861511230469" calcext:value-type="float">
            <text:p>3,4086151123046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0163" calcext:value-type="float">
            <text:p>10163</text:p>
          </table:table-cell>
          <table:table-cell office:value-type="float" office:value="3.351637840271" calcext:value-type="float">
            <text:p>3,351637840271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0163" calcext:value-type="float">
            <text:p>10163</text:p>
          </table:table-cell>
          <table:table-cell office:value-type="float" office:value="3.83038473129272" calcext:value-type="float">
            <text:p>3,8303847312927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0163" calcext:value-type="float">
            <text:p>10163</text:p>
          </table:table-cell>
          <table:table-cell office:value-type="float" office:value="3.11355209350586" calcext:value-type="float">
            <text:p>3,11355209350586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0163" calcext:value-type="float">
            <text:p>10163</text:p>
          </table:table-cell>
          <table:table-cell office:value-type="float" office:value="3.33092975616455" calcext:value-type="float">
            <text:p>3,3309297561645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0163" calcext:value-type="float">
            <text:p>10163</text:p>
          </table:table-cell>
          <table:table-cell office:value-type="float" office:value="3.64676070213318" calcext:value-type="float">
            <text:p>3,64676070213318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0163" calcext:value-type="float">
            <text:p>10163</text:p>
          </table:table-cell>
          <table:table-cell table:formula="of:=SUM([.C13];[.G13];[.K13];[.O13];[.S13];[.W13];[.AA13];[.AE13];[.AI13];[.AM13];[.AQ13]) / [.AW2]" office:value-type="float" office:value="3.41369520534169" calcext:value-type="float">
            <text:p>3,41369520534169</text:p>
          </table:table-cell>
          <table:table-cell table:number-columns-repeated="3"/>
          <table:table-cell table:formula="of:=MAX([.C13];[.G13];[.K13];[.O13];[.S13];[.W13];[.AA13];[.AE13];[.AI13];[.AM13];[.AQ13])" office:value-type="float" office:value="3.83038473129272" calcext:value-type="float">
            <text:p>3,83038473129272</text:p>
          </table:table-cell>
          <table:table-cell table:formula="of:=MIN([.C13];[.G13];[.K13];[.O13];[.S13];[.W13];[.AA13];[.AE13];[.AI13];[.AM13];[.AQ13])" office:value-type="float" office:value="3.11355209350586" calcext:value-type="float">
            <text:p>3,113552093505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2</text:p>
          </table:table-cell>
          <table:table-cell office:value-type="float" office:value="6983" calcext:value-type="float">
            <text:p>6983</text:p>
          </table:table-cell>
          <table:table-cell office:value-type="float" office:value="4.09920454025269" calcext:value-type="float">
            <text:p>4,0992045402526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6983" calcext:value-type="float">
            <text:p>6983</text:p>
          </table:table-cell>
          <table:table-cell office:value-type="float" office:value="4.38964676856995" calcext:value-type="float">
            <text:p>4,38964676856995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6983" calcext:value-type="float">
            <text:p>6983</text:p>
          </table:table-cell>
          <table:table-cell office:value-type="float" office:value="4.4778163433075" calcext:value-type="float">
            <text:p>4,4778163433075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6983" calcext:value-type="float">
            <text:p>6983</text:p>
          </table:table-cell>
          <table:table-cell office:value-type="float" office:value="3.98084425926208" calcext:value-type="float">
            <text:p>3,98084425926208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6983" calcext:value-type="float">
            <text:p>6983</text:p>
          </table:table-cell>
          <table:table-cell office:value-type="float" office:value="3.9432578086853" calcext:value-type="float">
            <text:p>3,9432578086853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6983" calcext:value-type="float">
            <text:p>6983</text:p>
          </table:table-cell>
          <table:table-cell office:value-type="float" office:value="4.30704236030579" calcext:value-type="float">
            <text:p>4,3070423603057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6983" calcext:value-type="float">
            <text:p>6983</text:p>
          </table:table-cell>
          <table:table-cell office:value-type="float" office:value="3.98905372619629" calcext:value-type="float">
            <text:p>3,9890537261962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6983" calcext:value-type="float">
            <text:p>6983</text:p>
          </table:table-cell>
          <table:table-cell office:value-type="float" office:value="4.17913174629211" calcext:value-type="float">
            <text:p>4,17913174629211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6983" calcext:value-type="float">
            <text:p>6983</text:p>
          </table:table-cell>
          <table:table-cell office:value-type="float" office:value="4.77370429039001" calcext:value-type="float">
            <text:p>4,77370429039001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6983" calcext:value-type="float">
            <text:p>6983</text:p>
          </table:table-cell>
          <table:table-cell office:value-type="float" office:value="3.96126532554626" calcext:value-type="float">
            <text:p>3,96126532554626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6983" calcext:value-type="float">
            <text:p>6983</text:p>
          </table:table-cell>
          <table:table-cell office:value-type="float" office:value="4.05592942237854" calcext:value-type="float">
            <text:p>4,05592942237854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6983" calcext:value-type="float">
            <text:p>6983</text:p>
          </table:table-cell>
          <table:table-cell table:formula="of:=SUM([.C14];[.G14];[.K14];[.O14];[.S14];[.W14];[.AA14];[.AE14];[.AI14];[.AM14];[.AQ14]) / [.AW2]" office:value-type="float" office:value="4.19608150828968" calcext:value-type="float">
            <text:p>4,19608150828968</text:p>
          </table:table-cell>
          <table:table-cell table:number-columns-repeated="3"/>
          <table:table-cell table:formula="of:=MAX([.C14];[.G14];[.K14];[.O14];[.S14];[.W14];[.AA14];[.AE14];[.AI14];[.AM14];[.AQ14])" office:value-type="float" office:value="4.77370429039001" calcext:value-type="float">
            <text:p>4,77370429039001</text:p>
          </table:table-cell>
          <table:table-cell table:formula="of:=MIN([.C14];[.G14];[.K14];[.O14];[.S14];[.W14];[.AA14];[.AE14];[.AI14];[.AM14];[.AQ14])" office:value-type="float" office:value="3.9432578086853" calcext:value-type="float">
            <text:p>3,94325780868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3</text:p>
          </table:table-cell>
          <table:table-cell office:value-type="float" office:value="30703" calcext:value-type="float">
            <text:p>30703</text:p>
          </table:table-cell>
          <table:table-cell office:value-type="float" office:value="3.43668580055237" calcext:value-type="float">
            <text:p>3,4366858005523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0703" calcext:value-type="float">
            <text:p>30703</text:p>
          </table:table-cell>
          <table:table-cell office:value-type="float" office:value="3.38428378105164" calcext:value-type="float">
            <text:p>3,38428378105164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0703" calcext:value-type="float">
            <text:p>30703</text:p>
          </table:table-cell>
          <table:table-cell office:value-type="float" office:value="4.57312774658203" calcext:value-type="float">
            <text:p>4,5731277465820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0703" calcext:value-type="float">
            <text:p>30703</text:p>
          </table:table-cell>
          <table:table-cell office:value-type="float" office:value="3.44895076751709" calcext:value-type="float">
            <text:p>3,44895076751709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0703" calcext:value-type="float">
            <text:p>30703</text:p>
          </table:table-cell>
          <table:table-cell office:value-type="float" office:value="3.45882153511047" calcext:value-type="float">
            <text:p>3,4588215351104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0703" calcext:value-type="float">
            <text:p>30703</text:p>
          </table:table-cell>
          <table:table-cell office:value-type="float" office:value="3.65503287315369" calcext:value-type="float">
            <text:p>3,65503287315369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0703" calcext:value-type="float">
            <text:p>30703</text:p>
          </table:table-cell>
          <table:table-cell office:value-type="float" office:value="3.46228289604187" calcext:value-type="float">
            <text:p>3,4622828960418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0703" calcext:value-type="float">
            <text:p>30703</text:p>
          </table:table-cell>
          <table:table-cell office:value-type="float" office:value="3.67086553573608" calcext:value-type="float">
            <text:p>3,6708655357360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0703" calcext:value-type="float">
            <text:p>30703</text:p>
          </table:table-cell>
          <table:table-cell office:value-type="float" office:value="3.50519728660583" calcext:value-type="float">
            <text:p>3,5051972866058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0703" calcext:value-type="float">
            <text:p>30703</text:p>
          </table:table-cell>
          <table:table-cell office:value-type="float" office:value="3.04425835609436" calcext:value-type="float">
            <text:p>3,0442583560943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0703" calcext:value-type="float">
            <text:p>30703</text:p>
          </table:table-cell>
          <table:table-cell office:value-type="float" office:value="3.83685398101807" calcext:value-type="float">
            <text:p>3,8368539810180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30703" calcext:value-type="float">
            <text:p>30703</text:p>
          </table:table-cell>
          <table:table-cell table:formula="of:=SUM([.C15];[.G15];[.K15];[.O15];[.S15];[.W15];[.AA15];[.AE15];[.AI15];[.AM15];[.AQ15]) / [.AW2]" office:value-type="float" office:value="3.58876005086032" calcext:value-type="float">
            <text:p>3,58876005086032</text:p>
          </table:table-cell>
          <table:table-cell table:number-columns-repeated="3"/>
          <table:table-cell table:formula="of:=MAX([.C15];[.G15];[.K15];[.O15];[.S15];[.W15];[.AA15];[.AE15];[.AI15];[.AM15];[.AQ15])" office:value-type="float" office:value="4.57312774658203" calcext:value-type="float">
            <text:p>4,57312774658203</text:p>
          </table:table-cell>
          <table:table-cell table:formula="of:=MIN([.C15];[.G15];[.K15];[.O15];[.S15];[.W15];[.AA15];[.AE15];[.AI15];[.AM15];[.AQ15])" office:value-type="float" office:value="3.04425835609436" calcext:value-type="float">
            <text:p>3,044258356094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4</text:p>
          </table:table-cell>
          <table:table-cell office:value-type="float" office:value="142893" calcext:value-type="float">
            <text:p>142893</text:p>
          </table:table-cell>
          <table:table-cell office:value-type="float" office:value="5.41620826721191" calcext:value-type="float">
            <text:p>5,41620826721191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2893" calcext:value-type="float">
            <text:p>142893</text:p>
          </table:table-cell>
          <table:table-cell office:value-type="float" office:value="5.55109763145447" calcext:value-type="float">
            <text:p>5,5510976314544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2893" calcext:value-type="float">
            <text:p>142893</text:p>
          </table:table-cell>
          <table:table-cell office:value-type="float" office:value="7.05340051651001" calcext:value-type="float">
            <text:p>7,05340051651001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2893" calcext:value-type="float">
            <text:p>142893</text:p>
          </table:table-cell>
          <table:table-cell office:value-type="float" office:value="5.92700433731079" calcext:value-type="float">
            <text:p>5,92700433731079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2893" calcext:value-type="float">
            <text:p>142893</text:p>
          </table:table-cell>
          <table:table-cell office:value-type="float" office:value="5.54184651374817" calcext:value-type="float">
            <text:p>5,5418465137481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2893" calcext:value-type="float">
            <text:p>142893</text:p>
          </table:table-cell>
          <table:table-cell office:value-type="float" office:value="5.69044828414917" calcext:value-type="float">
            <text:p>5,6904482841491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2893" calcext:value-type="float">
            <text:p>142893</text:p>
          </table:table-cell>
          <table:table-cell office:value-type="float" office:value="6.15937995910645" calcext:value-type="float">
            <text:p>6,1593799591064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2893" calcext:value-type="float">
            <text:p>142893</text:p>
          </table:table-cell>
          <table:table-cell office:value-type="float" office:value="5.27116394042969" calcext:value-type="float">
            <text:p>5,27116394042969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2893" calcext:value-type="float">
            <text:p>142893</text:p>
          </table:table-cell>
          <table:table-cell office:value-type="float" office:value="5.3558075428009" calcext:value-type="float">
            <text:p>5,3558075428009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2893" calcext:value-type="float">
            <text:p>142893</text:p>
          </table:table-cell>
          <table:table-cell office:value-type="float" office:value="5.35897612571716" calcext:value-type="float">
            <text:p>5,35897612571716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2893" calcext:value-type="float">
            <text:p>142893</text:p>
          </table:table-cell>
          <table:table-cell office:value-type="float" office:value="6.3257315158844" calcext:value-type="float">
            <text:p>6,325731515884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42893" calcext:value-type="float">
            <text:p>142893</text:p>
          </table:table-cell>
          <table:table-cell table:formula="of:=SUM([.C16];[.G16];[.K16];[.O16];[.S16];[.W16];[.AA16];[.AE16];[.AI16];[.AM16];[.AQ16]) / [.AW2]" office:value-type="float" office:value="5.7864604213021" calcext:value-type="float">
            <text:p>5,7864604213021</text:p>
          </table:table-cell>
          <table:table-cell table:number-columns-repeated="3"/>
          <table:table-cell table:formula="of:=MAX([.C16];[.G16];[.K16];[.O16];[.S16];[.W16];[.AA16];[.AE16];[.AI16];[.AM16];[.AQ16])" office:value-type="float" office:value="7.05340051651001" calcext:value-type="float">
            <text:p>7,05340051651001</text:p>
          </table:table-cell>
          <table:table-cell table:formula="of:=MIN([.C16];[.G16];[.K16];[.O16];[.S16];[.W16];[.AA16];[.AE16];[.AI16];[.AM16];[.AQ16])" office:value-type="float" office:value="5.27116394042969" calcext:value-type="float">
            <text:p>5,271163940429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5</text:p>
          </table:table-cell>
          <table:table-cell office:value-type="float" office:value="282734" calcext:value-type="float">
            <text:p>282734</text:p>
          </table:table-cell>
          <table:table-cell office:value-type="float" office:value="6.37532758712769" calcext:value-type="float">
            <text:p>6,37532758712769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82734" calcext:value-type="float">
            <text:p>282734</text:p>
          </table:table-cell>
          <table:table-cell office:value-type="float" office:value="6.36816930770874" calcext:value-type="float">
            <text:p>6,36816930770874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82734" calcext:value-type="float">
            <text:p>282734</text:p>
          </table:table-cell>
          <table:table-cell office:value-type="float" office:value="7.55399703979492" calcext:value-type="float">
            <text:p>7,5539970397949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82734" calcext:value-type="float">
            <text:p>282734</text:p>
          </table:table-cell>
          <table:table-cell office:value-type="float" office:value="7.09914517402649" calcext:value-type="float">
            <text:p>7,09914517402649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82734" calcext:value-type="float">
            <text:p>282734</text:p>
          </table:table-cell>
          <table:table-cell office:value-type="float" office:value="6.60474371910095" calcext:value-type="float">
            <text:p>6,60474371910095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82734" calcext:value-type="float">
            <text:p>282734</text:p>
          </table:table-cell>
          <table:table-cell office:value-type="float" office:value="6.51600575447083" calcext:value-type="float">
            <text:p>6,51600575447083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82734" calcext:value-type="float">
            <text:p>282734</text:p>
          </table:table-cell>
          <table:table-cell office:value-type="float" office:value="7.05635070800781" calcext:value-type="float">
            <text:p>7,0563507080078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82734" calcext:value-type="float">
            <text:p>282734</text:p>
          </table:table-cell>
          <table:table-cell office:value-type="float" office:value="6.16795372962952" calcext:value-type="float">
            <text:p>6,1679537296295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82734" calcext:value-type="float">
            <text:p>282734</text:p>
          </table:table-cell>
          <table:table-cell office:value-type="float" office:value="6.51375794410706" calcext:value-type="float">
            <text:p>6,5137579441070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82734" calcext:value-type="float">
            <text:p>282734</text:p>
          </table:table-cell>
          <table:table-cell office:value-type="float" office:value="6.54680871963501" calcext:value-type="float">
            <text:p>6,5468087196350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82734" calcext:value-type="float">
            <text:p>282734</text:p>
          </table:table-cell>
          <table:table-cell office:value-type="float" office:value="7.09144687652588" calcext:value-type="float">
            <text:p>7,09144687652588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282734" calcext:value-type="float">
            <text:p>282734</text:p>
          </table:table-cell>
          <table:table-cell table:formula="of:=SUM([.C17];[.G17];[.K17];[.O17];[.S17];[.W17];[.AA17];[.AE17];[.AI17];[.AM17];[.AQ17]) / [.AW2]" office:value-type="float" office:value="6.71760968728499" calcext:value-type="float">
            <text:p>6,71760968728499</text:p>
          </table:table-cell>
          <table:table-cell table:number-columns-repeated="3"/>
          <table:table-cell table:formula="of:=MAX([.C17];[.G17];[.K17];[.O17];[.S17];[.W17];[.AA17];[.AE17];[.AI17];[.AM17];[.AQ17])" office:value-type="float" office:value="7.55399703979492" calcext:value-type="float">
            <text:p>7,55399703979492</text:p>
          </table:table-cell>
          <table:table-cell table:formula="of:=MIN([.C17];[.G17];[.K17];[.O17];[.S17];[.W17];[.AA17];[.AE17];[.AI17];[.AM17];[.AQ17])" office:value-type="float" office:value="6.16795372962952" calcext:value-type="float">
            <text:p>6,167953729629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6</text:p>
          </table:table-cell>
          <table:table-cell office:value-type="float" office:value="6737" calcext:value-type="float">
            <text:p>6737</text:p>
          </table:table-cell>
          <table:table-cell office:value-type="float" office:value="4.88036799430847" calcext:value-type="float">
            <text:p>4,88036799430847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6737" calcext:value-type="float">
            <text:p>6737</text:p>
          </table:table-cell>
          <table:table-cell office:value-type="float" office:value="4.97727704048157" calcext:value-type="float">
            <text:p>4,97727704048157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6737" calcext:value-type="float">
            <text:p>6737</text:p>
          </table:table-cell>
          <table:table-cell office:value-type="float" office:value="5.233891248703" calcext:value-type="float">
            <text:p>5,23389124870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6737" calcext:value-type="float">
            <text:p>6737</text:p>
          </table:table-cell>
          <table:table-cell office:value-type="float" office:value="4.97464442253113" calcext:value-type="float">
            <text:p>4,9746444225311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6737" calcext:value-type="float">
            <text:p>6737</text:p>
          </table:table-cell>
          <table:table-cell office:value-type="float" office:value="4.85958957672119" calcext:value-type="float">
            <text:p>4,85958957672119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6737" calcext:value-type="float">
            <text:p>6737</text:p>
          </table:table-cell>
          <table:table-cell office:value-type="float" office:value="5.19896006584168" calcext:value-type="float">
            <text:p>5,1989600658416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6737" calcext:value-type="float">
            <text:p>6737</text:p>
          </table:table-cell>
          <table:table-cell office:value-type="float" office:value="5.2137143611908" calcext:value-type="float">
            <text:p>5,213714361190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6737" calcext:value-type="float">
            <text:p>6737</text:p>
          </table:table-cell>
          <table:table-cell office:value-type="float" office:value="5.70512247085571" calcext:value-type="float">
            <text:p>5,70512247085571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6737" calcext:value-type="float">
            <text:p>6737</text:p>
          </table:table-cell>
          <table:table-cell office:value-type="float" office:value="4.90598607063294" calcext:value-type="float">
            <text:p>4,90598607063294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6737" calcext:value-type="float">
            <text:p>6737</text:p>
          </table:table-cell>
          <table:table-cell office:value-type="float" office:value="4.53492784500122" calcext:value-type="float">
            <text:p>4,53492784500122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6737" calcext:value-type="float">
            <text:p>6737</text:p>
          </table:table-cell>
          <table:table-cell office:value-type="float" office:value="4.85473394393921" calcext:value-type="float">
            <text:p>4,85473394393921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6737" calcext:value-type="float">
            <text:p>6737</text:p>
          </table:table-cell>
          <table:table-cell table:formula="of:=SUM([.C18];[.G18];[.K18];[.O18];[.S18];[.W18];[.AA18];[.AE18];[.AI18];[.AM18];[.AQ18]) / [.AW2]" office:value-type="float" office:value="5.0308377309279" calcext:value-type="float">
            <text:p>5,0308377309279</text:p>
          </table:table-cell>
          <table:table-cell table:number-columns-repeated="3"/>
          <table:table-cell table:formula="of:=MAX([.C18];[.G18];[.K18];[.O18];[.S18];[.W18];[.AA18];[.AE18];[.AI18];[.AM18];[.AQ18])" office:value-type="float" office:value="5.70512247085571" calcext:value-type="float">
            <text:p>5,70512247085571</text:p>
          </table:table-cell>
          <table:table-cell table:formula="of:=MIN([.C18];[.G18];[.K18];[.O18];[.S18];[.W18];[.AA18];[.AE18];[.AI18];[.AM18];[.AQ18])" office:value-type="float" office:value="4.53492784500122" calcext:value-type="float">
            <text:p>4,534927845001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7</text:p>
          </table:table-cell>
          <table:table-cell office:value-type="float" office:value="40260" calcext:value-type="float">
            <text:p>40260</text:p>
          </table:table-cell>
          <table:table-cell office:value-type="float" office:value="4.0172221660614" calcext:value-type="float">
            <text:p>4,0172221660614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40260" calcext:value-type="float">
            <text:p>40260</text:p>
          </table:table-cell>
          <table:table-cell office:value-type="float" office:value="4.23634505271912" calcext:value-type="float">
            <text:p>4,23634505271912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40260" calcext:value-type="float">
            <text:p>40260</text:p>
          </table:table-cell>
          <table:table-cell office:value-type="float" office:value="4.23235321044922" calcext:value-type="float">
            <text:p>4,23235321044922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40260" calcext:value-type="float">
            <text:p>40260</text:p>
          </table:table-cell>
          <table:table-cell office:value-type="float" office:value="4.37678861618042" calcext:value-type="float">
            <text:p>4,37678861618042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40260" calcext:value-type="float">
            <text:p>40260</text:p>
          </table:table-cell>
          <table:table-cell office:value-type="float" office:value="4.23850631713867" calcext:value-type="float">
            <text:p>4,2385063171386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40260" calcext:value-type="float">
            <text:p>40260</text:p>
          </table:table-cell>
          <table:table-cell office:value-type="float" office:value="4.28952503204346" calcext:value-type="float">
            <text:p>4,28952503204346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40260" calcext:value-type="float">
            <text:p>40260</text:p>
          </table:table-cell>
          <table:table-cell office:value-type="float" office:value="4.41403532028198" calcext:value-type="float">
            <text:p>4,41403532028198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40260" calcext:value-type="float">
            <text:p>40260</text:p>
          </table:table-cell>
          <table:table-cell office:value-type="float" office:value="4.24887180328369" calcext:value-type="float">
            <text:p>4,2488718032836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40260" calcext:value-type="float">
            <text:p>40260</text:p>
          </table:table-cell>
          <table:table-cell office:value-type="float" office:value="4.27548503875732" calcext:value-type="float">
            <text:p>4,27548503875732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40260" calcext:value-type="float">
            <text:p>40260</text:p>
          </table:table-cell>
          <table:table-cell office:value-type="float" office:value="4.24251222610474" calcext:value-type="float">
            <text:p>4,24251222610474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40260" calcext:value-type="float">
            <text:p>40260</text:p>
          </table:table-cell>
          <table:table-cell office:value-type="float" office:value="4.24714279174805" calcext:value-type="float">
            <text:p>4,24714279174805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40260" calcext:value-type="float">
            <text:p>40260</text:p>
          </table:table-cell>
          <table:table-cell table:formula="of:=SUM([.C19];[.G19];[.K19];[.O19];[.S19];[.W19];[.AA19];[.AE19];[.AI19];[.AM19];[.AQ19]) / [.AW2]" office:value-type="float" office:value="4.25625341588801" calcext:value-type="float">
            <text:p>4,25625341588801</text:p>
          </table:table-cell>
          <table:table-cell table:number-columns-repeated="3"/>
          <table:table-cell table:formula="of:=MAX([.C19];[.G19];[.K19];[.O19];[.S19];[.W19];[.AA19];[.AE19];[.AI19];[.AM19];[.AQ19])" office:value-type="float" office:value="4.41403532028198" calcext:value-type="float">
            <text:p>4,41403532028198</text:p>
          </table:table-cell>
          <table:table-cell table:formula="of:=MIN([.C19];[.G19];[.K19];[.O19];[.S19];[.W19];[.AA19];[.AE19];[.AI19];[.AM19];[.AQ19])" office:value-type="float" office:value="4.0172221660614" calcext:value-type="float">
            <text:p>4,01722216606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8</text:p>
          </table:table-cell>
          <table:table-cell office:value-type="float" office:value="17263" calcext:value-type="float">
            <text:p>17263</text:p>
          </table:table-cell>
          <table:table-cell office:value-type="float" office:value="3.21293139457703" calcext:value-type="float">
            <text:p>3,2129313945770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7263" calcext:value-type="float">
            <text:p>17263</text:p>
          </table:table-cell>
          <table:table-cell office:value-type="float" office:value="3.06119751930237" calcext:value-type="float">
            <text:p>3,06119751930237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7263" calcext:value-type="float">
            <text:p>17263</text:p>
          </table:table-cell>
          <table:table-cell office:value-type="float" office:value="3.19774198532104" calcext:value-type="float">
            <text:p>3,19774198532104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7263" calcext:value-type="float">
            <text:p>17263</text:p>
          </table:table-cell>
          <table:table-cell office:value-type="float" office:value="3.2813572883606" calcext:value-type="float">
            <text:p>3,2813572883606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7263" calcext:value-type="float">
            <text:p>17263</text:p>
          </table:table-cell>
          <table:table-cell office:value-type="float" office:value="3.36542224884033" calcext:value-type="float">
            <text:p>3,3654222488403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7263" calcext:value-type="float">
            <text:p>17263</text:p>
          </table:table-cell>
          <table:table-cell office:value-type="float" office:value="3.1916971206665" calcext:value-type="float">
            <text:p>3,1916971206665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7263" calcext:value-type="float">
            <text:p>17263</text:p>
          </table:table-cell>
          <table:table-cell office:value-type="float" office:value="3.61480903625488" calcext:value-type="float">
            <text:p>3,61480903625488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7263" calcext:value-type="float">
            <text:p>17263</text:p>
          </table:table-cell>
          <table:table-cell office:value-type="float" office:value="3.17720580101013" calcext:value-type="float">
            <text:p>3,1772058010101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7263" calcext:value-type="float">
            <text:p>17263</text:p>
          </table:table-cell>
          <table:table-cell office:value-type="float" office:value="3.18377065658569" calcext:value-type="float">
            <text:p>3,1837706565856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7263" calcext:value-type="float">
            <text:p>17263</text:p>
          </table:table-cell>
          <table:table-cell office:value-type="float" office:value="3.04553294181824" calcext:value-type="float">
            <text:p>3,04553294181824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7263" calcext:value-type="float">
            <text:p>17263</text:p>
          </table:table-cell>
          <table:table-cell office:value-type="float" office:value="3.19776582717895" calcext:value-type="float">
            <text:p>3,19776582717895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7263" calcext:value-type="float">
            <text:p>17263</text:p>
          </table:table-cell>
          <table:table-cell table:formula="of:=SUM([.C20];[.G20];[.K20];[.O20];[.S20];[.W20];[.AA20];[.AE20];[.AI20];[.AM20];[.AQ20]) / [.AW2]" office:value-type="float" office:value="3.22994834726507" calcext:value-type="float">
            <text:p>3,22994834726507</text:p>
          </table:table-cell>
          <table:table-cell table:number-columns-repeated="3"/>
          <table:table-cell table:formula="of:=MAX([.C20];[.G20];[.K20];[.O20];[.S20];[.W20];[.AA20];[.AE20];[.AI20];[.AM20];[.AQ20])" office:value-type="float" office:value="3.61480903625488" calcext:value-type="float">
            <text:p>3,61480903625488</text:p>
          </table:table-cell>
          <table:table-cell table:formula="of:=MIN([.C20];[.G20];[.K20];[.O20];[.S20];[.W20];[.AA20];[.AE20];[.AI20];[.AM20];[.AQ20])" office:value-type="float" office:value="3.04553294181824" calcext:value-type="float">
            <text:p>3,045532941818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9</text:p>
          </table:table-cell>
          <table:table-cell office:value-type="float" office:value="1706" calcext:value-type="float">
            <text:p>1706</text:p>
          </table:table-cell>
          <table:table-cell office:value-type="float" office:value="3.78754329681396" calcext:value-type="float">
            <text:p>3,78754329681396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706" calcext:value-type="float">
            <text:p>1706</text:p>
          </table:table-cell>
          <table:table-cell office:value-type="float" office:value="3.51335334777832" calcext:value-type="float">
            <text:p>3,5133533477783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706" calcext:value-type="float">
            <text:p>1706</text:p>
          </table:table-cell>
          <table:table-cell office:value-type="float" office:value="3.84508776664734" calcext:value-type="float">
            <text:p>3,8450877666473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706" calcext:value-type="float">
            <text:p>1706</text:p>
          </table:table-cell>
          <table:table-cell office:value-type="float" office:value="3.57791185379028" calcext:value-type="float">
            <text:p>3,5779118537902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706" calcext:value-type="float">
            <text:p>1706</text:p>
          </table:table-cell>
          <table:table-cell office:value-type="float" office:value="3.61489486694336" calcext:value-type="float">
            <text:p>3,61489486694336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706" calcext:value-type="float">
            <text:p>1706</text:p>
          </table:table-cell>
          <table:table-cell office:value-type="float" office:value="4.13776254653931" calcext:value-type="float">
            <text:p>4,13776254653931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706" calcext:value-type="float">
            <text:p>1706</text:p>
          </table:table-cell>
          <table:table-cell office:value-type="float" office:value="3.6803994178772" calcext:value-type="float">
            <text:p>3,680399417877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706" calcext:value-type="float">
            <text:p>1706</text:p>
          </table:table-cell>
          <table:table-cell office:value-type="float" office:value="3.49585723876953" calcext:value-type="float">
            <text:p>3,49585723876953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706" calcext:value-type="float">
            <text:p>1706</text:p>
          </table:table-cell>
          <table:table-cell office:value-type="float" office:value="3.51206851005554" calcext:value-type="float">
            <text:p>3,5120685100555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706" calcext:value-type="float">
            <text:p>1706</text:p>
          </table:table-cell>
          <table:table-cell office:value-type="float" office:value="3.40692734718323" calcext:value-type="float">
            <text:p>3,40692734718323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706" calcext:value-type="float">
            <text:p>1706</text:p>
          </table:table-cell>
          <table:table-cell office:value-type="float" office:value="3.72755932807922" calcext:value-type="float">
            <text:p>3,7275593280792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706" calcext:value-type="float">
            <text:p>1706</text:p>
          </table:table-cell>
          <table:table-cell table:formula="of:=SUM([.C21];[.G21];[.K21];[.O21];[.S21];[.W21];[.AA21];[.AE21];[.AI21];[.AM21];[.AQ21]) / [.AW2]" office:value-type="float" office:value="3.66357868367975" calcext:value-type="float">
            <text:p>3,66357868367975</text:p>
          </table:table-cell>
          <table:table-cell table:number-columns-repeated="3"/>
          <table:table-cell table:formula="of:=MAX([.C21];[.G21];[.K21];[.O21];[.S21];[.W21];[.AA21];[.AE21];[.AI21];[.AM21];[.AQ21])" office:value-type="float" office:value="4.13776254653931" calcext:value-type="float">
            <text:p>4,13776254653931</text:p>
          </table:table-cell>
          <table:table-cell table:formula="of:=MIN([.C21];[.G21];[.K21];[.O21];[.S21];[.W21];[.AA21];[.AE21];[.AI21];[.AM21];[.AQ21])" office:value-type="float" office:value="3.40692734718323" calcext:value-type="float">
            <text:p>3,406927347183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0</text:p>
          </table:table-cell>
          <table:table-cell office:value-type="float" office:value="79134" calcext:value-type="float">
            <text:p>79134</text:p>
          </table:table-cell>
          <table:table-cell office:value-type="float" office:value="4.84534955024719" calcext:value-type="float">
            <text:p>4,84534955024719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9134" calcext:value-type="float">
            <text:p>79134</text:p>
          </table:table-cell>
          <table:table-cell office:value-type="float" office:value="5.00398373603821" calcext:value-type="float">
            <text:p>5,00398373603821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9134" calcext:value-type="float">
            <text:p>79134</text:p>
          </table:table-cell>
          <table:table-cell office:value-type="float" office:value="5.50109195709229" calcext:value-type="float">
            <text:p>5,50109195709229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9134" calcext:value-type="float">
            <text:p>79134</text:p>
          </table:table-cell>
          <table:table-cell office:value-type="float" office:value="4.54629516601563" calcext:value-type="float">
            <text:p>4,54629516601563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9134" calcext:value-type="float">
            <text:p>79134</text:p>
          </table:table-cell>
          <table:table-cell office:value-type="float" office:value="4.63612937927246" calcext:value-type="float">
            <text:p>4,63612937927246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9134" calcext:value-type="float">
            <text:p>79134</text:p>
          </table:table-cell>
          <table:table-cell office:value-type="float" office:value="4.50548362731934" calcext:value-type="float">
            <text:p>4,5054836273193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9134" calcext:value-type="float">
            <text:p>79134</text:p>
          </table:table-cell>
          <table:table-cell office:value-type="float" office:value="4.71340250968933" calcext:value-type="float">
            <text:p>4,71340250968933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9134" calcext:value-type="float">
            <text:p>79134</text:p>
          </table:table-cell>
          <table:table-cell office:value-type="float" office:value="4.50617694854736" calcext:value-type="float">
            <text:p>4,50617694854736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9134" calcext:value-type="float">
            <text:p>79134</text:p>
          </table:table-cell>
          <table:table-cell office:value-type="float" office:value="4.99885249137878" calcext:value-type="float">
            <text:p>4,99885249137878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9134" calcext:value-type="float">
            <text:p>79134</text:p>
          </table:table-cell>
          <table:table-cell office:value-type="float" office:value="4.72239327430725" calcext:value-type="float">
            <text:p>4,72239327430725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9134" calcext:value-type="float">
            <text:p>79134</text:p>
          </table:table-cell>
          <table:table-cell office:value-type="float" office:value="4.46284866333008" calcext:value-type="float">
            <text:p>4,46284866333008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9134" calcext:value-type="float">
            <text:p>79134</text:p>
          </table:table-cell>
          <table:table-cell table:formula="of:=SUM([.C22];[.G22];[.K22];[.O22];[.S22];[.W22];[.AA22];[.AE22];[.AI22];[.AM22];[.AQ22]) / [.AW2]" office:value-type="float" office:value="4.76745520938527" calcext:value-type="float">
            <text:p>4,76745520938527</text:p>
          </table:table-cell>
          <table:table-cell table:number-columns-repeated="3"/>
          <table:table-cell table:formula="of:=MAX([.C22];[.G22];[.K22];[.O22];[.S22];[.W22];[.AA22];[.AE22];[.AI22];[.AM22];[.AQ22])" office:value-type="float" office:value="5.50109195709229" calcext:value-type="float">
            <text:p>5,50109195709229</text:p>
          </table:table-cell>
          <table:table-cell table:formula="of:=MIN([.C22];[.G22];[.K22];[.O22];[.S22];[.W22];[.AA22];[.AE22];[.AI22];[.AM22];[.AQ22])" office:value-type="float" office:value="4.46284866333008" calcext:value-type="float">
            <text:p>4,46284866333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1</text:p>
          </table:table-cell>
          <table:table-cell office:value-type="float" office:value="4898" calcext:value-type="float">
            <text:p>4898</text:p>
          </table:table-cell>
          <table:table-cell office:value-type="float" office:value="2.59741759300232" calcext:value-type="float">
            <text:p>2,5974175930023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4898" calcext:value-type="float">
            <text:p>4898</text:p>
          </table:table-cell>
          <table:table-cell office:value-type="float" office:value="2.81769871711731" calcext:value-type="float">
            <text:p>2,81769871711731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4898" calcext:value-type="float">
            <text:p>4898</text:p>
          </table:table-cell>
          <table:table-cell office:value-type="float" office:value="3.11813545227051" calcext:value-type="float">
            <text:p>3,11813545227051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4898" calcext:value-type="float">
            <text:p>4898</text:p>
          </table:table-cell>
          <table:table-cell office:value-type="float" office:value="2.71294713020325" calcext:value-type="float">
            <text:p>2,71294713020325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4898" calcext:value-type="float">
            <text:p>4898</text:p>
          </table:table-cell>
          <table:table-cell office:value-type="float" office:value="2.72920036315918" calcext:value-type="float">
            <text:p>2,72920036315918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4898" calcext:value-type="float">
            <text:p>4898</text:p>
          </table:table-cell>
          <table:table-cell office:value-type="float" office:value="2.74086928367615" calcext:value-type="float">
            <text:p>2,74086928367615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4898" calcext:value-type="float">
            <text:p>4898</text:p>
          </table:table-cell>
          <table:table-cell office:value-type="float" office:value="2.88409566879272" calcext:value-type="float">
            <text:p>2,8840956687927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4898" calcext:value-type="float">
            <text:p>4898</text:p>
          </table:table-cell>
          <table:table-cell office:value-type="float" office:value="2.66562700271606" calcext:value-type="float">
            <text:p>2,6656270027160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4898" calcext:value-type="float">
            <text:p>4898</text:p>
          </table:table-cell>
          <table:table-cell office:value-type="float" office:value="2.74614858627319" calcext:value-type="float">
            <text:p>2,74614858627319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4898" calcext:value-type="float">
            <text:p>4898</text:p>
          </table:table-cell>
          <table:table-cell office:value-type="float" office:value="2.62771987915039" calcext:value-type="float">
            <text:p>2,62771987915039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4898" calcext:value-type="float">
            <text:p>4898</text:p>
          </table:table-cell>
          <table:table-cell office:value-type="float" office:value="2.78374767303467" calcext:value-type="float">
            <text:p>2,78374767303467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4898" calcext:value-type="float">
            <text:p>4898</text:p>
          </table:table-cell>
          <table:table-cell table:formula="of:=SUM([.C23];[.G23];[.K23];[.O23];[.S23];[.W23];[.AA23];[.AE23];[.AI23];[.AM23];[.AQ23]) / [.AW2]" office:value-type="float" office:value="2.7657824863087" calcext:value-type="float">
            <text:p>2,7657824863087</text:p>
          </table:table-cell>
          <table:table-cell table:number-columns-repeated="3"/>
          <table:table-cell table:formula="of:=MAX([.C23];[.G23];[.K23];[.O23];[.S23];[.W23];[.AA23];[.AE23];[.AI23];[.AM23];[.AQ23])" office:value-type="float" office:value="3.11813545227051" calcext:value-type="float">
            <text:p>3,11813545227051</text:p>
          </table:table-cell>
          <table:table-cell table:formula="of:=MIN([.C23];[.G23];[.K23];[.O23];[.S23];[.W23];[.AA23];[.AE23];[.AI23];[.AM23];[.AQ23])" office:value-type="float" office:value="2.59741759300232" calcext:value-type="float">
            <text:p>2,59741759300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2</text:p>
          </table:table-cell>
          <table:table-cell office:value-type="float" office:value="4915" calcext:value-type="float">
            <text:p>4915</text:p>
          </table:table-cell>
          <table:table-cell office:value-type="float" office:value="3.42167568206787" calcext:value-type="float">
            <text:p>3,42167568206787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4915" calcext:value-type="float">
            <text:p>4915</text:p>
          </table:table-cell>
          <table:table-cell office:value-type="float" office:value="3.43079733848572" calcext:value-type="float">
            <text:p>3,43079733848572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4915" calcext:value-type="float">
            <text:p>4915</text:p>
          </table:table-cell>
          <table:table-cell office:value-type="float" office:value="4.57799482345581" calcext:value-type="float">
            <text:p>4,57799482345581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4915" calcext:value-type="float">
            <text:p>4915</text:p>
          </table:table-cell>
          <table:table-cell office:value-type="float" office:value="3.42068099975586" calcext:value-type="float">
            <text:p>3,42068099975586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4915" calcext:value-type="float">
            <text:p>4915</text:p>
          </table:table-cell>
          <table:table-cell office:value-type="float" office:value="3.51125955581665" calcext:value-type="float">
            <text:p>3,51125955581665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4915" calcext:value-type="float">
            <text:p>4915</text:p>
          </table:table-cell>
          <table:table-cell office:value-type="float" office:value="3.52017903327942" calcext:value-type="float">
            <text:p>3,52017903327942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4915" calcext:value-type="float">
            <text:p>4915</text:p>
          </table:table-cell>
          <table:table-cell office:value-type="float" office:value="3.59908223152161" calcext:value-type="float">
            <text:p>3,59908223152161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4915" calcext:value-type="float">
            <text:p>4915</text:p>
          </table:table-cell>
          <table:table-cell office:value-type="float" office:value="3.46961188316345" calcext:value-type="float">
            <text:p>3,46961188316345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4915" calcext:value-type="float">
            <text:p>4915</text:p>
          </table:table-cell>
          <table:table-cell office:value-type="float" office:value="3.4486677646637" calcext:value-type="float">
            <text:p>3,4486677646637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4915" calcext:value-type="float">
            <text:p>4915</text:p>
          </table:table-cell>
          <table:table-cell office:value-type="float" office:value="3.75550866127014" calcext:value-type="float">
            <text:p>3,7555086612701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4915" calcext:value-type="float">
            <text:p>4915</text:p>
          </table:table-cell>
          <table:table-cell office:value-type="float" office:value="3.48396873474121" calcext:value-type="float">
            <text:p>3,48396873474121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4915" calcext:value-type="float">
            <text:p>4915</text:p>
          </table:table-cell>
          <table:table-cell table:formula="of:=SUM([.C24];[.G24];[.K24];[.O24];[.S24];[.W24];[.AA24];[.AE24];[.AI24];[.AM24];[.AQ24]) / [.AW2]" office:value-type="float" office:value="3.60358424620195" calcext:value-type="float">
            <text:p>3,60358424620195</text:p>
          </table:table-cell>
          <table:table-cell table:number-columns-repeated="3"/>
          <table:table-cell table:formula="of:=MAX([.C24];[.G24];[.K24];[.O24];[.S24];[.W24];[.AA24];[.AE24];[.AI24];[.AM24];[.AQ24])" office:value-type="float" office:value="4.57799482345581" calcext:value-type="float">
            <text:p>4,57799482345581</text:p>
          </table:table-cell>
          <table:table-cell table:formula="of:=MIN([.C24];[.G24];[.K24];[.O24];[.S24];[.W24];[.AA24];[.AE24];[.AI24];[.AM24];[.AQ24])" office:value-type="float" office:value="3.42068099975586" calcext:value-type="float">
            <text:p>3,420680999755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3</text:p>
          </table:table-cell>
          <table:table-cell office:value-type="float" office:value="67721" calcext:value-type="float">
            <text:p>67721</text:p>
          </table:table-cell>
          <table:table-cell office:value-type="float" office:value="3.6220920085907" calcext:value-type="float">
            <text:p>3,6220920085907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67721" calcext:value-type="float">
            <text:p>67721</text:p>
          </table:table-cell>
          <table:table-cell office:value-type="float" office:value="3.70313715934753" calcext:value-type="float">
            <text:p>3,70313715934753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67721" calcext:value-type="float">
            <text:p>67721</text:p>
          </table:table-cell>
          <table:table-cell office:value-type="float" office:value="3.64479923248291" calcext:value-type="float">
            <text:p>3,64479923248291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67721" calcext:value-type="float">
            <text:p>67721</text:p>
          </table:table-cell>
          <table:table-cell office:value-type="float" office:value="3.44575977325439" calcext:value-type="float">
            <text:p>3,44575977325439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67721" calcext:value-type="float">
            <text:p>67721</text:p>
          </table:table-cell>
          <table:table-cell office:value-type="float" office:value="3.44401454925537" calcext:value-type="float">
            <text:p>3,44401454925537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67721" calcext:value-type="float">
            <text:p>67721</text:p>
          </table:table-cell>
          <table:table-cell office:value-type="float" office:value="3.50336027145386" calcext:value-type="float">
            <text:p>3,50336027145386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67721" calcext:value-type="float">
            <text:p>67721</text:p>
          </table:table-cell>
          <table:table-cell office:value-type="float" office:value="3.56109619140625" calcext:value-type="float">
            <text:p>3,56109619140625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67721" calcext:value-type="float">
            <text:p>67721</text:p>
          </table:table-cell>
          <table:table-cell office:value-type="float" office:value="3.41409158706665" calcext:value-type="float">
            <text:p>3,41409158706665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67721" calcext:value-type="float">
            <text:p>67721</text:p>
          </table:table-cell>
          <table:table-cell office:value-type="float" office:value="3.50861191749573" calcext:value-type="float">
            <text:p>3,50861191749573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67721" calcext:value-type="float">
            <text:p>67721</text:p>
          </table:table-cell>
          <table:table-cell office:value-type="float" office:value="3.99225282669067" calcext:value-type="float">
            <text:p>3,99225282669067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67721" calcext:value-type="float">
            <text:p>67721</text:p>
          </table:table-cell>
          <table:table-cell office:value-type="float" office:value="3.43160128593445" calcext:value-type="float">
            <text:p>3,43160128593445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67721" calcext:value-type="float">
            <text:p>67721</text:p>
          </table:table-cell>
          <table:table-cell table:formula="of:=SUM([.C25];[.G25];[.K25];[.O25];[.S25];[.W25];[.AA25];[.AE25];[.AI25];[.AM25];[.AQ25]) / [.AW2]" office:value-type="float" office:value="3.57007425481623" calcext:value-type="float">
            <text:p>3,57007425481623</text:p>
          </table:table-cell>
          <table:table-cell table:number-columns-repeated="3"/>
          <table:table-cell table:formula="of:=MAX([.C25];[.G25];[.K25];[.O25];[.S25];[.W25];[.AA25];[.AE25];[.AI25];[.AM25];[.AQ25])" office:value-type="float" office:value="3.99225282669067" calcext:value-type="float">
            <text:p>3,99225282669067</text:p>
          </table:table-cell>
          <table:table-cell table:formula="of:=MIN([.C25];[.G25];[.K25];[.O25];[.S25];[.W25];[.AA25];[.AE25];[.AI25];[.AM25];[.AQ25])" office:value-type="float" office:value="3.41409158706665" calcext:value-type="float">
            <text:p>3,41409158706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4</text:p>
          </table:table-cell>
          <table:table-cell office:value-type="float" office:value="3807" calcext:value-type="float">
            <text:p>3807</text:p>
          </table:table-cell>
          <table:table-cell office:value-type="float" office:value="2.72741293907166" calcext:value-type="float">
            <text:p>2,7274129390716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807" calcext:value-type="float">
            <text:p>3807</text:p>
          </table:table-cell>
          <table:table-cell office:value-type="float" office:value="2.81070804595947" calcext:value-type="float">
            <text:p>2,81070804595947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807" calcext:value-type="float">
            <text:p>3807</text:p>
          </table:table-cell>
          <table:table-cell office:value-type="float" office:value="3.37446928024292" calcext:value-type="float">
            <text:p>3,37446928024292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807" calcext:value-type="float">
            <text:p>3807</text:p>
          </table:table-cell>
          <table:table-cell office:value-type="float" office:value="2.87290406227112" calcext:value-type="float">
            <text:p>2,87290406227112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807" calcext:value-type="float">
            <text:p>3807</text:p>
          </table:table-cell>
          <table:table-cell office:value-type="float" office:value="2.93016505241394" calcext:value-type="float">
            <text:p>2,93016505241394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807" calcext:value-type="float">
            <text:p>3807</text:p>
          </table:table-cell>
          <table:table-cell office:value-type="float" office:value="2.8953332901001" calcext:value-type="float">
            <text:p>2,895333290100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807" calcext:value-type="float">
            <text:p>3807</text:p>
          </table:table-cell>
          <table:table-cell office:value-type="float" office:value="3.02393913269043" calcext:value-type="float">
            <text:p>3,02393913269043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807" calcext:value-type="float">
            <text:p>3807</text:p>
          </table:table-cell>
          <table:table-cell office:value-type="float" office:value="2.89665722846985" calcext:value-type="float">
            <text:p>2,89665722846985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807" calcext:value-type="float">
            <text:p>3807</text:p>
          </table:table-cell>
          <table:table-cell office:value-type="float" office:value="2.80181550979614" calcext:value-type="float">
            <text:p>2,80181550979614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807" calcext:value-type="float">
            <text:p>3807</text:p>
          </table:table-cell>
          <table:table-cell office:value-type="float" office:value="2.65904378890991" calcext:value-type="float">
            <text:p>2,6590437889099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807" calcext:value-type="float">
            <text:p>3807</text:p>
          </table:table-cell>
          <table:table-cell office:value-type="float" office:value="3.45264959335327" calcext:value-type="float">
            <text:p>3,45264959335327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807" calcext:value-type="float">
            <text:p>3807</text:p>
          </table:table-cell>
          <table:table-cell table:formula="of:=SUM([.C26];[.G26];[.K26];[.O26];[.S26];[.W26];[.AA26];[.AE26];[.AI26];[.AM26];[.AQ26]) / [.AW2]" office:value-type="float" office:value="2.94955435666171" calcext:value-type="float">
            <text:p>2,94955435666171</text:p>
          </table:table-cell>
          <table:table-cell table:number-columns-repeated="3"/>
          <table:table-cell table:formula="of:=MAX([.C26];[.G26];[.K26];[.O26];[.S26];[.W26];[.AA26];[.AE26];[.AI26];[.AM26];[.AQ26])" office:value-type="float" office:value="3.45264959335327" calcext:value-type="float">
            <text:p>3,45264959335327</text:p>
          </table:table-cell>
          <table:table-cell table:formula="of:=MIN([.C26];[.G26];[.K26];[.O26];[.S26];[.W26];[.AA26];[.AE26];[.AI26];[.AM26];[.AQ26])" office:value-type="float" office:value="2.65904378890991" calcext:value-type="float">
            <text:p>2,659043788909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5</text:p>
          </table:table-cell>
          <table:table-cell office:value-type="float" office:value="2505" calcext:value-type="float">
            <text:p>2505</text:p>
          </table:table-cell>
          <table:table-cell office:value-type="float" office:value="2.52153778076172" calcext:value-type="float">
            <text:p>2,52153778076172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505" calcext:value-type="float">
            <text:p>2505</text:p>
          </table:table-cell>
          <table:table-cell office:value-type="float" office:value="2.42875361442566" calcext:value-type="float">
            <text:p>2,4287536144256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505" calcext:value-type="float">
            <text:p>2505</text:p>
          </table:table-cell>
          <table:table-cell office:value-type="float" office:value="3.06707739830017" calcext:value-type="float">
            <text:p>3,06707739830017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505" calcext:value-type="float">
            <text:p>2505</text:p>
          </table:table-cell>
          <table:table-cell office:value-type="float" office:value="2.49946188926697" calcext:value-type="float">
            <text:p>2,49946188926697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505" calcext:value-type="float">
            <text:p>2505</text:p>
          </table:table-cell>
          <table:table-cell office:value-type="float" office:value="2.79341912269592" calcext:value-type="float">
            <text:p>2,79341912269592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505" calcext:value-type="float">
            <text:p>2505</text:p>
          </table:table-cell>
          <table:table-cell office:value-type="float" office:value="2.50309920310974" calcext:value-type="float">
            <text:p>2,50309920310974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505" calcext:value-type="float">
            <text:p>2505</text:p>
          </table:table-cell>
          <table:table-cell office:value-type="float" office:value="2.55865287780762" calcext:value-type="float">
            <text:p>2,55865287780762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505" calcext:value-type="float">
            <text:p>2505</text:p>
          </table:table-cell>
          <table:table-cell office:value-type="float" office:value="2.57412958145142" calcext:value-type="float">
            <text:p>2,57412958145142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505" calcext:value-type="float">
            <text:p>2505</text:p>
          </table:table-cell>
          <table:table-cell office:value-type="float" office:value="2.5086030960083" calcext:value-type="float">
            <text:p>2,5086030960083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505" calcext:value-type="float">
            <text:p>2505</text:p>
          </table:table-cell>
          <table:table-cell office:value-type="float" office:value="2.81904935836792" calcext:value-type="float">
            <text:p>2,81904935836792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505" calcext:value-type="float">
            <text:p>2505</text:p>
          </table:table-cell>
          <table:table-cell office:value-type="float" office:value="2.46581435203552" calcext:value-type="float">
            <text:p>2,46581435203552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2505" calcext:value-type="float">
            <text:p>2505</text:p>
          </table:table-cell>
          <table:table-cell table:formula="of:=SUM([.C27];[.G27];[.K27];[.O27];[.S27];[.W27];[.AA27];[.AE27];[.AI27];[.AM27];[.AQ27]) / [.AW2]" office:value-type="float" office:value="2.61269075220281" calcext:value-type="float">
            <text:p>2,61269075220281</text:p>
          </table:table-cell>
          <table:table-cell table:number-columns-repeated="3"/>
          <table:table-cell table:formula="of:=MAX([.C27];[.G27];[.K27];[.O27];[.S27];[.W27];[.AA27];[.AE27];[.AI27];[.AM27];[.AQ27])" office:value-type="float" office:value="3.06707739830017" calcext:value-type="float">
            <text:p>3,06707739830017</text:p>
          </table:table-cell>
          <table:table-cell table:formula="of:=MIN([.C27];[.G27];[.K27];[.O27];[.S27];[.W27];[.AA27];[.AE27];[.AI27];[.AM27];[.AQ27])" office:value-type="float" office:value="2.42875361442566" calcext:value-type="float">
            <text:p>2,42875361442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6</text:p>
          </table:table-cell>
          <table:table-cell office:value-type="float" office:value="29348" calcext:value-type="float">
            <text:p>29348</text:p>
          </table:table-cell>
          <table:table-cell office:value-type="float" office:value="2.24639248847961" calcext:value-type="float">
            <text:p>2,24639248847961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9348" calcext:value-type="float">
            <text:p>29348</text:p>
          </table:table-cell>
          <table:table-cell office:value-type="float" office:value="2.30884885787964" calcext:value-type="float">
            <text:p>2,30884885787964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9348" calcext:value-type="float">
            <text:p>29348</text:p>
          </table:table-cell>
          <table:table-cell office:value-type="float" office:value="2.97966814041138" calcext:value-type="float">
            <text:p>2,97966814041138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9348" calcext:value-type="float">
            <text:p>29348</text:p>
          </table:table-cell>
          <table:table-cell office:value-type="float" office:value="2.46931314468384" calcext:value-type="float">
            <text:p>2,46931314468384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9348" calcext:value-type="float">
            <text:p>29348</text:p>
          </table:table-cell>
          <table:table-cell office:value-type="float" office:value="2.73692631721497" calcext:value-type="float">
            <text:p>2,73692631721497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9348" calcext:value-type="float">
            <text:p>29348</text:p>
          </table:table-cell>
          <table:table-cell office:value-type="float" office:value="2.38621068000793" calcext:value-type="float">
            <text:p>2,3862106800079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9348" calcext:value-type="float">
            <text:p>29348</text:p>
          </table:table-cell>
          <table:table-cell office:value-type="float" office:value="2.41377830505371" calcext:value-type="float">
            <text:p>2,41377830505371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9348" calcext:value-type="float">
            <text:p>29348</text:p>
          </table:table-cell>
          <table:table-cell office:value-type="float" office:value="2.91423630714417" calcext:value-type="float">
            <text:p>2,91423630714417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9348" calcext:value-type="float">
            <text:p>29348</text:p>
          </table:table-cell>
          <table:table-cell office:value-type="float" office:value="2.29944753646851" calcext:value-type="float">
            <text:p>2,29944753646851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9348" calcext:value-type="float">
            <text:p>29348</text:p>
          </table:table-cell>
          <table:table-cell office:value-type="float" office:value="2.15029954910278" calcext:value-type="float">
            <text:p>2,15029954910278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9348" calcext:value-type="float">
            <text:p>29348</text:p>
          </table:table-cell>
          <table:table-cell office:value-type="float" office:value="2.29251027107239" calcext:value-type="float">
            <text:p>2,29251027107239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9348" calcext:value-type="float">
            <text:p>29348</text:p>
          </table:table-cell>
          <table:table-cell table:formula="of:=SUM([.C28];[.G28];[.K28];[.O28];[.S28];[.W28];[.AA28];[.AE28];[.AI28];[.AM28];[.AQ28]) / [.AW2]" office:value-type="float" office:value="2.47251196341081" calcext:value-type="float">
            <text:p>2,47251196341081</text:p>
          </table:table-cell>
          <table:table-cell table:number-columns-repeated="3"/>
          <table:table-cell table:formula="of:=MAX([.C28];[.G28];[.K28];[.O28];[.S28];[.W28];[.AA28];[.AE28];[.AI28];[.AM28];[.AQ28])" office:value-type="float" office:value="2.97966814041138" calcext:value-type="float">
            <text:p>2,97966814041138</text:p>
          </table:table-cell>
          <table:table-cell table:formula="of:=MIN([.C28];[.G28];[.K28];[.O28];[.S28];[.W28];[.AA28];[.AE28];[.AI28];[.AM28];[.AQ28])" office:value-type="float" office:value="2.15029954910278" calcext:value-type="float">
            <text:p>2,150299549102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7</text:p>
          </table:table-cell>
          <table:table-cell office:value-type="float" office:value="14814" calcext:value-type="float">
            <text:p>14814</text:p>
          </table:table-cell>
          <table:table-cell office:value-type="float" office:value="3.06948590278625" calcext:value-type="float">
            <text:p>3,0694859027862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4814" calcext:value-type="float">
            <text:p>14814</text:p>
          </table:table-cell>
          <table:table-cell office:value-type="float" office:value="3.19113874435425" calcext:value-type="float">
            <text:p>3,1911387443542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4814" calcext:value-type="float">
            <text:p>14814</text:p>
          </table:table-cell>
          <table:table-cell office:value-type="float" office:value="3.6719536781311" calcext:value-type="float">
            <text:p>3,671953678131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4814" calcext:value-type="float">
            <text:p>14814</text:p>
          </table:table-cell>
          <table:table-cell office:value-type="float" office:value="3.17282795906067" calcext:value-type="float">
            <text:p>3,17282795906067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4814" calcext:value-type="float">
            <text:p>14814</text:p>
          </table:table-cell>
          <table:table-cell office:value-type="float" office:value="3.23407244682312" calcext:value-type="float">
            <text:p>3,23407244682312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4814" calcext:value-type="float">
            <text:p>14814</text:p>
          </table:table-cell>
          <table:table-cell office:value-type="float" office:value="3.15468573570251" calcext:value-type="float">
            <text:p>3,1546857357025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4814" calcext:value-type="float">
            <text:p>14814</text:p>
          </table:table-cell>
          <table:table-cell office:value-type="float" office:value="3.13959240913391" calcext:value-type="float">
            <text:p>3,1395924091339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4814" calcext:value-type="float">
            <text:p>14814</text:p>
          </table:table-cell>
          <table:table-cell office:value-type="float" office:value="3.07008457183838" calcext:value-type="float">
            <text:p>3,07008457183838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4814" calcext:value-type="float">
            <text:p>14814</text:p>
          </table:table-cell>
          <table:table-cell office:value-type="float" office:value="3.00468444824219" calcext:value-type="float">
            <text:p>3,00468444824219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4814" calcext:value-type="float">
            <text:p>14814</text:p>
          </table:table-cell>
          <table:table-cell office:value-type="float" office:value="3.00093603134155" calcext:value-type="float">
            <text:p>3,0009360313415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4814" calcext:value-type="float">
            <text:p>14814</text:p>
          </table:table-cell>
          <table:table-cell office:value-type="float" office:value="3.02043724060059" calcext:value-type="float">
            <text:p>3,02043724060059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4814" calcext:value-type="float">
            <text:p>14814</text:p>
          </table:table-cell>
          <table:table-cell table:formula="of:=SUM([.C29];[.G29];[.K29];[.O29];[.S29];[.W29];[.AA29];[.AE29];[.AI29];[.AM29];[.AQ29]) / [.AW2]" office:value-type="float" office:value="3.15726356072859" calcext:value-type="float">
            <text:p>3,15726356072859</text:p>
          </table:table-cell>
          <table:table-cell table:number-columns-repeated="3"/>
          <table:table-cell table:formula="of:=MAX([.C29];[.G29];[.K29];[.O29];[.S29];[.W29];[.AA29];[.AE29];[.AI29];[.AM29];[.AQ29])" office:value-type="float" office:value="3.6719536781311" calcext:value-type="float">
            <text:p>3,6719536781311</text:p>
          </table:table-cell>
          <table:table-cell table:formula="of:=MIN([.C29];[.G29];[.K29];[.O29];[.S29];[.W29];[.AA29];[.AE29];[.AI29];[.AM29];[.AQ29])" office:value-type="float" office:value="3.00093603134155" calcext:value-type="float">
            <text:p>3,000936031341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8</text:p>
          </table:table-cell>
          <table:table-cell office:value-type="float" office:value="137" calcext:value-type="float">
            <text:p>137</text:p>
          </table:table-cell>
          <table:table-cell office:value-type="float" office:value="2.78074407577515" calcext:value-type="float">
            <text:p>2,78074407577515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7" calcext:value-type="float">
            <text:p>137</text:p>
          </table:table-cell>
          <table:table-cell office:value-type="float" office:value="2.99023532867432" calcext:value-type="float">
            <text:p>2,99023532867432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7" calcext:value-type="float">
            <text:p>137</text:p>
          </table:table-cell>
          <table:table-cell office:value-type="float" office:value="2.95725989341736" calcext:value-type="float">
            <text:p>2,95725989341736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7" calcext:value-type="float">
            <text:p>137</text:p>
          </table:table-cell>
          <table:table-cell office:value-type="float" office:value="2.89416885375977" calcext:value-type="float">
            <text:p>2,89416885375977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7" calcext:value-type="float">
            <text:p>137</text:p>
          </table:table-cell>
          <table:table-cell office:value-type="float" office:value="3.42821884155273" calcext:value-type="float">
            <text:p>3,42821884155273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7" calcext:value-type="float">
            <text:p>137</text:p>
          </table:table-cell>
          <table:table-cell office:value-type="float" office:value="3.03357601165771" calcext:value-type="float">
            <text:p>3,03357601165771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7" calcext:value-type="float">
            <text:p>137</text:p>
          </table:table-cell>
          <table:table-cell office:value-type="float" office:value="2.94256567955017" calcext:value-type="float">
            <text:p>2,94256567955017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7" calcext:value-type="float">
            <text:p>137</text:p>
          </table:table-cell>
          <table:table-cell office:value-type="float" office:value="2.81094169616699" calcext:value-type="float">
            <text:p>2,81094169616699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7" calcext:value-type="float">
            <text:p>137</text:p>
          </table:table-cell>
          <table:table-cell office:value-type="float" office:value="2.86040067672729" calcext:value-type="float">
            <text:p>2,86040067672729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7" calcext:value-type="float">
            <text:p>137</text:p>
          </table:table-cell>
          <table:table-cell office:value-type="float" office:value="3.34658360481262" calcext:value-type="float">
            <text:p>3,34658360481262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7" calcext:value-type="float">
            <text:p>137</text:p>
          </table:table-cell>
          <table:table-cell office:value-type="float" office:value="2.74567747116089" calcext:value-type="float">
            <text:p>2,74567747116089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37" calcext:value-type="float">
            <text:p>137</text:p>
          </table:table-cell>
          <table:table-cell table:formula="of:=SUM([.C30];[.G30];[.K30];[.O30];[.S30];[.W30];[.AA30];[.AE30];[.AI30];[.AM30];[.AQ30]) / [.AW2]" office:value-type="float" office:value="2.980942921205" calcext:value-type="float">
            <text:p>2,980942921205</text:p>
          </table:table-cell>
          <table:table-cell table:number-columns-repeated="3"/>
          <table:table-cell table:formula="of:=MAX([.C30];[.G30];[.K30];[.O30];[.S30];[.W30];[.AA30];[.AE30];[.AI30];[.AM30];[.AQ30])" office:value-type="float" office:value="3.42821884155273" calcext:value-type="float">
            <text:p>3,42821884155273</text:p>
          </table:table-cell>
          <table:table-cell table:formula="of:=MIN([.C30];[.G30];[.K30];[.O30];[.S30];[.W30];[.AA30];[.AE30];[.AI30];[.AM30];[.AQ30])" office:value-type="float" office:value="2.74567747116089" calcext:value-type="float">
            <text:p>2,745677471160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9</text:p>
          </table:table-cell>
          <table:table-cell office:value-type="float" office:value="177" calcext:value-type="float">
            <text:p>177</text:p>
          </table:table-cell>
          <table:table-cell office:value-type="float" office:value="3.44864225387573" calcext:value-type="float">
            <text:p>3,44864225387573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77" calcext:value-type="float">
            <text:p>177</text:p>
          </table:table-cell>
          <table:table-cell office:value-type="float" office:value="3.53899359703064" calcext:value-type="float">
            <text:p>3,53899359703064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77" calcext:value-type="float">
            <text:p>177</text:p>
          </table:table-cell>
          <table:table-cell office:value-type="float" office:value="3.64199447631836" calcext:value-type="float">
            <text:p>3,64199447631836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77" calcext:value-type="float">
            <text:p>177</text:p>
          </table:table-cell>
          <table:table-cell office:value-type="float" office:value="3.45483613014221" calcext:value-type="float">
            <text:p>3,45483613014221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77" calcext:value-type="float">
            <text:p>177</text:p>
          </table:table-cell>
          <table:table-cell office:value-type="float" office:value="4.44794487953186" calcext:value-type="float">
            <text:p>4,44794487953186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77" calcext:value-type="float">
            <text:p>177</text:p>
          </table:table-cell>
          <table:table-cell office:value-type="float" office:value="3.38350510597229" calcext:value-type="float">
            <text:p>3,3835051059722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77" calcext:value-type="float">
            <text:p>177</text:p>
          </table:table-cell>
          <table:table-cell office:value-type="float" office:value="3.58433651924133" calcext:value-type="float">
            <text:p>3,58433651924133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77" calcext:value-type="float">
            <text:p>177</text:p>
          </table:table-cell>
          <table:table-cell office:value-type="float" office:value="3.47538900375366" calcext:value-type="float">
            <text:p>3,47538900375366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77" calcext:value-type="float">
            <text:p>177</text:p>
          </table:table-cell>
          <table:table-cell office:value-type="float" office:value="3.47789311408997" calcext:value-type="float">
            <text:p>3,4778931140899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77" calcext:value-type="float">
            <text:p>177</text:p>
          </table:table-cell>
          <table:table-cell office:value-type="float" office:value="3.67873549461365" calcext:value-type="float">
            <text:p>3,67873549461365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77" calcext:value-type="float">
            <text:p>177</text:p>
          </table:table-cell>
          <table:table-cell office:value-type="float" office:value="3.43238615989685" calcext:value-type="float">
            <text:p>3,43238615989685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77" calcext:value-type="float">
            <text:p>177</text:p>
          </table:table-cell>
          <table:table-cell table:formula="of:=SUM([.C31];[.G31];[.K31];[.O31];[.S31];[.W31];[.AA31];[.AE31];[.AI31];[.AM31];[.AQ31]) / [.AW2]" office:value-type="float" office:value="3.5967869758606" calcext:value-type="float">
            <text:p>3,5967869758606</text:p>
          </table:table-cell>
          <table:table-cell table:number-columns-repeated="3"/>
          <table:table-cell table:formula="of:=MAX([.C31];[.G31];[.K31];[.O31];[.S31];[.W31];[.AA31];[.AE31];[.AI31];[.AM31];[.AQ31])" office:value-type="float" office:value="4.44794487953186" calcext:value-type="float">
            <text:p>4,44794487953186</text:p>
          </table:table-cell>
          <table:table-cell table:formula="of:=MIN([.C31];[.G31];[.K31];[.O31];[.S31];[.W31];[.AA31];[.AE31];[.AI31];[.AM31];[.AQ31])" office:value-type="float" office:value="3.38350510597229" calcext:value-type="float">
            <text:p>3,383505105972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0</text:p>
          </table:table-cell>
          <table:table-cell office:value-type="float" office:value="600" calcext:value-type="float">
            <text:p>600</text:p>
          </table:table-cell>
          <table:table-cell office:value-type="float" office:value="3.30487275123596" calcext:value-type="float">
            <text:p>3,30487275123596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00" calcext:value-type="float">
            <text:p>600</text:p>
          </table:table-cell>
          <table:table-cell office:value-type="float" office:value="3.22545409202576" calcext:value-type="float">
            <text:p>3,22545409202576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00" calcext:value-type="float">
            <text:p>600</text:p>
          </table:table-cell>
          <table:table-cell office:value-type="float" office:value="3.49252963066101" calcext:value-type="float">
            <text:p>3,49252963066101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00" calcext:value-type="float">
            <text:p>600</text:p>
          </table:table-cell>
          <table:table-cell office:value-type="float" office:value="3.23386645317078" calcext:value-type="float">
            <text:p>3,23386645317078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00" calcext:value-type="float">
            <text:p>600</text:p>
          </table:table-cell>
          <table:table-cell office:value-type="float" office:value="5.82734990119934" calcext:value-type="float">
            <text:p>5,8273499011993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00" calcext:value-type="float">
            <text:p>600</text:p>
          </table:table-cell>
          <table:table-cell office:value-type="float" office:value="3.28624296188354" calcext:value-type="float">
            <text:p>3,2862429618835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00" calcext:value-type="float">
            <text:p>600</text:p>
          </table:table-cell>
          <table:table-cell office:value-type="float" office:value="3.78942966461182" calcext:value-type="float">
            <text:p>3,78942966461182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00" calcext:value-type="float">
            <text:p>600</text:p>
          </table:table-cell>
          <table:table-cell office:value-type="float" office:value="3.26833319664001" calcext:value-type="float">
            <text:p>3,26833319664001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00" calcext:value-type="float">
            <text:p>600</text:p>
          </table:table-cell>
          <table:table-cell office:value-type="float" office:value="3.47024297714233" calcext:value-type="float">
            <text:p>3,47024297714233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00" calcext:value-type="float">
            <text:p>600</text:p>
          </table:table-cell>
          <table:table-cell office:value-type="float" office:value="3.38055396080017" calcext:value-type="float">
            <text:p>3,38055396080017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00" calcext:value-type="float">
            <text:p>600</text:p>
          </table:table-cell>
          <table:table-cell office:value-type="float" office:value="3.45404005050659" calcext:value-type="float">
            <text:p>3,4540400505065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00" calcext:value-type="float">
            <text:p>600</text:p>
          </table:table-cell>
          <table:table-cell table:formula="of:=SUM([.C32];[.G32];[.K32];[.O32];[.S32];[.W32];[.AA32];[.AE32];[.AI32];[.AM32];[.AQ32]) / [.AW2]" office:value-type="float" office:value="3.61208323998885" calcext:value-type="float">
            <text:p>3,61208323998885</text:p>
          </table:table-cell>
          <table:table-cell table:number-columns-repeated="3"/>
          <table:table-cell table:formula="of:=MAX([.C32];[.G32];[.K32];[.O32];[.S32];[.W32];[.AA32];[.AE32];[.AI32];[.AM32];[.AQ32])" office:value-type="float" office:value="5.82734990119934" calcext:value-type="float">
            <text:p>5,82734990119934</text:p>
          </table:table-cell>
          <table:table-cell table:formula="of:=MIN([.C32];[.G32];[.K32];[.O32];[.S32];[.W32];[.AA32];[.AE32];[.AI32];[.AM32];[.AQ32])" office:value-type="float" office:value="3.22545409202576" calcext:value-type="float">
            <text:p>3,225454092025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1</text:p>
          </table:table-cell>
          <table:table-cell office:value-type="float" office:value="83" calcext:value-type="float">
            <text:p>83</text:p>
          </table:table-cell>
          <table:table-cell office:value-type="float" office:value="2.14398002624512" calcext:value-type="float">
            <text:p>2,14398002624512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83" calcext:value-type="float">
            <text:p>83</text:p>
          </table:table-cell>
          <table:table-cell office:value-type="float" office:value="2.47073984146118" calcext:value-type="float">
            <text:p>2,47073984146118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83" calcext:value-type="float">
            <text:p>83</text:p>
          </table:table-cell>
          <table:table-cell office:value-type="float" office:value="2.61764335632324" calcext:value-type="float">
            <text:p>2,61764335632324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83" calcext:value-type="float">
            <text:p>83</text:p>
          </table:table-cell>
          <table:table-cell office:value-type="float" office:value="2.82545471191406" calcext:value-type="float">
            <text:p>2,82545471191406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83" calcext:value-type="float">
            <text:p>83</text:p>
          </table:table-cell>
          <table:table-cell office:value-type="float" office:value="2.59366083145142" calcext:value-type="float">
            <text:p>2,59366083145142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83" calcext:value-type="float">
            <text:p>83</text:p>
          </table:table-cell>
          <table:table-cell office:value-type="float" office:value="2.10609436035156" calcext:value-type="float">
            <text:p>2,10609436035156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83" calcext:value-type="float">
            <text:p>83</text:p>
          </table:table-cell>
          <table:table-cell office:value-type="float" office:value="3.08972573280334" calcext:value-type="float">
            <text:p>3,08972573280334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83" calcext:value-type="float">
            <text:p>83</text:p>
          </table:table-cell>
          <table:table-cell office:value-type="float" office:value="2.12356305122375" calcext:value-type="float">
            <text:p>2,12356305122375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83" calcext:value-type="float">
            <text:p>83</text:p>
          </table:table-cell>
          <table:table-cell office:value-type="float" office:value="2.17744493484497" calcext:value-type="float">
            <text:p>2,17744493484497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83" calcext:value-type="float">
            <text:p>83</text:p>
          </table:table-cell>
          <table:table-cell office:value-type="float" office:value="2.20824694633484" calcext:value-type="float">
            <text:p>2,20824694633484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83" calcext:value-type="float">
            <text:p>83</text:p>
          </table:table-cell>
          <table:table-cell office:value-type="float" office:value="2.13139748573303" calcext:value-type="float">
            <text:p>2,13139748573303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83" calcext:value-type="float">
            <text:p>83</text:p>
          </table:table-cell>
          <table:table-cell table:formula="of:=SUM([.C33];[.G33];[.K33];[.O33];[.S33];[.W33];[.AA33];[.AE33];[.AI33];[.AM33];[.AQ33]) / [.AW2]" office:value-type="float" office:value="2.40799557078968" calcext:value-type="float">
            <text:p>2,40799557078968</text:p>
          </table:table-cell>
          <table:table-cell table:number-columns-repeated="3"/>
          <table:table-cell table:formula="of:=MAX([.C33];[.G33];[.K33];[.O33];[.S33];[.W33];[.AA33];[.AE33];[.AI33];[.AM33];[.AQ33])" office:value-type="float" office:value="3.08972573280334" calcext:value-type="float">
            <text:p>3,08972573280334</text:p>
          </table:table-cell>
          <table:table-cell table:formula="of:=MIN([.C33];[.G33];[.K33];[.O33];[.S33];[.W33];[.AA33];[.AE33];[.AI33];[.AM33];[.AQ33])" office:value-type="float" office:value="2.10609436035156" calcext:value-type="float">
            <text:p>2,10609436035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2</text:p>
          </table:table-cell>
          <table:table-cell office:value-type="float" office:value="21" calcext:value-type="float">
            <text:p>21</text:p>
          </table:table-cell>
          <table:table-cell office:value-type="float" office:value="2.18267679214478" calcext:value-type="float">
            <text:p>2,18267679214478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21" calcext:value-type="float">
            <text:p>21</text:p>
          </table:table-cell>
          <table:table-cell office:value-type="float" office:value="2.15536451339722" calcext:value-type="float">
            <text:p>2,15536451339722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21" calcext:value-type="float">
            <text:p>21</text:p>
          </table:table-cell>
          <table:table-cell office:value-type="float" office:value="2.27357029914856" calcext:value-type="float">
            <text:p>2,27357029914856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21" calcext:value-type="float">
            <text:p>21</text:p>
          </table:table-cell>
          <table:table-cell office:value-type="float" office:value="2.27717995643616" calcext:value-type="float">
            <text:p>2,27717995643616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21" calcext:value-type="float">
            <text:p>21</text:p>
          </table:table-cell>
          <table:table-cell office:value-type="float" office:value="2.25319004058838" calcext:value-type="float">
            <text:p>2,25319004058838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21" calcext:value-type="float">
            <text:p>21</text:p>
          </table:table-cell>
          <table:table-cell office:value-type="float" office:value="2.15333032608032" calcext:value-type="float">
            <text:p>2,15333032608032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21" calcext:value-type="float">
            <text:p>21</text:p>
          </table:table-cell>
          <table:table-cell office:value-type="float" office:value="2.26999115943909" calcext:value-type="float">
            <text:p>2,26999115943909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21" calcext:value-type="float">
            <text:p>21</text:p>
          </table:table-cell>
          <table:table-cell office:value-type="float" office:value="2.29735445976257" calcext:value-type="float">
            <text:p>2,29735445976257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21" calcext:value-type="float">
            <text:p>21</text:p>
          </table:table-cell>
          <table:table-cell office:value-type="float" office:value="2.44287252426147" calcext:value-type="float">
            <text:p>2,44287252426147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21" calcext:value-type="float">
            <text:p>21</text:p>
          </table:table-cell>
          <table:table-cell office:value-type="float" office:value="2.2528350353241" calcext:value-type="float">
            <text:p>2,2528350353241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21" calcext:value-type="float">
            <text:p>21</text:p>
          </table:table-cell>
          <table:table-cell office:value-type="float" office:value="2.1586709022522" calcext:value-type="float">
            <text:p>2,1586709022522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21" calcext:value-type="float">
            <text:p>21</text:p>
          </table:table-cell>
          <table:table-cell table:formula="of:=SUM([.C34];[.G34];[.K34];[.O34];[.S34];[.W34];[.AA34];[.AE34];[.AI34];[.AM34];[.AQ34]) / [.AW2]" office:value-type="float" office:value="2.24700327353044" calcext:value-type="float">
            <text:p>2,24700327353044</text:p>
          </table:table-cell>
          <table:table-cell table:number-columns-repeated="3"/>
          <table:table-cell table:formula="of:=MAX([.C34];[.G34];[.K34];[.O34];[.S34];[.W34];[.AA34];[.AE34];[.AI34];[.AM34];[.AQ34])" office:value-type="float" office:value="2.44287252426147" calcext:value-type="float">
            <text:p>2,44287252426147</text:p>
          </table:table-cell>
          <table:table-cell table:formula="of:=MIN([.C34];[.G34];[.K34];[.O34];[.S34];[.W34];[.AA34];[.AE34];[.AI34];[.AM34];[.AQ34])" office:value-type="float" office:value="2.15333032608032" calcext:value-type="float">
            <text:p>2,153330326080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3</text:p>
          </table:table-cell>
          <table:table-cell office:value-type="float" office:value="242" calcext:value-type="float">
            <text:p>242</text:p>
          </table:table-cell>
          <table:table-cell office:value-type="float" office:value="3.5299243927002" calcext:value-type="float">
            <text:p>3,5299243927002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242" calcext:value-type="float">
            <text:p>242</text:p>
          </table:table-cell>
          <table:table-cell office:value-type="float" office:value="3.38259553909302" calcext:value-type="float">
            <text:p>3,38259553909302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242" calcext:value-type="float">
            <text:p>242</text:p>
          </table:table-cell>
          <table:table-cell office:value-type="float" office:value="3.50630855560303" calcext:value-type="float">
            <text:p>3,50630855560303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242" calcext:value-type="float">
            <text:p>242</text:p>
          </table:table-cell>
          <table:table-cell office:value-type="float" office:value="3.53023815155029" calcext:value-type="float">
            <text:p>3,53023815155029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242" calcext:value-type="float">
            <text:p>242</text:p>
          </table:table-cell>
          <table:table-cell office:value-type="float" office:value="4.45056009292603" calcext:value-type="float">
            <text:p>4,45056009292603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242" calcext:value-type="float">
            <text:p>242</text:p>
          </table:table-cell>
          <table:table-cell office:value-type="float" office:value="3.5240626335144" calcext:value-type="float">
            <text:p>3,5240626335144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242" calcext:value-type="float">
            <text:p>242</text:p>
          </table:table-cell>
          <table:table-cell office:value-type="float" office:value="3.542649269104" calcext:value-type="float">
            <text:p>3,542649269104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242" calcext:value-type="float">
            <text:p>242</text:p>
          </table:table-cell>
          <table:table-cell office:value-type="float" office:value="4.55359363555908" calcext:value-type="float">
            <text:p>4,55359363555908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242" calcext:value-type="float">
            <text:p>242</text:p>
          </table:table-cell>
          <table:table-cell office:value-type="float" office:value="3.50530648231506" calcext:value-type="float">
            <text:p>3,50530648231506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242" calcext:value-type="float">
            <text:p>242</text:p>
          </table:table-cell>
          <table:table-cell office:value-type="float" office:value="4.34341621398926" calcext:value-type="float">
            <text:p>4,34341621398926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242" calcext:value-type="float">
            <text:p>242</text:p>
          </table:table-cell>
          <table:table-cell office:value-type="float" office:value="3.54957890510559" calcext:value-type="float">
            <text:p>3,54957890510559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242" calcext:value-type="float">
            <text:p>242</text:p>
          </table:table-cell>
          <table:table-cell table:formula="of:=SUM([.C35];[.G35];[.K35];[.O35];[.S35];[.W35];[.AA35];[.AE35];[.AI35];[.AM35];[.AQ35]) / [.AW2]" office:value-type="float" office:value="3.76529398831454" calcext:value-type="float">
            <text:p>3,76529398831454</text:p>
          </table:table-cell>
          <table:table-cell table:number-columns-repeated="3"/>
          <table:table-cell table:formula="of:=MAX([.C35];[.G35];[.K35];[.O35];[.S35];[.W35];[.AA35];[.AE35];[.AI35];[.AM35];[.AQ35])" office:value-type="float" office:value="4.55359363555908" calcext:value-type="float">
            <text:p>4,55359363555908</text:p>
          </table:table-cell>
          <table:table-cell table:formula="of:=MIN([.C35];[.G35];[.K35];[.O35];[.S35];[.W35];[.AA35];[.AE35];[.AI35];[.AM35];[.AQ35])" office:value-type="float" office:value="3.38259553909302" calcext:value-type="float">
            <text:p>3,382595539093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4</text:p>
          </table:table-cell>
          <table:table-cell office:value-type="float" office:value="1148" calcext:value-type="float">
            <text:p>1148</text:p>
          </table:table-cell>
          <table:table-cell office:value-type="float" office:value="3.805508852005" calcext:value-type="float">
            <text:p>3,805508852005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148" calcext:value-type="float">
            <text:p>1148</text:p>
          </table:table-cell>
          <table:table-cell office:value-type="float" office:value="3.71005392074585" calcext:value-type="float">
            <text:p>3,71005392074585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148" calcext:value-type="float">
            <text:p>1148</text:p>
          </table:table-cell>
          <table:table-cell office:value-type="float" office:value="3.96184086799622" calcext:value-type="float">
            <text:p>3,96184086799622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148" calcext:value-type="float">
            <text:p>1148</text:p>
          </table:table-cell>
          <table:table-cell office:value-type="float" office:value="3.70486688613892" calcext:value-type="float">
            <text:p>3,70486688613892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148" calcext:value-type="float">
            <text:p>1148</text:p>
          </table:table-cell>
          <table:table-cell office:value-type="float" office:value="3.92579007148743" calcext:value-type="float">
            <text:p>3,92579007148743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148" calcext:value-type="float">
            <text:p>1148</text:p>
          </table:table-cell>
          <table:table-cell office:value-type="float" office:value="3.74822187423706" calcext:value-type="float">
            <text:p>3,74822187423706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148" calcext:value-type="float">
            <text:p>1148</text:p>
          </table:table-cell>
          <table:table-cell office:value-type="float" office:value="3.8572952747345" calcext:value-type="float">
            <text:p>3,8572952747345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148" calcext:value-type="float">
            <text:p>1148</text:p>
          </table:table-cell>
          <table:table-cell office:value-type="float" office:value="5.08433938026428" calcext:value-type="float">
            <text:p>5,08433938026428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148" calcext:value-type="float">
            <text:p>1148</text:p>
          </table:table-cell>
          <table:table-cell office:value-type="float" office:value="3.92060828208923" calcext:value-type="float">
            <text:p>3,92060828208923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148" calcext:value-type="float">
            <text:p>1148</text:p>
          </table:table-cell>
          <table:table-cell office:value-type="float" office:value="4.31958103179932" calcext:value-type="float">
            <text:p>4,31958103179932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148" calcext:value-type="float">
            <text:p>1148</text:p>
          </table:table-cell>
          <table:table-cell office:value-type="float" office:value="3.75538325309753" calcext:value-type="float">
            <text:p>3,75538325309753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148" calcext:value-type="float">
            <text:p>1148</text:p>
          </table:table-cell>
          <table:table-cell table:formula="of:=SUM([.C36];[.G36];[.K36];[.O36];[.S36];[.W36];[.AA36];[.AE36];[.AI36];[.AM36];[.AQ36]) / [.AW2]" office:value-type="float" office:value="3.9812263358723" calcext:value-type="float">
            <text:p>3,9812263358723</text:p>
          </table:table-cell>
          <table:table-cell table:number-columns-repeated="3"/>
          <table:table-cell table:formula="of:=MAX([.C36];[.G36];[.K36];[.O36];[.S36];[.W36];[.AA36];[.AE36];[.AI36];[.AM36];[.AQ36])" office:value-type="float" office:value="5.08433938026428" calcext:value-type="float">
            <text:p>5,08433938026428</text:p>
          </table:table-cell>
          <table:table-cell table:formula="of:=MIN([.C36];[.G36];[.K36];[.O36];[.S36];[.W36];[.AA36];[.AE36];[.AI36];[.AM36];[.AQ36])" office:value-type="float" office:value="3.70486688613892" calcext:value-type="float">
            <text:p>3,70486688613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5</text:p>
          </table:table-cell>
          <table:table-cell office:value-type="float" office:value="243" calcext:value-type="float">
            <text:p>243</text:p>
          </table:table-cell>
          <table:table-cell office:value-type="float" office:value="2.35640406608582" calcext:value-type="float">
            <text:p>2,35640406608582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243" calcext:value-type="float">
            <text:p>243</text:p>
          </table:table-cell>
          <table:table-cell office:value-type="float" office:value="2.45260119438171" calcext:value-type="float">
            <text:p>2,45260119438171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243" calcext:value-type="float">
            <text:p>243</text:p>
          </table:table-cell>
          <table:table-cell office:value-type="float" office:value="2.52653884887695" calcext:value-type="float">
            <text:p>2,52653884887695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243" calcext:value-type="float">
            <text:p>243</text:p>
          </table:table-cell>
          <table:table-cell office:value-type="float" office:value="2.47866368293762" calcext:value-type="float">
            <text:p>2,47866368293762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243" calcext:value-type="float">
            <text:p>243</text:p>
          </table:table-cell>
          <table:table-cell office:value-type="float" office:value="2.70796275138855" calcext:value-type="float">
            <text:p>2,70796275138855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243" calcext:value-type="float">
            <text:p>243</text:p>
          </table:table-cell>
          <table:table-cell office:value-type="float" office:value="2.43970990180969" calcext:value-type="float">
            <text:p>2,43970990180969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243" calcext:value-type="float">
            <text:p>243</text:p>
          </table:table-cell>
          <table:table-cell office:value-type="float" office:value="2.44746613502502" calcext:value-type="float">
            <text:p>2,44746613502502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243" calcext:value-type="float">
            <text:p>243</text:p>
          </table:table-cell>
          <table:table-cell office:value-type="float" office:value="2.74554371833801" calcext:value-type="float">
            <text:p>2,74554371833801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243" calcext:value-type="float">
            <text:p>243</text:p>
          </table:table-cell>
          <table:table-cell office:value-type="float" office:value="2.66493964195251" calcext:value-type="float">
            <text:p>2,66493964195251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243" calcext:value-type="float">
            <text:p>243</text:p>
          </table:table-cell>
          <table:table-cell office:value-type="float" office:value="2.51875329017639" calcext:value-type="float">
            <text:p>2,51875329017639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243" calcext:value-type="float">
            <text:p>243</text:p>
          </table:table-cell>
          <table:table-cell office:value-type="float" office:value="2.38208079338074" calcext:value-type="float">
            <text:p>2,38208079338074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243" calcext:value-type="float">
            <text:p>243</text:p>
          </table:table-cell>
          <table:table-cell table:formula="of:=SUM([.C37];[.G37];[.K37];[.O37];[.S37];[.W37];[.AA37];[.AE37];[.AI37];[.AM37];[.AQ37]) / [.AW2]" office:value-type="float" office:value="2.52006036585027" calcext:value-type="float">
            <text:p>2,52006036585027</text:p>
          </table:table-cell>
          <table:table-cell table:number-columns-repeated="3"/>
          <table:table-cell table:formula="of:=MAX([.C37];[.G37];[.K37];[.O37];[.S37];[.W37];[.AA37];[.AE37];[.AI37];[.AM37];[.AQ37])" office:value-type="float" office:value="2.74554371833801" calcext:value-type="float">
            <text:p>2,74554371833801</text:p>
          </table:table-cell>
          <table:table-cell table:formula="of:=MIN([.C37];[.G37];[.K37];[.O37];[.S37];[.W37];[.AA37];[.AE37];[.AI37];[.AM37];[.AQ37])" office:value-type="float" office:value="2.35640406608582" calcext:value-type="float">
            <text:p>2,356404066085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6</text:p>
          </table:table-cell>
          <table:table-cell office:value-type="float" office:value="72" calcext:value-type="float">
            <text:p>72</text:p>
          </table:table-cell>
          <table:table-cell office:value-type="float" office:value="3.67653894424438" calcext:value-type="float">
            <text:p>3,67653894424438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72" calcext:value-type="float">
            <text:p>72</text:p>
          </table:table-cell>
          <table:table-cell office:value-type="float" office:value="3.60980010032654" calcext:value-type="float">
            <text:p>3,60980010032654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72" calcext:value-type="float">
            <text:p>72</text:p>
          </table:table-cell>
          <table:table-cell office:value-type="float" office:value="3.66849327087402" calcext:value-type="float">
            <text:p>3,66849327087402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72" calcext:value-type="float">
            <text:p>72</text:p>
          </table:table-cell>
          <table:table-cell office:value-type="float" office:value="3.78351092338562" calcext:value-type="float">
            <text:p>3,78351092338562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72" calcext:value-type="float">
            <text:p>72</text:p>
          </table:table-cell>
          <table:table-cell office:value-type="float" office:value="3.72229146957397" calcext:value-type="float">
            <text:p>3,72229146957397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72" calcext:value-type="float">
            <text:p>72</text:p>
          </table:table-cell>
          <table:table-cell office:value-type="float" office:value="3.75960946083069" calcext:value-type="float">
            <text:p>3,75960946083069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72" calcext:value-type="float">
            <text:p>72</text:p>
          </table:table-cell>
          <table:table-cell office:value-type="float" office:value="3.67563819885254" calcext:value-type="float">
            <text:p>3,67563819885254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72" calcext:value-type="float">
            <text:p>72</text:p>
          </table:table-cell>
          <table:table-cell office:value-type="float" office:value="4.12443494796753" calcext:value-type="float">
            <text:p>4,12443494796753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72" calcext:value-type="float">
            <text:p>72</text:p>
          </table:table-cell>
          <table:table-cell office:value-type="float" office:value="3.7827296257019" calcext:value-type="float">
            <text:p>3,7827296257019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72" calcext:value-type="float">
            <text:p>72</text:p>
          </table:table-cell>
          <table:table-cell office:value-type="float" office:value="3.85218596458435" calcext:value-type="float">
            <text:p>3,85218596458435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72" calcext:value-type="float">
            <text:p>72</text:p>
          </table:table-cell>
          <table:table-cell office:value-type="float" office:value="3.54404163360596" calcext:value-type="float">
            <text:p>3,54404163360596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72" calcext:value-type="float">
            <text:p>72</text:p>
          </table:table-cell>
          <table:table-cell table:formula="of:=SUM([.C38];[.G38];[.K38];[.O38];[.S38];[.W38];[.AA38];[.AE38];[.AI38];[.AM38];[.AQ38]) / [.AW2]" office:value-type="float" office:value="3.74538859454068" calcext:value-type="float">
            <text:p>3,74538859454068</text:p>
          </table:table-cell>
          <table:table-cell table:number-columns-repeated="3"/>
          <table:table-cell table:formula="of:=MAX([.C38];[.G38];[.K38];[.O38];[.S38];[.W38];[.AA38];[.AE38];[.AI38];[.AM38];[.AQ38])" office:value-type="float" office:value="4.12443494796753" calcext:value-type="float">
            <text:p>4,12443494796753</text:p>
          </table:table-cell>
          <table:table-cell table:formula="of:=MIN([.C38];[.G38];[.K38];[.O38];[.S38];[.W38];[.AA38];[.AE38];[.AI38];[.AM38];[.AQ38])" office:value-type="float" office:value="3.54404163360596" calcext:value-type="float">
            <text:p>3,544041633605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7</text:p>
          </table:table-cell>
          <table:table-cell office:value-type="float" office:value="823" calcext:value-type="float">
            <text:p>823</text:p>
          </table:table-cell>
          <table:table-cell office:value-type="float" office:value="3.24739837646484" calcext:value-type="float">
            <text:p>3,24739837646484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823" calcext:value-type="float">
            <text:p>823</text:p>
          </table:table-cell>
          <table:table-cell office:value-type="float" office:value="3.21036553382874" calcext:value-type="float">
            <text:p>3,21036553382874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823" calcext:value-type="float">
            <text:p>823</text:p>
          </table:table-cell>
          <table:table-cell office:value-type="float" office:value="3.83503913879395" calcext:value-type="float">
            <text:p>3,83503913879395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823" calcext:value-type="float">
            <text:p>823</text:p>
          </table:table-cell>
          <table:table-cell office:value-type="float" office:value="3.16108274459839" calcext:value-type="float">
            <text:p>3,16108274459839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823" calcext:value-type="float">
            <text:p>823</text:p>
          </table:table-cell>
          <table:table-cell office:value-type="float" office:value="3.07389497756958" calcext:value-type="float">
            <text:p>3,07389497756958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823" calcext:value-type="float">
            <text:p>823</text:p>
          </table:table-cell>
          <table:table-cell office:value-type="float" office:value="3.18425965309143" calcext:value-type="float">
            <text:p>3,18425965309143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823" calcext:value-type="float">
            <text:p>823</text:p>
          </table:table-cell>
          <table:table-cell office:value-type="float" office:value="3.27106285095215" calcext:value-type="float">
            <text:p>3,27106285095215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823" calcext:value-type="float">
            <text:p>823</text:p>
          </table:table-cell>
          <table:table-cell office:value-type="float" office:value="3.49786472320557" calcext:value-type="float">
            <text:p>3,49786472320557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823" calcext:value-type="float">
            <text:p>823</text:p>
          </table:table-cell>
          <table:table-cell office:value-type="float" office:value="3.13169360160828" calcext:value-type="float">
            <text:p>3,13169360160828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823" calcext:value-type="float">
            <text:p>823</text:p>
          </table:table-cell>
          <table:table-cell office:value-type="float" office:value="3.63800597190857" calcext:value-type="float">
            <text:p>3,63800597190857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823" calcext:value-type="float">
            <text:p>823</text:p>
          </table:table-cell>
          <table:table-cell office:value-type="float" office:value="3.37920546531677" calcext:value-type="float">
            <text:p>3,37920546531677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823" calcext:value-type="float">
            <text:p>823</text:p>
          </table:table-cell>
          <table:table-cell table:formula="of:=SUM([.C39];[.G39];[.K39];[.O39];[.S39];[.W39];[.AA39];[.AE39];[.AI39];[.AM39];[.AQ39]) / [.AW2]" office:value-type="float" office:value="3.32998845793984" calcext:value-type="float">
            <text:p>3,32998845793984</text:p>
          </table:table-cell>
          <table:table-cell table:number-columns-repeated="3"/>
          <table:table-cell table:formula="of:=MAX([.C39];[.G39];[.K39];[.O39];[.S39];[.W39];[.AA39];[.AE39];[.AI39];[.AM39];[.AQ39])" office:value-type="float" office:value="3.83503913879395" calcext:value-type="float">
            <text:p>3,83503913879395</text:p>
          </table:table-cell>
          <table:table-cell table:formula="of:=MIN([.C39];[.G39];[.K39];[.O39];[.S39];[.W39];[.AA39];[.AE39];[.AI39];[.AM39];[.AQ39])" office:value-type="float" office:value="3.07389497756958" calcext:value-type="float">
            <text:p>3,073894977569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8</text:p>
          </table:table-cell>
          <table:table-cell office:value-type="float" office:value="441" calcext:value-type="float">
            <text:p>441</text:p>
          </table:table-cell>
          <table:table-cell office:value-type="float" office:value="2.23930430412292" calcext:value-type="float">
            <text:p>2,23930430412292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441" calcext:value-type="float">
            <text:p>441</text:p>
          </table:table-cell>
          <table:table-cell office:value-type="float" office:value="2.37553024291992" calcext:value-type="float">
            <text:p>2,37553024291992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441" calcext:value-type="float">
            <text:p>441</text:p>
          </table:table-cell>
          <table:table-cell office:value-type="float" office:value="2.44776582717895" calcext:value-type="float">
            <text:p>2,44776582717895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441" calcext:value-type="float">
            <text:p>441</text:p>
          </table:table-cell>
          <table:table-cell office:value-type="float" office:value="2.40346240997314" calcext:value-type="float">
            <text:p>2,40346240997314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441" calcext:value-type="float">
            <text:p>441</text:p>
          </table:table-cell>
          <table:table-cell office:value-type="float" office:value="2.20792055130005" calcext:value-type="float">
            <text:p>2,20792055130005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441" calcext:value-type="float">
            <text:p>441</text:p>
          </table:table-cell>
          <table:table-cell office:value-type="float" office:value="2.95374250411987" calcext:value-type="float">
            <text:p>2,95374250411987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441" calcext:value-type="float">
            <text:p>441</text:p>
          </table:table-cell>
          <table:table-cell office:value-type="float" office:value="2.36206293106079" calcext:value-type="float">
            <text:p>2,36206293106079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441" calcext:value-type="float">
            <text:p>441</text:p>
          </table:table-cell>
          <table:table-cell office:value-type="float" office:value="2.52767133712769" calcext:value-type="float">
            <text:p>2,52767133712769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441" calcext:value-type="float">
            <text:p>441</text:p>
          </table:table-cell>
          <table:table-cell office:value-type="float" office:value="2.3422257900238" calcext:value-type="float">
            <text:p>2,3422257900238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441" calcext:value-type="float">
            <text:p>441</text:p>
          </table:table-cell>
          <table:table-cell office:value-type="float" office:value="2.53611636161804" calcext:value-type="float">
            <text:p>2,53611636161804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441" calcext:value-type="float">
            <text:p>441</text:p>
          </table:table-cell>
          <table:table-cell office:value-type="float" office:value="2.54828691482544" calcext:value-type="float">
            <text:p>2,54828691482544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441" calcext:value-type="float">
            <text:p>441</text:p>
          </table:table-cell>
          <table:table-cell table:formula="of:=SUM([.C40];[.G40];[.K40];[.O40];[.S40];[.W40];[.AA40];[.AE40];[.AI40];[.AM40];[.AQ40]) / [.AW2]" office:value-type="float" office:value="2.44946265220642" calcext:value-type="float">
            <text:p>2,44946265220642</text:p>
          </table:table-cell>
          <table:table-cell table:number-columns-repeated="3"/>
          <table:table-cell table:formula="of:=MAX([.C40];[.G40];[.K40];[.O40];[.S40];[.W40];[.AA40];[.AE40];[.AI40];[.AM40];[.AQ40])" office:value-type="float" office:value="2.95374250411987" calcext:value-type="float">
            <text:p>2,95374250411987</text:p>
          </table:table-cell>
          <table:table-cell table:formula="of:=MIN([.C40];[.G40];[.K40];[.O40];[.S40];[.W40];[.AA40];[.AE40];[.AI40];[.AM40];[.AQ40])" office:value-type="float" office:value="2.20792055130005" calcext:value-type="float">
            <text:p>2,20792055130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9</text:p>
          </table:table-cell>
          <table:table-cell office:value-type="float" office:value="808" calcext:value-type="float">
            <text:p>808</text:p>
          </table:table-cell>
          <table:table-cell office:value-type="float" office:value="5.08632946014404" calcext:value-type="float">
            <text:p>5,08632946014404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808" calcext:value-type="float">
            <text:p>808</text:p>
          </table:table-cell>
          <table:table-cell office:value-type="float" office:value="4.61164999008179" calcext:value-type="float">
            <text:p>4,61164999008179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808" calcext:value-type="float">
            <text:p>808</text:p>
          </table:table-cell>
          <table:table-cell office:value-type="float" office:value="4.45578265190125" calcext:value-type="float">
            <text:p>4,45578265190125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808" calcext:value-type="float">
            <text:p>808</text:p>
          </table:table-cell>
          <table:table-cell office:value-type="float" office:value="4.58643627166748" calcext:value-type="float">
            <text:p>4,58643627166748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808" calcext:value-type="float">
            <text:p>808</text:p>
          </table:table-cell>
          <table:table-cell office:value-type="float" office:value="4.47082424163818" calcext:value-type="float">
            <text:p>4,47082424163818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808" calcext:value-type="float">
            <text:p>808</text:p>
          </table:table-cell>
          <table:table-cell office:value-type="float" office:value="4.47434663772583" calcext:value-type="float">
            <text:p>4,47434663772583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808" calcext:value-type="float">
            <text:p>808</text:p>
          </table:table-cell>
          <table:table-cell office:value-type="float" office:value="4.6709086894989" calcext:value-type="float">
            <text:p>4,6709086894989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808" calcext:value-type="float">
            <text:p>808</text:p>
          </table:table-cell>
          <table:table-cell office:value-type="float" office:value="4.52642107009888" calcext:value-type="float">
            <text:p>4,52642107009888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808" calcext:value-type="float">
            <text:p>808</text:p>
          </table:table-cell>
          <table:table-cell office:value-type="float" office:value="4.94651007652283" calcext:value-type="float">
            <text:p>4,94651007652283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808" calcext:value-type="float">
            <text:p>808</text:p>
          </table:table-cell>
          <table:table-cell office:value-type="float" office:value="4.90648794174194" calcext:value-type="float">
            <text:p>4,90648794174194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808" calcext:value-type="float">
            <text:p>808</text:p>
          </table:table-cell>
          <table:table-cell office:value-type="float" office:value="5.25970005989075" calcext:value-type="float">
            <text:p>5,25970005989075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808" calcext:value-type="float">
            <text:p>808</text:p>
          </table:table-cell>
          <table:table-cell table:formula="of:=SUM([.C41];[.G41];[.K41];[.O41];[.S41];[.W41];[.AA41];[.AE41];[.AI41];[.AM41];[.AQ41]) / [.AW2]" office:value-type="float" office:value="4.72685428099199" calcext:value-type="float">
            <text:p>4,72685428099199</text:p>
          </table:table-cell>
          <table:table-cell table:number-columns-repeated="3"/>
          <table:table-cell table:formula="of:=MAX([.C41];[.G41];[.K41];[.O41];[.S41];[.W41];[.AA41];[.AE41];[.AI41];[.AM41];[.AQ41])" office:value-type="float" office:value="5.25970005989075" calcext:value-type="float">
            <text:p>5,25970005989075</text:p>
          </table:table-cell>
          <table:table-cell table:formula="of:=MIN([.C41];[.G41];[.K41];[.O41];[.S41];[.W41];[.AA41];[.AE41];[.AI41];[.AM41];[.AQ41])" office:value-type="float" office:value="4.45578265190125" calcext:value-type="float">
            <text:p>4,45578265190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0</text:p>
          </table:table-cell>
          <table:table-cell office:value-type="float" office:value="5250" calcext:value-type="float">
            <text:p>5250</text:p>
          </table:table-cell>
          <table:table-cell office:value-type="float" office:value="4.39921712875366" calcext:value-type="float">
            <text:p>4,39921712875366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5250" calcext:value-type="float">
            <text:p>5250</text:p>
          </table:table-cell>
          <table:table-cell office:value-type="float" office:value="4.09285593032837" calcext:value-type="float">
            <text:p>4,09285593032837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5250" calcext:value-type="float">
            <text:p>5250</text:p>
          </table:table-cell>
          <table:table-cell office:value-type="float" office:value="4.35521674156189" calcext:value-type="float">
            <text:p>4,35521674156189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5250" calcext:value-type="float">
            <text:p>5250</text:p>
          </table:table-cell>
          <table:table-cell office:value-type="float" office:value="4.3734724521637" calcext:value-type="float">
            <text:p>4,3734724521637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5250" calcext:value-type="float">
            <text:p>5250</text:p>
          </table:table-cell>
          <table:table-cell office:value-type="float" office:value="4.27261304855347" calcext:value-type="float">
            <text:p>4,27261304855347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5250" calcext:value-type="float">
            <text:p>5250</text:p>
          </table:table-cell>
          <table:table-cell office:value-type="float" office:value="4.4914882183075" calcext:value-type="float">
            <text:p>4,4914882183075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5250" calcext:value-type="float">
            <text:p>5250</text:p>
          </table:table-cell>
          <table:table-cell office:value-type="float" office:value="4.59859681129456" calcext:value-type="float">
            <text:p>4,59859681129456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5250" calcext:value-type="float">
            <text:p>5250</text:p>
          </table:table-cell>
          <table:table-cell office:value-type="float" office:value="4.40793466567993" calcext:value-type="float">
            <text:p>4,40793466567993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5250" calcext:value-type="float">
            <text:p>5250</text:p>
          </table:table-cell>
          <table:table-cell office:value-type="float" office:value="4.29430055618286" calcext:value-type="float">
            <text:p>4,29430055618286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5250" calcext:value-type="float">
            <text:p>5250</text:p>
          </table:table-cell>
          <table:table-cell office:value-type="float" office:value="4.68049454689026" calcext:value-type="float">
            <text:p>4,68049454689026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5250" calcext:value-type="float">
            <text:p>5250</text:p>
          </table:table-cell>
          <table:table-cell office:value-type="float" office:value="4.78059196472168" calcext:value-type="float">
            <text:p>4,78059196472168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5250" calcext:value-type="float">
            <text:p>5250</text:p>
          </table:table-cell>
          <table:table-cell table:formula="of:=SUM([.C42];[.G42];[.K42];[.O42];[.S42];[.W42];[.AA42];[.AE42];[.AI42];[.AM42];[.AQ42]) / [.AW2]" office:value-type="float" office:value="4.43152564222163" calcext:value-type="float">
            <text:p>4,43152564222163</text:p>
          </table:table-cell>
          <table:table-cell table:number-columns-repeated="3"/>
          <table:table-cell table:formula="of:=MAX([.C42];[.G42];[.K42];[.O42];[.S42];[.W42];[.AA42];[.AE42];[.AI42];[.AM42];[.AQ42])" office:value-type="float" office:value="4.78059196472168" calcext:value-type="float">
            <text:p>4,78059196472168</text:p>
          </table:table-cell>
          <table:table-cell table:formula="of:=MIN([.C42];[.G42];[.K42];[.O42];[.S42];[.W42];[.AA42];[.AE42];[.AI42];[.AM42];[.AQ42])" office:value-type="float" office:value="4.09285593032837" calcext:value-type="float">
            <text:p>4,09285593032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1</text:p>
          </table:table-cell>
          <table:table-cell office:value-type="float" office:value="70" calcext:value-type="float">
            <text:p>70</text:p>
          </table:table-cell>
          <table:table-cell office:value-type="float" office:value="3.82477903366089" calcext:value-type="float">
            <text:p>3,82477903366089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70" calcext:value-type="float">
            <text:p>70</text:p>
          </table:table-cell>
          <table:table-cell office:value-type="float" office:value="3.65047359466553" calcext:value-type="float">
            <text:p>3,65047359466553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70" calcext:value-type="float">
            <text:p>70</text:p>
          </table:table-cell>
          <table:table-cell office:value-type="float" office:value="3.75216722488403" calcext:value-type="float">
            <text:p>3,75216722488403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70" calcext:value-type="float">
            <text:p>70</text:p>
          </table:table-cell>
          <table:table-cell office:value-type="float" office:value="3.78510284423828" calcext:value-type="float">
            <text:p>3,78510284423828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70" calcext:value-type="float">
            <text:p>70</text:p>
          </table:table-cell>
          <table:table-cell office:value-type="float" office:value="3.76536178588867" calcext:value-type="float">
            <text:p>3,76536178588867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70" calcext:value-type="float">
            <text:p>70</text:p>
          </table:table-cell>
          <table:table-cell office:value-type="float" office:value="4.21584916114807" calcext:value-type="float">
            <text:p>4,21584916114807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70" calcext:value-type="float">
            <text:p>70</text:p>
          </table:table-cell>
          <table:table-cell office:value-type="float" office:value="3.60406041145325" calcext:value-type="float">
            <text:p>3,60406041145325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70" calcext:value-type="float">
            <text:p>70</text:p>
          </table:table-cell>
          <table:table-cell office:value-type="float" office:value="3.84577012062073" calcext:value-type="float">
            <text:p>3,84577012062073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70" calcext:value-type="float">
            <text:p>70</text:p>
          </table:table-cell>
          <table:table-cell office:value-type="float" office:value="4.16522312164307" calcext:value-type="float">
            <text:p>4,16522312164307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70" calcext:value-type="float">
            <text:p>70</text:p>
          </table:table-cell>
          <table:table-cell office:value-type="float" office:value="3.69599986076355" calcext:value-type="float">
            <text:p>3,69599986076355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70" calcext:value-type="float">
            <text:p>70</text:p>
          </table:table-cell>
          <table:table-cell office:value-type="float" office:value="3.81476378440857" calcext:value-type="float">
            <text:p>3,81476378440857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70" calcext:value-type="float">
            <text:p>70</text:p>
          </table:table-cell>
          <table:table-cell table:formula="of:=SUM([.C43];[.G43];[.K43];[.O43];[.S43];[.W43];[.AA43];[.AE43];[.AI43];[.AM43];[.AQ43]) / [.AW2]" office:value-type="float" office:value="3.82905008576133" calcext:value-type="float">
            <text:p>3,82905008576133</text:p>
          </table:table-cell>
          <table:table-cell table:number-columns-repeated="3"/>
          <table:table-cell table:formula="of:=MAX([.C43];[.G43];[.K43];[.O43];[.S43];[.W43];[.AA43];[.AE43];[.AI43];[.AM43];[.AQ43])" office:value-type="float" office:value="4.21584916114807" calcext:value-type="float">
            <text:p>4,21584916114807</text:p>
          </table:table-cell>
          <table:table-cell table:formula="of:=MIN([.C43];[.G43];[.K43];[.O43];[.S43];[.W43];[.AA43];[.AE43];[.AI43];[.AM43];[.AQ43])" office:value-type="float" office:value="3.60406041145325" calcext:value-type="float">
            <text:p>3,604060411453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2</text:p>
          </table:table-cell>
          <table:table-cell office:value-type="float" office:value="218" calcext:value-type="float">
            <text:p>218</text:p>
          </table:table-cell>
          <table:table-cell office:value-type="float" office:value="3.95423650741577" calcext:value-type="float">
            <text:p>3,95423650741577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18" calcext:value-type="float">
            <text:p>218</text:p>
          </table:table-cell>
          <table:table-cell office:value-type="float" office:value="3.86726999282837" calcext:value-type="float">
            <text:p>3,86726999282837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18" calcext:value-type="float">
            <text:p>218</text:p>
          </table:table-cell>
          <table:table-cell office:value-type="float" office:value="4.13776159286499" calcext:value-type="float">
            <text:p>4,13776159286499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18" calcext:value-type="float">
            <text:p>218</text:p>
          </table:table-cell>
          <table:table-cell office:value-type="float" office:value="3.92817091941833" calcext:value-type="float">
            <text:p>3,92817091941833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18" calcext:value-type="float">
            <text:p>218</text:p>
          </table:table-cell>
          <table:table-cell office:value-type="float" office:value="4.48994088172913" calcext:value-type="float">
            <text:p>4,48994088172913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18" calcext:value-type="float">
            <text:p>218</text:p>
          </table:table-cell>
          <table:table-cell office:value-type="float" office:value="4.17376947402954" calcext:value-type="float">
            <text:p>4,17376947402954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18" calcext:value-type="float">
            <text:p>218</text:p>
          </table:table-cell>
          <table:table-cell office:value-type="float" office:value="3.89505672454834" calcext:value-type="float">
            <text:p>3,89505672454834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18" calcext:value-type="float">
            <text:p>218</text:p>
          </table:table-cell>
          <table:table-cell office:value-type="float" office:value="4.01346707344055" calcext:value-type="float">
            <text:p>4,01346707344055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18" calcext:value-type="float">
            <text:p>218</text:p>
          </table:table-cell>
          <table:table-cell office:value-type="float" office:value="4.04307389259338" calcext:value-type="float">
            <text:p>4,04307389259338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18" calcext:value-type="float">
            <text:p>218</text:p>
          </table:table-cell>
          <table:table-cell office:value-type="float" office:value="4.09559941291809" calcext:value-type="float">
            <text:p>4,09559941291809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18" calcext:value-type="float">
            <text:p>218</text:p>
          </table:table-cell>
          <table:table-cell office:value-type="float" office:value="4.52730226516724" calcext:value-type="float">
            <text:p>4,52730226516724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218" calcext:value-type="float">
            <text:p>218</text:p>
          </table:table-cell>
          <table:table-cell table:formula="of:=SUM([.C44];[.G44];[.K44];[.O44];[.S44];[.W44];[.AA44];[.AE44];[.AI44];[.AM44];[.AQ44]) / [.AW2]" office:value-type="float" office:value="4.10233170335943" calcext:value-type="float">
            <text:p>4,10233170335943</text:p>
          </table:table-cell>
          <table:table-cell table:number-columns-repeated="3"/>
          <table:table-cell table:formula="of:=MAX([.C44];[.G44];[.K44];[.O44];[.S44];[.W44];[.AA44];[.AE44];[.AI44];[.AM44];[.AQ44])" office:value-type="float" office:value="4.52730226516724" calcext:value-type="float">
            <text:p>4,52730226516724</text:p>
          </table:table-cell>
          <table:table-cell table:formula="of:=MIN([.C44];[.G44];[.K44];[.O44];[.S44];[.W44];[.AA44];[.AE44];[.AI44];[.AM44];[.AQ44])" office:value-type="float" office:value="3.86726999282837" calcext:value-type="float">
            <text:p>3,86726999282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3</text:p>
          </table:table-cell>
          <table:table-cell office:value-type="float" office:value="49" calcext:value-type="float">
            <text:p>49</text:p>
          </table:table-cell>
          <table:table-cell office:value-type="float" office:value="1.46620941162109" calcext:value-type="float">
            <text:p>1,46620941162109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49" calcext:value-type="float">
            <text:p>49</text:p>
          </table:table-cell>
          <table:table-cell office:value-type="float" office:value="1.3379282951355" calcext:value-type="float">
            <text:p>1,3379282951355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49" calcext:value-type="float">
            <text:p>49</text:p>
          </table:table-cell>
          <table:table-cell office:value-type="float" office:value="1.42567110061646" calcext:value-type="float">
            <text:p>1,42567110061646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49" calcext:value-type="float">
            <text:p>49</text:p>
          </table:table-cell>
          <table:table-cell office:value-type="float" office:value="1.36241602897644" calcext:value-type="float">
            <text:p>1,36241602897644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49" calcext:value-type="float">
            <text:p>49</text:p>
          </table:table-cell>
          <table:table-cell office:value-type="float" office:value="1.4168713092804" calcext:value-type="float">
            <text:p>1,4168713092804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49" calcext:value-type="float">
            <text:p>49</text:p>
          </table:table-cell>
          <table:table-cell office:value-type="float" office:value="1.44322276115417" calcext:value-type="float">
            <text:p>1,44322276115417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49" calcext:value-type="float">
            <text:p>49</text:p>
          </table:table-cell>
          <table:table-cell office:value-type="float" office:value="1.34771466255188" calcext:value-type="float">
            <text:p>1,34771466255188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49" calcext:value-type="float">
            <text:p>49</text:p>
          </table:table-cell>
          <table:table-cell office:value-type="float" office:value="1.596346616745" calcext:value-type="float">
            <text:p>1,596346616745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49" calcext:value-type="float">
            <text:p>49</text:p>
          </table:table-cell>
          <table:table-cell office:value-type="float" office:value="1.44913792610168" calcext:value-type="float">
            <text:p>1,44913792610168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49" calcext:value-type="float">
            <text:p>49</text:p>
          </table:table-cell>
          <table:table-cell office:value-type="float" office:value="1.38688611984253" calcext:value-type="float">
            <text:p>1,38688611984253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49" calcext:value-type="float">
            <text:p>49</text:p>
          </table:table-cell>
          <table:table-cell office:value-type="float" office:value="1.73384475708008" calcext:value-type="float">
            <text:p>1,73384475708008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49" calcext:value-type="float">
            <text:p>49</text:p>
          </table:table-cell>
          <table:table-cell table:formula="of:=SUM([.C45];[.G45];[.K45];[.O45];[.S45];[.W45];[.AA45];[.AE45];[.AI45];[.AM45];[.AQ45]) / [.AW2]" office:value-type="float" office:value="1.45147718082775" calcext:value-type="float">
            <text:p>1,45147718082775</text:p>
          </table:table-cell>
          <table:table-cell table:number-columns-repeated="3"/>
          <table:table-cell table:formula="of:=MAX([.C45];[.G45];[.K45];[.O45];[.S45];[.W45];[.AA45];[.AE45];[.AI45];[.AM45];[.AQ45])" office:value-type="float" office:value="1.73384475708008" calcext:value-type="float">
            <text:p>1,73384475708008</text:p>
          </table:table-cell>
          <table:table-cell table:formula="of:=MIN([.C45];[.G45];[.K45];[.O45];[.S45];[.W45];[.AA45];[.AE45];[.AI45];[.AM45];[.AQ45])" office:value-type="float" office:value="1.3379282951355" calcext:value-type="float">
            <text:p>1,33792829513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4</text:p>
          </table:table-cell>
          <table:table-cell office:value-type="float" office:value="58" calcext:value-type="float">
            <text:p>58</text:p>
          </table:table-cell>
          <table:table-cell office:value-type="float" office:value="2.82069039344788" calcext:value-type="float">
            <text:p>2,82069039344788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58" calcext:value-type="float">
            <text:p>58</text:p>
          </table:table-cell>
          <table:table-cell office:value-type="float" office:value="3.1581768989563" calcext:value-type="float">
            <text:p>3,1581768989563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58" calcext:value-type="float">
            <text:p>58</text:p>
          </table:table-cell>
          <table:table-cell office:value-type="float" office:value="2.88744282722473" calcext:value-type="float">
            <text:p>2,88744282722473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58" calcext:value-type="float">
            <text:p>58</text:p>
          </table:table-cell>
          <table:table-cell office:value-type="float" office:value="2.88900542259216" calcext:value-type="float">
            <text:p>2,88900542259216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58" calcext:value-type="float">
            <text:p>58</text:p>
          </table:table-cell>
          <table:table-cell office:value-type="float" office:value="2.79003667831421" calcext:value-type="float">
            <text:p>2,79003667831421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58" calcext:value-type="float">
            <text:p>58</text:p>
          </table:table-cell>
          <table:table-cell office:value-type="float" office:value="3.0576319694519" calcext:value-type="float">
            <text:p>3,0576319694519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58" calcext:value-type="float">
            <text:p>58</text:p>
          </table:table-cell>
          <table:table-cell office:value-type="float" office:value="2.72843098640442" calcext:value-type="float">
            <text:p>2,72843098640442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58" calcext:value-type="float">
            <text:p>58</text:p>
          </table:table-cell>
          <table:table-cell office:value-type="float" office:value="3.05650234222412" calcext:value-type="float">
            <text:p>3,05650234222412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58" calcext:value-type="float">
            <text:p>58</text:p>
          </table:table-cell>
          <table:table-cell office:value-type="float" office:value="2.95618844032288" calcext:value-type="float">
            <text:p>2,95618844032288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58" calcext:value-type="float">
            <text:p>58</text:p>
          </table:table-cell>
          <table:table-cell office:value-type="float" office:value="2.85994267463684" calcext:value-type="float">
            <text:p>2,85994267463684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58" calcext:value-type="float">
            <text:p>58</text:p>
          </table:table-cell>
          <table:table-cell office:value-type="float" office:value="2.91391015052795" calcext:value-type="float">
            <text:p>2,91391015052795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58" calcext:value-type="float">
            <text:p>58</text:p>
          </table:table-cell>
          <table:table-cell table:formula="of:=SUM([.C46];[.G46];[.K46];[.O46];[.S46];[.W46];[.AA46];[.AE46];[.AI46];[.AM46];[.AQ46]) / [.AW2]" office:value-type="float" office:value="2.91981443491849" calcext:value-type="float">
            <text:p>2,91981443491849</text:p>
          </table:table-cell>
          <table:table-cell table:number-columns-repeated="3"/>
          <table:table-cell table:formula="of:=MAX([.C46];[.G46];[.K46];[.O46];[.S46];[.W46];[.AA46];[.AE46];[.AI46];[.AM46];[.AQ46])" office:value-type="float" office:value="3.1581768989563" calcext:value-type="float">
            <text:p>3,1581768989563</text:p>
          </table:table-cell>
          <table:table-cell table:formula="of:=MIN([.C46];[.G46];[.K46];[.O46];[.S46];[.W46];[.AA46];[.AE46];[.AI46];[.AM46];[.AQ46])" office:value-type="float" office:value="2.72843098640442" calcext:value-type="float">
            <text:p>2,728430986404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5</text:p>
          </table:table-cell>
          <table:table-cell office:value-type="float" office:value="31" calcext:value-type="float">
            <text:p>31</text:p>
          </table:table-cell>
          <table:table-cell office:value-type="float" office:value="4.11203479766846" calcext:value-type="float">
            <text:p>4,11203479766846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31" calcext:value-type="float">
            <text:p>31</text:p>
          </table:table-cell>
          <table:table-cell office:value-type="float" office:value="4.15367674827576" calcext:value-type="float">
            <text:p>4,15367674827576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31" calcext:value-type="float">
            <text:p>31</text:p>
          </table:table-cell>
          <table:table-cell office:value-type="float" office:value="4.34876441955566" calcext:value-type="float">
            <text:p>4,34876441955566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31" calcext:value-type="float">
            <text:p>31</text:p>
          </table:table-cell>
          <table:table-cell office:value-type="float" office:value="3.91271114349365" calcext:value-type="float">
            <text:p>3,91271114349365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31" calcext:value-type="float">
            <text:p>31</text:p>
          </table:table-cell>
          <table:table-cell office:value-type="float" office:value="3.90428566932678" calcext:value-type="float">
            <text:p>3,90428566932678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31" calcext:value-type="float">
            <text:p>31</text:p>
          </table:table-cell>
          <table:table-cell office:value-type="float" office:value="4.22040700912476" calcext:value-type="float">
            <text:p>4,22040700912476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31" calcext:value-type="float">
            <text:p>31</text:p>
          </table:table-cell>
          <table:table-cell office:value-type="float" office:value="3.96099472045898" calcext:value-type="float">
            <text:p>3,96099472045898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31" calcext:value-type="float">
            <text:p>31</text:p>
          </table:table-cell>
          <table:table-cell office:value-type="float" office:value="4.21593952178955" calcext:value-type="float">
            <text:p>4,21593952178955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31" calcext:value-type="float">
            <text:p>31</text:p>
          </table:table-cell>
          <table:table-cell office:value-type="float" office:value="3.8790545463562" calcext:value-type="float">
            <text:p>3,8790545463562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31" calcext:value-type="float">
            <text:p>31</text:p>
          </table:table-cell>
          <table:table-cell office:value-type="float" office:value="4.3075749874115" calcext:value-type="float">
            <text:p>4,3075749874115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31" calcext:value-type="float">
            <text:p>31</text:p>
          </table:table-cell>
          <table:table-cell office:value-type="float" office:value="3.94343447685242" calcext:value-type="float">
            <text:p>3,94343447685242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31" calcext:value-type="float">
            <text:p>31</text:p>
          </table:table-cell>
          <table:table-cell table:formula="of:=SUM([.C47];[.G47];[.K47];[.O47];[.S47];[.W47];[.AA47];[.AE47];[.AI47];[.AM47];[.AQ47]) / [.AW2]" office:value-type="float" office:value="4.08717073093761" calcext:value-type="float">
            <text:p>4,08717073093761</text:p>
          </table:table-cell>
          <table:table-cell table:number-columns-repeated="3"/>
          <table:table-cell table:formula="of:=MAX([.C47];[.G47];[.K47];[.O47];[.S47];[.W47];[.AA47];[.AE47];[.AI47];[.AM47];[.AQ47])" office:value-type="float" office:value="4.34876441955566" calcext:value-type="float">
            <text:p>4,34876441955566</text:p>
          </table:table-cell>
          <table:table-cell table:formula="of:=MIN([.C47];[.G47];[.K47];[.O47];[.S47];[.W47];[.AA47];[.AE47];[.AI47];[.AM47];[.AQ47])" office:value-type="float" office:value="3.8790545463562" calcext:value-type="float">
            <text:p>3,87905454635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6</text:p>
          </table:table-cell>
          <table:table-cell office:value-type="float" office:value="359" calcext:value-type="float">
            <text:p>359</text:p>
          </table:table-cell>
          <table:table-cell office:value-type="float" office:value="3.65538859367371" calcext:value-type="float">
            <text:p>3,65538859367371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359" calcext:value-type="float">
            <text:p>359</text:p>
          </table:table-cell>
          <table:table-cell office:value-type="float" office:value="3.78819870948791" calcext:value-type="float">
            <text:p>3,78819870948791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359" calcext:value-type="float">
            <text:p>359</text:p>
          </table:table-cell>
          <table:table-cell office:value-type="float" office:value="3.69474649429321" calcext:value-type="float">
            <text:p>3,69474649429321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359" calcext:value-type="float">
            <text:p>359</text:p>
          </table:table-cell>
          <table:table-cell office:value-type="float" office:value="3.72627305984497" calcext:value-type="float">
            <text:p>3,72627305984497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359" calcext:value-type="float">
            <text:p>359</text:p>
          </table:table-cell>
          <table:table-cell office:value-type="float" office:value="3.59598302841187" calcext:value-type="float">
            <text:p>3,59598302841187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359" calcext:value-type="float">
            <text:p>359</text:p>
          </table:table-cell>
          <table:table-cell office:value-type="float" office:value="3.95797228813171" calcext:value-type="float">
            <text:p>3,95797228813171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359" calcext:value-type="float">
            <text:p>359</text:p>
          </table:table-cell>
          <table:table-cell office:value-type="float" office:value="3.75224328041077" calcext:value-type="float">
            <text:p>3,75224328041077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359" calcext:value-type="float">
            <text:p>359</text:p>
          </table:table-cell>
          <table:table-cell office:value-type="float" office:value="3.54092741012573" calcext:value-type="float">
            <text:p>3,54092741012573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359" calcext:value-type="float">
            <text:p>359</text:p>
          </table:table-cell>
          <table:table-cell office:value-type="float" office:value="3.8133499622345" calcext:value-type="float">
            <text:p>3,8133499622345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359" calcext:value-type="float">
            <text:p>359</text:p>
          </table:table-cell>
          <table:table-cell office:value-type="float" office:value="3.72372984886169" calcext:value-type="float">
            <text:p>3,72372984886169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359" calcext:value-type="float">
            <text:p>359</text:p>
          </table:table-cell>
          <table:table-cell office:value-type="float" office:value="3.90313625335693" calcext:value-type="float">
            <text:p>3,90313625335693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359" calcext:value-type="float">
            <text:p>359</text:p>
          </table:table-cell>
          <table:table-cell table:formula="of:=SUM([.C48];[.G48];[.K48];[.O48];[.S48];[.W48];[.AA48];[.AE48];[.AI48];[.AM48];[.AQ48]) / [.AW2]" office:value-type="float" office:value="3.74108626625755" calcext:value-type="float">
            <text:p>3,74108626625755</text:p>
          </table:table-cell>
          <table:table-cell table:number-columns-repeated="3"/>
          <table:table-cell table:formula="of:=MAX([.C48];[.G48];[.K48];[.O48];[.S48];[.W48];[.AA48];[.AE48];[.AI48];[.AM48];[.AQ48])" office:value-type="float" office:value="3.95797228813171" calcext:value-type="float">
            <text:p>3,95797228813171</text:p>
          </table:table-cell>
          <table:table-cell table:formula="of:=MIN([.C48];[.G48];[.K48];[.O48];[.S48];[.W48];[.AA48];[.AE48];[.AI48];[.AM48];[.AQ48])" office:value-type="float" office:value="3.54092741012573" calcext:value-type="float">
            <text:p>3,540927410125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7</text:p>
          </table:table-cell>
          <table:table-cell office:value-type="float" office:value="590" calcext:value-type="float">
            <text:p>590</text:p>
          </table:table-cell>
          <table:table-cell office:value-type="float" office:value="3.15421891212463" calcext:value-type="float">
            <text:p>3,15421891212463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590" calcext:value-type="float">
            <text:p>590</text:p>
          </table:table-cell>
          <table:table-cell office:value-type="float" office:value="3.15974187850952" calcext:value-type="float">
            <text:p>3,15974187850952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590" calcext:value-type="float">
            <text:p>590</text:p>
          </table:table-cell>
          <table:table-cell office:value-type="float" office:value="3.19248080253601" calcext:value-type="float">
            <text:p>3,19248080253601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590" calcext:value-type="float">
            <text:p>590</text:p>
          </table:table-cell>
          <table:table-cell office:value-type="float" office:value="3.10336828231812" calcext:value-type="float">
            <text:p>3,10336828231812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590" calcext:value-type="float">
            <text:p>590</text:p>
          </table:table-cell>
          <table:table-cell office:value-type="float" office:value="2.93758153915405" calcext:value-type="float">
            <text:p>2,93758153915405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590" calcext:value-type="float">
            <text:p>590</text:p>
          </table:table-cell>
          <table:table-cell office:value-type="float" office:value="3.28567957878113" calcext:value-type="float">
            <text:p>3,28567957878113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590" calcext:value-type="float">
            <text:p>590</text:p>
          </table:table-cell>
          <table:table-cell office:value-type="float" office:value="3.0415780544281" calcext:value-type="float">
            <text:p>3,0415780544281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590" calcext:value-type="float">
            <text:p>590</text:p>
          </table:table-cell>
          <table:table-cell office:value-type="float" office:value="3.03751111030579" calcext:value-type="float">
            <text:p>3,03751111030579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590" calcext:value-type="float">
            <text:p>590</text:p>
          </table:table-cell>
          <table:table-cell office:value-type="float" office:value="3.1684045791626" calcext:value-type="float">
            <text:p>3,1684045791626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590" calcext:value-type="float">
            <text:p>590</text:p>
          </table:table-cell>
          <table:table-cell office:value-type="float" office:value="3.22236132621765" calcext:value-type="float">
            <text:p>3,22236132621765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590" calcext:value-type="float">
            <text:p>590</text:p>
          </table:table-cell>
          <table:table-cell office:value-type="float" office:value="3.21530270576477" calcext:value-type="float">
            <text:p>3,21530270576477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590" calcext:value-type="float">
            <text:p>590</text:p>
          </table:table-cell>
          <table:table-cell table:formula="of:=SUM([.C49];[.G49];[.K49];[.O49];[.S49];[.W49];[.AA49];[.AE49];[.AI49];[.AM49];[.AQ49]) / [.AW2]" office:value-type="float" office:value="3.13802079720931" calcext:value-type="float">
            <text:p>3,13802079720931</text:p>
          </table:table-cell>
          <table:table-cell table:number-columns-repeated="3"/>
          <table:table-cell table:formula="of:=MAX([.C49];[.G49];[.K49];[.O49];[.S49];[.W49];[.AA49];[.AE49];[.AI49];[.AM49];[.AQ49])" office:value-type="float" office:value="3.28567957878113" calcext:value-type="float">
            <text:p>3,28567957878113</text:p>
          </table:table-cell>
          <table:table-cell table:formula="of:=MIN([.C49];[.G49];[.K49];[.O49];[.S49];[.W49];[.AA49];[.AE49];[.AI49];[.AM49];[.AQ49])" office:value-type="float" office:value="2.93758153915405" calcext:value-type="float">
            <text:p>2,93758153915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8</text:p>
          </table:table-cell>
          <table:table-cell office:value-type="float" office:value="1136" calcext:value-type="float">
            <text:p>1136</text:p>
          </table:table-cell>
          <table:table-cell office:value-type="float" office:value="4.39645862579346" calcext:value-type="float">
            <text:p>4,39645862579346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136" calcext:value-type="float">
            <text:p>1136</text:p>
          </table:table-cell>
          <table:table-cell office:value-type="float" office:value="5.09265232086182" calcext:value-type="float">
            <text:p>5,09265232086182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136" calcext:value-type="float">
            <text:p>1136</text:p>
          </table:table-cell>
          <table:table-cell office:value-type="float" office:value="4.63794183731079" calcext:value-type="float">
            <text:p>4,63794183731079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136" calcext:value-type="float">
            <text:p>1136</text:p>
          </table:table-cell>
          <table:table-cell office:value-type="float" office:value="4.26350426673889" calcext:value-type="float">
            <text:p>4,26350426673889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136" calcext:value-type="float">
            <text:p>1136</text:p>
          </table:table-cell>
          <table:table-cell office:value-type="float" office:value="4.21791338920593" calcext:value-type="float">
            <text:p>4,21791338920593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136" calcext:value-type="float">
            <text:p>1136</text:p>
          </table:table-cell>
          <table:table-cell office:value-type="float" office:value="4.18645167350769" calcext:value-type="float">
            <text:p>4,18645167350769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136" calcext:value-type="float">
            <text:p>1136</text:p>
          </table:table-cell>
          <table:table-cell office:value-type="float" office:value="4.42840671539307" calcext:value-type="float">
            <text:p>4,42840671539307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136" calcext:value-type="float">
            <text:p>1136</text:p>
          </table:table-cell>
          <table:table-cell office:value-type="float" office:value="4.23110675811768" calcext:value-type="float">
            <text:p>4,23110675811768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136" calcext:value-type="float">
            <text:p>1136</text:p>
          </table:table-cell>
          <table:table-cell office:value-type="float" office:value="4.0958456993103" calcext:value-type="float">
            <text:p>4,0958456993103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136" calcext:value-type="float">
            <text:p>1136</text:p>
          </table:table-cell>
          <table:table-cell office:value-type="float" office:value="4.88212871551514" calcext:value-type="float">
            <text:p>4,88212871551514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136" calcext:value-type="float">
            <text:p>1136</text:p>
          </table:table-cell>
          <table:table-cell office:value-type="float" office:value="4.99195265769959" calcext:value-type="float">
            <text:p>4,99195265769959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136" calcext:value-type="float">
            <text:p>1136</text:p>
          </table:table-cell>
          <table:table-cell table:formula="of:=SUM([.C50];[.G50];[.K50];[.O50];[.S50];[.W50];[.AA50];[.AE50];[.AI50];[.AM50];[.AQ50]) / [.AW2]" office:value-type="float" office:value="4.49312387813221" calcext:value-type="float">
            <text:p>4,49312387813221</text:p>
          </table:table-cell>
          <table:table-cell table:number-columns-repeated="3"/>
          <table:table-cell table:formula="of:=MAX([.C50];[.G50];[.K50];[.O50];[.S50];[.W50];[.AA50];[.AE50];[.AI50];[.AM50];[.AQ50])" office:value-type="float" office:value="5.09265232086182" calcext:value-type="float">
            <text:p>5,09265232086182</text:p>
          </table:table-cell>
          <table:table-cell table:formula="of:=MIN([.C50];[.G50];[.K50];[.O50];[.S50];[.W50];[.AA50];[.AE50];[.AI50];[.AM50];[.AQ50])" office:value-type="float" office:value="4.0958456993103" calcext:value-type="float">
            <text:p>4,0958456993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9</text:p>
          </table:table-cell>
          <table:table-cell office:value-type="float" office:value="1457" calcext:value-type="float">
            <text:p>1457</text:p>
          </table:table-cell>
          <table:table-cell office:value-type="float" office:value="4.38925981521606" calcext:value-type="float">
            <text:p>4,38925981521606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457" calcext:value-type="float">
            <text:p>1457</text:p>
          </table:table-cell>
          <table:table-cell office:value-type="float" office:value="5.77172708511353" calcext:value-type="float">
            <text:p>5,77172708511353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457" calcext:value-type="float">
            <text:p>1457</text:p>
          </table:table-cell>
          <table:table-cell office:value-type="float" office:value="4.70262432098389" calcext:value-type="float">
            <text:p>4,70262432098389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457" calcext:value-type="float">
            <text:p>1457</text:p>
          </table:table-cell>
          <table:table-cell office:value-type="float" office:value="4.70783758163452" calcext:value-type="float">
            <text:p>4,70783758163452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457" calcext:value-type="float">
            <text:p>1457</text:p>
          </table:table-cell>
          <table:table-cell office:value-type="float" office:value="4.37743735313416" calcext:value-type="float">
            <text:p>4,37743735313416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457" calcext:value-type="float">
            <text:p>1457</text:p>
          </table:table-cell>
          <table:table-cell office:value-type="float" office:value="4.26233911514282" calcext:value-type="float">
            <text:p>4,26233911514282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457" calcext:value-type="float">
            <text:p>1457</text:p>
          </table:table-cell>
          <table:table-cell office:value-type="float" office:value="4.63846611976624" calcext:value-type="float">
            <text:p>4,63846611976624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457" calcext:value-type="float">
            <text:p>1457</text:p>
          </table:table-cell>
          <table:table-cell office:value-type="float" office:value="4.2829704284668" calcext:value-type="float">
            <text:p>4,2829704284668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457" calcext:value-type="float">
            <text:p>1457</text:p>
          </table:table-cell>
          <table:table-cell office:value-type="float" office:value="4.07939887046814" calcext:value-type="float">
            <text:p>4,07939887046814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457" calcext:value-type="float">
            <text:p>1457</text:p>
          </table:table-cell>
          <table:table-cell office:value-type="float" office:value="5.14581990242004" calcext:value-type="float">
            <text:p>5,14581990242004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457" calcext:value-type="float">
            <text:p>1457</text:p>
          </table:table-cell>
          <table:table-cell office:value-type="float" office:value="4.24894762039185" calcext:value-type="float">
            <text:p>4,24894762039185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457" calcext:value-type="float">
            <text:p>1457</text:p>
          </table:table-cell>
          <table:table-cell table:formula="of:=SUM([.C51];[.G51];[.K51];[.O51];[.S51];[.W51];[.AA51];[.AE51];[.AI51];[.AM51];[.AQ51]) / [.AW2]" office:value-type="float" office:value="4.60062074661255" calcext:value-type="float">
            <text:p>4,60062074661255</text:p>
          </table:table-cell>
          <table:table-cell table:number-columns-repeated="3"/>
          <table:table-cell table:formula="of:=MAX([.C51];[.G51];[.K51];[.O51];[.S51];[.W51];[.AA51];[.AE51];[.AI51];[.AM51];[.AQ51])" office:value-type="float" office:value="5.77172708511353" calcext:value-type="float">
            <text:p>5,77172708511353</text:p>
          </table:table-cell>
          <table:table-cell table:formula="of:=MIN([.C51];[.G51];[.K51];[.O51];[.S51];[.W51];[.AA51];[.AE51];[.AI51];[.AM51];[.AQ51])" office:value-type="float" office:value="4.07939887046814" calcext:value-type="float">
            <text:p>4,07939887046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0</text:p>
          </table:table-cell>
          <table:table-cell office:value-type="float" office:value="664" calcext:value-type="float">
            <text:p>664</text:p>
          </table:table-cell>
          <table:table-cell office:value-type="float" office:value="4.06638360023499" calcext:value-type="float">
            <text:p>4,06638360023499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664" calcext:value-type="float">
            <text:p>664</text:p>
          </table:table-cell>
          <table:table-cell office:value-type="float" office:value="4.1184344291687" calcext:value-type="float">
            <text:p>4,1184344291687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664" calcext:value-type="float">
            <text:p>664</text:p>
          </table:table-cell>
          <table:table-cell office:value-type="float" office:value="4.25668168067932" calcext:value-type="float">
            <text:p>4,25668168067932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664" calcext:value-type="float">
            <text:p>664</text:p>
          </table:table-cell>
          <table:table-cell office:value-type="float" office:value="4.33413076400757" calcext:value-type="float">
            <text:p>4,33413076400757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664" calcext:value-type="float">
            <text:p>664</text:p>
          </table:table-cell>
          <table:table-cell office:value-type="float" office:value="4.0618155002594" calcext:value-type="float">
            <text:p>4,0618155002594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664" calcext:value-type="float">
            <text:p>664</text:p>
          </table:table-cell>
          <table:table-cell office:value-type="float" office:value="4.44735050201416" calcext:value-type="float">
            <text:p>4,44735050201416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664" calcext:value-type="float">
            <text:p>664</text:p>
          </table:table-cell>
          <table:table-cell office:value-type="float" office:value="3.92635250091553" calcext:value-type="float">
            <text:p>3,92635250091553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664" calcext:value-type="float">
            <text:p>664</text:p>
          </table:table-cell>
          <table:table-cell office:value-type="float" office:value="4.19052910804749" calcext:value-type="float">
            <text:p>4,19052910804749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664" calcext:value-type="float">
            <text:p>664</text:p>
          </table:table-cell>
          <table:table-cell office:value-type="float" office:value="4.0002932548523" calcext:value-type="float">
            <text:p>4,0002932548523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664" calcext:value-type="float">
            <text:p>664</text:p>
          </table:table-cell>
          <table:table-cell office:value-type="float" office:value="4.10859203338623" calcext:value-type="float">
            <text:p>4,10859203338623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664" calcext:value-type="float">
            <text:p>664</text:p>
          </table:table-cell>
          <table:table-cell office:value-type="float" office:value="4.58374762535095" calcext:value-type="float">
            <text:p>4,58374762535095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664" calcext:value-type="float">
            <text:p>664</text:p>
          </table:table-cell>
          <table:table-cell table:formula="of:=SUM([.C52];[.G52];[.K52];[.O52];[.S52];[.W52];[.AA52];[.AE52];[.AI52];[.AM52];[.AQ52]) / [.AW2]" office:value-type="float" office:value="4.19039190899242" calcext:value-type="float">
            <text:p>4,19039190899242</text:p>
          </table:table-cell>
          <table:table-cell table:number-columns-repeated="3"/>
          <table:table-cell table:formula="of:=MAX([.C52];[.G52];[.K52];[.O52];[.S52];[.W52];[.AA52];[.AE52];[.AI52];[.AM52];[.AQ52])" office:value-type="float" office:value="4.58374762535095" calcext:value-type="float">
            <text:p>4,58374762535095</text:p>
          </table:table-cell>
          <table:table-cell table:formula="of:=MIN([.C52];[.G52];[.K52];[.O52];[.S52];[.W52];[.AA52];[.AE52];[.AI52];[.AM52];[.AQ52])" office:value-type="float" office:value="3.92635250091553" calcext:value-type="float">
            <text:p>3,92635250091553</text:p>
          </table:table-cell>
          <table:table-cell table:number-columns-repeated="8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52])" office:value-type="float" office:value="170.100830554962" calcext:value-type="float">
            <text:p>170,10083055496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52])" office:value-type="float" office:value="172.807690143585" calcext:value-type="float">
            <text:p>172,80769014358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52])" office:value-type="float" office:value="185.085151910782" calcext:value-type="float">
            <text:p>185,08515191078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52])" office:value-type="float" office:value="171.650307893753" calcext:value-type="float">
            <text:p>171,65030789375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52])" office:value-type="float" office:value="175.893612861633" calcext:value-type="float">
            <text:p>175,89361286163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52])" office:value-type="float" office:value="174.410305738449" calcext:value-type="float">
            <text:p>174,410305738449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52])" office:value-type="float" office:value="173.809025764465" calcext:value-type="float">
            <text:p>173,80902576446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52])" office:value-type="float" office:value="174.336522579193" calcext:value-type="float">
            <text:p>174,33652257919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52])" office:value-type="float" office:value="171.437915802002" calcext:value-type="float">
            <text:p>171,43791580200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52])" office:value-type="float" office:value="176.062378644943" calcext:value-type="float">
            <text:p>176,06237864494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52])" office:value-type="float" office:value="177.752481460571" calcext:value-type="float">
            <text:p>177,75248146057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52])" office:value-type="float" office:value="174.849656668576" calcext:value-type="float">
            <text:p>174,849656668576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0"/>
          <table:table-cell table:formula="of:=SUM([.AY3:.AY52])" office:value-type="float" office:value="202.657773733139" calcext:value-type="float">
            <text:p>202,657773733139</text:p>
          </table:table-cell>
          <table:table-cell table:formula="of:=SUM([.AZ3:.AZ52])" office:value-type="float" office:value="161.324085235596" calcext:value-type="float">
            <text:p>161,32408523559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18:08:44.2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10-31T18:48:23.044000000</dc:date>
    <meta:editing-duration>PT1H19M26S</meta:editing-duration>
    <meta:editing-cycles>15</meta:editing-cycles>
    <meta:document-statistic meta:table-count="4" meta:cell-count="4315" meta:object-count="0"/>
  </office:meta>
</office:document-meta>
</file>